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9A00004D5A00002CEE06606880.svm"/>
  <manifest:file-entry manifest:media-type="" manifest:full-path="Pictures/200001800000319E000024A775336D2D.svm"/>
  <manifest:file-entry manifest:media-type="" manifest:full-path="Pictures/2000005D0000251F00000BBBB0CA8C26.svm"/>
  <manifest:file-entry manifest:media-type="" manifest:full-path="Pictures/200002FB0000601B000043FBE1EC3ABD.svm"/>
  <manifest:file-entry manifest:media-type="" manifest:full-path="Pictures/2000021D00005FB700002CEFDDD406CB.svm"/>
  <manifest:file-entry manifest:media-type="" manifest:full-path="Pictures/2000016F0000489100002D52EF236DA4.svm"/>
  <manifest:file-entry manifest:media-type="" manifest:full-path="Pictures/2000032F00004E22000021750138994B.svm"/>
  <manifest:file-entry manifest:media-type="" manifest:full-path="Pictures/2000042000005D5E000034BF776C60EC.svm"/>
  <manifest:file-entry manifest:media-type="" manifest:full-path="Pictures/2000019100004FAC0000117D538F4359.svm"/>
  <manifest:file-entry manifest:media-type="" manifest:full-path="Pictures/200001630000300E000024A7A619CF65.svm"/>
  <manifest:file-entry manifest:media-type="" manifest:full-path="Pictures/20000256000062D700002782F83BEFF7.svm"/>
  <manifest:file-entry manifest:media-type="" manifest:full-path="Pictures/2000024D00005F53000033FA3C0FAE65.svm"/>
  <manifest:file-entry manifest:media-type="" manifest:full-path="Pictures/200003CC00006B0C00003843667497B7.svm"/>
  <manifest:file-entry manifest:media-type="" manifest:full-path="Pictures/200001F500004E220000264A7BBD904D.svm"/>
  <manifest:file-entry manifest:media-type="" manifest:full-path="Pictures/2000023200005B060000396F7563F19D.svm"/>
  <manifest:file-entry manifest:media-type="" manifest:full-path="Pictures/2000022100005A3D000028A24D57E5C3.svm"/>
  <manifest:file-entry manifest:media-type="" manifest:full-path="Pictures/2000013A00002EE300002E7FADFBAD86.svm"/>
  <manifest:file-entry manifest:media-type="" manifest:full-path="Pictures/20000280000058AF000029DB30B963D8.svm"/>
  <manifest:file-entry manifest:media-type="" manifest:full-path="Pictures/200002320000558F000036B36ACC1143.svm"/>
  <manifest:file-entry manifest:media-type="" manifest:full-path="Pictures/200000FE000034BF00001AF7B1D87FEB.svm"/>
  <manifest:file-entry manifest:media-type="" manifest:full-path="Pictures/200003060000445F00002EE35CEBC476.svm"/>
  <manifest:file-entry manifest:media-type="" manifest:full-path="Pictures/200001DA0000607E00001D50B589A860.svm"/>
  <manifest:file-entry manifest:media-type="" manifest:full-path="Pictures/200000110000290500000E871AD3EA94.svm"/>
  <manifest:file-entry manifest:media-type="" manifest:full-path="Pictures/2000015D00004C2F000030D758A62D6D.svm"/>
  <manifest:file-entry manifest:media-type="" manifest:full-path="Pictures/200002CB0000678700004077866419E8.svm"/>
  <manifest:file-entry manifest:media-type="" manifest:full-path="Pictures/2000035B00004D5A00002CEE79801621.svm"/>
  <manifest:file-entry manifest:media-type="" manifest:full-path="Pictures/200001CA00005154000020707D829542.svm"/>
  <manifest:file-entry manifest:media-type="" manifest:full-path="Pictures/2000019300004D5B0000401464DFA9D7.svm"/>
  <manifest:file-entry manifest:media-type="" manifest:full-path="Pictures/2000011B0000433300001E175A848054.svm"/>
  <manifest:file-entry manifest:media-type="" manifest:full-path="Pictures/200003DC00006B0B00004EEB14E08648.svm"/>
  <manifest:file-entry manifest:media-type="" manifest:full-path="Pictures/2000026B000066BF00003CF35B39022F.svm"/>
  <manifest:file-entry manifest:media-type="" manifest:full-path="Pictures/200002E60000691700003F4C103EE074.svm"/>
  <manifest:file-entry manifest:media-type="" manifest:full-path="Pictures/200000C50000283D000022C771D2961D.svm"/>
  <manifest:file-entry manifest:media-type="" manifest:full-path="Pictures/200002CB0000565500004C2FCF3703CF.svm"/>
  <manifest:file-entry manifest:media-type="" manifest:full-path="Pictures/200003AE000063460000414031CD84F5.svm"/>
  <manifest:file-entry manifest:media-type="" manifest:full-path="Pictures/200000DD0000271300002907B5603071.svm"/>
  <manifest:file-entry manifest:media-type="" manifest:full-path="Pictures/2000012B0000627300001967AD5F32A0.svm"/>
  <manifest:file-entry manifest:media-type="" manifest:full-path="Pictures/20000192000069DF00003587262FCDB4.svm"/>
  <manifest:file-entry manifest:media-type="" manifest:full-path="Pictures/200002CC000067A000002700CD9DB781.svm"/>
  <manifest:file-entry manifest:media-type="" manifest:full-path="Pictures/20000264000054FA00002EE465BFBBA6.svm"/>
  <manifest:file-entry manifest:media-type="" manifest:full-path="Pictures/200001E0000042DD000023C644A177D9.svm"/>
  <manifest:file-entry manifest:media-type="" manifest:full-path="Pictures/20000327000032CB000034BF780C0554.svm"/>
  <manifest:file-entry manifest:media-type="" manifest:full-path="Pictures/2000023500005B6B00003AD43065727F.svm"/>
  <manifest:file-entry manifest:media-type="" manifest:full-path="Pictures/200001B6000032C900002AD485A60104.svm"/>
  <manifest:file-entry manifest:media-type="" manifest:full-path="Pictures/200001500000627300001967041E1533.svm"/>
  <manifest:file-entry manifest:media-type="" manifest:full-path="Pictures/200000EA00004D5A00002BC52417DF4A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524cm"/>
    </style:style>
    <style:style style:name="gr6" style:family="graphic" style:parent-style-name="standard">
      <style:graphic-properties draw:fill="solid" draw:fill-color="#ffff99" draw:textarea-horizontal-align="center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12cm"/>
    </style:style>
    <style:style style:name="gr10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26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27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="solid" draw:fill-color="#e6e6e6" draw:textarea-horizontal-align="center" draw:textarea-vertical-align="middle"/>
    </style:style>
    <style:style style:name="gr15" style:family="graphic" style:parent-style-name="standard">
      <style:graphic-properties draw:fill="solid" draw:fill-color="#00b8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74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53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5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4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37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9cm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69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26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5cm"/>
    </style:style>
    <style:style style:name="gr27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322cm"/>
    </style:style>
    <style:style style:name="gr29" style:family="graphic" style:parent-style-name="objectwithoutfill">
      <style:graphic-properties draw:fill="none" draw:textarea-horizontal-align="center" draw:textarea-vertical-align="middle"/>
    </style:style>
    <style:style style:name="gr30" style:family="graphic" style:parent-style-name="objectwithoutfill">
      <style:graphic-properties draw:marker-end="Arrow" draw:marker-end-width="0.3cm" draw:fill="solid" draw:fill-color="#ffff99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50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9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62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83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3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04cm"/>
    </style:style>
    <style:style style:name="gr39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0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5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5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2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1cm"/>
    </style:style>
    <style:style style:name="gr49" style:family="graphic" style:parent-style-name="standard">
      <style:graphic-properties draw:fill="solid" draw:fill-color="#ffff99" draw:textarea-horizontal-align="center" draw:textarea-vertical-align="middle"/>
    </style:style>
    <style:style style:name="gr50" style:family="graphic" style:parent-style-name="objectwithoutfill">
      <style:graphic-properties svg:stroke-width="0.2cm" svg:stroke-color="#ff3333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5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13cm" fo:min-width="3.7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2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7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224cm"/>
    </style:style>
    <style:style style:name="gr56" style:family="graphic" style:parent-style-name="standard">
      <style:graphic-properties draw:fill="solid" draw:fill-color="#0047ff" draw:textarea-horizontal-align="center" draw:textarea-vertical-align="middle"/>
    </style:style>
    <style:style style:name="gr57" style:family="graphic" style:parent-style-name="standard">
      <style:graphic-properties draw:fill-color="#ffff99" draw:textarea-horizontal-align="center" draw:textarea-vertical-align="middle"/>
    </style:style>
    <style:style style:name="gr58" style:family="graphic" style:parent-style-name="standard">
      <style:graphic-properties draw:fill="solid" draw:fill-color="#eb613d" draw:textarea-horizontal-align="center" draw:textarea-vertical-align="middle"/>
    </style:style>
    <style:style style:name="gr59" style:family="graphic" style:parent-style-name="standard">
      <style:graphic-properties draw:textarea-horizontal-align="center" draw:textarea-vertical-align="middle"/>
    </style:style>
    <style:style style:name="gr60" style:family="graphic" style:parent-style-name="standard">
      <style:graphic-properties draw:fill="solid" draw:fill-color="#eb613d" draw:textarea-horizontal-align="center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57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1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26cm"/>
    </style:style>
    <style:style style:name="gr64" style:family="graphic" style:parent-style-name="standard">
      <style:graphic-properties draw:fill="solid" draw:fill-color="#e6e6e6" draw:textarea-horizontal-align="center" draw:textarea-vertical-align="middle"/>
    </style:style>
    <style:style style:name="gr65" style:family="graphic" style:parent-style-name="standard">
      <style:graphic-properties draw:fill-color="#e6e6e6" draw:textarea-horizontal-align="center" draw:textarea-vertical-align="middle"/>
    </style:style>
    <style:style style:name="gr66" style:family="graphic" style:parent-style-name="standard">
      <style:graphic-properties draw:fill-color="#eb613d" draw:textarea-horizontal-align="center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91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477cm"/>
    </style:style>
    <style:style style:name="gr69" style:family="graphic" style:parent-style-name="standard">
      <style:graphic-properties draw:fill-color="#0099ff" draw:textarea-horizontal-align="center" draw:textarea-vertical-align="middle"/>
    </style:style>
    <style:style style:name="gr70" style:family="graphic" style:parent-style-name="standard">
      <style:graphic-properties draw:fill-color="#eb613d" draw:textarea-horizontal-align="center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0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4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3.98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3.83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6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0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124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1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56cm"/>
    </style:style>
    <style:style style:name="gr86" style:family="graphic" style:parent-style-name="standard">
      <style:graphic-properties draw:fill="solid" draw:fill-color="#eb613d" draw:textarea-horizontal-align="justify" draw:textarea-vertical-align="middle" draw:auto-grow-height="false" fo:min-height="0cm" fo:min-width="0cm"/>
    </style:style>
    <style:style style:name="gr87" style:family="graphic" style:parent-style-name="standard">
      <style:graphic-properties draw:fill-color="#cccccc" draw:textarea-horizontal-align="center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4.578cm"/>
    </style:style>
    <style:style style:name="gr89" style:family="graphic" style:parent-style-name="standard">
      <style:graphic-properties draw:fill-color="#cccccc" draw:textarea-horizontal-align="center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51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28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7.614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1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61cm"/>
    </style:style>
    <style:style style:name="gr95" style:family="graphic" style:parent-style-name="standard">
      <style:graphic-properties draw:fill-color="#eb613d" draw:textarea-horizontal-align="justify" draw:textarea-vertical-align="middle" draw:auto-grow-height="false" fo:min-height="0cm" fo:min-width="0cm"/>
    </style:style>
    <style:style style:name="gr96" style:family="graphic" style:parent-style-name="standard">
      <style:graphic-properties draw:fill="solid" draw:fill-color="#ffff99" draw:textarea-horizontal-align="justify" draw:textarea-vertical-align="middle" draw:auto-grow-height="false" fo:min-height="0cm"/>
    </style:style>
    <style:style style:name="gr97" style:family="graphic" style:parent-style-name="standard">
      <style:graphic-properties draw:fill="solid" draw:fill-color="#3deb3d" draw:textarea-horizontal-align="center" draw:textarea-vertical-align="middle"/>
    </style:style>
    <style:style style:name="gr98" style:family="graphic" style:parent-style-name="standard">
      <style:graphic-properties draw:marker-end="Arrow" draw:marker-end-width="0.3cm" draw:fill="solid" draw:fill-color="#0047ff" draw:textarea-horizontal-align="center" draw:textarea-vertical-align="middle"/>
    </style:style>
    <style:style style:name="gr99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79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7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01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8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6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7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4.40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4.46cm"/>
    </style:style>
    <style:style style:name="gr108" style:family="graphic" style:parent-style-name="standard">
      <style:graphic-properties draw:marker-end="Arrow" draw:marker-end-width="0.3cm" draw:textarea-horizontal-align="center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2cm" fo:min-width="4.82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2cm" fo:min-width="5.154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2cm" fo:min-width="6.276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31cm"/>
    </style:style>
    <style:style style:name="gr113" style:family="graphic" style:parent-style-name="standard">
      <style:graphic-properties draw:fill="solid" draw:fill-color="#ffcc99" draw:textarea-horizontal-align="center" draw:textarea-vertical-align="middle"/>
    </style:style>
    <style:style style:name="gr114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115" style:family="graphic" style:parent-style-name="standard">
      <style:graphic-properties draw:fill="solid" draw:fill-color="#ffffff" draw:textarea-horizontal-align="center" draw:textarea-vertical-align="middle"/>
    </style:style>
    <style:style style:name="gr116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gr117" style:family="graphic" style:parent-style-name="standard">
      <style:graphic-properties draw:textarea-horizontal-align="justify" draw:textarea-vertical-align="middle" draw:auto-grow-height="false"/>
    </style:style>
    <style:style style:name="gr118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3.943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85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19cm"/>
    </style:style>
    <style:style style:name="gr122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33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598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09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4.206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97cm"/>
    </style:style>
    <style:style style:name="gr129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30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31" style:family="graphic" style:parent-style-name="standard">
      <style:graphic-properties draw:fill="none" draw:textarea-horizontal-align="center" draw:textarea-vertical-align="middle"/>
    </style:style>
    <style:style style:name="gr132" style:family="graphic" style:parent-style-name="standard">
      <style:graphic-properties draw:stroke="dash" draw:stroke-dash="Fine_20_Dashed" draw:textarea-horizontal-align="center" draw:textarea-vertical-align="middle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0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3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5.171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654cm"/>
    </style:style>
    <style:style style:name="gr137" style:family="graphic" style:parent-style-name="standard">
      <style:graphic-properties draw:fill="solid" draw:fill-color="#00b8ff" draw:textarea-horizontal-align="center" draw:textarea-vertical-align="middle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946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628cm"/>
    </style:style>
    <style:style style:name="gr140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54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29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19cm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71cm"/>
    </style:style>
    <style:style style:name="gr147" style:family="graphic" style:parent-style-name="standard">
      <style:graphic-properties draw:fill="solid" draw:fill-color="#cccccc" draw:textarea-horizontal-align="center" draw:textarea-vertical-align="middl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806cm"/>
    </style:style>
    <style:style style:name="gr149" style:family="graphic" style:parent-style-name="standard">
      <style:graphic-properties draw:fill="solid" draw:fill-color="#cccccc" draw:textarea-horizontal-align="center" draw:textarea-vertical-align="middle"/>
    </style:style>
    <style:style style:name="gr150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3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14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08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481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13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38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8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14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4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691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5.421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797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4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985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13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071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17cm"/>
    </style:style>
    <style:style style:name="gr16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86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049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81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7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94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988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84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3.135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83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6.377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558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472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91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536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94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5.069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038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56cm"/>
    </style:style>
    <style:style style:name="gr18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</style:style>
    <style:style style:name="gr188" style:family="graphic" style:parent-style-name="standard">
      <style:graphic-properties draw:fill="solid" draw:fill-color="#33cc66" draw:textarea-horizontal-align="center" draw:textarea-vertical-align="middle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83cm"/>
    </style:style>
    <style:style style:name="gr190" style:family="graphic" style:parent-style-name="objectwithoutfill">
      <style:graphic-properties draw:stroke="dash" draw:stroke-dash="Fine_20_Dashed"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73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31cm"/>
    </style:style>
    <style:style style:name="gr193" style:family="graphic" style:parent-style-name="standard">
      <style:graphic-properties draw:stroke="none" svg:stroke-width="0.1cm" svg:stroke-color="#000000" draw:marker-start-width="0.45cm" draw:marker-end-width="0.45cm" draw:fill="none" draw:fill-color="#ffffff" draw:auto-grow-height="true" draw:auto-grow-width="false" fo:max-height="0cm" fo:min-height="0.713cm"/>
    </style:style>
    <style:style style:name="gr194" style:family="graphic" style:parent-style-name="standard">
      <style:graphic-properties draw:stroke-dash="Fine_20_Dashed" draw:fill-color="#ffff99" draw:textarea-horizontal-align="center" draw:textarea-vertical-align="middle"/>
    </style:style>
    <style:style style:name="gr19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96" style:family="graphic" style:parent-style-name="standard">
      <style:graphic-properties draw:stroke-dash="Fine_20_Dashed" svg:stroke-width="0cm" draw:marker-start-width="0.3cm" draw:marker-end-width="0.3cm" draw:fill="solid" draw:fill-color="#eb613d" draw:textarea-horizontal-align="center" draw:textarea-vertical-align="middle" fo:padding-top="0.125cm" fo:padding-bottom="0.125cm" fo:padding-left="0.25cm" fo:padding-right="0.25cm"/>
    </style:style>
    <style:style style:name="gr197" style:family="graphic" style:parent-style-name="standard">
      <style:graphic-properties draw:fill="solid" draw:fill-color="#33cc66" draw:textarea-horizontal-align="center" draw:textarea-vertical-align="middle"/>
    </style:style>
    <style:style style:name="gr198" style:family="graphic" style:parent-style-name="objectwithoutfill">
      <style:graphic-properties draw:marker-end="Arrow" draw:marker-end-width="0.3cm" draw:fill="solid" draw:fill-color="#3deb3d" draw:textarea-horizontal-align="center" draw:textarea-vertical-align="middle"/>
    </style:style>
    <style:style style:name="gr199" style:family="graphic" style:parent-style-name="objectwithoutfill">
      <style:graphic-properties svg:stroke-color="#eb613d" draw:marker-start="Arrow" draw:marker-end="" draw:marker-end-width="0.3cm" draw:fill="solid" draw:fill-color="#3deb3d" draw:textarea-horizontal-align="center" draw:textarea-vertical-align="middle"/>
    </style:style>
    <style:style style:name="gr200" style:family="graphic" style:parent-style-name="standard">
      <style:graphic-properties draw:stroke="none" svg:stroke-color="#000000" draw:fill="solid" draw:fill-color="#33cc66" draw:textarea-horizontal-align="left" draw:auto-grow-height="true" draw:auto-grow-width="true" fo:min-height="0.713cm" fo:min-width="3.947cm"/>
    </style:style>
    <style:style style:name="gr201" style:family="graphic" style:parent-style-name="objectwithoutfill">
      <style:graphic-properties svg:stroke-color="#eb613d" draw:marker-end="Arrow" draw:marker-end-width="0.3cm" draw:fill="solid" draw:fill-color="#eb613d" draw:textarea-horizontal-align="center" draw:textarea-vertical-align="middle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6.5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23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3.741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21cm"/>
    </style:style>
    <style:style style:name="gr206" style:family="graphic" style:parent-style-name="standard">
      <style:graphic-properties draw:fill-color="#eb613d" draw:textarea-horizontal-align="justify" draw:textarea-vertical-align="middle" draw:auto-grow-height="false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06cm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09cm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31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682cm"/>
    </style:style>
    <style:style style:name="gr2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1.763cm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.518cm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58cm"/>
    </style:style>
    <style:style style:name="gr214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353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8pt" fo:font-style="italic" style:font-style-asian="italic" style:font-style-complex="italic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style:text-properties fo:color="#ff3333"/>
    </style:style>
    <style:style style:name="P12" style:family="paragraph">
      <style:paragraph-properties fo:text-align="center"/>
      <style:text-properties fo:font-size="18pt" fo:font-style="italic" style:text-underline-style="none" style:font-style-asian="italic" style:font-style-complex="italic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paragraph-properties fo:text-align="justify"/>
    </style:style>
    <style:style style:name="P15" style:family="paragraph">
      <style:paragraph-properties fo:text-align="center"/>
      <style:text-properties fo:font-style="normal" style:font-style-asian="normal" style:font-style-complex="normal"/>
    </style:style>
    <style:style style:name="P16" style:family="paragraph">
      <style:paragraph-properties fo:text-align="center"/>
      <style:text-properties fo:font-style="italic" style:font-style-asian="italic" style:font-style-complex="italic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style="italic" style:font-style-asian="italic" style:font-style-complex="italic"/>
    </style:style>
    <style:style style:name="P19" style:family="paragraph">
      <style:text-properties fo:font-size="40pt" style:font-size-asian="40pt" style:font-size-complex="40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text-properties fo:font-size="15pt" style:font-size-asian="15pt" style:font-size-complex="15pt"/>
    </style:style>
    <style:style style:name="P22" style:family="paragraph">
      <style:text-properties fo:font-size="14pt" fo:font-style="italic" style:font-size-asian="14pt" style:font-style-asian="italic" style:font-size-complex="14pt" style:font-style-complex="italic"/>
    </style:style>
    <style:style style:name="P23" style:family="paragraph">
      <style:paragraph-properties fo:text-align="center"/>
      <style:text-properties fo:font-size="16pt" style:font-size-asian="16pt" style:font-size-complex="16pt"/>
    </style:style>
    <style:style style:name="P24" style:family="paragraph">
      <style:paragraph-properties fo:text-align="center"/>
      <style:text-properties fo:font-size="12pt" style:font-size-asian="12pt" style:font-size-complex="12pt"/>
    </style:style>
    <style:style style:name="P25" style:family="paragraph">
      <style:text-properties fo:font-size="80pt" style:font-size-asian="80pt" style:font-size-complex="8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18pt" fo:font-style="italic" style:font-style-asian="italic" style:font-style-complex="italic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color="#ff3333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80pt" style:font-size-asian="80pt" style:font-size-complex="80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0.5cm" svg:height="3.718cm" svg:x="8.5cm" svg:y="7.782cm">
          <draw:image xlink:href="Pictures/200000110000290500000E871AD3EA94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g>
          <draw:custom-shape draw:style-name="gr3" draw:text-style-name="P3" draw:layer="layout" svg:width="0.878cm" svg:height="0.832cm" svg:x="5.647cm" svg:y="7.58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6.088cm" svg:y1="8.474cm" svg:x2="6.088cm" svg:y2="9.722cm">
            <text:p/>
          </draw:line>
          <draw:line draw:style-name="gr4" draw:text-style-name="P4" draw:layer="layout" svg:x1="6.086cm" svg:y1="9.722cm" svg:x2="5.425cm" svg:y2="10.587cm">
            <text:p/>
          </draw:line>
          <draw:line draw:style-name="gr4" draw:text-style-name="P4" draw:layer="layout" svg:x1="6.088cm" svg:y1="9.722cm" svg:x2="6.747cm" svg:y2="10.587cm">
            <text:p/>
          </draw:line>
          <draw:line draw:style-name="gr4" draw:text-style-name="P4" draw:layer="layout" svg:x1="6.087cm" svg:y1="8.889cm" svg:x2="5.207cm" svg:y2="8.525cm">
            <text:p/>
          </draw:line>
          <draw:line draw:style-name="gr4" draw:text-style-name="P4" draw:layer="layout" svg:x1="6.088cm" svg:y1="8.889cm" svg:x2="6.912cm" svg:y2="8.525cm">
            <text:p/>
          </draw:line>
          <draw:custom-shape draw:style-name="gr3" draw:text-style-name="P3" draw:layer="layout" svg:width="0.495cm" svg:height="0.136cm" svg:x="6.691cm" svg:y="10.45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495cm" svg:height="0.136cm" svg:x="4.987cm" svg:y="10.45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5" draw:layer="layout" svg:width="4.024cm" svg:height="0.963cm" svg:x="4.193cm" svg:y="11cm">
          <draw:text-box>
            <text:p>Person Alice</text:p>
          </draw:text-box>
        </draw:frame>
        <draw:rect draw:style-name="gr6" draw:text-style-name="P1" draw:layer="layout" svg:width="2.5cm" svg:height="3.3cm" svg:x="9.7cm" svg:y="7.7cm">
          <text:p text:style-name="P1">Peer</text:p>
          <text:p text:style-name="P1">Alice</text:p>
        </draw:rect>
        <draw:line draw:style-name="gr7" draw:text-style-name="P1" draw:layer="layout" svg:x1="7.1cm" svg:y1="9.3cm" svg:x2="9.6cm" svg:y2="9.3cm">
          <text:p/>
        </draw:line>
        <draw:frame draw:style-name="gr8" draw:layer="layout" svg:width="2cm" svg:height="0.963cm" svg:x="7.2cm" svg:y="8.3cm">
          <draw:text-box>
            <text:p>owns</text:p>
          </draw:text-box>
        </draw:frame>
        <draw:rect draw:style-name="gr6" draw:text-style-name="P1" draw:layer="layout" svg:width="2.5cm" svg:height="3.3cm" svg:x="16.982cm" svg:y="7.623cm">
          <text:p text:style-name="P1">Peer</text:p>
          <text:p text:style-name="P1">Bob</text:p>
        </draw:rect>
        <draw:g>
          <draw:custom-shape draw:style-name="gr3" draw:text-style-name="P3" draw:layer="layout" svg:width="0.878cm" svg:height="0.832cm" svg:x="22.23cm" svg:y="7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22.671cm" svg:y1="8.385cm" svg:x2="22.671cm" svg:y2="9.633cm">
            <text:p/>
          </draw:line>
          <draw:line draw:style-name="gr4" draw:text-style-name="P4" draw:layer="layout" svg:x1="22.669cm" svg:y1="9.633cm" svg:x2="22.008cm" svg:y2="10.498cm">
            <text:p/>
          </draw:line>
          <draw:line draw:style-name="gr4" draw:text-style-name="P4" draw:layer="layout" svg:x1="22.671cm" svg:y1="9.633cm" svg:x2="23.33cm" svg:y2="10.498cm">
            <text:p/>
          </draw:line>
          <draw:line draw:style-name="gr4" draw:text-style-name="P4" draw:layer="layout" svg:x1="22.67cm" svg:y1="8.8cm" svg:x2="21.79cm" svg:y2="8.436cm">
            <text:p/>
          </draw:line>
          <draw:line draw:style-name="gr4" draw:text-style-name="P4" draw:layer="layout" svg:x1="22.671cm" svg:y1="8.8cm" svg:x2="23.495cm" svg:y2="8.436cm">
            <text:p/>
          </draw:line>
          <draw:custom-shape draw:style-name="gr3" draw:text-style-name="P3" draw:layer="layout" svg:width="0.495cm" svg:height="0.136cm" svg:x="23.274cm" svg:y="10.36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495cm" svg:height="0.136cm" svg:x="21.57cm" svg:y="10.36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9" draw:layer="layout" svg:width="3.812cm" svg:height="0.963cm" svg:x="20.776cm" svg:y="10.911cm">
          <draw:text-box>
            <text:p>Person Bob</text:p>
          </draw:text-box>
        </draw:frame>
        <draw:line draw:style-name="gr7" draw:text-style-name="P1" draw:layer="layout" svg:x1="21.483cm" svg:y1="9.324cm" svg:x2="19.483cm" svg:y2="9.324cm">
          <text:p/>
        </draw:line>
        <draw:frame draw:style-name="gr8" draw:layer="layout" svg:width="2cm" svg:height="0.963cm" svg:x="19.583cm" svg:y="8.225cm">
          <draw:text-box>
            <text:p>owns</text:p>
          </draw:text-box>
        </draw:frame>
        <draw:line draw:style-name="gr10" draw:text-style-name="P1" draw:layer="layout" svg:x1="12.2cm" svg:y1="8.4cm" svg:x2="16.9cm" svg:y2="8.4cm">
          <text:p/>
        </draw:line>
        <draw:frame draw:style-name="gr11" draw:text-style-name="P1" draw:layer="layout" svg:width="4.761cm" svg:height="1.675cm" svg:x="12.029cm" svg:y="7.563cm">
          <draw:text-box>
            <text:p text:style-name="P1">Direct </text:p>
            <text:p text:style-name="P1">communication</text:p>
          </draw:text-box>
        </draw:frame>
        <draw:frame draw:style-name="gr12" draw:layer="layout" svg:width="3.77cm" svg:height="1.675cm" svg:x="12.7cm" svg:y="9.685cm">
          <draw:text-box>
            <text:p>e.g. W-LAN</text:p>
            <text:p>Mail, TCP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3" draw:text-style-name="P1" draw:layer="layout" svg:width="20.395cm" svg:height="4.476cm" svg:x="4.193cm" svg:y="7.487cm">
          <draw:image xlink:href="Pictures/2000019100004FAC0000117D538F4359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rect draw:style-name="gr14" draw:text-style-name="P1" draw:layer="layout" svg:width="4.3cm" svg:height="8.3cm" svg:x="15.499cm" svg:y="6.199cm">
          <text:p/>
        </draw:rect>
        <draw:rect draw:style-name="gr14" draw:text-style-name="P1" draw:layer="layout" svg:width="4.3cm" svg:height="8.3cm" svg:x="7.3cm" svg:y="6.2cm">
          <text:p/>
        </draw:rect>
        <draw:g>
          <draw:custom-shape draw:style-name="gr3" draw:text-style-name="P3" draw:layer="layout" svg:width="0.878cm" svg:height="0.832cm" svg:x="21.454cm" svg:y="7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21.895cm" svg:y1="8.385cm" svg:x2="21.895cm" svg:y2="9.633cm">
            <text:p/>
          </draw:line>
          <draw:line draw:style-name="gr4" draw:text-style-name="P4" draw:layer="layout" svg:x1="21.893cm" svg:y1="9.633cm" svg:x2="21.232cm" svg:y2="10.498cm">
            <text:p/>
          </draw:line>
          <draw:line draw:style-name="gr4" draw:text-style-name="P4" draw:layer="layout" svg:x1="21.895cm" svg:y1="9.633cm" svg:x2="22.554cm" svg:y2="10.498cm">
            <text:p/>
          </draw:line>
          <draw:line draw:style-name="gr4" draw:text-style-name="P4" draw:layer="layout" svg:x1="21.894cm" svg:y1="8.8cm" svg:x2="21.014cm" svg:y2="8.436cm">
            <text:p/>
          </draw:line>
          <draw:line draw:style-name="gr4" draw:text-style-name="P4" draw:layer="layout" svg:x1="21.895cm" svg:y1="8.8cm" svg:x2="22.719cm" svg:y2="8.436cm">
            <text:p/>
          </draw:line>
          <draw:custom-shape draw:style-name="gr3" draw:text-style-name="P3" draw:layer="layout" svg:width="0.495cm" svg:height="0.136cm" svg:x="22.498cm" svg:y="10.36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495cm" svg:height="0.136cm" svg:x="20.794cm" svg:y="10.36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9" draw:layer="layout" svg:width="3.812cm" svg:height="0.963cm" svg:x="20cm" svg:y="10.911cm">
          <draw:text-box>
            <text:p>Person Bob</text:p>
          </draw:text-box>
        </draw:frame>
        <draw:g>
          <draw:custom-shape draw:style-name="gr3" draw:text-style-name="P3" draw:layer="layout" svg:width="0.878cm" svg:height="0.832cm" svg:x="4.447cm" svg:y="7.56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4.888cm" svg:y1="8.448cm" svg:x2="4.888cm" svg:y2="9.696cm">
            <text:p/>
          </draw:line>
          <draw:line draw:style-name="gr4" draw:text-style-name="P4" draw:layer="layout" svg:x1="4.886cm" svg:y1="9.696cm" svg:x2="4.225cm" svg:y2="10.561cm">
            <text:p/>
          </draw:line>
          <draw:line draw:style-name="gr4" draw:text-style-name="P4" draw:layer="layout" svg:x1="4.888cm" svg:y1="9.696cm" svg:x2="5.547cm" svg:y2="10.561cm">
            <text:p/>
          </draw:line>
          <draw:line draw:style-name="gr4" draw:text-style-name="P4" draw:layer="layout" svg:x1="4.887cm" svg:y1="8.863cm" svg:x2="4.007cm" svg:y2="8.499cm">
            <text:p/>
          </draw:line>
          <draw:line draw:style-name="gr4" draw:text-style-name="P4" draw:layer="layout" svg:x1="4.888cm" svg:y1="8.863cm" svg:x2="5.712cm" svg:y2="8.499cm">
            <text:p/>
          </draw:line>
          <draw:custom-shape draw:style-name="gr3" draw:text-style-name="P3" draw:layer="layout" svg:width="0.495cm" svg:height="0.136cm" svg:x="5.491cm" svg:y="10.4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495cm" svg:height="0.136cm" svg:x="3.787cm" svg:y="10.4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5" draw:layer="layout" svg:width="4.024cm" svg:height="0.963cm" svg:x="2.993cm" svg:y="10.974cm">
          <draw:text-box>
            <text:p>Person Alice</text:p>
          </draw:text-box>
        </draw:frame>
        <draw:circle draw:style-name="gr6" draw:text-style-name="P1" draw:layer="layout" svg:width="2cm" svg:height="2cm" svg:x="8.4cm" svg:y="6.8cm">
          <text:p text:style-name="P1">P2P</text:p>
        </draw:circle>
        <draw:circle draw:style-name="gr15" draw:text-style-name="P1" draw:layer="layout" svg:width="3cm" svg:height="3cm" svg:x="7.9cm" svg:y="9.5cm">
          <text:p text:style-name="P1">Alice@..</text:p>
        </draw:circle>
        <draw:circle draw:style-name="gr6" draw:text-style-name="P1" draw:layer="layout" svg:width="2cm" svg:height="2cm" svg:x="16.699cm" svg:y="6.799cm">
          <text:p text:style-name="P1">P2P</text:p>
        </draw:circle>
        <draw:circle draw:style-name="gr15" draw:text-style-name="P1" draw:layer="layout" svg:width="3cm" svg:height="3cm" svg:x="16.199cm" svg:y="9.499cm">
          <text:p text:style-name="P1">Bob@..</text:p>
        </draw:circle>
        <draw:line draw:style-name="gr10" draw:text-style-name="P1" draw:layer="layout" svg:x1="10.6cm" svg:y1="7.8cm" svg:x2="16.6cm" svg:y2="7.8cm">
          <text:p/>
        </draw:line>
        <draw:frame draw:style-name="gr16" draw:layer="layout" svg:width="2.822cm" svg:height="0.963cm" svg:x="12.2cm" svg:y="6.8cm">
          <draw:text-box>
            <text:p>identical</text:p>
          </draw:text-box>
        </draw:frame>
        <draw:frame draw:style-name="gr17" draw:layer="layout" svg:width="3.241cm" svg:height="1.675cm" svg:x="12cm" svg:y="10.101cm">
          <draw:text-box>
            <text:p>exchange</text:p>
            <text:p>address</text:p>
          </draw:text-box>
        </draw:frame>
        <draw:line draw:style-name="gr10" draw:text-style-name="P1" draw:layer="layout" svg:x1="11.1cm" svg:y1="11cm" svg:x2="16.1cm" svg:y2="11cm">
          <text:p/>
        </draw:line>
        <draw:frame draw:style-name="gr18" draw:text-style-name="P5" draw:layer="layout" svg:width="3.038cm" svg:height="0.958cm" svg:x="12.1cm" svg:y="8.8cm">
          <draw:text-box>
            <text:p><text:span text:style-name="T1">therefore</text:span></text:p>
          </draw:text-box>
        </draw:frame>
        <draw:frame draw:style-name="gr19" draw:layer="layout" svg:width="3.355cm" svg:height="0.963cm" svg:x="7.7cm" svg:y="13.5cm">
          <draw:text-box>
            <text:p>Peer Alice</text:p>
          </draw:text-box>
        </draw:frame>
        <draw:frame draw:style-name="gr20" draw:layer="layout" svg:width="3.144cm" svg:height="0.963cm" svg:x="16.001cm" svg:y="13.501cm">
          <draw:text-box>
            <text:p>Peer Bob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3" draw:text-style-name="P1" draw:layer="layout" svg:width="20.819cm" svg:height="8.303cm" svg:x="2.993cm" svg:y="6.198cm">
          <draw:image xlink:href="Pictures/200001CA00005154000020707D82954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rect draw:style-name="gr14" draw:text-style-name="P1" draw:layer="layout" svg:width="4.3cm" svg:height="8.3cm" svg:x="17.137cm" svg:y="7.199cm">
          <text:p/>
        </draw:rect>
        <draw:rect draw:style-name="gr14" draw:text-style-name="P1" draw:layer="layout" svg:width="4.3cm" svg:height="8.3cm" svg:x="8.938cm" svg:y="7.2cm">
          <text:p/>
        </draw:rect>
        <draw:g>
          <draw:custom-shape draw:style-name="gr3" draw:text-style-name="P3" draw:layer="layout" svg:width="0.472cm" svg:height="0.492cm" svg:x="3.741cm" svg:y="4.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3.978cm" svg:y1="5.324cm" svg:x2="3.978cm" svg:y2="6.062cm">
            <text:p/>
          </draw:line>
          <draw:line draw:style-name="gr4" draw:text-style-name="P4" draw:layer="layout" svg:x1="3.977cm" svg:y1="6.062cm" svg:x2="3.622cm" svg:y2="6.574cm">
            <text:p/>
          </draw:line>
          <draw:line draw:style-name="gr4" draw:text-style-name="P4" draw:layer="layout" svg:x1="3.978cm" svg:y1="6.062cm" svg:x2="4.332cm" svg:y2="6.574cm">
            <text:p/>
          </draw:line>
          <draw:line draw:style-name="gr4" draw:text-style-name="P4" draw:layer="layout" svg:x1="3.978cm" svg:y1="5.569cm" svg:x2="3.505cm" svg:y2="5.354cm">
            <text:p/>
          </draw:line>
          <draw:line draw:style-name="gr4" draw:text-style-name="P4" draw:layer="layout" svg:x1="3.978cm" svg:y1="5.569cm" svg:x2="4.421cm" svg:y2="5.354cm">
            <text:p/>
          </draw:line>
          <draw:custom-shape draw:style-name="gr3" draw:text-style-name="P3" draw:layer="layout" svg:width="0.266cm" svg:height="0.081cm" svg:x="4.302cm" svg:y="6.49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266cm" svg:height="0.081cm" svg:x="3.387cm" svg:y="6.49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21" draw:text-style-name="P6" draw:layer="layout" svg:width="1.628cm" svg:height="0.806cm" svg:x="3.298cm" svg:y="6.693cm">
          <draw:text-box>
            <text:p><text:span text:style-name="T2">Bob</text:span></text:p>
          </draw:text-box>
        </draw:frame>
        <draw:g>
          <draw:custom-shape draw:style-name="gr3" draw:text-style-name="P3" draw:layer="layout" svg:width="0.878cm" svg:height="0.832cm" svg:x="6.085cm" svg:y="8.56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6.526cm" svg:y1="9.448cm" svg:x2="6.526cm" svg:y2="10.696cm">
            <text:p/>
          </draw:line>
          <draw:line draw:style-name="gr4" draw:text-style-name="P4" draw:layer="layout" svg:x1="6.524cm" svg:y1="10.696cm" svg:x2="5.863cm" svg:y2="11.561cm">
            <text:p/>
          </draw:line>
          <draw:line draw:style-name="gr4" draw:text-style-name="P4" draw:layer="layout" svg:x1="6.526cm" svg:y1="10.696cm" svg:x2="7.185cm" svg:y2="11.561cm">
            <text:p/>
          </draw:line>
          <draw:line draw:style-name="gr4" draw:text-style-name="P4" draw:layer="layout" svg:x1="6.525cm" svg:y1="9.863cm" svg:x2="5.645cm" svg:y2="9.499cm">
            <text:p/>
          </draw:line>
          <draw:line draw:style-name="gr4" draw:text-style-name="P4" draw:layer="layout" svg:x1="6.526cm" svg:y1="9.863cm" svg:x2="7.35cm" svg:y2="9.499cm">
            <text:p/>
          </draw:line>
          <draw:custom-shape draw:style-name="gr3" draw:text-style-name="P3" draw:layer="layout" svg:width="0.495cm" svg:height="0.136cm" svg:x="7.129cm" svg:y="11.4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495cm" svg:height="0.136cm" svg:x="5.425cm" svg:y="11.4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5" draw:text-style-name="P7" draw:layer="layout" svg:width="4.024cm" svg:height="0.963cm" svg:x="4.631cm" svg:y="11.974cm">
          <draw:text-box>
            <text:p><text:span text:style-name="T3">Person Alice</text:span></text:p>
          </draw:text-box>
        </draw:frame>
        <draw:circle draw:style-name="gr6" draw:text-style-name="P8" draw:layer="layout" svg:width="2cm" svg:height="2cm" svg:x="10.038cm" svg:y="7.8cm">
          <text:p text:style-name="P1"><text:span text:style-name="T3">P2P</text:span></text:p>
        </draw:circle>
        <draw:circle draw:style-name="gr6" draw:text-style-name="P8" draw:layer="layout" svg:width="2cm" svg:height="2cm" svg:x="18.337cm" svg:y="7.799cm">
          <text:p text:style-name="P1"><text:span text:style-name="T3">P2P</text:span></text:p>
        </draw:circle>
        <draw:line draw:style-name="gr10" draw:text-style-name="P1" draw:layer="layout" svg:x1="12.238cm" svg:y1="8.8cm" svg:x2="18.238cm" svg:y2="8.8cm">
          <text:p/>
        </draw:line>
        <draw:frame draw:style-name="gr16" draw:text-style-name="P7" draw:layer="layout" svg:width="2.822cm" svg:height="0.963cm" svg:x="13.838cm" svg:y="7.8cm">
          <draw:text-box>
            <text:p><text:span text:style-name="T3">identical</text:span></text:p>
          </draw:text-box>
        </draw:frame>
        <draw:frame draw:style-name="gr17" draw:text-style-name="P7" draw:layer="layout" svg:width="3.241cm" svg:height="1.675cm" svg:x="13.638cm" svg:y="11.101cm">
          <draw:text-box>
            <text:p><text:span text:style-name="T3">exchange</text:span></text:p>
            <text:p><text:span text:style-name="T3">address</text:span></text:p>
          </draw:text-box>
        </draw:frame>
        <draw:line draw:style-name="gr10" draw:text-style-name="P1" draw:layer="layout" svg:x1="12.738cm" svg:y1="12cm" svg:x2="17.738cm" svg:y2="12cm">
          <text:p/>
        </draw:line>
        <draw:frame draw:style-name="gr18" draw:text-style-name="P9" draw:layer="layout" svg:width="3.038cm" svg:height="0.958cm" svg:x="13.738cm" svg:y="9.8cm">
          <draw:text-box>
            <text:p><text:span text:style-name="T4">therefore</text:span></text:p>
          </draw:text-box>
        </draw:frame>
        <draw:frame draw:style-name="gr19" draw:text-style-name="P7" draw:layer="layout" svg:width="3.355cm" svg:height="0.963cm" svg:x="9.338cm" svg:y="14.5cm">
          <draw:text-box>
            <text:p><text:span text:style-name="T3">Peer Alice</text:span></text:p>
          </draw:text-box>
        </draw:frame>
        <draw:frame draw:style-name="gr22" draw:text-style-name="P7" draw:layer="layout" svg:width="3.529cm" svg:height="0.963cm" svg:x="17.639cm" svg:y="14.501cm">
          <draw:text-box>
            <text:p><text:span text:style-name="T3">Peer Clara</text:span></text:p>
          </draw:text-box>
        </draw:frame>
        <draw:circle draw:style-name="gr23" draw:text-style-name="P1" draw:layer="layout" svg:width="2cm" svg:height="2cm" svg:x="9.126cm" svg:y="9.9cm">
          <text:p text:style-name="P1">Alice</text:p>
        </draw:circle>
        <draw:circle draw:style-name="gr23" draw:text-style-name="P1" draw:layer="layout" svg:width="2cm" svg:height="2cm" svg:x="9.025cm" svg:y="12.199cm">
          <text:p text:style-name="P1">Bob</text:p>
        </draw:circle>
        <draw:g>
          <draw:custom-shape draw:style-name="gr3" draw:text-style-name="P3" draw:layer="layout" svg:width="0.878cm" svg:height="0.832cm" svg:x="23.256cm" svg:y="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23.697cm" svg:y1="9.885cm" svg:x2="23.697cm" svg:y2="11.133cm">
            <text:p/>
          </draw:line>
          <draw:line draw:style-name="gr4" draw:text-style-name="P4" draw:layer="layout" svg:x1="23.695cm" svg:y1="11.133cm" svg:x2="23.034cm" svg:y2="11.998cm">
            <text:p/>
          </draw:line>
          <draw:line draw:style-name="gr4" draw:text-style-name="P4" draw:layer="layout" svg:x1="23.697cm" svg:y1="11.133cm" svg:x2="24.356cm" svg:y2="11.998cm">
            <text:p/>
          </draw:line>
          <draw:line draw:style-name="gr4" draw:text-style-name="P4" draw:layer="layout" svg:x1="23.696cm" svg:y1="10.3cm" svg:x2="22.816cm" svg:y2="9.936cm">
            <text:p/>
          </draw:line>
          <draw:line draw:style-name="gr4" draw:text-style-name="P4" draw:layer="layout" svg:x1="23.697cm" svg:y1="10.3cm" svg:x2="24.521cm" svg:y2="9.936cm">
            <text:p/>
          </draw:line>
          <draw:custom-shape draw:style-name="gr3" draw:text-style-name="P3" draw:layer="layout" svg:width="0.495cm" svg:height="0.136cm" svg:x="24.3cm" svg:y="11.86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495cm" svg:height="0.136cm" svg:x="22.596cm" svg:y="11.86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24" draw:text-style-name="P7" draw:layer="layout" svg:width="4.198cm" svg:height="0.963cm" svg:x="21.802cm" svg:y="12.411cm">
          <draw:text-box>
            <text:p><text:span text:style-name="T3">Person Clara</text:span></text:p>
          </draw:text-box>
        </draw:frame>
        <draw:circle draw:style-name="gr23" draw:text-style-name="P1" draw:layer="layout" svg:width="2cm" svg:height="2cm" svg:x="17.326cm" svg:y="10cm">
          <text:p text:style-name="P1">Alice</text:p>
        </draw:circle>
        <draw:circle draw:style-name="gr23" draw:text-style-name="P1" draw:layer="layout" svg:width="2cm" svg:height="2cm" svg:x="17.325cm" svg:y="12.199cm">
          <text:p text:style-name="P1">new:</text:p>
          <text:p text:style-name="P1">Bob</text:p>
        </draw:circle>
        <draw:circle draw:style-name="gr23" draw:text-style-name="P1" draw:layer="layout" svg:width="2cm" svg:height="2cm" svg:x="11.224cm" svg:y="12.198cm">
          <text:p text:style-name="P1">Clara</text:p>
        </draw:circle>
        <draw:circle draw:style-name="gr23" draw:text-style-name="P1" draw:layer="layout" svg:width="2cm" svg:height="2cm" svg:x="19.326cm" svg:y="11cm">
          <text:p text:style-name="P1">Clara</text:p>
        </draw:circl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13" draw:text-style-name="P1" draw:layer="layout" svg:width="22.702cm" svg:height="10.714cm" svg:x="3.298cm" svg:y="4.787cm">
          <draw:image xlink:href="Pictures/20000280000058AF000029DB30B963D8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rect draw:style-name="gr14" draw:text-style-name="P1" draw:layer="layout" svg:width="8.5cm" svg:height="4.4cm" svg:x="9.5cm" svg:y="5.6cm">
          <text:p/>
        </draw:rect>
        <draw:g>
          <draw:custom-shape draw:style-name="gr3" draw:text-style-name="P3" draw:layer="layout" svg:width="0.878cm" svg:height="0.832cm" svg:x="5.054cm" svg:y="11.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5.495cm" svg:y1="12.485cm" svg:x2="5.495cm" svg:y2="13.733cm">
            <text:p/>
          </draw:line>
          <draw:line draw:style-name="gr4" draw:text-style-name="P4" draw:layer="layout" svg:x1="5.493cm" svg:y1="13.733cm" svg:x2="4.832cm" svg:y2="14.598cm">
            <text:p/>
          </draw:line>
          <draw:line draw:style-name="gr4" draw:text-style-name="P4" draw:layer="layout" svg:x1="5.495cm" svg:y1="13.733cm" svg:x2="6.154cm" svg:y2="14.598cm">
            <text:p/>
          </draw:line>
          <draw:line draw:style-name="gr4" draw:text-style-name="P4" draw:layer="layout" svg:x1="5.494cm" svg:y1="12.9cm" svg:x2="4.614cm" svg:y2="12.536cm">
            <text:p/>
          </draw:line>
          <draw:line draw:style-name="gr4" draw:text-style-name="P4" draw:layer="layout" svg:x1="5.495cm" svg:y1="12.9cm" svg:x2="6.319cm" svg:y2="12.536cm">
            <text:p/>
          </draw:line>
          <draw:custom-shape draw:style-name="gr3" draw:text-style-name="P3" draw:layer="layout" svg:width="0.495cm" svg:height="0.136cm" svg:x="6.098cm" svg:y="14.46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495cm" svg:height="0.136cm" svg:x="4.394cm" svg:y="14.46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5" draw:text-style-name="P7" draw:layer="layout" svg:width="4.024cm" svg:height="0.963cm" svg:x="3.6cm" svg:y="15.011cm">
          <draw:text-box>
            <text:p><text:span text:style-name="T3">Person Alice</text:span></text:p>
          </draw:text-box>
        </draw:frame>
        <draw:g>
          <draw:custom-shape draw:style-name="gr3" draw:text-style-name="P3" draw:layer="layout" svg:width="0.878cm" svg:height="0.832cm" svg:x="22.142cm" svg:y="11.62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22.583cm" svg:y1="12.511cm" svg:x2="22.583cm" svg:y2="13.759cm">
            <text:p/>
          </draw:line>
          <draw:line draw:style-name="gr4" draw:text-style-name="P4" draw:layer="layout" svg:x1="22.581cm" svg:y1="13.759cm" svg:x2="21.92cm" svg:y2="14.624cm">
            <text:p/>
          </draw:line>
          <draw:line draw:style-name="gr4" draw:text-style-name="P4" draw:layer="layout" svg:x1="22.583cm" svg:y1="13.759cm" svg:x2="23.242cm" svg:y2="14.624cm">
            <text:p/>
          </draw:line>
          <draw:line draw:style-name="gr4" draw:text-style-name="P4" draw:layer="layout" svg:x1="22.582cm" svg:y1="12.926cm" svg:x2="21.702cm" svg:y2="12.562cm">
            <text:p/>
          </draw:line>
          <draw:line draw:style-name="gr4" draw:text-style-name="P4" draw:layer="layout" svg:x1="22.583cm" svg:y1="12.926cm" svg:x2="23.407cm" svg:y2="12.562cm">
            <text:p/>
          </draw:line>
          <draw:custom-shape draw:style-name="gr3" draw:text-style-name="P3" draw:layer="layout" svg:width="0.495cm" svg:height="0.136cm" svg:x="23.186cm" svg:y="14.4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495cm" svg:height="0.136cm" svg:x="21.482cm" svg:y="14.48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9" draw:text-style-name="P7" draw:layer="layout" svg:width="3.812cm" svg:height="0.963cm" svg:x="20.688cm" svg:y="15.037cm">
          <draw:text-box>
            <text:p><text:span text:style-name="T3">Person Bob</text:span></text:p>
          </draw:text-box>
        </draw:frame>
        <draw:circle draw:style-name="gr6" draw:text-style-name="P1" draw:layer="layout" svg:width="2.5cm" svg:height="2.5cm" svg:x="10.4cm" svg:y="6.9cm">
          <text:p text:style-name="P1">P2P</text:p>
          <text:p text:style-name="P1">Alice</text:p>
        </draw:circle>
        <draw:circle draw:style-name="gr6" draw:text-style-name="P1" draw:layer="layout" svg:width="2.5cm" svg:height="2.5cm" svg:x="14.4cm" svg:y="6.9cm">
          <text:p text:style-name="P1">P2P</text:p>
          <text:p text:style-name="P1">Bob</text:p>
        </draw:circle>
        <draw:frame draw:style-name="gr8" draw:layer="layout" svg:width="2.5cm" svg:height="0.963cm" svg:x="10.2cm" svg:y="5.7cm">
          <draw:text-box>
            <text:p>Hub</text:p>
          </draw:text-box>
        </draw:frame>
        <draw:line draw:style-name="gr7" draw:text-style-name="P1" draw:layer="layout" svg:x1="6.8cm" svg:y1="12.1cm" svg:x2="10.8cm" svg:y2="9.1cm">
          <text:p/>
        </draw:line>
        <draw:line draw:style-name="gr7" draw:text-style-name="P1" draw:layer="layout" svg:x1="21cm" svg:y1="12cm" svg:x2="17cm" svg:y2="8.5cm">
          <text:p/>
        </draw:line>
        <draw:line draw:style-name="gr7" draw:text-style-name="P1" draw:layer="layout" svg:x1="13.5cm" svg:y1="9.5cm" svg:x2="20.5cm" svg:y2="13cm">
          <text:p/>
        </draw:line>
        <draw:line draw:style-name="gr10" draw:text-style-name="P1" draw:layer="layout" svg:x1="8cm" svg:y1="14cm" svg:x2="20.5cm" svg:y2="14cm">
          <text:p/>
        </draw:line>
        <draw:frame draw:style-name="gr25" draw:text-style-name="P1" draw:layer="layout" svg:width="7cm" svg:height="1.675cm" svg:x="2.4cm" svg:y="9.5cm">
          <draw:text-box>
            <text:p text:style-name="P1">1. Exposes her </text:p>
            <text:p text:style-name="P1">interest to hub</text:p>
          </draw:text-box>
        </draw:frame>
        <draw:frame draw:style-name="gr25" draw:text-style-name="P1" draw:layer="layout" svg:width="7cm" svg:height="1.675cm" svg:x="18.5cm" svg:y="9.325cm">
          <draw:text-box>
            <text:p text:style-name="P1">2. Exposes his </text:p>
            <text:p text:style-name="P1">interest to hub</text:p>
          </draw:text-box>
        </draw:frame>
        <draw:frame draw:style-name="gr26" draw:text-style-name="P1" draw:layer="layout" svg:width="7cm" svg:height="1.675cm" svg:x="12.3cm" svg:y="10.325cm">
          <draw:text-box>
            <text:p text:style-name="P1">3. Gets Alice address</text:p>
            <text:p text:style-name="P1">in return</text:p>
          </draw:text-box>
        </draw:frame>
        <draw:frame draw:style-name="gr8" draw:layer="layout" svg:width="9.5cm" svg:height="0.963cm" svg:x="9cm" svg:y="13cm">
          <draw:text-box>
            <text:p>4. Bob has meet Alice via hub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3" draw:text-style-name="P1" draw:layer="layout" svg:width="23.1cm" svg:height="10.401cm" svg:x="2.4cm" svg:y="5.599cm">
          <draw:image xlink:href="Pictures/2000022100005A3D000028A24D57E5C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circle draw:style-name="gr6" draw:text-style-name="P1" xml:id="id2" draw:id="id2" draw:layer="layout" svg:width="3cm" svg:height="3cm" svg:x="8cm" svg:y="7cm">
          <text:p text:style-name="P1">Germany</text:p>
        </draw:circle>
        <draw:circle draw:style-name="gr6" draw:text-style-name="P1" xml:id="id1" draw:id="id1" draw:layer="layout" svg:width="3cm" svg:height="3cm" svg:x="14.5cm" svg:y="7cm">
          <text:p text:style-name="P1">Berlin</text:p>
        </draw:circle>
        <draw:frame draw:style-name="gr8" draw:layer="layout" svg:width="4.5cm" svg:height="0.963cm" svg:x="11.5cm" svg:y="7.5cm">
          <draw:text-box>
            <text:p>is part of</text:p>
          </draw:text-box>
        </draw:frame>
        <draw:connector draw:style-name="gr7" draw:text-style-name="P1" draw:layer="layout" draw:type="lines" svg:x1="14.5cm" svg:y1="8.5cm" svg:x2="11cm" svg:y2="8.5cm" draw:start-shape="id1" draw:start-glue-point="3" draw:end-shape="id2" draw:end-glue-point="1" svg:d="M14500 8500h-501-2498-501">
          <text:p/>
        </draw:connecto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13" draw:text-style-name="P1" draw:layer="layout" svg:width="9.502cm" svg:height="3.002cm" svg:x="7.999cm" svg:y="6.999cm">
          <draw:image xlink:href="Pictures/2000005D0000251F00000BBBB0CA8C26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circle draw:style-name="gr6" draw:text-style-name="P1" draw:layer="layout" svg:width="4cm" svg:height="4cm" svg:x="9cm" svg:y="4.6cm">
          <text:p text:style-name="P1">Programming</text:p>
          <text:p text:style-name="P1">Language</text:p>
        </draw:circle>
        <draw:circle draw:style-name="gr6" draw:text-style-name="P1" draw:layer="layout" svg:width="3cm" svg:height="3cm" svg:x="6.5cm" svg:y="10.5cm">
          <text:p text:style-name="P1">Java</text:p>
        </draw:circle>
        <draw:circle draw:style-name="gr6" draw:text-style-name="P1" draw:layer="layout" svg:width="3cm" svg:height="3cm" svg:x="13cm" svg:y="10.4cm">
          <text:p text:style-name="P1">C#</text:p>
        </draw:circle>
        <draw:line draw:style-name="gr7" draw:text-style-name="P1" draw:layer="layout" svg:x1="10.5cm" svg:y1="8.5cm" svg:x2="9cm" svg:y2="11cm">
          <text:p/>
        </draw:line>
        <draw:line draw:style-name="gr7" draw:text-style-name="P1" draw:layer="layout" svg:x1="12cm" svg:y1="8.5cm" svg:x2="13.5cm" svg:y2="11cm">
          <text:p/>
        </draw:line>
        <draw:frame draw:style-name="gr8" draw:layer="layout" svg:width="2cm" svg:height="0.963cm" svg:x="10.4cm" svg:y="9.3cm">
          <draw:text-box>
            <text:p>sub</text:p>
          </draw:text-box>
        </draw:frame>
        <draw:line draw:style-name="gr7" draw:text-style-name="P1" draw:layer="layout" svg:x1="8cm" svg:y1="10.5cm" svg:x2="9.5cm" svg:y2="8cm">
          <text:p/>
        </draw:line>
        <draw:frame draw:style-name="gr8" draw:layer="layout" svg:width="2.5cm" svg:height="0.963cm" svg:x="6.2cm" svg:y="8.7cm">
          <draw:text-box>
            <text:p>super</text:p>
          </draw:text-box>
        </draw:frame>
        <draw:line draw:style-name="gr7" draw:text-style-name="P1" draw:layer="layout" svg:x1="14.5cm" svg:y1="10.5cm" svg:x2="12.5cm" svg:y2="8cm">
          <text:p/>
        </draw:line>
        <draw:frame draw:style-name="gr8" draw:layer="layout" svg:width="2.5cm" svg:height="0.963cm" svg:x="14cm" svg:y="8.537cm">
          <draw:text-box>
            <text:p>super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13" draw:text-style-name="P1" draw:layer="layout" svg:width="10.3cm" svg:height="8.902cm" svg:x="6.2cm" svg:y="4.599cm">
          <draw:image xlink:href="Pictures/200000C50000283D000022C771D2961D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rect draw:style-name="gr14" draw:text-style-name="P1" draw:layer="layout" svg:width="9.5cm" svg:height="6.5cm" svg:x="1cm" svg:y="6.3cm">
          <text:p/>
        </draw:rect>
        <draw:frame draw:style-name="gr8" draw:layer="layout" svg:width="4cm" svg:height="0.963cm" svg:x="1cm" svg:y="11.8cm">
          <draw:text-box>
            <text:p>source</text:p>
          </draw:text-box>
        </draw:frame>
        <draw:circle draw:style-name="gr6" draw:text-style-name="P1" draw:layer="layout" svg:width="2cm" svg:height="2cm" svg:x="6.4cm" svg:y="10cm">
          <text:p text:style-name="P1">alpha</text:p>
        </draw:circle>
        <draw:circle draw:style-name="gr6" draw:text-style-name="P1" draw:layer="layout" svg:width="2cm" svg:height="2cm" svg:x="6cm" svg:y="6.8cm">
          <text:p text:style-name="P1">beta</text:p>
        </draw:circle>
        <draw:circle draw:style-name="gr6" draw:text-style-name="P1" draw:layer="layout" svg:width="2.5cm" svg:height="2.5cm" svg:x="2.5cm" svg:y="8cm">
          <text:p text:style-name="P1">gamma</text:p>
        </draw:circle>
        <draw:rect draw:style-name="gr14" draw:text-style-name="P1" draw:layer="layout" svg:width="9.5cm" svg:height="6.5cm" svg:x="17cm" svg:y="6.4cm">
          <text:p/>
        </draw:rect>
        <draw:frame draw:style-name="gr8" draw:layer="layout" svg:width="4cm" svg:height="0.963cm" svg:x="23.5cm" svg:y="12cm">
          <draw:text-box>
            <text:p>fragment</text:p>
          </draw:text-box>
        </draw:frame>
        <draw:circle draw:style-name="gr6" draw:text-style-name="P1" draw:layer="layout" svg:width="2cm" svg:height="2cm" svg:x="12.7cm" svg:y="9.6cm">
          <text:p text:style-name="P1">alpha</text:p>
        </draw:circle>
        <draw:circle draw:style-name="gr6" draw:text-style-name="P1" draw:layer="layout" svg:width="2cm" svg:height="2cm" svg:x="21.5cm" svg:y="8cm">
          <text:p text:style-name="P1">alpha</text:p>
        </draw:circle>
        <draw:line draw:style-name="gr7" draw:text-style-name="P1" draw:layer="layout" svg:x1="10.5cm" svg:y1="8.4cm" svg:x2="17cm" svg:y2="8.4cm">
          <text:p/>
        </draw:line>
        <draw:frame draw:style-name="gr8" draw:layer="layout" svg:width="5.5cm" svg:height="0.963cm" svg:x="11.3cm" svg:y="7.5cm">
          <draw:text-box>
            <text:p>fragmentation</text:p>
          </draw:text-box>
        </draw:frame>
        <draw:frame draw:style-name="gr8" draw:layer="layout" svg:width="2.5cm" svg:height="0.963cm" svg:x="12.5cm" svg:y="11.8cm">
          <draw:text-box>
            <text:p>anchor</text:p>
          </draw:text-box>
        </draw:frame>
        <draw:line draw:style-name="gr27" draw:text-style-name="P1" draw:layer="layout" svg:x1="8.5cm" svg:y1="11cm" svg:x2="12.5cm" svg:y2="10.5cm">
          <text:p/>
        </draw:line>
        <draw:frame draw:style-name="gr28" draw:text-style-name="P5" draw:layer="layout" svg:width="2.822cm" svg:height="0.958cm" svg:x="9.178cm" svg:y="13.5cm">
          <draw:text-box>
            <text:p><text:span text:style-name="T1">identical</text:span></text:p>
          </draw:text-box>
        </draw:frame>
        <draw:line draw:style-name="gr29" draw:text-style-name="P1" draw:layer="layout" svg:x1="10cm" svg:y1="11cm" svg:x2="10cm" svg:y2="13.5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rect draw:style-name="gr14" draw:text-style-name="P1" draw:layer="layout" svg:width="9.5cm" svg:height="6.5cm" svg:x="1cm" svg:y="6.3cm">
          <text:p/>
        </draw:rect>
        <draw:frame draw:style-name="gr8" draw:layer="layout" svg:width="4cm" svg:height="0.963cm" svg:x="1cm" svg:y="11.8cm">
          <draw:text-box>
            <text:p>source</text:p>
          </draw:text-box>
        </draw:frame>
        <draw:circle draw:style-name="gr6" draw:text-style-name="P1" draw:layer="layout" svg:width="2cm" svg:height="2cm" svg:x="6.4cm" svg:y="10cm">
          <text:p text:style-name="P1">alpha</text:p>
        </draw:circle>
        <draw:circle draw:style-name="gr6" draw:text-style-name="P1" draw:layer="layout" svg:width="2cm" svg:height="2cm" svg:x="6cm" svg:y="6.8cm">
          <text:p text:style-name="P1">beta</text:p>
        </draw:circle>
        <draw:circle draw:style-name="gr6" draw:text-style-name="P1" draw:layer="layout" svg:width="2.5cm" svg:height="2.5cm" svg:x="2.5cm" svg:y="8cm">
          <text:p text:style-name="P1">gamma</text:p>
        </draw:circle>
        <draw:rect draw:style-name="gr14" draw:text-style-name="P1" draw:layer="layout" svg:width="9.5cm" svg:height="6.5cm" svg:x="17cm" svg:y="6.4cm">
          <text:p/>
        </draw:rect>
        <draw:frame draw:style-name="gr8" draw:layer="layout" svg:width="4cm" svg:height="0.963cm" svg:x="23.5cm" svg:y="12cm">
          <draw:text-box>
            <text:p>fragment</text:p>
          </draw:text-box>
        </draw:frame>
        <draw:circle draw:style-name="gr6" draw:text-style-name="P1" draw:layer="layout" svg:width="2cm" svg:height="2cm" svg:x="12.7cm" svg:y="9.6cm">
          <text:p text:style-name="P1">alpha</text:p>
        </draw:circle>
        <draw:circle draw:style-name="gr6" draw:text-style-name="P1" draw:layer="layout" svg:width="2cm" svg:height="2cm" svg:x="21.5cm" svg:y="8cm">
          <text:p text:style-name="P1">alpha</text:p>
        </draw:circle>
        <draw:line draw:style-name="gr7" draw:text-style-name="P1" draw:layer="layout" svg:x1="10.5cm" svg:y1="8.4cm" svg:x2="17cm" svg:y2="8.4cm">
          <text:p/>
        </draw:line>
        <draw:frame draw:style-name="gr8" draw:layer="layout" svg:width="5.5cm" svg:height="0.963cm" svg:x="11.3cm" svg:y="7.5cm">
          <draw:text-box>
            <text:p>fragmentation</text:p>
          </draw:text-box>
        </draw:frame>
        <draw:frame draw:style-name="gr8" draw:layer="layout" svg:width="2.5cm" svg:height="0.963cm" svg:x="12.5cm" svg:y="11.8cm">
          <draw:text-box>
            <text:p>anchor</text:p>
          </draw:text-box>
        </draw:frame>
        <draw:line draw:style-name="gr27" draw:text-style-name="P1" draw:layer="layout" svg:x1="8.5cm" svg:y1="11cm" svg:x2="12.5cm" svg:y2="10.5cm">
          <text:p/>
        </draw:line>
        <draw:frame draw:style-name="gr28" draw:text-style-name="P5" draw:layer="layout" svg:width="2.822cm" svg:height="0.958cm" svg:x="9.178cm" svg:y="13.5cm">
          <draw:text-box>
            <text:p><text:span text:style-name="T1">identical</text:span></text:p>
          </draw:text-box>
        </draw:frame>
        <draw:line draw:style-name="gr29" draw:text-style-name="P1" draw:layer="layout" svg:x1="10cm" svg:y1="11cm" svg:x2="10cm" svg:y2="13.5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rect draw:style-name="gr14" draw:text-style-name="P1" draw:layer="layout" svg:width="9cm" svg:height="11.5cm" svg:x="1.2cm" svg:y="3cm">
          <text:p/>
        </draw:rect>
        <draw:frame draw:style-name="gr8" draw:text-style-name="P7" draw:layer="layout" svg:width="4cm" svg:height="0.963cm" svg:x="1.2cm" svg:y="13.5cm">
          <draw:text-box>
            <text:p><text:span text:style-name="T3">source</text:span></text:p>
          </draw:text-box>
        </draw:frame>
        <draw:circle draw:style-name="gr6" draw:text-style-name="P8" draw:layer="layout" svg:width="2cm" svg:height="2cm" svg:x="11.2cm" svg:y="10cm">
          <text:p text:style-name="P1"><text:span text:style-name="T3">PL</text:span></text:p>
        </draw:circle>
        <draw:line draw:style-name="gr7" draw:text-style-name="P1" draw:layer="layout" svg:x1="10.2cm" svg:y1="8.4cm" svg:x2="16.7cm" svg:y2="8.4cm">
          <text:p/>
        </draw:line>
        <draw:frame draw:style-name="gr8" draw:text-style-name="P7" draw:layer="layout" svg:width="5.5cm" svg:height="0.963cm" svg:x="11cm" svg:y="7.5cm">
          <draw:text-box>
            <text:p><text:span text:style-name="T3">fragmentation</text:span></text:p>
          </draw:text-box>
        </draw:frame>
        <draw:frame draw:style-name="gr8" draw:text-style-name="P7" draw:layer="layout" svg:width="2.5cm" svg:height="0.963cm" svg:x="13.4cm" svg:y="10.5cm">
          <draw:text-box>
            <text:p><text:span text:style-name="T3">anchor</text:span></text:p>
          </draw:text-box>
        </draw:frame>
        <draw:circle draw:style-name="gr6" draw:text-style-name="P1" xml:id="id3" draw:id="id3" draw:layer="layout" svg:width="2cm" svg:height="2cm" svg:x="4.7cm" svg:y="3.5cm">
          <text:p text:style-name="P1">CS</text:p>
        </draw:circle>
        <draw:circle draw:style-name="gr6" draw:text-style-name="P1" xml:id="id4" draw:id="id4" draw:layer="layout" svg:width="2cm" svg:height="2cm" svg:x="3.2cm" svg:y="7cm">
          <text:p text:style-name="P1">PL</text:p>
        </draw:circle>
        <draw:circle draw:style-name="gr6" draw:text-style-name="P1" xml:id="id7" draw:id="id7" draw:layer="layout" svg:width="2cm" svg:height="2cm" svg:x="7.2cm" svg:y="7cm">
          <text:p text:style-name="P1">SW</text:p>
        </draw:circle>
        <draw:circle draw:style-name="gr6" draw:text-style-name="P1" xml:id="id5" draw:id="id5" draw:layer="layout" svg:width="2cm" svg:height="2cm" svg:x="1.7cm" svg:y="10.5cm">
          <text:p text:style-name="P1">Java</text:p>
        </draw:circle>
        <draw:circle draw:style-name="gr6" draw:text-style-name="P1" xml:id="id6" draw:id="id6" draw:layer="layout" svg:width="2cm" svg:height="2cm" svg:x="5.2cm" svg:y="10.5cm">
          <text:p text:style-name="P1">C#</text:p>
        </draw:circle>
        <draw:connector draw:style-name="gr30" draw:text-style-name="P1" draw:layer="layout" draw:type="line" svg:x1="5.7cm" svg:y1="5.5cm" svg:x2="4.2cm" svg:y2="7cm" draw:start-shape="id3" draw:start-glue-point="2" draw:end-shape="id4" svg:d="M5700 5500l-1500 1500">
          <text:p/>
        </draw:connector>
        <draw:connector draw:style-name="gr30" draw:text-style-name="P1" draw:layer="layout" draw:type="line" svg:x1="4.2cm" svg:y1="9cm" svg:x2="2.7cm" svg:y2="10.5cm" draw:start-shape="id4" draw:start-glue-point="2" draw:end-shape="id5" svg:d="M4200 9000l-1500 1500">
          <text:p/>
        </draw:connector>
        <draw:connector draw:style-name="gr30" draw:text-style-name="P1" draw:layer="layout" draw:type="line" svg:x1="4.2cm" svg:y1="9cm" svg:x2="6.2cm" svg:y2="10.5cm" draw:start-shape="id4" draw:start-glue-point="2" draw:end-shape="id6" svg:d="M4200 9000l2000 1500">
          <text:p/>
        </draw:connector>
        <draw:connector draw:style-name="gr30" draw:text-style-name="P1" draw:layer="layout" draw:type="line" svg:x1="5.7cm" svg:y1="5.5cm" svg:x2="8.2cm" svg:y2="7cm" draw:start-shape="id3" draw:start-glue-point="2" draw:end-shape="id7" svg:d="M5700 5500l2500 1500">
          <text:p/>
        </draw:connector>
        <draw:frame draw:style-name="gr31" draw:layer="layout" svg:width="4.57cm" svg:height="1.675cm" svg:x="11.13cm" svg:y="12cm">
          <draw:text-box>
            <text:p>super: allowed</text:p>
            <text:p/>
          </draw:text-box>
        </draw:frame>
        <draw:frame draw:style-name="gr32" draw:layer="layout" svg:width="4.007cm" svg:height="1.675cm" svg:x="11.13cm" svg:y="12.801cm">
          <draw:text-box>
            <text:p>sub: allowed</text:p>
            <text:p>depth: 1</text:p>
          </draw:text-box>
        </draw:frame>
        <draw:line draw:style-name="gr27" draw:text-style-name="P1" draw:layer="layout" svg:x1="4.7cm" svg:y1="8.5cm" svg:x2="11.2cm" svg:y2="11cm">
          <text:p/>
        </draw:line>
        <draw:rect draw:style-name="gr14" draw:text-style-name="P1" draw:layer="layout" svg:width="9cm" svg:height="11.5cm" svg:x="16.7cm" svg:y="3cm">
          <text:p/>
        </draw:rect>
        <draw:frame draw:style-name="gr8" draw:text-style-name="P7" draw:layer="layout" svg:width="4cm" svg:height="0.963cm" svg:x="16.7cm" svg:y="13.5cm">
          <draw:text-box>
            <text:p><text:span text:style-name="T3">fragment</text:span></text:p>
          </draw:text-box>
        </draw:frame>
        <draw:circle draw:style-name="gr6" draw:text-style-name="P1" xml:id="id8" draw:id="id8" draw:layer="layout" svg:width="2cm" svg:height="2cm" svg:x="20.2cm" svg:y="3.5cm">
          <text:p text:style-name="P1">CS</text:p>
        </draw:circle>
        <draw:circle draw:style-name="gr6" draw:text-style-name="P1" xml:id="id9" draw:id="id9" draw:layer="layout" svg:width="2cm" svg:height="2cm" svg:x="18.7cm" svg:y="7cm">
          <text:p text:style-name="P1">PL</text:p>
        </draw:circle>
        <draw:circle draw:style-name="gr6" draw:text-style-name="P1" xml:id="id10" draw:id="id10" draw:layer="layout" svg:width="2cm" svg:height="2cm" svg:x="17.2cm" svg:y="10.5cm">
          <text:p text:style-name="P1">Java</text:p>
        </draw:circle>
        <draw:circle draw:style-name="gr6" draw:text-style-name="P1" xml:id="id11" draw:id="id11" draw:layer="layout" svg:width="2cm" svg:height="2cm" svg:x="20.7cm" svg:y="10.5cm">
          <text:p text:style-name="P1">C#</text:p>
        </draw:circle>
        <draw:connector draw:style-name="gr30" draw:text-style-name="P1" draw:layer="layout" draw:type="line" svg:x1="21.2cm" svg:y1="5.5cm" svg:x2="19.7cm" svg:y2="7cm" draw:start-shape="id8" draw:start-glue-point="2" draw:end-shape="id9" svg:d="M21200 5500l-1500 1500">
          <text:p/>
        </draw:connector>
        <draw:connector draw:style-name="gr30" draw:text-style-name="P1" draw:layer="layout" draw:type="line" svg:x1="19.7cm" svg:y1="9cm" svg:x2="18.2cm" svg:y2="10.5cm" draw:start-shape="id9" draw:start-glue-point="2" draw:end-shape="id10" svg:d="M19700 9000l-1500 1500">
          <text:p/>
        </draw:connector>
        <draw:connector draw:style-name="gr30" draw:text-style-name="P1" draw:layer="layout" draw:type="line" svg:x1="19.7cm" svg:y1="9cm" svg:x2="21.7cm" svg:y2="10.5cm" draw:start-shape="id9" draw:start-glue-point="2" draw:end-shape="id11" svg:d="M19700 9000l2000 1500">
          <text:p/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13" draw:text-style-name="P1" draw:layer="layout" svg:width="24.502cm" svg:height="11.502cm" svg:x="1.199cm" svg:y="2.999cm">
          <draw:image xlink:href="Pictures/2000021D00005FB700002CEFDDD406C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rect draw:style-name="gr14" draw:text-style-name="P1" draw:layer="layout" svg:width="10cm" svg:height="14cm" svg:x="3cm" svg:y="3cm">
          <text:p/>
        </draw:rect>
        <draw:circle draw:style-name="gr6" draw:text-style-name="P1" xml:id="id12" draw:id="id12" draw:layer="layout" svg:width="2cm" svg:height="2cm" svg:x="5.6cm" svg:y="4.5cm">
          <text:p text:style-name="P1">Alisha</text:p>
        </draw:circle>
        <draw:circle draw:style-name="gr6" draw:text-style-name="P1" xml:id="id13" draw:id="id13" draw:layer="layout" svg:width="2cm" svg:height="2cm" svg:x="4.1cm" svg:y="9.5cm">
          <text:p text:style-name="P1">Ben</text:p>
        </draw:circle>
        <draw:circle draw:style-name="gr6" draw:text-style-name="P1" xml:id="id14" draw:id="id14" draw:layer="layout" svg:width="2.5cm" svg:height="2.5cm" svg:x="8.6cm" svg:y="7cm">
          <text:p text:style-name="P1">Carmen</text:p>
        </draw:circle>
        <draw:circle draw:style-name="gr6" draw:text-style-name="P1" xml:id="id15" draw:id="id15" draw:layer="layout" svg:width="2.5cm" svg:height="2.5cm" svg:x="9.1cm" svg:y="11cm">
          <text:p text:style-name="P1">Deng</text:p>
        </draw:circle>
        <draw:circle draw:style-name="gr6" draw:text-style-name="P1" xml:id="id16" draw:id="id16" draw:layer="layout" svg:width="2cm" svg:height="2cm" svg:x="5.1cm" svg:y="13.5cm">
          <text:p text:style-name="P1">Elias</text:p>
        </draw:circle>
        <draw:connector draw:style-name="gr7" draw:text-style-name="P1" draw:layer="layout" draw:type="line" svg:x1="6.6cm" svg:y1="6.5cm" svg:x2="5.1cm" svg:y2="9.5cm" draw:start-shape="id12" draw:start-glue-point="2" draw:end-shape="id13" svg:d="M6600 6500l-1500 3000">
          <text:p/>
        </draw:connector>
        <draw:frame draw:style-name="gr33" draw:layer="layout" svg:width="2.475cm" svg:height="0.963cm" svg:x="3.625cm" svg:y="7cm">
          <draw:text-box>
            <text:p>mother</text:p>
          </draw:text-box>
        </draw:frame>
        <draw:connector draw:style-name="gr7" draw:text-style-name="P1" draw:layer="layout" draw:type="line" svg:x1="7.6cm" svg:y1="5.5cm" svg:x2="9.85cm" svg:y2="7cm" draw:start-shape="id12" draw:start-glue-point="1" draw:end-shape="id14" svg:d="M7600 5500l2250 1500">
          <text:p/>
        </draw:connector>
        <draw:frame draw:style-name="gr8" draw:layer="layout" svg:width="3.5cm" svg:height="0.963cm" svg:x="8.5cm" svg:y="4.9cm">
          <draw:text-box>
            <text:p>sister</text:p>
          </draw:text-box>
        </draw:frame>
        <draw:connector draw:style-name="gr7" draw:text-style-name="P1" draw:layer="layout" draw:type="line" svg:x1="9.85cm" svg:y1="9.5cm" svg:x2="10.35cm" svg:y2="11cm" draw:start-shape="id14" draw:start-glue-point="2" draw:end-shape="id15" svg:d="M9850 9500l500 1500">
          <text:p/>
        </draw:connector>
        <draw:frame draw:style-name="gr34" draw:layer="layout" svg:width="2.475cm" svg:height="1cm" svg:x="10.6cm" svg:y="9.5cm">
          <draw:text-box>
            <text:p>mother</text:p>
          </draw:text-box>
        </draw:frame>
        <draw:connector draw:style-name="gr7" draw:text-style-name="P1" draw:layer="layout" draw:type="line" svg:x1="5.1cm" svg:y1="11.5cm" svg:x2="6.1cm" svg:y2="13.5cm" draw:start-shape="id13" draw:start-glue-point="2" draw:end-shape="id16" svg:d="M5100 11500l1000 2000">
          <text:p/>
        </draw:connector>
        <draw:frame draw:style-name="gr35" draw:layer="layout" svg:width="2.123cm" svg:height="1cm" svg:x="3.477cm" svg:y="12cm">
          <draw:text-box>
            <text:p>father</text:p>
          </draw:text-box>
        </draw:frame>
        <draw:connector draw:style-name="gr7" draw:text-style-name="P1" draw:layer="layout" draw:type="line" svg:x1="6.169cm" svg:y1="10.759cm" svg:x2="9.114cm" svg:y2="11.732cm" svg:d="M6169 10759l2945 973">
          <text:p/>
        </draw:connector>
        <draw:frame draw:style-name="gr36" draw:layer="layout" svg:width="2.331cm" svg:height="1cm" svg:x="6.477cm" svg:y="10.1cm">
          <draw:text-box>
            <text:p>cousin</text:p>
          </draw:text-box>
        </draw:frame>
        <draw:frame draw:style-name="gr8" draw:layer="layout" svg:width="3cm" svg:height="0.963cm" svg:x="3.1cm" svg:y="16cm">
          <draw:text-box>
            <text:p>source</text:p>
          </draw:text-box>
        </draw:frame>
        <draw:circle draw:style-name="gr6" draw:text-style-name="P1" draw:layer="layout" svg:width="2cm" svg:height="2cm" svg:x="14.9cm" svg:y="11.5cm">
          <text:p text:style-name="P1">Alisha</text:p>
        </draw:circle>
        <draw:frame draw:style-name="gr37" draw:layer="layout" svg:width="2.437cm" svg:height="0.963cm" svg:x="17.101cm" svg:y="12.1cm">
          <draw:text-box>
            <text:p>anchor</text:p>
          </draw:text-box>
        </draw:frame>
        <draw:frame draw:style-name="gr25" draw:layer="layout" svg:width="5.5cm" svg:height="1.675cm" svg:x="14.9cm" svg:y="14cm">
          <draw:text-box>
            <text:p>Allowed: mother</text:p>
            <text:p>Depth: 2</text:p>
          </draw:text-box>
        </draw:frame>
        <draw:rect draw:style-name="gr14" draw:text-style-name="P1" draw:layer="layout" svg:width="5cm" svg:height="14cm" svg:x="19.9cm" svg:y="3cm">
          <text:p/>
        </draw:rect>
        <draw:line draw:style-name="gr7" draw:text-style-name="P1" draw:layer="layout" svg:x1="13cm" svg:y1="9.5cm" svg:x2="20cm" svg:y2="9.5cm">
          <text:p/>
        </draw:line>
        <draw:frame draw:style-name="gr8" draw:layer="layout" svg:width="4.5cm" svg:height="0.963cm" svg:x="13.7cm" svg:y="8.4cm">
          <draw:text-box>
            <text:p>fragmentation</text:p>
          </draw:text-box>
        </draw:frame>
        <draw:circle draw:style-name="gr6" draw:text-style-name="P1" xml:id="id17" draw:id="id17" draw:layer="layout" svg:width="2cm" svg:height="2cm" svg:x="22.4cm" svg:y="6cm">
          <text:p text:style-name="P1">Alisha</text:p>
        </draw:circle>
        <draw:circle draw:style-name="gr6" draw:text-style-name="P1" xml:id="id18" draw:id="id18" draw:layer="layout" svg:width="2cm" svg:height="2cm" svg:x="20.9cm" svg:y="11cm">
          <text:p text:style-name="P1">Ben</text:p>
        </draw:circle>
        <draw:connector draw:style-name="gr7" draw:text-style-name="P1" draw:layer="layout" draw:type="line" svg:x1="23.4cm" svg:y1="8cm" svg:x2="21.9cm" svg:y2="11cm" draw:start-shape="id17" draw:start-glue-point="2" draw:end-shape="id18" svg:d="M23400 8000l-1500 3000">
          <text:p/>
        </draw:connector>
        <draw:frame draw:style-name="gr33" draw:layer="layout" svg:width="2.475cm" svg:height="0.963cm" svg:x="20.425cm" svg:y="8.5cm">
          <draw:text-box>
            <text:p>mother</text:p>
          </draw:text-box>
        </draw:frame>
        <draw:frame draw:style-name="gr38" draw:layer="layout" svg:width="3.004cm" svg:height="0.963cm" svg:x="21.796cm" svg:y="16.037cm">
          <draw:text-box>
            <text:p>fragment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draw:style-name="gr13" draw:text-style-name="P1" draw:layer="layout" svg:width="21.902cm" svg:height="14.002cm" svg:x="2.999cm" svg:y="2.999cm">
          <draw:image xlink:href="Pictures/200002320000558F000036B36ACC114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draw:style-name="gr37" draw:text-style-name="P7" draw:layer="layout" svg:width="2.437cm" svg:height="0.963cm" svg:x="6.601cm" svg:y="12.2cm">
          <draw:text-box>
            <text:p><text:span text:style-name="T3">anchor</text:span></text:p>
          </draw:text-box>
        </draw:frame>
        <draw:frame draw:style-name="gr25" draw:text-style-name="P7" draw:layer="layout" svg:width="5.5cm" svg:height="1.675cm" svg:x="1.5cm" svg:y="14.325cm">
          <draw:text-box>
            <text:p><text:span text:style-name="T3">Allowed: mother</text:span></text:p>
            <text:p><text:span text:style-name="T3">Depth: 2</text:span></text:p>
          </draw:text-box>
        </draw:frame>
        <draw:frame draw:style-name="gr8" draw:text-style-name="P7" draw:layer="layout" svg:width="5.8cm" svg:height="0.963cm" svg:x="1.5cm" svg:y="9.037cm">
          <draw:text-box>
            <text:p><text:span text:style-name="T3"><text:s/></text:span><text:span text:style-name="T3">contextualization</text:span></text:p>
          </draw:text-box>
        </draw:frame>
        <draw:circle draw:style-name="gr6" draw:text-style-name="P1" draw:layer="layout" svg:width="2.5cm" svg:height="2.5cm" svg:x="4cm" svg:y="11.5cm">
          <text:p text:style-name="P1">Carmen</text:p>
        </draw:circle>
        <draw:circle draw:style-name="gr6" draw:text-style-name="P8" draw:layer="layout" svg:width="2cm" svg:height="2cm" svg:x="1.5cm" svg:y="11.5cm">
          <text:p text:style-name="P1"><text:span text:style-name="T3">Alisha</text:span></text:p>
        </draw:circle>
        <draw:rect draw:style-name="gr14" draw:text-style-name="P1" draw:layer="layout" svg:width="10cm" svg:height="11.5cm" svg:x="10cm" svg:y="4.4cm">
          <text:p/>
        </draw:rect>
        <draw:circle draw:style-name="gr6" draw:text-style-name="P1" xml:id="id19" draw:id="id19" draw:layer="layout" svg:width="2cm" svg:height="2cm" svg:x="12.6cm" svg:y="4.8cm">
          <text:p text:style-name="P1">Alisha</text:p>
        </draw:circle>
        <draw:circle draw:style-name="gr6" draw:text-style-name="P1" xml:id="id20" draw:id="id20" draw:layer="layout" svg:width="2cm" svg:height="2cm" svg:x="11.1cm" svg:y="9.8cm">
          <text:p text:style-name="P1">Ben</text:p>
        </draw:circle>
        <draw:circle draw:style-name="gr6" draw:text-style-name="P1" xml:id="id21" draw:id="id21" draw:layer="layout" svg:width="2.5cm" svg:height="2.5cm" svg:x="15.6cm" svg:y="7.3cm">
          <text:p text:style-name="P1">Carmen</text:p>
        </draw:circle>
        <draw:circle draw:style-name="gr6" draw:text-style-name="P1" xml:id="id22" draw:id="id22" draw:layer="layout" svg:width="2.5cm" svg:height="2.5cm" svg:x="16.1cm" svg:y="11.3cm">
          <text:p text:style-name="P1">Deng</text:p>
        </draw:circle>
        <draw:connector draw:style-name="gr7" draw:text-style-name="P1" draw:layer="layout" draw:type="line" svg:x1="13.6cm" svg:y1="6.8cm" svg:x2="12.1cm" svg:y2="9.8cm" draw:start-shape="id19" draw:start-glue-point="2" draw:end-shape="id20" svg:d="M13600 6800l-1500 3000">
          <text:p/>
        </draw:connector>
        <draw:frame draw:style-name="gr33" draw:layer="layout" svg:width="2.475cm" svg:height="0.963cm" svg:x="10.625cm" svg:y="7.3cm">
          <draw:text-box>
            <text:p>mother</text:p>
          </draw:text-box>
        </draw:frame>
        <draw:connector draw:style-name="gr7" draw:text-style-name="P1" draw:layer="layout" draw:type="line" svg:x1="16.85cm" svg:y1="9.8cm" svg:x2="17.35cm" svg:y2="11.3cm" draw:start-shape="id21" draw:start-glue-point="2" draw:end-shape="id22" svg:d="M16850 9800l500 1500">
          <text:p/>
        </draw:connector>
        <draw:frame draw:style-name="gr34" draw:layer="layout" svg:width="2.475cm" svg:height="1cm" svg:x="17.6cm" svg:y="9.8cm">
          <draw:text-box>
            <text:p>mother</text:p>
          </draw:text-box>
        </draw:frame>
        <draw:frame draw:style-name="gr8" draw:layer="layout" svg:width="3.4cm" svg:height="0.963cm" svg:x="16.6cm" svg:y="14.9cm">
          <draw:text-box>
            <text:p>fragment</text:p>
          </draw:text-box>
        </draw:frame>
        <draw:line draw:style-name="gr7" draw:text-style-name="P1" draw:layer="layout" svg:x1="2cm" svg:y1="10cm" svg:x2="10cm" svg:y2="10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draw:style-name="gr13" draw:text-style-name="P1" draw:layer="layout" svg:width="18.576cm" svg:height="11.601cm" svg:x="1.499cm" svg:y="4.399cm">
          <draw:image xlink:href="Pictures/2000016F0000489100002D52EF236DA4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rect draw:style-name="gr14" draw:text-style-name="P1" draw:layer="layout" svg:width="27.4cm" svg:height="9cm" svg:x="0.1cm" svg:y="11.5cm">
          <text:p/>
        </draw:rect>
        <draw:line draw:style-name="gr39" draw:text-style-name="P1" draw:layer="layout" svg:x1="25cm" svg:y1="13cm" svg:x2="25cm" svg:y2="11cm">
          <text:p/>
        </draw:line>
        <draw:line draw:style-name="gr39" draw:text-style-name="P1" draw:layer="layout" svg:x1="5cm" svg:y1="13cm" svg:x2="13.5cm" svg:y2="7.5cm">
          <text:p/>
        </draw:line>
        <draw:line draw:style-name="gr39" draw:text-style-name="P1" draw:layer="layout" svg:x1="2.7cm" svg:y1="16cm" svg:x2="2.5cm" svg:y2="7.7cm">
          <text:p/>
        </draw:line>
        <draw:rect draw:style-name="gr6" draw:text-style-name="P1" draw:layer="layout" svg:width="4.5cm" svg:height="1.5cm" svg:x="10.8cm" svg:y="0.3cm">
          <text:p text:style-name="P1">SemanticTag</text:p>
        </draw:rect>
        <draw:custom-shape draw:style-name="gr40" draw:text-style-name="P1" draw:layer="layout" svg:width="0.7cm" svg:height="0.5cm" svg:x="12.801cm" svg:y="1.8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1" draw:layer="layout" svg:width="0.7cm" svg:height="0.5cm" draw:transform="rotate (1.5707963267946) translate (7.502cm 7.3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1" draw:layer="layout" svg:width="0.7cm" svg:height="0.5cm" draw:transform="rotate (1.5707963267946) translate (7.5cm 10.5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9" draw:text-style-name="P1" draw:layer="layout" svg:x1="0.5cm" svg:y1="2.8cm" svg:x2="23.5cm" svg:y2="2.8cm">
          <text:p/>
        </draw:line>
        <draw:line draw:style-name="gr29" draw:text-style-name="P1" draw:layer="layout" svg:x1="0.5cm" svg:y1="2.8cm" svg:x2="0.5cm" svg:y2="10.5cm">
          <text:p/>
        </draw:line>
        <draw:line draw:style-name="gr29" draw:text-style-name="P1" draw:layer="layout" svg:x1="8cm" svg:y1="7cm" svg:x2="13.5cm" svg:y2="7cm">
          <text:p/>
        </draw:line>
        <draw:custom-shape draw:style-name="gr40" draw:text-style-name="P1" draw:layer="layout" svg:width="0.7cm" svg:height="0.5cm" svg:x="23.202cm" svg:y="5.0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1" draw:layer="layout" svg:width="0.7cm" svg:height="0.5cm" svg:x="16.303cm" svg:y="5.0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9" draw:text-style-name="P1" draw:layer="layout" svg:x1="20.5cm" svg:y1="8.5cm" svg:x2="10cm" svg:y2="8.5cm">
          <text:p/>
        </draw:line>
        <draw:line draw:style-name="gr29" draw:text-style-name="P1" draw:layer="layout" svg:x1="10cm" svg:y1="7cm" svg:x2="10cm" svg:y2="8.5cm">
          <text:p/>
        </draw:line>
        <draw:line draw:style-name="gr29" draw:text-style-name="P1" draw:layer="layout" svg:x1="8cm" svg:y1="10.3cm" svg:x2="20.5cm" svg:y2="10.3cm">
          <text:p/>
        </draw:line>
        <draw:line draw:style-name="gr29" draw:text-style-name="P1" draw:layer="layout" svg:x1="0.5cm" svg:y1="10.5cm" svg:x2="1cm" svg:y2="10.5cm">
          <text:p/>
        </draw:line>
        <draw:line draw:style-name="gr29" draw:text-style-name="P1" draw:layer="layout" svg:x1="0.5cm" svg:y1="7.1cm" svg:x2="1cm" svg:y2="7.1cm">
          <text:p/>
        </draw:line>
        <draw:line draw:style-name="gr29" draw:text-style-name="P1" draw:layer="layout" svg:x1="16.7cm" svg:y1="5.5cm" svg:x2="16.7cm" svg:y2="6.5cm">
          <text:p/>
        </draw:line>
        <draw:line draw:style-name="gr29" draw:text-style-name="P1" draw:layer="layout" svg:x1="23.5cm" svg:y1="5.5cm" svg:x2="23.5cm" svg:y2="7.5cm">
          <text:p/>
        </draw:line>
        <draw:line draw:style-name="gr29" draw:text-style-name="P1" draw:layer="layout" svg:x1="27.5cm" svg:y1="6.5cm" svg:x2="27.5cm" svg:y2="10.3cm">
          <text:p/>
        </draw:line>
        <draw:line draw:style-name="gr29" draw:text-style-name="P1" draw:layer="layout" svg:x1="27cm" svg:y1="10.3cm" svg:x2="27.5cm" svg:y2="10.3cm">
          <text:p/>
        </draw:line>
        <draw:line draw:style-name="gr29" draw:text-style-name="P1" draw:layer="layout" svg:x1="27.5cm" svg:y1="6.5cm" svg:x2="23.5cm" svg:y2="6.5cm">
          <text:p/>
        </draw:line>
        <draw:rect draw:style-name="gr6" draw:text-style-name="P1" draw:layer="layout" svg:width="6.6cm" svg:height="1.5cm" svg:x="0.9cm" svg:y="6.3cm">
          <text:p text:style-name="P1">SNSemanticTag</text:p>
        </draw:rect>
        <draw:rect draw:style-name="gr6" draw:text-style-name="P1" draw:layer="layout" svg:width="6.6cm" svg:height="1.5cm" svg:x="0.897cm" svg:y="9.5cm">
          <text:p text:style-name="P1">TXSemanticTag</text:p>
        </draw:rect>
        <draw:line draw:style-name="gr29" draw:text-style-name="P1" draw:layer="layout" svg:x1="13.1cm" svg:y1="2.3cm" svg:x2="13.1cm" svg:y2="2.8cm">
          <text:p/>
        </draw:line>
        <draw:line draw:style-name="gr29" draw:text-style-name="P1" draw:layer="layout" svg:x1="23.5cm" svg:y1="2.8cm" svg:x2="23.5cm" svg:y2="3.8cm">
          <text:p/>
        </draw:line>
        <draw:rect draw:style-name="gr6" draw:text-style-name="P1" draw:layer="layout" svg:width="6.6cm" svg:height="1.5cm" svg:x="20.5cm" svg:y="3.5cm">
          <text:p text:style-name="P1">PeerSemanticTag</text:p>
        </draw:rect>
        <draw:line draw:style-name="gr29" draw:text-style-name="P1" draw:layer="layout" svg:x1="16.7cm" svg:y1="2.8cm" svg:x2="16.7cm" svg:y2="3.8cm">
          <text:p/>
        </draw:line>
        <draw:line draw:style-name="gr29" draw:text-style-name="P1" draw:layer="layout" svg:x1="10cm" svg:y1="2.8cm" svg:x2="10cm" svg:y2="3.8cm">
          <text:p/>
        </draw:line>
        <draw:rect draw:style-name="gr6" draw:text-style-name="P1" draw:layer="layout" svg:width="6.6cm" svg:height="1.5cm" svg:x="13.4cm" svg:y="3.5cm">
          <text:p text:style-name="P1">SpatialSemanticTag</text:p>
        </draw:rect>
        <draw:line draw:style-name="gr29" draw:text-style-name="P1" draw:layer="layout" svg:x1="4.5cm" svg:y1="16.7cm" svg:x2="4.5cm" svg:y2="17.7cm">
          <text:p/>
        </draw:line>
        <draw:line draw:style-name="gr29" draw:text-style-name="P1" draw:layer="layout" svg:x1="3cm" svg:y1="14.3cm" svg:x2="3cm" svg:y2="14.8cm">
          <text:p/>
        </draw:line>
        <draw:line draw:style-name="gr29" draw:text-style-name="P1" draw:layer="layout" svg:x1="24.4cm" svg:y1="14.3cm" svg:x2="24.4cm" svg:y2="14.8cm">
          <text:p/>
        </draw:line>
        <draw:line draw:style-name="gr29" draw:text-style-name="P1" draw:layer="layout" svg:x1="9.5cm" svg:y1="14.3cm" svg:x2="9.5cm" svg:y2="14.8cm">
          <text:p/>
        </draw:line>
        <draw:line draw:style-name="gr29" draw:text-style-name="P1" draw:layer="layout" svg:x1="24.4cm" svg:y1="14.8cm" svg:x2="24.4cm" svg:y2="15.3cm">
          <text:p/>
        </draw:line>
        <draw:line draw:style-name="gr29" draw:text-style-name="P1" draw:layer="layout" svg:x1="4.6cm" svg:y1="14.8cm" svg:x2="4.6cm" svg:y2="15.3cm">
          <text:p/>
        </draw:line>
        <draw:rect draw:style-name="gr6" draw:text-style-name="P1" draw:layer="layout" svg:width="4.5cm" svg:height="1.5cm" svg:x="11.3cm" svg:y="18.6cm">
          <text:p text:style-name="P1">STSet</text:p>
        </draw:rect>
        <draw:rect draw:style-name="gr6" draw:text-style-name="P1" draw:layer="layout" svg:width="4.5cm" svg:height="1.5cm" svg:x="22.2cm" svg:y="15.7cm">
          <text:p text:style-name="P1">Taxonomy</text:p>
        </draw:rect>
        <draw:rect draw:style-name="gr6" draw:text-style-name="P1" draw:layer="layout" svg:width="4.5cm" svg:height="1.5cm" svg:x="2.4cm" svg:y="15.7cm">
          <text:p text:style-name="P1">SemanticNet</text:p>
        </draw:rect>
        <draw:rect draw:style-name="gr6" draw:text-style-name="P1" draw:layer="layout" svg:width="5.9cm" svg:height="1.5cm" svg:x="0.3cm" svg:y="12.9cm">
          <text:p text:style-name="P1">SpatialSemanticNet</text:p>
        </draw:rect>
        <draw:rect draw:style-name="gr6" draw:text-style-name="P1" draw:layer="layout" svg:width="5.9cm" svg:height="1.5cm" svg:x="21.4cm" svg:y="13cm">
          <text:p text:style-name="P1">PeerTaxonomy</text:p>
        </draw:rect>
        <draw:line draw:style-name="gr29" draw:text-style-name="P1" draw:layer="layout" svg:x1="13.4cm" svg:y1="17.7cm" svg:x2="13.4cm" svg:y2="18.2cm">
          <text:p/>
        </draw:line>
        <draw:custom-shape draw:style-name="gr40" draw:text-style-name="P1" draw:layer="layout" svg:width="-0.7cm" svg:height="-0.5cm" svg:x="13.798cm" svg:y="18.5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1" draw:layer="layout" svg:width="-0.7cm" svg:height="-0.5cm" svg:x="4.998cm" svg:y="15.6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1" draw:layer="layout" svg:width="-0.7cm" svg:height="-0.5cm" svg:x="24.798cm" svg:y="15.6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6" draw:text-style-name="P1" draw:layer="layout" svg:width="4.5cm" svg:height="1.5cm" svg:x="7.3cm" svg:y="15.7cm">
          <text:p text:style-name="P1">TimeSTSet</text:p>
        </draw:rect>
        <draw:rect draw:style-name="gr6" draw:text-style-name="P1" draw:layer="layout" svg:width="4.5cm" svg:height="1.5cm" svg:x="12.3cm" svg:y="15.7cm">
          <text:p text:style-name="P1">SpatialSTSet</text:p>
        </draw:rect>
        <draw:rect draw:style-name="gr6" draw:text-style-name="P1" draw:layer="layout" svg:width="4.5cm" svg:height="1.5cm" svg:x="17.3cm" svg:y="15.7cm">
          <text:p text:style-name="P1">PeerSTSet</text:p>
        </draw:rect>
        <draw:line draw:style-name="gr29" draw:text-style-name="P1" draw:layer="layout" svg:x1="3cm" svg:y1="14.8cm" svg:x2="9.5cm" svg:y2="14.8cm">
          <text:p/>
        </draw:line>
        <draw:line draw:style-name="gr29" draw:text-style-name="P1" draw:layer="layout" svg:x1="9.5cm" svg:y1="17.2cm" svg:x2="9.5cm" svg:y2="17.7cm">
          <text:p/>
        </draw:line>
        <draw:line draw:style-name="gr29" draw:text-style-name="P1" draw:layer="layout" svg:x1="14.7cm" svg:y1="17.2cm" svg:x2="14.7cm" svg:y2="17.7cm">
          <text:p/>
        </draw:line>
        <draw:line draw:style-name="gr29" draw:text-style-name="P1" draw:layer="layout" svg:x1="19.5cm" svg:y1="17.2cm" svg:x2="19.5cm" svg:y2="17.7cm">
          <text:p/>
        </draw:line>
        <draw:line draw:style-name="gr29" draw:text-style-name="P1" draw:layer="layout" svg:x1="24.5cm" svg:y1="17.2cm" svg:x2="24.5cm" svg:y2="17.7cm">
          <text:p/>
        </draw:line>
        <draw:line draw:style-name="gr29" draw:text-style-name="P1" draw:layer="layout" svg:x1="4.5cm" svg:y1="17.7cm" svg:x2="24.5cm" svg:y2="17.7cm">
          <text:p/>
        </draw:line>
        <draw:line draw:style-name="gr39" draw:text-style-name="P1" draw:layer="layout" svg:x1="12cm" svg:y1="18.8cm" svg:x2="12cm" svg:y2="1.8cm">
          <text:p/>
        </draw:line>
        <draw:line draw:style-name="gr39" draw:text-style-name="P1" draw:layer="layout" svg:x1="9cm" svg:y1="16cm" svg:x2="9cm" svg:y2="5cm">
          <text:p/>
        </draw:line>
        <draw:line draw:style-name="gr39" draw:text-style-name="P1" draw:layer="layout" svg:x1="14.5cm" svg:y1="16cm" svg:x2="14.5cm" svg:y2="5cm">
          <text:p/>
        </draw:line>
        <draw:line draw:style-name="gr39" draw:text-style-name="P1" draw:layer="layout" svg:x1="21cm" svg:y1="16cm" svg:x2="21cm" svg:y2="5cm">
          <text:p/>
        </draw:line>
        <draw:line draw:style-name="gr39" draw:text-style-name="P1" draw:layer="layout" svg:x1="22.5cm" svg:y1="16cm" svg:x2="7cm" svg:y2="10.5cm">
          <text:p/>
        </draw:line>
        <draw:rect draw:style-name="gr6" draw:text-style-name="P1" draw:layer="layout" svg:width="5.9cm" svg:height="1.5cm" svg:x="6.5cm" svg:y="12.9cm">
          <text:p text:style-name="P1">PeerSemanticNet</text:p>
        </draw:rect>
        <draw:line draw:style-name="gr39" draw:text-style-name="P1" draw:layer="layout" svg:x1="12cm" svg:y1="13.5cm" svg:x2="20.5cm" svg:y2="8cm">
          <text:p/>
        </draw:line>
        <draw:rect draw:style-name="gr6" draw:text-style-name="P1" draw:layer="layout" svg:width="6.6cm" svg:height="1.5cm" svg:x="20.5cm" svg:y="9.5cm">
          <text:p text:style-name="P1">PeerTXSemanticTag</text:p>
        </draw:rect>
        <draw:rect draw:style-name="gr6" draw:text-style-name="P1" draw:layer="layout" svg:width="6.6cm" svg:height="1.5cm" svg:x="20.5cm" svg:y="7.4cm">
          <text:p text:style-name="P1">PeerSNSemanticTag</text:p>
        </draw:rect>
        <draw:rect draw:style-name="gr6" draw:text-style-name="P1" draw:layer="layout" svg:width="5.5cm" svg:height="1.5cm" svg:x="7.3cm" svg:y="3.5cm">
          <text:p text:style-name="P1">TimeSemanticTag</text:p>
        </draw:rect>
        <draw:rect draw:style-name="gr6" draw:text-style-name="P1" draw:layer="layout" svg:width="6.6cm" svg:height="1.5cm" svg:x="13.5cm" svg:y="6.3cm">
          <text:p text:style-name="P1">SpatialSNSemanticTag</text:p>
        </draw:rect>
        <draw:frame draw:style-name="gr41" draw:text-style-name="P5" draw:layer="layout" svg:width="9cm" svg:height="1.2cm" svg:x="0.5cm" svg:y="0.3cm">
          <draw:text-box>
            <text:p><text:span text:style-name="T1">Semantic Tag Types</text:span></text:p>
          </draw:text-box>
        </draw:frame>
        <draw:frame draw:style-name="gr41" draw:text-style-name="P5" draw:layer="layout" svg:width="5.3cm" svg:height="1.2cm" svg:x="0.7cm" svg:y="19.1cm">
          <draw:text-box>
            <text:p><text:span text:style-name="T1">Tag Set Typ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draw:style-name="gr1" draw:text-style-name="P1" draw:layer="layout" svg:width="27.402cm" svg:height="20.202cm" svg:x="0.099cm" svg:y="0.299cm">
          <draw:image xlink:href="Pictures/200003DC00006B0B00004EEB14E08648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rect draw:style-name="gr6" draw:text-style-name="P1" draw:layer="layout" svg:width="4.5cm" svg:height="1.5cm" svg:x="0.5cm" svg:y="13.5cm">
          <text:p text:style-name="P1">STSet</text:p>
        </draw:rect>
        <draw:rect draw:style-name="gr6" draw:text-style-name="P1" draw:layer="layout" svg:width="4.5cm" svg:height="1.5cm" svg:x="8.5cm" svg:y="12cm">
          <text:p text:style-name="P1">Taxonomy</text:p>
        </draw:rect>
        <draw:rect draw:style-name="gr6" draw:text-style-name="P1" draw:layer="layout" svg:width="4.5cm" svg:height="1.5cm" svg:x="8.6cm" svg:y="15.1cm">
          <text:p text:style-name="P1">SemanticNet</text:p>
        </draw:rect>
        <draw:rect draw:style-name="gr6" draw:text-style-name="P1" draw:layer="layout" svg:width="5.9cm" svg:height="1.5cm" svg:x="14.3cm" svg:y="15.1cm">
          <text:p text:style-name="P1">PeerSemanticNet</text:p>
        </draw:rect>
        <draw:rect draw:style-name="gr6" draw:text-style-name="P1" draw:layer="layout" svg:width="5.9cm" svg:height="1.5cm" svg:x="14.3cm" svg:y="17.1cm">
          <text:p text:style-name="P1">SpatialSemanticNet</text:p>
        </draw:rect>
        <draw:rect draw:style-name="gr6" draw:text-style-name="P1" draw:layer="layout" svg:width="5.9cm" svg:height="1.5cm" svg:x="14.3cm" svg:y="12cm">
          <text:p text:style-name="P1">PeerTaxonomy</text:p>
        </draw:rect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frame draw:style-name="gr42" draw:text-style-name="P10" draw:layer="layout" svg:width="15cm" svg:height="2.618cm" svg:x="6.5cm" svg:y="7.5cm">
          <draw:text-box>
            <text:p><text:span text:style-name="T5">Context Sp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frame draw:style-name="gr43" draw:layer="layout" svg:width="2.301cm" svg:height="0.963cm" svg:x="2.199cm" svg:y="10.537cm">
          <draw:text-box>
            <text:p>Topics</text:p>
          </draw:text-box>
        </draw:frame>
        <draw:frame draw:style-name="gr44" draw:layer="layout" svg:width="2.157cm" svg:height="0.963cm" svg:x="12.2cm" svg:y="18.8cm">
          <draw:text-box>
            <text:p>Peers</text:p>
          </draw:text-box>
        </draw:frame>
        <draw:frame draw:style-name="gr45" draw:layer="layout" svg:width="3cm" svg:height="0.963cm" svg:x="11.9cm" svg:y="12.637cm">
          <draw:text-box>
            <text:p>Direction</text:p>
          </draw:text-box>
        </draw:frame>
        <draw:frame draw:style-name="gr46" draw:layer="layout" svg:width="2.259cm" svg:height="0.963cm" svg:x="2.5cm" svg:y="13.036cm">
          <draw:text-box>
            <text:p>Diving</text:p>
          </draw:text-box>
        </draw:frame>
        <draw:frame draw:style-name="gr44" draw:layer="layout" svg:width="2.157cm" svg:height="0.963cm" svg:x="2.501cm" svg:y="15.037cm">
          <draw:text-box>
            <text:p>Shark</text:p>
          </draw:text-box>
        </draw:frame>
        <draw:frame draw:style-name="gr47" draw:layer="layout" svg:width="1.628cm" svg:height="0.963cm" svg:x="8.203cm" svg:y="18.956cm">
          <draw:text-box>
            <text:p>Bob</text:p>
          </draw:text-box>
        </draw:frame>
        <draw:frame draw:style-name="gr48" draw:layer="layout" svg:width="1.031cm" svg:height="0.963cm" svg:x="5.503cm" svg:y="16.457cm">
          <draw:text-box>
            <text:p>In</text:p>
          </draw:text-box>
        </draw:frame>
        <draw:line draw:style-name="gr39" draw:text-style-name="P1" draw:layer="layout" svg:x1="5cm" svg:y1="18.5cm" svg:x2="13.5cm" svg:y2="13.5cm">
          <text:p/>
        </draw:line>
        <draw:line draw:style-name="gr39" draw:text-style-name="P1" draw:layer="layout" svg:x1="5cm" svg:y1="18.5cm" svg:x2="14.5cm" svg:y2="18.5cm">
          <text:p/>
        </draw:line>
        <draw:line draw:style-name="gr39" draw:text-style-name="P1" draw:layer="layout" svg:x1="5cm" svg:y1="18.5cm" svg:x2="5cm" svg:y2="11cm">
          <text:p/>
        </draw:line>
        <draw:circle draw:style-name="gr49" draw:text-style-name="P1" draw:layer="layout" svg:width="0.5cm" svg:height="0.5cm" svg:x="8.7cm" svg:y="18.2cm">
          <text:p/>
        </draw:circle>
        <draw:circle draw:style-name="gr49" draw:text-style-name="P1" draw:layer="layout" svg:width="0.5cm" svg:height="0.5cm" svg:x="4.8cm" svg:y="15.3cm">
          <text:p/>
        </draw:circle>
        <draw:circle draw:style-name="gr49" draw:text-style-name="P1" draw:layer="layout" svg:width="0.5cm" svg:height="0.5cm" svg:x="4.8cm" svg:y="13.3cm">
          <text:p/>
        </draw:circle>
        <draw:circle draw:style-name="gr49" draw:text-style-name="P1" draw:layer="layout" svg:width="0.5cm" svg:height="0.5cm" svg:x="6.6cm" svg:y="17.1cm">
          <text:p/>
        </draw:circle>
        <draw:line draw:style-name="gr27" draw:text-style-name="P1" draw:layer="layout" svg:x1="9cm" svg:y1="18.2cm" svg:x2="14.5cm" svg:y2="15cm">
          <text:p/>
        </draw:line>
        <draw:line draw:style-name="gr27" draw:text-style-name="P1" draw:layer="layout" svg:x1="7cm" svg:y1="14.4cm" svg:x2="14cm" svg:y2="14.4cm">
          <text:p/>
        </draw:line>
        <draw:line draw:style-name="gr27" draw:text-style-name="P1" draw:layer="layout" svg:x1="5.3cm" svg:y1="15.4cm" svg:x2="10.3cm" svg:y2="12.4cm">
          <text:p/>
        </draw:line>
        <draw:line draw:style-name="gr27" draw:text-style-name="P1" draw:layer="layout" svg:x1="5.3cm" svg:y1="13.4cm" svg:x2="8.5cm" svg:y2="11.5cm">
          <text:p/>
        </draw:line>
        <draw:line draw:style-name="gr27" draw:text-style-name="P1" draw:layer="layout" svg:x1="7cm" svg:y1="12.4cm" svg:x2="14cm" svg:y2="12.4cm">
          <text:p/>
        </draw:line>
        <draw:line draw:style-name="gr27" draw:text-style-name="P1" draw:layer="layout" svg:x1="6.9cm" svg:y1="12.5cm" svg:x2="6.9cm" svg:y2="17cm">
          <text:p/>
        </draw:line>
        <draw:line draw:style-name="gr27" draw:text-style-name="P1" draw:layer="layout" svg:x1="7cm" svg:y1="17.3cm" svg:x2="14cm" svg:y2="17.3cm">
          <text:p/>
        </draw:line>
        <draw:line draw:style-name="gr27" draw:text-style-name="P1" draw:layer="layout" svg:x1="10.6cm" svg:y1="12.7cm" svg:x2="10.6cm" svg:y2="17.2cm">
          <text:p/>
        </draw:line>
        <draw:line draw:style-name="gr50" draw:text-style-name="P1" draw:layer="layout" svg:x1="10.6cm" svg:y1="14.4cm" svg:x2="10.6cm" svg:y2="12.4cm">
          <text:p/>
        </draw:line>
        <draw:frame draw:style-name="gr51" draw:text-style-name="P11" draw:layer="layout" svg:width="4.24cm" svg:height="0.963cm" svg:x="9.76cm" svg:y="11cm">
          <draw:text-box>
            <text:p><text:span text:style-name="T6">Bobs Intere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frame draw:style-name="gr1" draw:text-style-name="P1" draw:layer="layout" svg:width="12.701cm" svg:height="9.382cm" svg:x="2.199cm" svg:y="10.537cm">
          <draw:image xlink:href="Pictures/200001800000319E000024A775336D2D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line draw:style-name="gr27" draw:text-style-name="P1" draw:layer="layout" svg:x1="7.1cm" svg:y1="13.6cm" svg:x2="7.1cm" svg:y2="18.1cm">
          <text:p/>
        </draw:line>
        <draw:frame draw:style-name="gr43" draw:layer="layout" svg:width="2.301cm" svg:height="0.963cm" svg:x="2.2cm" svg:y="10.537cm">
          <draw:text-box>
            <text:p>Topics</text:p>
          </draw:text-box>
        </draw:frame>
        <draw:frame draw:style-name="gr44" draw:layer="layout" svg:width="2.157cm" svg:height="0.963cm" svg:x="12.201cm" svg:y="18.8cm">
          <draw:text-box>
            <text:p>Peers</text:p>
          </draw:text-box>
        </draw:frame>
        <draw:frame draw:style-name="gr52" draw:layer="layout" svg:width="1.84cm" svg:height="0.963cm" svg:x="2.501cm" svg:y="13.036cm">
          <draw:text-box>
            <text:p>Java</text:p>
          </draw:text-box>
        </draw:frame>
        <draw:frame draw:style-name="gr53" draw:layer="layout" svg:width="2.225cm" svg:height="0.963cm" svg:x="2.502cm" svg:y="15.037cm">
          <draw:text-box>
            <text:p>Skiing</text:p>
          </draw:text-box>
        </draw:frame>
        <draw:frame draw:style-name="gr47" draw:layer="layout" svg:width="1.628cm" svg:height="0.963cm" svg:x="10.004cm" svg:y="18.956cm">
          <draw:text-box>
            <text:p>Bob</text:p>
          </draw:text-box>
        </draw:frame>
        <draw:line draw:style-name="gr39" draw:text-style-name="P1" draw:layer="layout" svg:x1="5.001cm" svg:y1="18.5cm" svg:x2="14.501cm" svg:y2="18.5cm">
          <text:p/>
        </draw:line>
        <draw:line draw:style-name="gr39" draw:text-style-name="P1" draw:layer="layout" svg:x1="5.001cm" svg:y1="18.5cm" svg:x2="5.001cm" svg:y2="11cm">
          <text:p/>
        </draw:line>
        <draw:circle draw:style-name="gr49" draw:text-style-name="P1" draw:layer="layout" svg:width="0.5cm" svg:height="0.5cm" svg:x="10.601cm" svg:y="18.2cm">
          <text:p/>
        </draw:circle>
        <draw:circle draw:style-name="gr49" draw:text-style-name="P1" draw:layer="layout" svg:width="0.5cm" svg:height="0.5cm" svg:x="4.801cm" svg:y="15.3cm">
          <text:p/>
        </draw:circle>
        <draw:circle draw:style-name="gr49" draw:text-style-name="P1" draw:layer="layout" svg:width="0.5cm" svg:height="0.5cm" svg:x="4.801cm" svg:y="13.3cm">
          <text:p/>
        </draw:circle>
        <draw:frame draw:style-name="gr54" draw:layer="layout" svg:width="1.874cm" svg:height="0.963cm" svg:x="6.504cm" svg:y="18.956cm">
          <draw:text-box>
            <text:p>Alice</text:p>
          </draw:text-box>
        </draw:frame>
        <draw:circle draw:style-name="gr49" draw:text-style-name="P1" draw:layer="layout" svg:width="0.5cm" svg:height="0.5cm" svg:x="6.901cm" svg:y="18.2cm">
          <text:p/>
        </draw:circle>
        <draw:frame draw:style-name="gr55" draw:layer="layout" svg:width="7.724cm" svg:height="0.963cm" svg:x="6.5cm" svg:y="10.94cm">
          <draw:text-box>
            <text:p>context point (Java, Alice)</text:p>
          </draw:text-box>
        </draw:frame>
        <draw:line draw:style-name="gr29" draw:text-style-name="P1" draw:layer="layout" svg:x1="7.4cm" svg:y1="13.4cm" svg:x2="8.4cm" svg:y2="11.9cm">
          <text:p/>
        </draw:line>
        <draw:line draw:style-name="gr27" draw:text-style-name="P1" draw:layer="layout" svg:x1="5.4cm" svg:y1="13.6cm" svg:x2="13.9cm" svg:y2="13.6cm">
          <text:p/>
        </draw:line>
        <draw:line draw:style-name="gr27" draw:text-style-name="P1" draw:layer="layout" svg:x1="5.4cm" svg:y1="15.6cm" svg:x2="13.9cm" svg:y2="15.6cm">
          <text:p/>
        </draw:line>
        <draw:line draw:style-name="gr27" draw:text-style-name="P1" draw:layer="layout" svg:x1="10.9cm" svg:y1="13.6cm" svg:x2="10.9cm" svg:y2="18.1cm">
          <text:p/>
        </draw:line>
        <draw:rect draw:style-name="gr6" draw:text-style-name="P1" draw:layer="layout" svg:width="3.8cm" svg:height="2cm" svg:x="7.1cm" svg:y="13.6cm">
          <text:p text:style-name="P1">a context </text:p>
          <text:p text:style-name="P1">space</text:p>
        </draw:rect>
        <draw:circle draw:style-name="gr56" draw:text-style-name="P1" draw:layer="layout" svg:width="0.5cm" svg:height="0.5cm" svg:x="7cm" svg:y="13.3cm">
          <text:p/>
        </draw:circl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office:forms form:automatic-focus="false" form:apply-design-mode="false"/>
        <draw:frame draw:style-name="gr1" draw:text-style-name="P1" draw:layer="layout" svg:width="12.301cm" svg:height="9.382cm" svg:x="2.2cm" svg:y="10.537cm">
          <draw:image xlink:href="Pictures/200001630000300E000024A7A619CF65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office:forms form:automatic-focus="false" form:apply-design-mode="false"/>
        <draw:rect draw:style-name="gr57" draw:text-style-name="P1" draw:layer="layout" svg:width="6cm" svg:height="1.5cm" svg:x="4cm" svg:y="2cm">
          <text:p text:style-name="P1">ContextSpace</text:p>
        </draw:rect>
        <draw:rect draw:style-name="gr57" draw:text-style-name="P1" draw:layer="layout" svg:width="6cm" svg:height="1.5cm" svg:x="3.9cm" svg:y="5.5cm">
          <text:p text:style-name="P1">SharkCS</text:p>
        </draw:rect>
        <draw:rect draw:style-name="gr58" draw:text-style-name="P1" draw:layer="layout" svg:width="6cm" svg:height="1.5cm" svg:x="13cm" svg:y="3.8cm">
          <text:p text:style-name="P1">SharkCSAlgebra</text:p>
        </draw:rect>
        <draw:rect draw:style-name="gr57" draw:text-style-name="P1" xml:id="id24" draw:id="id24" draw:layer="layout" svg:width="6cm" svg:height="1.5cm" svg:x="7.2cm" svg:y="11.5cm">
          <text:p text:style-name="P1">ContextCoordinates</text:p>
        </draw:rect>
        <draw:rect draw:style-name="gr57" draw:text-style-name="P1" draw:layer="layout" svg:width="6cm" svg:height="1.5cm" svg:x="0.4cm" svg:y="11.5cm">
          <text:p text:style-name="P1">Interest</text:p>
        </draw:rect>
        <draw:rect draw:style-name="gr57" draw:text-style-name="P1" xml:id="id25" draw:id="id25" draw:layer="layout" svg:width="6cm" svg:height="1.5cm" svg:x="21.5cm" svg:y="5.5cm">
          <text:p text:style-name="P1">SharkKB</text:p>
        </draw:rect>
        <draw:rect draw:style-name="gr57" draw:text-style-name="P1" draw:layer="layout" svg:width="6cm" svg:height="1.5cm" svg:x="21.5cm" svg:y="2cm">
          <text:p text:style-name="P1">SharkVocabulary</text:p>
        </draw:rect>
        <draw:rect draw:style-name="gr57" draw:text-style-name="P1" xml:id="id26" draw:id="id26" draw:layer="layout" svg:width="6cm" svg:height="1.5cm" svg:x="21.5cm" svg:y="11.5cm">
          <text:p text:style-name="P1">Knowledge</text:p>
        </draw:rect>
        <draw:rect draw:style-name="gr57" draw:text-style-name="P1" xml:id="id23" draw:id="id23" draw:layer="layout" svg:width="6cm" svg:height="1.5cm" svg:x="14.5cm" svg:y="11.5cm">
          <text:p text:style-name="P1">ContextPoint</text:p>
        </draw:rect>
        <draw:rect draw:style-name="gr57" draw:text-style-name="P1" xml:id="id27" draw:id="id27" draw:layer="layout" svg:width="6cm" svg:height="1.5cm" svg:x="14.5cm" svg:y="14.2cm">
          <text:p text:style-name="P1">Information</text:p>
        </draw:rect>
        <draw:connector draw:style-name="gr39" draw:text-style-name="P1" draw:layer="layout" draw:type="line" svg:x1="14.5cm" svg:y1="12.25cm" svg:x2="13.2cm" svg:y2="12.25cm" draw:start-shape="id23" draw:start-glue-point="3" draw:end-shape="id24" draw:end-glue-point="1" svg:d="M14500 12250h-1300">
          <text:p/>
        </draw:connector>
        <draw:connector draw:style-name="gr39" draw:text-style-name="P1" draw:layer="layout" draw:type="line" svg:x1="24.5cm" svg:y1="7cm" svg:x2="24.5cm" svg:y2="11.5cm" draw:start-shape="id25" draw:start-glue-point="2" draw:end-shape="id26" draw:end-glue-point="0" svg:d="M24500 7000v4500">
          <text:p/>
        </draw:connector>
        <draw:connector draw:style-name="gr39" draw:text-style-name="P1" draw:layer="layout" draw:type="line" svg:x1="21.5cm" svg:y1="12.25cm" svg:x2="20.5cm" svg:y2="12.25cm" draw:start-shape="id26" draw:start-glue-point="3" draw:end-shape="id23" svg:d="M21500 12250h-1000">
          <text:p/>
        </draw:connector>
        <draw:connector draw:style-name="gr39" draw:text-style-name="P1" draw:layer="layout" draw:type="line" svg:x1="17.5cm" svg:y1="13cm" svg:x2="17.5cm" svg:y2="14.2cm" draw:start-shape="id23" draw:start-glue-point="2" draw:end-shape="id27" draw:end-glue-point="0" svg:d="M17500 13000v1200">
          <text:p/>
        </draw:connector>
        <draw:custom-shape draw:style-name="gr40" draw:text-style-name="P1" draw:layer="layout" svg:width="0.7cm" svg:height="0.5cm" svg:x="6.6cm" svg:y="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9" draw:text-style-name="P1" draw:layer="layout" svg:x1="3.5cm" svg:y1="11.5cm" svg:x2="3.5cm" svg:y2="9.5cm">
          <text:p/>
        </draw:line>
        <draw:line draw:style-name="gr29" draw:text-style-name="P1" draw:layer="layout" svg:x1="10.5cm" svg:y1="11.5cm" svg:x2="10.5cm" svg:y2="9.5cm">
          <text:p/>
        </draw:line>
        <draw:line draw:style-name="gr29" draw:text-style-name="P1" draw:layer="layout" svg:x1="3.5cm" svg:y1="9.5cm" svg:x2="10.5cm" svg:y2="9.5cm">
          <text:p/>
        </draw:line>
        <draw:line draw:style-name="gr29" draw:text-style-name="P1" draw:layer="layout" svg:x1="6.9cm" svg:y1="7.5cm" svg:x2="6.9cm" svg:y2="9.5cm">
          <text:p/>
        </draw:line>
        <draw:custom-shape draw:style-name="gr40" draw:text-style-name="P1" draw:layer="layout" svg:width="0.7cm" svg:height="0.5cm" svg:x="6.601cm" svg:y="3.5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9" draw:text-style-name="P1" draw:layer="layout" svg:x1="6.9cm" svg:y1="4cm" svg:x2="6.9cm" svg:y2="5.5cm">
          <text:p/>
        </draw:line>
        <draw:custom-shape draw:style-name="gr40" draw:text-style-name="P1" draw:layer="layout" svg:width="0.7cm" svg:height="0.5cm" svg:x="24.102cm" svg:y="3.5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9" draw:text-style-name="P1" draw:layer="layout" svg:x1="24.401cm" svg:y1="4.001cm" svg:x2="24.401cm" svg:y2="5.501cm">
          <text:p/>
        </draw:lin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office:forms form:automatic-focus="false" form:apply-design-mode="false"/>
        <draw:frame draw:style-name="gr1" draw:text-style-name="P1" draw:layer="layout" svg:width="27.102cm" svg:height="13.702cm" svg:x="0.399cm" svg:y="1.999cm">
          <draw:image xlink:href="Pictures/20000192000069DF00003587262FCDB4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>
        <office:forms form:automatic-focus="false" form:apply-design-mode="false"/>
        <draw:rect draw:style-name="gr59" draw:text-style-name="P1" draw:layer="layout" svg:width="13.5cm" svg:height="6.9cm" svg:x="5.9cm" svg:y="6.3cm">
          <text:p/>
        </draw:rect>
        <draw:rect draw:style-name="gr60" draw:text-style-name="P1" draw:layer="layout" svg:width="12cm" svg:height="3.5cm" svg:x="6.4cm" svg:y="8.2cm">
          <text:p/>
        </draw:rect>
        <draw:rect draw:style-name="gr57" draw:text-style-name="P1" draw:layer="layout" svg:width="12cm" svg:height="1.5cm" svg:x="6.4cm" svg:y="6.7cm">
          <text:p text:style-name="P1">Vocabulary</text:p>
        </draw:rect>
        <draw:circle draw:style-name="gr6" draw:text-style-name="P1" draw:layer="layout" svg:width="1.5cm" svg:height="1.5cm" svg:x="7.4cm" svg:y="8.7cm">
          <text:p text:style-name="P1">CP</text:p>
        </draw:circle>
        <draw:custom-shape draw:style-name="gr40" draw:text-style-name="P1" draw:layer="layout" svg:width="1.5cm" svg:height="1cm" svg:x="8.4cm" svg:y="9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ircle draw:style-name="gr6" draw:text-style-name="P1" draw:layer="layout" svg:width="1.5cm" svg:height="1.5cm" svg:x="11.101cm" svg:y="8.7cm">
          <text:p text:style-name="P1">CP</text:p>
        </draw:circle>
        <draw:custom-shape draw:style-name="gr40" draw:text-style-name="P1" draw:layer="layout" svg:width="1.5cm" svg:height="1cm" svg:x="12.101cm" svg:y="9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ircle draw:style-name="gr6" draw:text-style-name="P1" draw:layer="layout" svg:width="1.5cm" svg:height="1.5cm" svg:x="15.102cm" svg:y="8.7cm">
          <text:p text:style-name="P1">CP</text:p>
        </draw:circle>
        <draw:custom-shape draw:style-name="gr40" draw:text-style-name="P1" draw:layer="layout" svg:width="1.5cm" svg:height="1cm" svg:x="16.102cm" svg:y="9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61" draw:layer="layout" svg:width="11.073cm" svg:height="0.963cm" svg:x="6.455cm" svg:y="10.8cm">
          <draw:text-box>
            <text:p>Information attached to context points</text:p>
          </draw:text-box>
        </draw:frame>
        <draw:frame draw:style-name="gr62" draw:layer="layout" svg:width="3.618cm" svg:height="0.963cm" svg:x="5.982cm" svg:y="12.037cm">
          <draw:text-box>
            <text:p>Knowledge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>
        <office:forms form:automatic-focus="false" form:apply-design-mode="false"/>
        <draw:frame draw:style-name="gr1" draw:text-style-name="P1" draw:layer="layout" svg:width="13.502cm" svg:height="6.902cm" svg:x="5.899cm" svg:y="6.299cm">
          <draw:image xlink:href="Pictures/200000FE000034BF00001AF7B1D87FE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>
        <office:forms form:automatic-focus="false" form:apply-design-mode="false"/>
        <draw:rect draw:style-name="gr49" draw:text-style-name="P1" draw:layer="layout" svg:width="12cm" svg:height="7cm" svg:x="6cm" svg:y="2.6cm">
          <text:p/>
        </draw:rect>
        <draw:rect draw:style-name="gr6" draw:text-style-name="P1" draw:layer="layout" svg:width="6cm" svg:height="1.5cm" svg:x="6.5cm" svg:y="3cm">
          <text:p text:style-name="P1">Topics</text:p>
        </draw:rect>
        <draw:rect draw:style-name="gr6" draw:text-style-name="P1" draw:layer="layout" svg:width="6cm" svg:height="1.5cm" svg:x="6.5cm" svg:y="4.5cm">
          <text:p text:style-name="P1">Peers</text:p>
        </draw:rect>
        <draw:rect draw:style-name="gr6" draw:text-style-name="P1" draw:layer="layout" svg:width="6cm" svg:height="1.5cm" svg:x="6.5cm" svg:y="6cm">
          <text:p text:style-name="P1">Time</text:p>
        </draw:rect>
        <draw:rect draw:style-name="gr6" draw:text-style-name="P1" draw:layer="layout" svg:width="6cm" svg:height="1.5cm" svg:x="6.5cm" svg:y="6cm">
          <text:p text:style-name="P1">Time</text:p>
        </draw:rect>
        <draw:rect draw:style-name="gr6" draw:text-style-name="P1" draw:layer="layout" svg:width="6cm" svg:height="1.5cm" svg:x="6.5cm" svg:y="7.5cm">
          <text:p text:style-name="P1">Locations</text:p>
        </draw:rect>
        <draw:frame draw:style-name="gr63" draw:layer="layout" svg:width="3.626cm" svg:height="0.963cm" svg:x="13.5cm" svg:y="5.6cm">
          <draw:text-box draw:corner-radius="9.009cm">
            <text:p>Vocabulary</text:p>
          </draw:text-box>
        </draw:frame>
        <draw:rect draw:style-name="gr60" draw:text-style-name="P1" draw:layer="layout" svg:width="12cm" svg:height="3.5cm" svg:x="6cm" svg:y="9.537cm">
          <text:p/>
        </draw:rect>
        <draw:circle draw:style-name="gr6" draw:text-style-name="P1" draw:layer="layout" svg:width="1.5cm" svg:height="1.5cm" svg:x="7cm" svg:y="10.237cm">
          <text:p text:style-name="P1">CP</text:p>
        </draw:circle>
        <draw:custom-shape draw:style-name="gr40" draw:text-style-name="P1" draw:layer="layout" svg:width="1.5cm" svg:height="1cm" svg:x="8cm" svg:y="11.33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ircle draw:style-name="gr6" draw:text-style-name="P1" draw:layer="layout" svg:width="1.5cm" svg:height="1.5cm" svg:x="10.701cm" svg:y="10.237cm">
          <text:p text:style-name="P1">CP</text:p>
        </draw:circle>
        <draw:custom-shape draw:style-name="gr40" draw:text-style-name="P1" draw:layer="layout" svg:width="1.5cm" svg:height="1cm" svg:x="11.701cm" svg:y="11.33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ircle draw:style-name="gr6" draw:text-style-name="P1" draw:layer="layout" svg:width="1.5cm" svg:height="1.5cm" svg:x="14.202cm" svg:y="10.237cm">
          <text:p text:style-name="P1">CP</text:p>
        </draw:circle>
        <draw:custom-shape draw:style-name="gr40" draw:text-style-name="P1" draw:layer="layout" svg:width="1.5cm" svg:height="1cm" svg:x="15.202cm" svg:y="11.33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64" draw:text-style-name="P1" draw:layer="layout" svg:width="12cm" svg:height="1.5cm" svg:x="6cm" svg:y="13cm">
          <text:p text:style-name="P1">Owner</text:p>
        </draw:rect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office:forms form:automatic-focus="false" form:apply-design-mode="false"/>
        <draw:frame draw:style-name="gr1" draw:text-style-name="P1" draw:layer="layout" svg:width="12.002cm" svg:height="11.902cm" svg:x="5.999cm" svg:y="2.599cm">
          <draw:image xlink:href="Pictures/2000013A00002EE300002E7FADFBAD86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>
        <office:forms form:automatic-focus="false" form:apply-design-mode="false"/>
        <draw:rect draw:style-name="gr65" draw:text-style-name="P1" xml:id="id32" draw:id="id32" draw:layer="layout" svg:width="10cm" svg:height="4cm" svg:x="13.9cm" svg:y="5.4cm">
          <text:p/>
        </draw:rect>
        <draw:rect draw:style-name="gr65" draw:text-style-name="P1" xml:id="id30" draw:id="id30" draw:layer="layout" svg:width="12.5cm" svg:height="8.5cm" svg:x="0.5cm" svg:y="1cm">
          <text:p/>
        </draw:rect>
        <draw:ellipse draw:style-name="gr57" draw:text-style-name="P1" draw:layer="layout" svg:width="2.5cm" svg:height="1.5cm" svg:x="4.8cm" svg:y="7.3cm">
          <text:p text:style-name="P1">Alice</text:p>
        </draw:ellipse>
        <draw:ellipse draw:style-name="gr57" draw:text-style-name="P1" xml:id="id28" draw:id="id28" draw:layer="layout" svg:width="2.5cm" svg:height="1.5cm" svg:x="0.8cm" svg:y="2cm">
          <text:p text:style-name="P1">PL</text:p>
        </draw:ellipse>
        <draw:ellipse draw:style-name="gr57" draw:text-style-name="P1" xml:id="id29" draw:id="id29" draw:layer="layout" svg:width="2.5cm" svg:height="1.5cm" svg:x="0.8cm" svg:y="4.9cm">
          <text:p text:style-name="P1">Java</text:p>
        </draw:ellipse>
        <draw:connector draw:style-name="gr7" draw:text-style-name="P1" draw:layer="layout" draw:type="line" svg:x1="2.05cm" svg:y1="3.5cm" svg:x2="2.05cm" svg:y2="4.9cm" draw:start-shape="id28" draw:start-glue-point="2" draw:end-shape="id29" draw:end-glue-point="0" svg:d="M2050 3500v1400">
          <text:p/>
        </draw:connector>
        <draw:ellipse draw:style-name="gr66" draw:text-style-name="P1" draw:layer="layout" svg:width="1.7cm" svg:height="1.6cm" svg:x="5.1cm" svg:y="2cm">
          <text:p text:style-name="P1">cpPL</text:p>
        </draw:ellipse>
        <draw:frame draw:style-name="gr67" draw:layer="layout" svg:width="8.414cm" svg:height="0.963cm" svg:x="3.198cm" svg:y="1.037cm">
          <draw:text-box>
            <text:p>(PL, Alice, Alice,-,-,-,INOUT)</text:p>
          </draw:text-box>
        </draw:frame>
        <draw:ellipse draw:style-name="gr66" draw:text-style-name="P1" draw:layer="layout" svg:width="2.5cm" svg:height="1.6cm" svg:x="4.8cm" svg:y="5.001cm">
          <text:p text:style-name="P1">cpJava</text:p>
        </draw:ellipse>
        <draw:frame draw:style-name="gr68" draw:layer="layout" svg:width="8.977cm" svg:height="0.963cm" svg:x="3.198cm" svg:y="4.038cm">
          <draw:text-box>
            <text:p>(Java, Alice, Alice,-,-,-,INOUT)</text:p>
          </draw:text-box>
        </draw:frame>
        <draw:ellipse draw:style-name="gr57" draw:text-style-name="P1" draw:layer="layout" svg:width="3.5cm" svg:height="1.5cm" svg:x="16.7cm" svg:y="5.8cm">
          <text:p text:style-name="P1">ProgLang</text:p>
        </draw:ellipse>
        <draw:frame draw:style-name="gr68" draw:layer="layout" svg:width="8.977cm" svg:height="0.963cm" svg:x="14.523cm" svg:y="7.3cm">
          <draw:text-box>
            <text:p>cc: (ProgLang,-,-,-,-,-,INOUT)</text:p>
          </draw:text-box>
        </draw:frame>
        <draw:rect draw:style-name="gr69" draw:text-style-name="P1" xml:id="id31" draw:id="id31" draw:layer="layout" svg:width="4.5cm" svg:height="1.5cm" svg:x="11cm" svg:y="10.6cm">
          <text:p text:style-name="P1">extract</text:p>
        </draw:rect>
        <draw:rect draw:style-name="gr65" draw:text-style-name="P1" xml:id="id33" draw:id="id33" draw:layer="layout" svg:width="11.5cm" svg:height="2.5cm" svg:x="7.5cm" svg:y="13.5cm">
          <text:p/>
        </draw:rect>
        <draw:frame draw:style-name="gr68" draw:layer="layout" svg:width="8.977cm" svg:height="0.963cm" svg:x="9.523cm" svg:y="14.137cm">
          <draw:text-box>
            <text:p>(PL, Alice, Alice,-,-,-,INOUT)</text:p>
          </draw:text-box>
        </draw:frame>
        <draw:circle draw:style-name="gr70" draw:text-style-name="P1" draw:layer="layout" svg:width="1.5cm" svg:height="1.5cm" svg:x="8cm" svg:y="13.9cm">
          <text:p/>
        </draw:circle>
        <draw:connector draw:style-name="gr7" draw:text-style-name="P1" draw:layer="layout" draw:type="line" svg:x1="6.75cm" svg:y1="9.5cm" svg:x2="11cm" svg:y2="11.35cm" draw:start-shape="id30" draw:start-glue-point="2" draw:end-shape="id31" draw:end-glue-point="3" svg:d="M6750 9500l4250 1850">
          <text:p/>
        </draw:connector>
        <draw:connector draw:style-name="gr7" draw:text-style-name="P1" draw:layer="layout" draw:type="line" svg:x1="18.9cm" svg:y1="9.4cm" svg:x2="15.5cm" svg:y2="11.35cm" draw:start-shape="id32" draw:start-glue-point="2" draw:end-shape="id31" draw:end-glue-point="1" svg:d="M18900 9400l-3400 1950">
          <text:p/>
        </draw:connector>
        <draw:connector draw:style-name="gr7" draw:text-style-name="P1" draw:layer="layout" draw:type="line" svg:x1="13.25cm" svg:y1="12.1cm" svg:x2="13.25cm" svg:y2="13.5cm" draw:start-shape="id31" draw:start-glue-point="2" draw:end-shape="id33" draw:end-glue-point="0" svg:d="M13250 12100v1400">
          <text:p/>
        </draw:connector>
        <draw:frame draw:style-name="gr71" draw:text-style-name="P5" draw:layer="layout" svg:width="3.5cm" svg:height="0.958cm" svg:x="9.8cm" svg:y="8.5cm">
          <draw:text-box>
            <text:p><text:span text:style-name="T1">SharkKB</text:span></text:p>
          </draw:text-box>
        </draw:frame>
        <draw:frame draw:style-name="gr72" draw:text-style-name="P5" draw:layer="layout" svg:width="4.6cm" svg:height="1cm" svg:x="13.9cm" svg:y="8.4cm">
          <draw:text-box>
            <text:p><text:span text:style-name="T1">ContextSpace</text:span></text:p>
          </draw:text-box>
        </draw:frame>
        <draw:frame draw:style-name="gr71" draw:text-style-name="P5" draw:layer="layout" svg:width="4.4cm" svg:height="0.958cm" svg:x="15.4cm" svg:y="15.1cm">
          <draw:text-box>
            <text:p><text:span text:style-name="T1">Knowledge</text:span></text:p>
          </draw:text-box>
        </draw:frame>
        <draw:frame draw:style-name="gr73" draw:layer="layout" svg:width="2.403cm" svg:height="0.963cm" svg:x="6.697cm" svg:y="10.4cm">
          <draw:text-box>
            <text:p>source</text:p>
          </draw:text-box>
        </draw:frame>
        <draw:frame draw:style-name="gr74" draw:layer="layout" svg:width="2.542cm" svg:height="0.963cm" svg:x="17.1cm" svg:y="10.537cm">
          <draw:text-box>
            <text:p>context</text:p>
          </draw:text-box>
        </draw:frame>
        <draw:frame draw:style-name="gr38" draw:layer="layout" svg:width="3.004cm" svg:height="0.963cm" svg:x="13.5cm" svg:y="12.3cm">
          <draw:text-box>
            <text:p>fragment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>
        <office:forms form:automatic-focus="false" form:apply-design-mode="false"/>
        <draw:frame draw:style-name="gr1" draw:text-style-name="P1" draw:layer="layout" svg:width="23.402cm" svg:height="15.059cm" svg:x="0.499cm" svg:y="0.999cm">
          <draw:image xlink:href="Pictures/2000023500005B6B00003AD43065727F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>
        <office:forms form:automatic-focus="false" form:apply-design-mode="false"/>
        <draw:rect draw:style-name="gr14" draw:text-style-name="P1" xml:id="id42" draw:id="id42" draw:layer="layout" svg:width="8.5cm" svg:height="2.9cm" svg:x="9.9cm" svg:y="1.042cm">
          <text:p/>
        </draw:rect>
        <draw:rect draw:style-name="gr14" draw:text-style-name="P1" xml:id="id41" draw:id="id41" draw:layer="layout" svg:width="8.5cm" svg:height="2.9cm" svg:x="18.5cm" svg:y="5.8cm">
          <text:p/>
        </draw:rect>
        <draw:rect draw:style-name="gr65" draw:text-style-name="P1" xml:id="id36" draw:id="id36" draw:layer="layout" svg:width="9cm" svg:height="8cm" svg:x="0.5cm" svg:y="1cm">
          <text:p/>
        </draw:rect>
        <draw:ellipse draw:style-name="gr57" draw:text-style-name="P8" draw:layer="layout" svg:width="2.5cm" svg:height="1.5cm" svg:x="4.3cm" svg:y="6.7cm">
          <text:p text:style-name="P1"><text:span text:style-name="T3">Alice</text:span></text:p>
        </draw:ellipse>
        <draw:ellipse draw:style-name="gr57" draw:text-style-name="P8" xml:id="id34" draw:id="id34" draw:layer="layout" svg:width="2.5cm" svg:height="1.5cm" svg:x="0.8cm" svg:y="1.5cm">
          <text:p text:style-name="P1"><text:span text:style-name="T3">PL</text:span></text:p>
        </draw:ellipse>
        <draw:ellipse draw:style-name="gr57" draw:text-style-name="P8" xml:id="id35" draw:id="id35" draw:layer="layout" svg:width="2.5cm" svg:height="1.5cm" svg:x="0.8cm" svg:y="4.4cm">
          <text:p text:style-name="P1"><text:span text:style-name="T3">Java</text:span></text:p>
        </draw:ellipse>
        <draw:connector draw:style-name="gr7" draw:text-style-name="P1" draw:layer="layout" draw:type="line" svg:x1="2.05cm" svg:y1="3cm" svg:x2="2.05cm" svg:y2="4.4cm" draw:start-shape="id34" draw:start-glue-point="2" draw:end-shape="id35" draw:end-glue-point="0" svg:d="M2050 3000v1400">
          <text:p/>
        </draw:connector>
        <draw:ellipse draw:style-name="gr66" draw:text-style-name="P8" draw:layer="layout" svg:width="1.7cm" svg:height="1.6cm" svg:x="4.8cm" svg:y="1.6cm">
          <text:p text:style-name="P1"><text:span text:style-name="T3">cpPL</text:span></text:p>
        </draw:ellipse>
        <draw:ellipse draw:style-name="gr66" draw:text-style-name="P8" draw:layer="layout" svg:width="2.5cm" svg:height="1.6cm" svg:x="4.3cm" svg:y="4.3cm">
          <text:p text:style-name="P1"><text:span text:style-name="T3">cpJava</text:span></text:p>
        </draw:ellipse>
        <draw:ellipse draw:style-name="gr57" draw:text-style-name="P8" draw:layer="layout" svg:width="3.5cm" svg:height="1.5cm" svg:x="10.8cm" svg:y="1.542cm">
          <text:p text:style-name="P1"><text:span text:style-name="T3">ProgLang</text:span></text:p>
        </draw:ellipse>
        <draw:rect draw:style-name="gr69" draw:text-style-name="P8" xml:id="id37" draw:id="id37" draw:layer="layout" svg:width="4.5cm" svg:height="1.5cm" svg:x="11cm" svg:y="10.6cm">
          <text:p text:style-name="P1"><text:span text:style-name="T3">extract</text:span></text:p>
        </draw:rect>
        <draw:rect draw:style-name="gr65" draw:text-style-name="P1" xml:id="id38" draw:id="id38" draw:layer="layout" svg:width="11.5cm" svg:height="4cm" svg:x="7.5cm" svg:y="13.5cm">
          <text:p/>
        </draw:rect>
        <draw:frame draw:style-name="gr68" draw:text-style-name="P7" draw:layer="layout" svg:width="8.977cm" svg:height="0.963cm" svg:x="9.523cm" svg:y="13.937cm">
          <draw:text-box>
            <text:p><text:span text:style-name="T3">(PL, Alice, Alice,-,-,-,INOUT)</text:span></text:p>
          </draw:text-box>
        </draw:frame>
        <draw:connector draw:style-name="gr7" draw:text-style-name="P1" draw:layer="layout" draw:type="line" svg:x1="5cm" svg:y1="9cm" svg:x2="11cm" svg:y2="11.35cm" draw:start-shape="id36" draw:start-glue-point="2" draw:end-shape="id37" draw:end-glue-point="3" svg:d="M5000 9000l6000 2350">
          <text:p/>
        </draw:connector>
        <draw:connector draw:style-name="gr7" draw:text-style-name="P1" draw:layer="layout" draw:type="line" svg:x1="13.25cm" svg:y1="12.1cm" svg:x2="13.25cm" svg:y2="13.5cm" draw:start-shape="id37" draw:start-glue-point="2" draw:end-shape="id38" draw:end-glue-point="0" svg:d="M13250 12100v1400">
          <text:p/>
        </draw:connector>
        <draw:frame draw:style-name="gr72" draw:text-style-name="P9" draw:layer="layout" svg:width="3.52cm" svg:height="1cm" svg:x="6.28cm" svg:y="8cm">
          <draw:text-box>
            <text:p><text:span text:style-name="T4">SharkKB</text:span></text:p>
          </draw:text-box>
        </draw:frame>
        <draw:frame draw:style-name="gr71" draw:text-style-name="P9" draw:layer="layout" svg:width="4.4cm" svg:height="0.958cm" svg:x="15.4cm" svg:y="16.5cm">
          <draw:text-box>
            <text:p><text:span text:style-name="T4">Knowledge</text:span></text:p>
          </draw:text-box>
        </draw:frame>
        <draw:frame draw:style-name="gr73" draw:text-style-name="P7" draw:layer="layout" svg:width="2.403cm" svg:height="0.963cm" svg:x="6.697cm" svg:y="10.4cm">
          <draw:text-box>
            <text:p><text:span text:style-name="T3">source</text:span></text:p>
          </draw:text-box>
        </draw:frame>
        <draw:frame draw:style-name="gr38" draw:text-style-name="P7" draw:layer="layout" svg:width="3.004cm" svg:height="0.963cm" svg:x="13.5cm" svg:y="12.3cm">
          <draw:text-box>
            <text:p><text:span text:style-name="T3">fragment</text:span></text:p>
          </draw:text-box>
        </draw:frame>
        <draw:rect draw:style-name="gr69" draw:text-style-name="P8" xml:id="id39" draw:id="id39" draw:layer="layout" svg:width="4.5cm" svg:height="1.5cm" svg:x="11cm" svg:y="6.5cm">
          <text:p text:style-name="P1"><text:span text:style-name="T3">ctx</text:span></text:p>
        </draw:rect>
        <draw:rect draw:style-name="gr64" draw:text-style-name="P1" xml:id="id40" draw:id="id40" draw:layer="layout" svg:width="8.5cm" svg:height="1cm" svg:x="18.4cm" svg:y="4.3cm">
          <text:p text:style-name="P1">FragmentationParameters</text:p>
        </draw:rect>
        <draw:connector draw:style-name="gr7" draw:text-style-name="P1" draw:layer="layout" draw:type="line" svg:x1="9.5cm" svg:y1="5cm" svg:x2="13.25cm" svg:y2="6.5cm" draw:start-shape="id36" draw:start-glue-point="1" draw:end-shape="id39" draw:end-glue-point="0" svg:d="M9500 5000l3750 1500">
          <text:p/>
        </draw:connector>
        <draw:connector draw:style-name="gr7" draw:text-style-name="P1" draw:layer="layout" draw:type="line" svg:x1="18.4cm" svg:y1="4.8cm" svg:x2="13.25cm" svg:y2="6.5cm" draw:start-shape="id40" draw:start-glue-point="3" draw:end-shape="id39" draw:end-glue-point="0" svg:d="M18400 4800l-5150 1700">
          <text:p/>
        </draw:connector>
        <draw:frame draw:style-name="gr73" draw:text-style-name="P7" draw:layer="layout" svg:width="2.403cm" svg:height="0.963cm" svg:x="9.5cm" svg:y="4.037cm">
          <draw:text-box>
            <text:p><text:span text:style-name="T3">source</text:span></text:p>
          </draw:text-box>
        </draw:frame>
        <draw:frame draw:style-name="gr74" draw:text-style-name="P7" draw:layer="layout" svg:width="2.542cm" svg:height="0.963cm" svg:x="13.858cm" svg:y="4.037cm">
          <draw:text-box>
            <text:p><text:span text:style-name="T3">context</text:span></text:p>
          </draw:text-box>
        </draw:frame>
        <draw:frame draw:style-name="gr75" draw:text-style-name="P7" draw:layer="layout" svg:width="1.4cm" svg:height="0.963cm" svg:x="17.3cm" svg:y="4.2cm">
          <draw:text-box>
            <text:p><text:span text:style-name="T3">fp</text:span></text:p>
          </draw:text-box>
        </draw:frame>
        <draw:ellipse draw:style-name="gr57" draw:text-style-name="P8" draw:layer="layout" svg:width="2.5cm" svg:height="1.5cm" svg:x="19.9cm" svg:y="6cm">
          <text:p text:style-name="P1"><text:span text:style-name="T3">PL</text:span></text:p>
        </draw:ellipse>
        <draw:ellipse draw:style-name="gr57" draw:text-style-name="P8" draw:layer="layout" svg:width="2.5cm" svg:height="1.5cm" svg:x="23.3cm" svg:y="6cm">
          <text:p text:style-name="P1"><text:span text:style-name="T3">Java</text:span></text:p>
        </draw:ellipse>
        <draw:connector draw:style-name="gr7" draw:text-style-name="P1" draw:layer="layout" draw:type="line" svg:x1="15.5cm" svg:y1="7.25cm" svg:x2="18.5cm" svg:y2="7.25cm" draw:start-shape="id39" draw:start-glue-point="1" draw:end-shape="id41" svg:d="M15500 7250h3000">
          <text:p/>
        </draw:connector>
        <draw:frame draw:style-name="gr38" draw:text-style-name="P7" draw:layer="layout" svg:width="3.004cm" svg:height="0.963cm" svg:x="15.496cm" svg:y="6.237cm">
          <draw:text-box>
            <text:p><text:span text:style-name="T3">fragment</text:span></text:p>
          </draw:text-box>
        </draw:frame>
        <draw:connector draw:style-name="gr7" draw:text-style-name="P1" draw:layer="layout" draw:type="line" svg:x1="22.75cm" svg:y1="8.7cm" svg:x2="15.5cm" svg:y2="11.35cm" draw:start-shape="id41" draw:start-glue-point="2" draw:end-shape="id37" draw:end-glue-point="1" svg:d="M22750 8700l-7250 2650">
          <text:p/>
        </draw:connector>
        <draw:frame draw:style-name="gr74" draw:text-style-name="P7" draw:layer="layout" svg:width="2.542cm" svg:height="0.963cm" svg:x="17.5cm" svg:y="10.5cm">
          <draw:text-box>
            <text:p><text:span text:style-name="T3">context</text:span></text:p>
          </draw:text-box>
        </draw:frame>
        <draw:circle draw:style-name="gr70" draw:text-style-name="P1" draw:layer="layout" svg:width="1cm" svg:height="1cm" svg:x="8.2cm" svg:y="13.9cm">
          <text:p/>
        </draw:circle>
        <draw:frame draw:style-name="gr68" draw:text-style-name="P7" draw:layer="layout" svg:width="8.977cm" svg:height="0.963cm" svg:x="9.523cm" svg:y="15.137cm">
          <draw:text-box>
            <text:p><text:span text:style-name="T3">(Java, Alice, Alice,-,-,-,INOUT)</text:span></text:p>
          </draw:text-box>
        </draw:frame>
        <draw:circle draw:style-name="gr70" draw:text-style-name="P1" draw:layer="layout" svg:width="1cm" svg:height="1cm" svg:x="8.2cm" svg:y="15.1cm">
          <text:p/>
        </draw:circle>
        <draw:frame draw:style-name="gr76" draw:text-style-name="P5" draw:layer="layout" svg:width="4.481cm" svg:height="0.958cm" svg:x="22.423cm" svg:y="7.737cm">
          <draw:text-box>
            <text:p><text:span text:style-name="T1">ContextSpace</text:span></text:p>
          </draw:text-box>
        </draw:frame>
        <draw:frame draw:style-name="gr76" draw:text-style-name="P5" draw:layer="layout" svg:width="4.481cm" svg:height="0.958cm" svg:x="14cm" svg:y="3cm">
          <draw:text-box>
            <text:p><text:span text:style-name="T1">ContextSpace</text:span></text:p>
          </draw:text-box>
        </draw:frame>
        <draw:connector draw:style-name="gr7" draw:text-style-name="P1" draw:layer="layout" draw:type="line" svg:x1="14.15cm" svg:y1="3.942cm" svg:x2="13.25cm" svg:y2="6.5cm" draw:start-shape="id42" draw:start-glue-point="2" draw:end-shape="id39" draw:end-glue-point="0" svg:d="M14150 3942l-900 2558">
          <text:p/>
        </draw:connecto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>
        <office:forms form:automatic-focus="false" form:apply-design-mode="false"/>
        <draw:frame draw:style-name="gr1" draw:text-style-name="P1" draw:layer="layout" svg:width="26.502cm" svg:height="16.502cm" svg:x="0.499cm" svg:y="0.999cm">
          <draw:image xlink:href="Pictures/200002CB0000678700004077866419E8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>
        <office:forms form:automatic-focus="false" form:apply-design-mode="false"/>
        <draw:rect draw:style-name="gr69" draw:text-style-name="P8" xml:id="id44" draw:id="id44" draw:layer="layout" svg:width="4.5cm" svg:height="1.5cm" svg:x="17.9cm" svg:y="6.5cm">
          <text:p text:style-name="P8"><text:span text:style-name="T3">assimilate</text:span></text:p>
        </draw:rect>
        <draw:frame draw:style-name="gr38" draw:text-style-name="P7" draw:layer="layout" svg:width="3.004cm" svg:height="0.963cm" svg:x="20.5cm" svg:y="8.537cm">
          <draw:text-box>
            <text:p text:style-name="P7"><text:span text:style-name="T3">target</text:span></text:p>
          </draw:text-box>
        </draw:frame>
        <draw:rect draw:style-name="gr64" draw:text-style-name="P12" xml:id="id46" draw:id="id46" draw:layer="layout" svg:width="5.4cm" svg:height="1.9cm" svg:x="3cm" svg:y="2.6cm">
          <text:p text:style-name="P12"><text:span text:style-name="T7">Fragmentation</text:span></text:p>
          <text:p text:style-name="P12"><text:span text:style-name="T7">Parameters</text:span></text:p>
        </draw:rect>
        <draw:frame draw:style-name="gr74" draw:text-style-name="P7" draw:layer="layout" svg:width="4.968cm" svg:height="0.963cm" svg:x="12.2cm" svg:y="7.337cm">
          <draw:text-box>
            <text:p text:style-name="P7"><text:span text:style-name="T3">effectiveInterest</text:span></text:p>
          </draw:text-box>
        </draw:frame>
        <draw:g xml:id="id43" draw:id="id43">
          <draw:rect draw:style-name="gr65" draw:text-style-name="P1" draw:layer="layout" svg:width="11.5cm" svg:height="4cm" svg:x="14cm" svg:y="0.6cm">
            <text:p/>
          </draw:rect>
          <draw:frame draw:style-name="gr68" draw:text-style-name="P7" draw:layer="layout" svg:width="8.977cm" svg:height="0.963cm" svg:x="16.023cm" svg:y="1.037cm">
            <draw:text-box>
              <text:p text:style-name="P7"><text:span text:style-name="T3">(PL, Alice, Alice,-,-,-,INOUT)</text:span></text:p>
            </draw:text-box>
          </draw:frame>
          <draw:frame draw:style-name="gr71" draw:text-style-name="P9" draw:layer="layout" svg:width="4.4cm" svg:height="0.958cm" svg:x="21.9cm" svg:y="3.6cm">
            <draw:text-box>
              <text:p text:style-name="P7"><text:span text:style-name="T4">Knowledge</text:span></text:p>
            </draw:text-box>
          </draw:frame>
          <draw:circle draw:style-name="gr70" draw:text-style-name="P1" draw:layer="layout" svg:width="1cm" svg:height="1cm" svg:x="14.7cm" svg:y="1cm">
            <text:p/>
          </draw:circle>
          <draw:frame draw:style-name="gr68" draw:text-style-name="P7" draw:layer="layout" svg:width="8.977cm" svg:height="0.963cm" svg:x="16.023cm" svg:y="2.237cm">
            <draw:text-box>
              <text:p text:style-name="P7"><text:span text:style-name="T3">(Java, Alice, Alice,-,-,-,INOUT)</text:span></text:p>
            </draw:text-box>
          </draw:frame>
          <draw:circle draw:style-name="gr70" draw:text-style-name="P1" draw:layer="layout" svg:width="1cm" svg:height="1cm" svg:x="14.7cm" svg:y="2.2cm">
            <text:p/>
          </draw:circle>
        </draw:g>
        <draw:g xml:id="id48" draw:id="id48">
          <draw:rect draw:style-name="gr14" draw:text-style-name="P1" draw:layer="layout" svg:width="5.8cm" svg:height="3.1cm" svg:x="6.3cm" svg:y="9.8cm">
            <text:p/>
          </draw:rect>
          <draw:ellipse draw:style-name="gr57" draw:text-style-name="P8" draw:layer="layout" svg:width="2.417cm" svg:height="1.5cm" svg:x="6.783cm" svg:y="10.2cm">
            <text:p text:style-name="P8"><text:span text:style-name="T3">PL</text:span></text:p>
          </draw:ellipse>
          <draw:frame draw:style-name="gr77" draw:text-style-name="P9" draw:layer="layout" svg:width="4.481cm" svg:height="0.958cm" svg:x="7.75cm" svg:y="11.842cm">
            <draw:text-box>
              <text:p text:style-name="P7"><text:span text:style-name="T1">ContextSpace</text:span></text:p>
            </draw:text-box>
          </draw:frame>
        </draw:g>
        <draw:connector draw:style-name="gr7" draw:text-style-name="P1" draw:layer="layout" draw:type="line" svg:x1="20.15cm" svg:y1="4.6cm" svg:x2="20.15cm" svg:y2="6.5cm" draw:start-shape="id43" draw:start-glue-point="2" draw:end-shape="id44" draw:end-glue-point="0" svg:d="M20150 4600v1900">
          <text:p/>
        </draw:connector>
        <draw:g>
          <draw:rect draw:style-name="gr65" draw:text-style-name="P1" xml:id="id45" draw:id="id45" draw:layer="layout" svg:width="9.3cm" svg:height="5.5cm" svg:x="15.5cm" svg:y="9.8cm">
            <text:p/>
          </draw:rect>
          <draw:frame draw:style-name="gr72" draw:text-style-name="P9" draw:layer="layout" svg:width="3.591cm" svg:height="1cm" svg:x="21.682cm" svg:y="14.3cm">
            <draw:text-box>
              <text:p text:style-name="P7"><text:span text:style-name="T4">SharkKB</text:span></text:p>
            </draw:text-box>
          </draw:frame>
          <draw:ellipse draw:style-name="gr57" draw:text-style-name="P8" draw:layer="layout" svg:width="2.551cm" svg:height="1.5cm" svg:x="15.802cm" svg:y="11.1cm">
            <text:p text:style-name="P8"><text:span text:style-name="T3">PL</text:span></text:p>
          </draw:ellipse>
          <draw:ellipse draw:style-name="gr57" draw:text-style-name="P8" draw:layer="layout" svg:width="2.551cm" svg:height="1.5cm" svg:x="18.455cm" svg:y="13.3cm">
            <text:p text:style-name="P8"><text:span text:style-name="T3">Alice</text:span></text:p>
          </draw:ellipse>
          <draw:frame draw:style-name="gr78" draw:text-style-name="P7" draw:layer="layout" svg:width="9.16cm" svg:height="0.963cm" svg:x="16.54cm" svg:y="10.037cm">
            <draw:text-box>
              <text:p><text:span text:style-name="T3">(PL, Alice, Alice,-,-,-,INOUT)</text:span></text:p>
            </draw:text-box>
          </draw:frame>
          <draw:ellipse draw:style-name="gr70" draw:text-style-name="P1" draw:layer="layout" svg:width="1.021cm" svg:height="1cm" svg:x="19.271cm" svg:y="11.6cm">
            <text:p/>
          </draw:ellipse>
        </draw:g>
        <draw:connector draw:style-name="gr7" draw:text-style-name="P1" draw:layer="layout" draw:type="line" svg:x1="20.15cm" svg:y1="8cm" svg:x2="20.15cm" svg:y2="9.8cm" draw:start-shape="id44" draw:start-glue-point="2" draw:end-shape="id45" draw:end-glue-point="0" svg:d="M20150 8000v1800">
          <text:p/>
        </draw:connector>
        <draw:rect draw:style-name="gr69" draw:text-style-name="P8" xml:id="id47" draw:id="id47" draw:layer="layout" svg:width="4.5cm" svg:height="1.5cm" svg:x="7cm" svg:y="6.5cm">
          <text:p text:style-name="P8"><text:span text:style-name="T3">ctx</text:span></text:p>
        </draw:rect>
        <draw:frame draw:style-name="gr79" draw:layer="layout" svg:width="4.05cm" svg:height="0.963cm" svg:x="9.7cm" svg:y="1.537cm">
          <draw:text-box>
            <text:p>k.vocabulary</text:p>
          </draw:text-box>
        </draw:frame>
        <draw:connector draw:style-name="gr7" draw:text-style-name="P1" draw:layer="layout" draw:type="line" svg:x1="5.7cm" svg:y1="4.5cm" svg:x2="9.25cm" svg:y2="6.5cm" draw:start-shape="id46" draw:start-glue-point="2" draw:end-shape="id47" draw:end-glue-point="0" svg:d="M5700 4500l3550 2000">
          <text:p/>
        </draw:connector>
        <draw:connector draw:style-name="gr7" draw:text-style-name="P1" draw:layer="layout" draw:type="line" svg:x1="11.5cm" svg:y1="7.25cm" svg:x2="17.9cm" svg:y2="7.25cm" draw:start-shape="id47" draw:end-shape="id44" draw:end-glue-point="3" svg:d="M11500 7250h6400">
          <text:p/>
        </draw:connector>
        <draw:connector draw:style-name="gr7" draw:text-style-name="P1" draw:layer="layout" draw:type="line" svg:x1="9.265cm" svg:y1="9.8cm" svg:x2="9.25cm" svg:y2="8cm" draw:start-shape="id48" draw:start-glue-point="0" draw:end-shape="id47" draw:end-glue-point="2" svg:d="M9265 9800l-15-1800">
          <text:p/>
        </draw:connector>
        <draw:connector draw:style-name="gr7" draw:text-style-name="P1" draw:layer="layout" svg:x1="14cm" svg:y1="2.6cm" svg:x2="9.25cm" svg:y2="6.5cm" draw:start-shape="id43" draw:start-glue-point="3" draw:end-shape="id47" draw:end-glue-point="0" svg:d="M14000 2600h-4750v3900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>
        <office:forms form:automatic-focus="false" form:apply-design-mode="false"/>
        <draw:frame draw:style-name="gr80" draw:text-style-name="P1" draw:layer="layout" svg:width="23.301cm" svg:height="14.702cm" svg:x="2.999cm" svg:y="0.599cm">
          <draw:image xlink:href="Pictures/2000023200005B060000396F7563F19D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>
        <office:forms form:automatic-focus="false" form:apply-design-mode="false"/>
        <draw:frame draw:style-name="gr81" draw:text-style-name="P13" draw:layer="layout" svg:width="20.5cm" svg:height="4.035cm" svg:x="3cm" svg:y="9.5cm">
          <draw:text-box>
            <text:p><text:span text:style-name="T8">Knowledge Por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>
        <office:forms form:automatic-focus="false" form:apply-design-mode="false"/>
        <draw:line draw:style-name="gr7" draw:text-style-name="P1" draw:layer="layout" svg:x1="9.5cm" svg:y1="6cm" svg:x2="9.5cm" svg:y2="10cm">
          <text:p/>
        </draw:line>
        <draw:rect draw:style-name="gr64" draw:text-style-name="P1" draw:layer="layout" svg:width="5.6cm" svg:height="3.7cm" svg:x="19cm" svg:y="9.9cm">
          <text:p text:style-name="P1"/>
          <text:p text:style-name="P1"/>
          <text:p text:style-name="P1"/>
          <text:p text:style-name="P1">Clara's engine (C)</text:p>
        </draw:rect>
        <draw:rect draw:style-name="gr64" draw:text-style-name="P1" draw:layer="layout" svg:width="5.5cm" svg:height="3.7cm" svg:x="19cm" svg:y="4cm">
          <text:p text:style-name="P1"/>
          <text:p text:style-name="P1"/>
          <text:p text:style-name="P1"/>
          <text:p text:style-name="P1">Bob's engine (B)</text:p>
        </draw:rect>
        <draw:g>
          <draw:custom-shape draw:style-name="gr3" draw:text-style-name="P3" draw:layer="layout" svg:width="0.799cm" svg:height="0.694cm" svg:x="1.3cm" svg:y="7.23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1.701cm" svg:y1="7.975cm" svg:x2="1.701cm" svg:y2="9.016cm">
            <text:p/>
          </draw:line>
          <draw:line draw:style-name="gr4" draw:text-style-name="P4" draw:layer="layout" svg:x1="1.7cm" svg:y1="9.016cm" svg:x2="1.099cm" svg:y2="9.737cm">
            <text:p/>
          </draw:line>
          <draw:line draw:style-name="gr4" draw:text-style-name="P4" draw:layer="layout" svg:x1="1.701cm" svg:y1="9.016cm" svg:x2="2.301cm" svg:y2="9.737cm">
            <text:p/>
          </draw:line>
          <draw:line draw:style-name="gr4" draw:text-style-name="P4" draw:layer="layout" svg:x1="1.7cm" svg:y1="8.321cm" svg:x2="0.9cm" svg:y2="8.017cm">
            <text:p/>
          </draw:line>
          <draw:line draw:style-name="gr4" draw:text-style-name="P4" draw:layer="layout" svg:x1="1.701cm" svg:y1="8.321cm" svg:x2="2.45cm" svg:y2="8.017cm">
            <text:p/>
          </draw:line>
          <draw:custom-shape draw:style-name="gr3" draw:text-style-name="P3" draw:layer="layout" svg:width="0.451cm" svg:height="0.114cm" svg:x="2.249cm" svg:y="9.62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451cm" svg:height="0.114cm" svg:x="0.7cm" svg:y="9.62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54" draw:layer="layout" svg:width="1.874cm" svg:height="0.963cm" svg:x="0.7cm" svg:y="9.937cm">
          <draw:text-box>
            <text:p>Alice</text:p>
          </draw:text-box>
        </draw:frame>
        <draw:g>
          <draw:custom-shape draw:style-name="gr3" draw:text-style-name="P3" draw:layer="layout" svg:width="0.799cm" svg:height="0.694cm" svg:x="25.6cm" svg:y="4.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26.001cm" svg:y1="4.938cm" svg:x2="26.001cm" svg:y2="5.979cm">
            <text:p/>
          </draw:line>
          <draw:line draw:style-name="gr4" draw:text-style-name="P4" draw:layer="layout" svg:x1="26cm" svg:y1="5.979cm" svg:x2="25.399cm" svg:y2="6.7cm">
            <text:p/>
          </draw:line>
          <draw:line draw:style-name="gr4" draw:text-style-name="P4" draw:layer="layout" svg:x1="26.001cm" svg:y1="5.979cm" svg:x2="26.601cm" svg:y2="6.7cm">
            <text:p/>
          </draw:line>
          <draw:line draw:style-name="gr4" draw:text-style-name="P4" draw:layer="layout" svg:x1="26cm" svg:y1="5.284cm" svg:x2="25.2cm" svg:y2="4.98cm">
            <text:p/>
          </draw:line>
          <draw:line draw:style-name="gr4" draw:text-style-name="P4" draw:layer="layout" svg:x1="26.001cm" svg:y1="5.284cm" svg:x2="26.75cm" svg:y2="4.98cm">
            <text:p/>
          </draw:line>
          <draw:custom-shape draw:style-name="gr3" draw:text-style-name="P3" draw:layer="layout" svg:width="0.451cm" svg:height="0.114cm" svg:x="26.549cm" svg:y="6.58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451cm" svg:height="0.114cm" svg:x="25cm" svg:y="6.58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47" draw:layer="layout" svg:width="1.628cm" svg:height="0.963cm" svg:x="25.272cm" svg:y="6.837cm">
          <draw:text-box>
            <text:p>Bob</text:p>
          </draw:text-box>
        </draw:frame>
        <draw:rect draw:style-name="gr14" draw:text-style-name="P1" draw:layer="layout" svg:width="5.6cm" svg:height="3.7cm" svg:x="6.6cm" svg:y="3.9cm">
          <text:p/>
        </draw:rect>
        <draw:frame draw:style-name="gr82" draw:text-style-name="P1" draw:layer="layout" svg:width="5.624cm" svg:height="1.675cm" svg:x="6.6cm" svg:y="6.3cm">
          <draw:text-box>
            <text:p text:style-name="P1">Alice's phone (A1)</text:p>
          </draw:text-box>
        </draw:frame>
        <draw:frame draw:style-name="gr83" draw:layer="layout" svg:width="6.5cm" svg:height="3.811cm" svg:x="1.7cm" svg:y="4.8cm">
          <draw:text-box>
            <text:p>creates interest </text:p>
            <text:p>with logical </text:p>
            <text:p>sender (A1)</text:p>
            <text:p/>
          </draw:text-box>
        </draw:frame>
        <draw:rect draw:style-name="gr64" draw:text-style-name="P1" draw:layer="layout" svg:width="5.7cm" svg:height="3.7cm" svg:x="6.6cm" svg:y="9.9cm">
          <text:p text:style-name="P1"/>
          <text:p text:style-name="P1"/>
          <text:p text:style-name="P1"/>
          <text:p text:style-name="P1">Alice's laptop (A2)</text:p>
        </draw:rect>
        <draw:circle draw:style-name="gr57" draw:text-style-name="P1" draw:layer="layout" svg:width="1.5cm" svg:height="1.5cm" svg:x="20.9cm" svg:y="4.7cm">
          <text:p text:style-name="P1">Ia</text:p>
        </draw:circle>
        <draw:g>
          <draw:custom-shape draw:style-name="gr3" draw:text-style-name="P3" draw:layer="layout" svg:width="0.799cm" svg:height="0.694cm" svg:x="25.8cm" svg:y="10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26.201cm" svg:y1="10.838cm" svg:x2="26.201cm" svg:y2="11.879cm">
            <text:p/>
          </draw:line>
          <draw:line draw:style-name="gr4" draw:text-style-name="P4" draw:layer="layout" svg:x1="26.2cm" svg:y1="11.879cm" svg:x2="25.599cm" svg:y2="12.6cm">
            <text:p/>
          </draw:line>
          <draw:line draw:style-name="gr4" draw:text-style-name="P4" draw:layer="layout" svg:x1="26.201cm" svg:y1="11.879cm" svg:x2="26.801cm" svg:y2="12.6cm">
            <text:p/>
          </draw:line>
          <draw:line draw:style-name="gr4" draw:text-style-name="P4" draw:layer="layout" svg:x1="26.2cm" svg:y1="11.184cm" svg:x2="25.4cm" svg:y2="10.88cm">
            <text:p/>
          </draw:line>
          <draw:line draw:style-name="gr4" draw:text-style-name="P4" draw:layer="layout" svg:x1="26.201cm" svg:y1="11.184cm" svg:x2="26.95cm" svg:y2="10.88cm">
            <text:p/>
          </draw:line>
          <draw:custom-shape draw:style-name="gr3" draw:text-style-name="P3" draw:layer="layout" svg:width="0.451cm" svg:height="0.114cm" svg:x="26.749cm" svg:y="12.48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451cm" svg:height="0.114cm" svg:x="25.2cm" svg:y="12.48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84" draw:layer="layout" svg:width="2.013cm" svg:height="0.963cm" svg:x="25.2cm" svg:y="12.8cm">
          <draw:text-box>
            <text:p>Clara</text:p>
          </draw:text-box>
        </draw:frame>
        <draw:circle draw:style-name="gr57" draw:text-style-name="P1" draw:layer="layout" svg:width="1.5cm" svg:height="1.5cm" svg:x="21.1cm" svg:y="10.7cm">
          <text:p text:style-name="P1">Ia</text:p>
        </draw:circle>
        <draw:frame draw:style-name="gr85" draw:layer="layout" svg:width="6.06cm" svg:height="1.675cm" svg:x="12.535cm" svg:y="3.78cm">
          <draw:text-box>
            <text:p>Logical sender: A1</text:p>
            <text:p>Physical sender: A1</text:p>
          </draw:text-box>
        </draw:frame>
        <draw:frame draw:style-name="gr25" draw:layer="layout" svg:width="3cm" svg:height="1.675cm" svg:x="9.6cm" svg:y="8.5cm">
          <draw:text-box>
            <text:p>A1 / A1</text:p>
          </draw:text-box>
        </draw:frame>
        <draw:frame draw:style-name="gr25" draw:layer="layout" svg:width="3cm" svg:height="1.675cm" svg:x="14.3cm" svg:y="11.301cm">
          <draw:text-box>
            <text:p>A1 / A2</text:p>
          </draw:text-box>
        </draw:frame>
        <draw:line draw:style-name="gr7" draw:text-style-name="P1" draw:layer="layout" svg:x1="10.1cm" svg:y1="5.5cm" svg:x2="19.1cm" svg:y2="5.5cm">
          <text:p/>
        </draw:line>
        <draw:line draw:style-name="gr7" draw:text-style-name="P1" draw:layer="layout" svg:x1="10.1cm" svg:y1="11.2cm" svg:x2="19.1cm" svg:y2="11.2cm">
          <text:p/>
        </draw:line>
        <draw:line draw:style-name="gr7" draw:text-style-name="P1" draw:layer="layout" svg:x1="21.8cm" svg:y1="7.6cm" svg:x2="21.8cm" svg:y2="10.1cm">
          <text:p/>
        </draw:line>
        <draw:frame draw:style-name="gr25" draw:layer="layout" svg:width="3cm" svg:height="1.675cm" svg:x="19.3cm" svg:y="8.4cm">
          <draw:text-box>
            <text:p text:style-name="P14">A1 / B</text:p>
          </draw:text-box>
        </draw:frame>
        <draw:line draw:style-name="gr7" draw:text-style-name="P1" draw:layer="layout" svg:x1="2.8cm" svg:y1="8.5cm" svg:x2="8.8cm" svg:y2="5.5cm">
          <text:p/>
        </draw:line>
        <draw:circle draw:style-name="gr57" draw:text-style-name="P1" draw:layer="layout" svg:width="1.5cm" svg:height="1.5cm" svg:x="8.8cm" svg:y="4.7cm">
          <text:p text:style-name="P1">Ia</text:p>
        </draw:circle>
        <draw:circle draw:style-name="gr57" draw:text-style-name="P1" draw:layer="layout" svg:width="1.5cm" svg:height="1.5cm" svg:x="8.7cm" svg:y="10.4cm">
          <text:p text:style-name="P1">Ia</text:p>
        </draw:circl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>
        <office:forms form:automatic-focus="false" form:apply-design-mode="false"/>
        <draw:frame draw:style-name="gr1" draw:text-style-name="P1" draw:layer="layout" svg:width="26.527cm" svg:height="9.983cm" svg:x="0.686cm" svg:y="3.78cm">
          <draw:image xlink:href="Pictures/200002CC000067A000002700CD9DB78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>
        <office:forms form:automatic-focus="false" form:apply-design-mode="false"/>
        <draw:frame draw:style-name="gr81" draw:text-style-name="P13" draw:layer="layout" svg:width="20.5cm" svg:height="4.035cm" svg:x="3cm" svg:y="9.5cm">
          <draw:text-box>
            <text:p><text:span text:style-name="T8">Knowledge Ports Exist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>
        <office:forms form:automatic-focus="false" form:apply-design-mode="false"/>
        <draw:rect draw:style-name="gr65" draw:text-style-name="P1" draw:layer="layout" svg:width="6.6cm" svg:height="8.9cm" svg:x="12.5cm" svg:y="4.6cm">
          <text:p/>
        </draw:rect>
        <draw:rect draw:style-name="gr70" draw:text-style-name="P1" draw:layer="layout" svg:width="6cm" svg:height="6.9cm" svg:x="13cm" svg:y="5.1cm">
          <text:p/>
        </draw:rect>
        <draw:g>
          <draw:custom-shape draw:style-name="gr3" draw:text-style-name="P3" draw:layer="layout" svg:width="0.799cm" svg:height="0.694cm" svg:x="2.6cm" svg:y="5.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3.001cm" svg:y1="6.538cm" svg:x2="3.001cm" svg:y2="7.579cm">
            <text:p/>
          </draw:line>
          <draw:line draw:style-name="gr4" draw:text-style-name="P4" draw:layer="layout" svg:x1="3cm" svg:y1="7.579cm" svg:x2="2.399cm" svg:y2="8.3cm">
            <text:p/>
          </draw:line>
          <draw:line draw:style-name="gr4" draw:text-style-name="P4" draw:layer="layout" svg:x1="3.001cm" svg:y1="7.579cm" svg:x2="3.601cm" svg:y2="8.3cm">
            <text:p/>
          </draw:line>
          <draw:line draw:style-name="gr4" draw:text-style-name="P4" draw:layer="layout" svg:x1="3cm" svg:y1="6.884cm" svg:x2="2.2cm" svg:y2="6.58cm">
            <text:p/>
          </draw:line>
          <draw:line draw:style-name="gr4" draw:text-style-name="P4" draw:layer="layout" svg:x1="3.001cm" svg:y1="6.884cm" svg:x2="3.75cm" svg:y2="6.58cm">
            <text:p/>
          </draw:line>
          <draw:custom-shape draw:style-name="gr3" draw:text-style-name="P3" draw:layer="layout" svg:width="0.451cm" svg:height="0.114cm" svg:x="3.549cm" svg:y="8.18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451cm" svg:height="0.114cm" svg:x="2cm" svg:y="8.18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2" draw:layer="layout" svg:width="5.5cm" svg:height="1cm" svg:x="13.5cm" svg:y="7cm">
          <draw:text-box>
            <text:p>Interest Storage</text:p>
          </draw:text-box>
        </draw:frame>
        <draw:rect draw:style-name="gr14" draw:text-style-name="P1" draw:layer="layout" svg:width="2.4cm" svg:height="3.5cm" svg:x="13.5cm" svg:y="8.1cm">
          <text:p/>
        </draw:rect>
        <draw:rect draw:style-name="gr14" draw:text-style-name="P1" draw:layer="layout" svg:width="2.4cm" svg:height="3.5cm" svg:x="16.2cm" svg:y="8.1cm">
          <text:p/>
        </draw:rect>
        <draw:frame draw:style-name="gr72" draw:layer="layout" svg:width="1.5cm" svg:height="1cm" svg:x="14cm" svg:y="8.1cm">
          <draw:text-box>
            <text:p>IN</text:p>
          </draw:text-box>
        </draw:frame>
        <draw:frame draw:style-name="gr8" draw:layer="layout" svg:width="2.3cm" svg:height="0.963cm" svg:x="16.5cm" svg:y="8.1cm">
          <draw:text-box>
            <text:p>OUT</text:p>
          </draw:text-box>
        </draw:frame>
        <draw:custom-shape draw:style-name="gr86" draw:text-style-name="P1" draw:layer="layout" svg:width="2.5cm" svg:height="1.5cm" svg:x="11.5cm" svg:y="5.4cm">
          <text:p text:style-name="P1">HubKP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ircle draw:style-name="gr57" draw:text-style-name="P1" draw:layer="layout" svg:width="1cm" svg:height="1cm" svg:x="5.5cm" svg:y="5.1cm">
          <text:p text:style-name="P1">Ia</text:p>
        </draw:circle>
        <draw:line draw:style-name="gr7" draw:text-style-name="P1" draw:layer="layout" svg:x1="5cm" svg:y1="6.5cm" svg:x2="11.5cm" svg:y2="6.5cm">
          <text:p/>
        </draw:line>
        <draw:circle draw:style-name="gr57" draw:text-style-name="P1" draw:layer="layout" svg:width="1cm" svg:height="1cm" svg:x="17cm" svg:y="9.1cm">
          <text:p text:style-name="P1">Ia</text:p>
        </draw:circle>
        <draw:frame draw:style-name="gr54" draw:layer="layout" svg:width="1.874cm" svg:height="0.963cm" svg:x="2cm" svg:y="8.5cm">
          <draw:text-box>
            <text:p>Alice</text:p>
          </draw:text-box>
        </draw:frame>
        <draw:g>
          <draw:custom-shape draw:style-name="gr3" draw:text-style-name="P3" draw:layer="layout" svg:width="0.799cm" svg:height="0.694cm" svg:x="2.599cm" svg:y="10.09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3cm" svg:y1="10.831cm" svg:x2="3cm" svg:y2="11.872cm">
            <text:p/>
          </draw:line>
          <draw:line draw:style-name="gr4" draw:text-style-name="P4" draw:layer="layout" svg:x1="2.999cm" svg:y1="11.872cm" svg:x2="2.398cm" svg:y2="12.593cm">
            <text:p/>
          </draw:line>
          <draw:line draw:style-name="gr4" draw:text-style-name="P4" draw:layer="layout" svg:x1="3cm" svg:y1="11.872cm" svg:x2="3.6cm" svg:y2="12.593cm">
            <text:p/>
          </draw:line>
          <draw:line draw:style-name="gr4" draw:text-style-name="P4" draw:layer="layout" svg:x1="2.999cm" svg:y1="11.177cm" svg:x2="2.199cm" svg:y2="10.873cm">
            <text:p/>
          </draw:line>
          <draw:line draw:style-name="gr4" draw:text-style-name="P4" draw:layer="layout" svg:x1="3cm" svg:y1="11.177cm" svg:x2="3.749cm" svg:y2="10.873cm">
            <text:p/>
          </draw:line>
          <draw:custom-shape draw:style-name="gr3" draw:text-style-name="P3" draw:layer="layout" svg:width="0.451cm" svg:height="0.114cm" svg:x="3.548cm" svg:y="12.47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451cm" svg:height="0.114cm" svg:x="1.999cm" svg:y="12.47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47" draw:layer="layout" svg:width="1.628cm" svg:height="0.963cm" svg:x="1.999cm" svg:y="12.793cm">
          <draw:text-box>
            <text:p>Bob</text:p>
          </draw:text-box>
        </draw:frame>
        <draw:line draw:style-name="gr7" draw:text-style-name="P1" draw:layer="layout" svg:x1="4.5cm" svg:y1="11.5cm" svg:x2="11cm" svg:y2="7cm">
          <text:p/>
        </draw:line>
        <draw:circle draw:style-name="gr57" draw:text-style-name="P1" draw:layer="layout" svg:width="1cm" svg:height="1cm" svg:x="5.5cm" svg:y="8.5cm">
          <text:p text:style-name="P1">Ib</text:p>
        </draw:circle>
        <draw:line draw:style-name="gr7" draw:text-style-name="P1" draw:layer="layout" svg:x1="12cm" svg:y1="7cm" svg:x2="5cm" svg:y2="12cm">
          <text:p/>
        </draw:line>
        <draw:circle draw:style-name="gr57" draw:text-style-name="P1" draw:layer="layout" svg:width="1cm" svg:height="1cm" svg:x="6.7cm" svg:y="11cm">
          <text:p text:style-name="P1">Iab</text:p>
        </draw:circle>
        <draw:circle draw:style-name="gr57" draw:text-style-name="P1" draw:layer="layout" svg:width="1cm" svg:height="1cm" svg:x="14.4cm" svg:y="9.2cm">
          <text:p text:style-name="P1">Ib</text:p>
        </draw:circle>
        <draw:frame draw:style-name="gr8" draw:layer="layout" svg:width="5.5cm" svg:height="0.963cm" svg:x="12.8cm" svg:y="12.337cm">
          <draw:text-box>
            <text:p>Shark Engine</text:p>
          </draw:text-box>
        </draw:frame>
        <draw:frame draw:style-name="gr48" draw:layer="layout" svg:width="1.031cm" svg:height="0.963cm" svg:x="4.5cm" svg:y="5.177cm">
          <draw:text-box>
            <text:p>1.</text:p>
          </draw:text-box>
        </draw:frame>
        <draw:frame draw:style-name="gr48" draw:layer="layout" svg:width="1.031cm" svg:height="0.963cm" svg:x="4.9cm" svg:y="9.7cm">
          <draw:text-box>
            <text:p>2.</text:p>
          </draw:text-box>
        </draw:frame>
        <draw:frame draw:style-name="gr48" draw:layer="layout" svg:width="1.031cm" svg:height="0.963cm" svg:x="16.1cm" svg:y="9.173cm">
          <draw:text-box>
            <text:p>1.</text:p>
          </draw:text-box>
        </draw:frame>
        <draw:frame draw:style-name="gr72" draw:layer="layout" svg:width="2cm" svg:height="1cm" svg:x="13.5cm" svg:y="9.2cm">
          <draw:text-box>
            <text:p>2.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>
        <office:forms form:automatic-focus="false" form:apply-design-mode="false"/>
        <draw:frame draw:style-name="gr1" draw:text-style-name="P1" draw:layer="layout" svg:width="17.116cm" svg:height="9.157cm" svg:x="1.985cm" svg:y="4.599cm">
          <draw:image xlink:href="Pictures/200001E0000042DD000023C644A177D9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>
        <office:forms form:automatic-focus="false" form:apply-design-mode="false"/>
        <draw:rect draw:style-name="gr65" draw:text-style-name="P1" draw:layer="layout" svg:width="10cm" svg:height="7.5cm" svg:x="1.4cm" svg:y="6cm">
          <text:p/>
        </draw:rect>
        <draw:rect draw:style-name="gr70" draw:text-style-name="P1" draw:layer="layout" svg:width="9cm" svg:height="2.5cm" svg:x="1.9cm" svg:y="7.2cm">
          <text:p/>
        </draw:rect>
        <draw:rect draw:style-name="gr65" draw:text-style-name="P1" draw:layer="layout" svg:width="11.5cm" svg:height="7.5cm" svg:x="15.2cm" svg:y="6cm">
          <text:p/>
        </draw:rect>
        <draw:rect draw:style-name="gr70" draw:text-style-name="P1" draw:layer="layout" svg:width="10.5cm" svg:height="4.4cm" svg:x="15.5cm" svg:y="6.6cm">
          <text:p/>
        </draw:rect>
        <draw:rect draw:style-name="gr87" draw:text-style-name="P1" draw:layer="layout" svg:width="10.5cm" svg:height="1.5cm" svg:x="15.5cm" svg:y="11.5cm">
          <text:p/>
        </draw:rect>
        <draw:frame draw:style-name="gr88" draw:layer="layout" svg:width="5.078cm" svg:height="3.099cm" svg:x="19cm" svg:y="11.7cm">
          <draw:text-box>
            <text:p>Chat Program </text:p>
          </draw:text-box>
        </draw:frame>
        <draw:line draw:style-name="gr7" draw:text-style-name="P1" draw:layer="layout" svg:x1="10.1cm" svg:y1="8.5cm" svg:x2="14.7cm" svg:y2="8.5cm">
          <text:p/>
        </draw:line>
        <draw:rect draw:style-name="gr89" draw:text-style-name="P1" draw:layer="layout" svg:width="8.9cm" svg:height="1.7cm" svg:x="2cm" svg:y="10.3cm">
          <text:p text:style-name="P1">Chat Program</text:p>
        </draw:rect>
        <draw:frame draw:style-name="gr90" draw:layer="layout" svg:width="2.051cm" svg:height="0.963cm" svg:x="12.049cm" svg:y="7.4cm">
          <draw:text-box>
            <text:p>insert</text:p>
          </draw:text-box>
        </draw:frame>
        <draw:g>
          <draw:custom-shape draw:style-name="gr3" draw:text-style-name="P3" draw:layer="layout" svg:width="0.599cm" svg:height="0.555cm" svg:x="5.75cm" svg:y="14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6.051cm" svg:y1="14.69cm" svg:x2="6.051cm" svg:y2="15.523cm">
            <text:p/>
          </draw:line>
          <draw:line draw:style-name="gr4" draw:text-style-name="P4" draw:layer="layout" svg:x1="6.05cm" svg:y1="15.523cm" svg:x2="5.599cm" svg:y2="16.1cm">
            <text:p/>
          </draw:line>
          <draw:line draw:style-name="gr4" draw:text-style-name="P4" draw:layer="layout" svg:x1="6.051cm" svg:y1="15.523cm" svg:x2="6.501cm" svg:y2="16.1cm">
            <text:p/>
          </draw:line>
          <draw:line draw:style-name="gr4" draw:text-style-name="P4" draw:layer="layout" svg:x1="6.05cm" svg:y1="14.967cm" svg:x2="5.45cm" svg:y2="14.724cm">
            <text:p/>
          </draw:line>
          <draw:line draw:style-name="gr4" draw:text-style-name="P4" draw:layer="layout" svg:x1="6.051cm" svg:y1="14.967cm" svg:x2="6.613cm" svg:y2="14.724cm">
            <text:p/>
          </draw:line>
          <draw:custom-shape draw:style-name="gr3" draw:text-style-name="P3" draw:layer="layout" svg:width="0.338cm" svg:height="0.091cm" svg:x="6.462cm" svg:y="16.00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338cm" svg:height="0.091cm" svg:x="5.3cm" svg:y="16.00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3" draw:text-style-name="P3" draw:layer="layout" svg:width="0.599cm" svg:height="0.555cm" svg:x="21.45cm" svg:y="14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21.751cm" svg:y1="14.69cm" svg:x2="21.751cm" svg:y2="15.523cm">
            <text:p/>
          </draw:line>
          <draw:line draw:style-name="gr4" draw:text-style-name="P4" draw:layer="layout" svg:x1="21.75cm" svg:y1="15.523cm" svg:x2="21.299cm" svg:y2="16.1cm">
            <text:p/>
          </draw:line>
          <draw:line draw:style-name="gr4" draw:text-style-name="P4" draw:layer="layout" svg:x1="21.751cm" svg:y1="15.523cm" svg:x2="22.201cm" svg:y2="16.1cm">
            <text:p/>
          </draw:line>
          <draw:line draw:style-name="gr4" draw:text-style-name="P4" draw:layer="layout" svg:x1="21.75cm" svg:y1="14.967cm" svg:x2="21.15cm" svg:y2="14.724cm">
            <text:p/>
          </draw:line>
          <draw:line draw:style-name="gr4" draw:text-style-name="P4" draw:layer="layout" svg:x1="21.751cm" svg:y1="14.967cm" svg:x2="22.313cm" svg:y2="14.724cm">
            <text:p/>
          </draw:line>
          <draw:custom-shape draw:style-name="gr3" draw:text-style-name="P3" draw:layer="layout" svg:width="0.338cm" svg:height="0.091cm" svg:x="22.162cm" svg:y="16.00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338cm" svg:height="0.091cm" svg:x="21cm" svg:y="16.00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91" draw:layer="layout" svg:width="6.789cm" svg:height="1.675cm" svg:x="2.1cm" svg:y="7.725cm">
          <draw:text-box>
            <text:p>Create and send </text:p>
            <text:p>knowledge to recipient</text:p>
          </draw:text-box>
        </draw:frame>
        <draw:frame draw:style-name="gr92" draw:layer="layout" svg:width="8.114cm" svg:height="3.811cm" svg:x="17.886cm" svg:y="6.977cm">
          <draw:text-box>
            <text:p>DoInsert :</text:p>
            <text:p><text:s text:c="2"/>Knowledge for a chat and</text:p>
            <text:p><text:s text:c="2"/>this peer?</text:p>
            <text:p><text:s text:c="2"/>Extract message and call </text:p>
            <text:p><text:s text:c="2"/>chat program</text:p>
          </draw:text-box>
        </draw:frame>
        <draw:line draw:style-name="gr7" draw:text-style-name="P1" draw:layer="layout" svg:x1="6.9cm" svg:y1="15.5cm" svg:x2="6.9cm" svg:y2="12cm">
          <text:p/>
        </draw:line>
        <draw:line draw:style-name="gr7" draw:text-style-name="P1" draw:layer="layout" svg:x1="20.5cm" svg:y1="13cm" svg:x2="20.5cm" svg:y2="15cm">
          <text:p/>
        </draw:line>
        <draw:frame draw:style-name="gr93" draw:layer="layout" svg:width="4.718cm" svg:height="0.963cm" svg:x="7.1cm" svg:y="14.5cm">
          <draw:text-box>
            <text:p>Write message</text:p>
          </draw:text-box>
        </draw:frame>
        <draw:frame draw:style-name="gr94" draw:layer="layout" svg:width="4.761cm" svg:height="0.963cm" svg:x="15.5cm" svg:y="14.537cm">
          <draw:text-box>
            <text:p>Read message</text:p>
          </draw:text-box>
        </draw:frame>
        <draw:custom-shape draw:style-name="gr95" draw:text-style-name="P1" draw:layer="layout" svg:width="3cm" svg:height="1.5cm" svg:x="9cm" svg:y="7.7cm">
          <text:p text:style-name="P1">ChatKP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5" draw:text-style-name="P1" draw:layer="layout" svg:width="3cm" svg:height="1.5cm" svg:x="14.701cm" svg:y="7.701cm">
          <text:p text:style-name="P1">ChatKP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>
        <office:forms form:automatic-focus="false" form:apply-design-mode="false"/>
        <draw:frame draw:style-name="gr1" draw:text-style-name="P1" draw:layer="layout" svg:width="25.302cm" svg:height="10.113cm" svg:x="1.399cm" svg:y="5.999cm">
          <draw:image xlink:href="Pictures/20000256000062D700002782F83BEFF7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>
        <office:forms form:automatic-focus="false" form:apply-design-mode="false"/>
        <draw:rect draw:style-name="gr57" draw:text-style-name="P15" draw:layer="layout" svg:width="3.2cm" svg:height="1.2cm" svg:x="2cm" svg:y="11.5cm">
          <text:p text:style-name="P1"><text:span text:style-name="T9">Alice</text:span></text:p>
        </draw:rect>
        <draw:rect draw:style-name="gr57" draw:text-style-name="P15" draw:layer="layout" svg:width="3.2cm" svg:height="1.2cm" svg:x="6.5cm" svg:y="11.5cm">
          <text:p text:style-name="P1"><text:span text:style-name="T9">Bob</text:span></text:p>
        </draw:rect>
        <draw:rect draw:style-name="gr57" draw:text-style-name="P16" draw:layer="layout" svg:width="8.3cm" svg:height="1.5cm" svg:x="10.9cm" svg:y="8.5cm">
          <text:p text:style-name="P1"><text:span text:style-name="T1">ChatKPListener</text:span></text:p>
        </draw:rect>
        <draw:rect draw:style-name="gr57" draw:text-style-name="P18" draw:layer="layout" svg:width="8.3cm" svg:height="1.5cm" svg:x="10.9cm" svg:y="10cm">
          <text:p text:style-name="P17"><text:span text:style-name="T1">+ messageReceived</text:span></text:p>
          <text:p text:style-name="P17"><text:span text:style-name="T1">(String, PeerSemanticTag)</text:span></text:p>
        </draw:rect>
        <draw:custom-shape draw:style-name="gr96" draw:text-style-name="P1" draw:layer="layout" svg:width="0.7cm" svg:height="0.5cm" draw:transform="rotate (-1.57079632679579) translate (10.9cm 8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7" draw:text-style-name="P1" draw:layer="layout" svg:x1="10.3cm" svg:y1="9.3cm" svg:x2="6.3cm" svg:y2="9.3cm">
          <text:p/>
        </draw:line>
        <draw:rect draw:style-name="gr57" draw:text-style-name="P15" xml:id="id50" draw:id="id50" draw:layer="layout" svg:width="4cm" svg:height="1.5cm" svg:x="10.9cm" svg:y="5cm">
          <text:p text:style-name="P1"><text:span text:style-name="T9">ChatKP</text:span></text:p>
        </draw:rect>
        <draw:line draw:style-name="gr7" draw:text-style-name="P1" draw:layer="layout" svg:x1="12.7cm" svg:y1="6.5cm" svg:x2="12.7cm" svg:y2="8.5cm">
          <text:p/>
        </draw:line>
        <draw:rect draw:style-name="gr57" draw:text-style-name="P16" xml:id="id49" draw:id="id49" draw:layer="layout" svg:width="5cm" svg:height="1.5cm" svg:x="3.3cm" svg:y="8.5cm">
          <text:p text:style-name="P1"><text:span text:style-name="T1">ChatPeerTCP</text:span></text:p>
        </draw:rect>
        <draw:connector draw:style-name="gr7" draw:text-style-name="P1" draw:layer="layout" svg:x1="5.8cm" svg:y1="8.5cm" svg:x2="10.9cm" svg:y2="5.75cm" draw:start-shape="id49" draw:start-glue-point="0" draw:end-shape="id50" draw:end-glue-point="3" svg:d="M5800 8500v-2750h5100">
          <text:p/>
        </draw:connector>
        <draw:custom-shape draw:style-name="gr96" draw:text-style-name="P1" draw:layer="layout" svg:width="0.7cm" svg:height="0.5cm" svg:x="5.501cm" svg:y="10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9" draw:text-style-name="P1" draw:layer="layout" svg:x1="3.3cm" svg:y1="11cm" svg:x2="8.3cm" svg:y2="11cm">
          <text:p/>
        </draw:line>
        <draw:line draw:style-name="gr29" draw:text-style-name="P1" draw:layer="layout" svg:x1="3.3cm" svg:y1="11cm" svg:x2="3.3cm" svg:y2="11.5cm">
          <text:p/>
        </draw:line>
        <draw:line draw:style-name="gr29" draw:text-style-name="P1" draw:layer="layout" svg:x1="8.3cm" svg:y1="11cm" svg:x2="8.3cm" svg:y2="11.5cm">
          <text:p/>
        </draw:line>
        <draw:line draw:style-name="gr29" draw:text-style-name="P1" draw:layer="layout" svg:x1="5.9cm" svg:y1="10.5cm" svg:x2="5.9cm" svg:y2="11cm">
          <text:p/>
        </draw:lin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>
        <office:forms form:automatic-focus="false" form:apply-design-mode="false"/>
        <draw:frame draw:style-name="gr1" draw:text-style-name="P1" draw:layer="layout" svg:width="17.202cm" svg:height="7.702cm" svg:x="1.999cm" svg:y="4.999cm">
          <draw:image xlink:href="Pictures/2000011B0000433300001E175A848054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>
        <office:forms form:automatic-focus="false" form:apply-design-mode="false"/>
        <draw:g>
          <draw:custom-shape draw:style-name="gr3" draw:text-style-name="P3" draw:layer="layout" svg:width="0.599cm" svg:height="0.555cm" svg:x="7.75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8.051cm" svg:y1="13.59cm" svg:x2="8.051cm" svg:y2="14.423cm">
            <text:p/>
          </draw:line>
          <draw:line draw:style-name="gr4" draw:text-style-name="P4" draw:layer="layout" svg:x1="8.05cm" svg:y1="14.423cm" svg:x2="7.599cm" svg:y2="15cm">
            <text:p/>
          </draw:line>
          <draw:line draw:style-name="gr4" draw:text-style-name="P4" draw:layer="layout" svg:x1="8.051cm" svg:y1="14.423cm" svg:x2="8.501cm" svg:y2="15cm">
            <text:p/>
          </draw:line>
          <draw:line draw:style-name="gr4" draw:text-style-name="P4" draw:layer="layout" svg:x1="8.05cm" svg:y1="13.867cm" svg:x2="7.45cm" svg:y2="13.624cm">
            <text:p/>
          </draw:line>
          <draw:line draw:style-name="gr4" draw:text-style-name="P4" draw:layer="layout" svg:x1="8.051cm" svg:y1="13.867cm" svg:x2="8.613cm" svg:y2="13.624cm">
            <text:p/>
          </draw:line>
          <draw:custom-shape draw:style-name="gr3" draw:text-style-name="P3" draw:layer="layout" svg:width="0.338cm" svg:height="0.091cm" svg:x="8.462cm" svg:y="14.90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338cm" svg:height="0.091cm" svg:x="7.3cm" svg:y="14.90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3" draw:text-style-name="P3" draw:layer="layout" svg:width="0.599cm" svg:height="0.555cm" svg:x="11.35cm" svg:y="14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11.651cm" svg:y1="15.09cm" svg:x2="11.651cm" svg:y2="15.923cm">
            <text:p/>
          </draw:line>
          <draw:line draw:style-name="gr4" draw:text-style-name="P4" draw:layer="layout" svg:x1="11.65cm" svg:y1="15.923cm" svg:x2="11.199cm" svg:y2="16.5cm">
            <text:p/>
          </draw:line>
          <draw:line draw:style-name="gr4" draw:text-style-name="P4" draw:layer="layout" svg:x1="11.651cm" svg:y1="15.923cm" svg:x2="12.101cm" svg:y2="16.5cm">
            <text:p/>
          </draw:line>
          <draw:line draw:style-name="gr4" draw:text-style-name="P4" draw:layer="layout" svg:x1="11.65cm" svg:y1="15.367cm" svg:x2="11.05cm" svg:y2="15.124cm">
            <text:p/>
          </draw:line>
          <draw:line draw:style-name="gr4" draw:text-style-name="P4" draw:layer="layout" svg:x1="11.651cm" svg:y1="15.367cm" svg:x2="12.213cm" svg:y2="15.124cm">
            <text:p/>
          </draw:line>
          <draw:custom-shape draw:style-name="gr3" draw:text-style-name="P3" draw:layer="layout" svg:width="0.338cm" svg:height="0.091cm" svg:x="12.062cm" svg:y="16.40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338cm" svg:height="0.091cm" svg:x="10.9cm" svg:y="16.40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3" draw:text-style-name="P3" draw:layer="layout" svg:width="0.599cm" svg:height="0.555cm" svg:x="14.65cm" svg:y="14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14.951cm" svg:y1="15.09cm" svg:x2="14.951cm" svg:y2="15.923cm">
            <text:p/>
          </draw:line>
          <draw:line draw:style-name="gr4" draw:text-style-name="P4" draw:layer="layout" svg:x1="14.95cm" svg:y1="15.923cm" svg:x2="14.499cm" svg:y2="16.5cm">
            <text:p/>
          </draw:line>
          <draw:line draw:style-name="gr4" draw:text-style-name="P4" draw:layer="layout" svg:x1="14.951cm" svg:y1="15.923cm" svg:x2="15.401cm" svg:y2="16.5cm">
            <text:p/>
          </draw:line>
          <draw:line draw:style-name="gr4" draw:text-style-name="P4" draw:layer="layout" svg:x1="14.95cm" svg:y1="15.367cm" svg:x2="14.35cm" svg:y2="15.124cm">
            <text:p/>
          </draw:line>
          <draw:line draw:style-name="gr4" draw:text-style-name="P4" draw:layer="layout" svg:x1="14.951cm" svg:y1="15.367cm" svg:x2="15.513cm" svg:y2="15.124cm">
            <text:p/>
          </draw:line>
          <draw:custom-shape draw:style-name="gr3" draw:text-style-name="P3" draw:layer="layout" svg:width="0.338cm" svg:height="0.091cm" svg:x="15.362cm" svg:y="16.40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338cm" svg:height="0.091cm" svg:x="14.2cm" svg:y="16.40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3" draw:text-style-name="P3" draw:layer="layout" svg:width="0.599cm" svg:height="0.555cm" svg:x="18.45cm" svg:y="1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18.751cm" svg:y1="13.59cm" svg:x2="18.751cm" svg:y2="14.423cm">
            <text:p/>
          </draw:line>
          <draw:line draw:style-name="gr4" draw:text-style-name="P4" draw:layer="layout" svg:x1="18.75cm" svg:y1="14.423cm" svg:x2="18.299cm" svg:y2="15cm">
            <text:p/>
          </draw:line>
          <draw:line draw:style-name="gr4" draw:text-style-name="P4" draw:layer="layout" svg:x1="18.751cm" svg:y1="14.423cm" svg:x2="19.201cm" svg:y2="15cm">
            <text:p/>
          </draw:line>
          <draw:line draw:style-name="gr4" draw:text-style-name="P4" draw:layer="layout" svg:x1="18.75cm" svg:y1="13.867cm" svg:x2="18.15cm" svg:y2="13.624cm">
            <text:p/>
          </draw:line>
          <draw:line draw:style-name="gr4" draw:text-style-name="P4" draw:layer="layout" svg:x1="18.751cm" svg:y1="13.867cm" svg:x2="19.313cm" svg:y2="13.624cm">
            <text:p/>
          </draw:line>
          <draw:custom-shape draw:style-name="gr3" draw:text-style-name="P3" draw:layer="layout" svg:width="0.338cm" svg:height="0.091cm" svg:x="19.162cm" svg:y="14.90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338cm" svg:height="0.091cm" svg:x="18cm" svg:y="14.90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3" draw:text-style-name="P3" draw:layer="layout" svg:width="0.599cm" svg:height="0.555cm" svg:x="7.45cm" svg:y="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7.751cm" svg:y1="5.59cm" svg:x2="7.751cm" svg:y2="6.423cm">
            <text:p/>
          </draw:line>
          <draw:line draw:style-name="gr4" draw:text-style-name="P4" draw:layer="layout" svg:x1="7.75cm" svg:y1="6.423cm" svg:x2="7.299cm" svg:y2="7cm">
            <text:p/>
          </draw:line>
          <draw:line draw:style-name="gr4" draw:text-style-name="P4" draw:layer="layout" svg:x1="7.751cm" svg:y1="6.423cm" svg:x2="8.201cm" svg:y2="7cm">
            <text:p/>
          </draw:line>
          <draw:line draw:style-name="gr4" draw:text-style-name="P4" draw:layer="layout" svg:x1="7.75cm" svg:y1="5.867cm" svg:x2="7.15cm" svg:y2="5.624cm">
            <text:p/>
          </draw:line>
          <draw:line draw:style-name="gr4" draw:text-style-name="P4" draw:layer="layout" svg:x1="7.751cm" svg:y1="5.867cm" svg:x2="8.313cm" svg:y2="5.624cm">
            <text:p/>
          </draw:line>
          <draw:custom-shape draw:style-name="gr3" draw:text-style-name="P3" draw:layer="layout" svg:width="0.338cm" svg:height="0.091cm" svg:x="8.162cm" svg:y="6.90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338cm" svg:height="0.091cm" svg:x="7cm" svg:y="6.90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3" draw:text-style-name="P3" draw:layer="layout" svg:width="0.599cm" svg:height="0.555cm" svg:x="11.15cm" svg:y="3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11.451cm" svg:y1="4.09cm" svg:x2="11.451cm" svg:y2="4.923cm">
            <text:p/>
          </draw:line>
          <draw:line draw:style-name="gr4" draw:text-style-name="P4" draw:layer="layout" svg:x1="11.45cm" svg:y1="4.923cm" svg:x2="10.999cm" svg:y2="5.5cm">
            <text:p/>
          </draw:line>
          <draw:line draw:style-name="gr4" draw:text-style-name="P4" draw:layer="layout" svg:x1="11.451cm" svg:y1="4.923cm" svg:x2="11.901cm" svg:y2="5.5cm">
            <text:p/>
          </draw:line>
          <draw:line draw:style-name="gr4" draw:text-style-name="P4" draw:layer="layout" svg:x1="11.45cm" svg:y1="4.367cm" svg:x2="10.85cm" svg:y2="4.124cm">
            <text:p/>
          </draw:line>
          <draw:line draw:style-name="gr4" draw:text-style-name="P4" draw:layer="layout" svg:x1="11.451cm" svg:y1="4.367cm" svg:x2="12.013cm" svg:y2="4.124cm">
            <text:p/>
          </draw:line>
          <draw:custom-shape draw:style-name="gr3" draw:text-style-name="P3" draw:layer="layout" svg:width="0.338cm" svg:height="0.091cm" svg:x="11.862cm" svg:y="5.40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338cm" svg:height="0.091cm" svg:x="10.7cm" svg:y="5.40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3" draw:text-style-name="P3" draw:layer="layout" svg:width="0.599cm" svg:height="0.555cm" svg:x="14.45cm" svg:y="3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14.751cm" svg:y1="4.09cm" svg:x2="14.751cm" svg:y2="4.923cm">
            <text:p/>
          </draw:line>
          <draw:line draw:style-name="gr4" draw:text-style-name="P4" draw:layer="layout" svg:x1="14.75cm" svg:y1="4.923cm" svg:x2="14.299cm" svg:y2="5.5cm">
            <text:p/>
          </draw:line>
          <draw:line draw:style-name="gr4" draw:text-style-name="P4" draw:layer="layout" svg:x1="14.751cm" svg:y1="4.923cm" svg:x2="15.201cm" svg:y2="5.5cm">
            <text:p/>
          </draw:line>
          <draw:line draw:style-name="gr4" draw:text-style-name="P4" draw:layer="layout" svg:x1="14.75cm" svg:y1="4.367cm" svg:x2="14.15cm" svg:y2="4.124cm">
            <text:p/>
          </draw:line>
          <draw:line draw:style-name="gr4" draw:text-style-name="P4" draw:layer="layout" svg:x1="14.751cm" svg:y1="4.367cm" svg:x2="15.313cm" svg:y2="4.124cm">
            <text:p/>
          </draw:line>
          <draw:custom-shape draw:style-name="gr3" draw:text-style-name="P3" draw:layer="layout" svg:width="0.338cm" svg:height="0.091cm" svg:x="15.162cm" svg:y="5.40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338cm" svg:height="0.091cm" svg:x="14cm" svg:y="5.40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3" draw:text-style-name="P3" draw:layer="layout" svg:width="0.599cm" svg:height="0.555cm" svg:x="18.15cm" svg:y="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18.451cm" svg:y1="5.59cm" svg:x2="18.451cm" svg:y2="6.423cm">
            <text:p/>
          </draw:line>
          <draw:line draw:style-name="gr4" draw:text-style-name="P4" draw:layer="layout" svg:x1="18.45cm" svg:y1="6.423cm" svg:x2="17.999cm" svg:y2="7cm">
            <text:p/>
          </draw:line>
          <draw:line draw:style-name="gr4" draw:text-style-name="P4" draw:layer="layout" svg:x1="18.451cm" svg:y1="6.423cm" svg:x2="18.901cm" svg:y2="7cm">
            <text:p/>
          </draw:line>
          <draw:line draw:style-name="gr4" draw:text-style-name="P4" draw:layer="layout" svg:x1="18.45cm" svg:y1="5.867cm" svg:x2="17.85cm" svg:y2="5.624cm">
            <text:p/>
          </draw:line>
          <draw:line draw:style-name="gr4" draw:text-style-name="P4" draw:layer="layout" svg:x1="18.451cm" svg:y1="5.867cm" svg:x2="19.013cm" svg:y2="5.624cm">
            <text:p/>
          </draw:line>
          <draw:custom-shape draw:style-name="gr3" draw:text-style-name="P3" draw:layer="layout" svg:width="0.338cm" svg:height="0.091cm" svg:x="18.862cm" svg:y="6.90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338cm" svg:height="0.091cm" svg:x="17.7cm" svg:y="6.90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3" draw:text-style-name="P3" draw:layer="layout" svg:width="0.599cm" svg:height="0.555cm" svg:x="6.45cm" svg:y="9.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6.751cm" svg:y1="9.69cm" svg:x2="6.751cm" svg:y2="10.523cm">
            <text:p/>
          </draw:line>
          <draw:line draw:style-name="gr4" draw:text-style-name="P4" draw:layer="layout" svg:x1="6.75cm" svg:y1="10.523cm" svg:x2="6.299cm" svg:y2="11.1cm">
            <text:p/>
          </draw:line>
          <draw:line draw:style-name="gr4" draw:text-style-name="P4" draw:layer="layout" svg:x1="6.751cm" svg:y1="10.523cm" svg:x2="7.201cm" svg:y2="11.1cm">
            <text:p/>
          </draw:line>
          <draw:line draw:style-name="gr4" draw:text-style-name="P4" draw:layer="layout" svg:x1="6.75cm" svg:y1="9.967cm" svg:x2="6.15cm" svg:y2="9.724cm">
            <text:p/>
          </draw:line>
          <draw:line draw:style-name="gr4" draw:text-style-name="P4" draw:layer="layout" svg:x1="6.751cm" svg:y1="9.967cm" svg:x2="7.313cm" svg:y2="9.724cm">
            <text:p/>
          </draw:line>
          <draw:custom-shape draw:style-name="gr3" draw:text-style-name="P3" draw:layer="layout" svg:width="0.338cm" svg:height="0.091cm" svg:x="7.162cm" svg:y="11.00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338cm" svg:height="0.091cm" svg:x="6cm" svg:y="11.00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3" draw:text-style-name="P3" draw:layer="layout" svg:width="0.599cm" svg:height="0.555cm" svg:x="19.25cm" svg:y="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19.551cm" svg:y1="9.59cm" svg:x2="19.551cm" svg:y2="10.423cm">
            <text:p/>
          </draw:line>
          <draw:line draw:style-name="gr4" draw:text-style-name="P4" draw:layer="layout" svg:x1="19.55cm" svg:y1="10.423cm" svg:x2="19.099cm" svg:y2="11cm">
            <text:p/>
          </draw:line>
          <draw:line draw:style-name="gr4" draw:text-style-name="P4" draw:layer="layout" svg:x1="19.551cm" svg:y1="10.423cm" svg:x2="20.001cm" svg:y2="11cm">
            <text:p/>
          </draw:line>
          <draw:line draw:style-name="gr4" draw:text-style-name="P4" draw:layer="layout" svg:x1="19.55cm" svg:y1="9.867cm" svg:x2="18.95cm" svg:y2="9.624cm">
            <text:p/>
          </draw:line>
          <draw:line draw:style-name="gr4" draw:text-style-name="P4" draw:layer="layout" svg:x1="19.551cm" svg:y1="9.867cm" svg:x2="20.113cm" svg:y2="9.624cm">
            <text:p/>
          </draw:line>
          <draw:custom-shape draw:style-name="gr3" draw:text-style-name="P3" draw:layer="layout" svg:width="0.338cm" svg:height="0.091cm" svg:x="19.962cm" svg:y="10.90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338cm" svg:height="0.091cm" svg:x="18.8cm" svg:y="10.90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56" draw:text-style-name="P1" draw:layer="layout" svg:x1="9.2cm" svg:y1="13cm" svg:x2="10.6cm" svg:y2="12.2cm">
          <text:p/>
        </draw:line>
        <draw:line draw:style-name="gr56" draw:text-style-name="P1" draw:layer="layout" svg:x1="8cm" svg:y1="10.5cm" svg:x2="10.5cm" svg:y2="10.5cm">
          <text:p/>
        </draw:line>
        <draw:line draw:style-name="gr56" draw:text-style-name="P1" draw:layer="layout" svg:x1="9cm" svg:y1="6.5cm" svg:x2="11cm" svg:y2="8cm">
          <text:p/>
        </draw:line>
        <draw:line draw:style-name="gr56" draw:text-style-name="P1" draw:layer="layout" svg:x1="12cm" svg:y1="6cm" svg:x2="12.5cm" svg:y2="8cm">
          <text:p/>
        </draw:line>
        <draw:line draw:style-name="gr56" draw:text-style-name="P1" draw:layer="layout" svg:x1="15cm" svg:y1="6cm" svg:x2="14cm" svg:y2="8.5cm">
          <text:p/>
        </draw:line>
        <draw:line draw:style-name="gr56" draw:text-style-name="P1" draw:layer="layout" svg:x1="18cm" svg:y1="7.5cm" svg:x2="15cm" svg:y2="8.5cm">
          <text:p/>
        </draw:line>
        <draw:line draw:style-name="gr56" draw:text-style-name="P1" draw:layer="layout" svg:x1="19cm" svg:y1="10.5cm" svg:x2="15cm" svg:y2="10.5cm">
          <text:p/>
        </draw:line>
        <draw:line draw:style-name="gr56" draw:text-style-name="P1" draw:layer="layout" svg:x1="11.5cm" svg:y1="14cm" svg:x2="11.5cm" svg:y2="12cm">
          <text:p/>
        </draw:line>
        <draw:line draw:style-name="gr56" draw:text-style-name="P1" draw:layer="layout" svg:x1="15cm" svg:y1="14cm" svg:x2="14cm" svg:y2="12cm">
          <text:p/>
        </draw:line>
        <draw:line draw:style-name="gr56" draw:text-style-name="P1" draw:layer="layout" svg:x1="18cm" svg:y1="13cm" svg:x2="14.5cm" svg:y2="11.5cm">
          <text:p/>
        </draw:line>
        <draw:rect draw:style-name="gr97" draw:text-style-name="P1" draw:layer="layout" svg:width="5cm" svg:height="4.5cm" svg:x="10.5cm" svg:y="7.8cm">
          <text:p text:style-name="P1">Webserver</text:p>
        </draw:rect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>
        <office:forms form:automatic-focus="false" form:apply-design-mode="false"/>
        <draw:circle draw:style-name="gr64" draw:text-style-name="P1" draw:layer="layout" svg:width="2cm" svg:height="2cm" svg:x="7cm" svg:y="13cm">
          <text:p text:style-name="P1">A</text:p>
        </draw:circle>
        <draw:circle draw:style-name="gr64" draw:text-style-name="P1" draw:layer="layout" svg:width="2cm" svg:height="2cm" svg:x="9.5cm" svg:y="7.5cm">
          <text:p text:style-name="P1">B</text:p>
        </draw:circle>
        <draw:circle draw:style-name="gr64" draw:text-style-name="P1" draw:layer="layout" svg:width="2cm" svg:height="2cm" svg:x="15cm" svg:y="6cm">
          <text:p text:style-name="P1">C</text:p>
        </draw:circle>
        <draw:circle draw:style-name="gr64" draw:text-style-name="P1" draw:layer="layout" svg:width="2cm" svg:height="2cm" svg:x="16cm" svg:y="12.5cm">
          <text:p text:style-name="P1">D</text:p>
        </draw:circle>
        <draw:line draw:style-name="gr98" draw:text-style-name="P1" draw:layer="layout" svg:x1="8.5cm" svg:y1="12.7cm" svg:x2="10cm" svg:y2="9.7cm">
          <text:p/>
        </draw:line>
        <draw:circle draw:style-name="gr49" draw:text-style-name="P1" draw:layer="layout" svg:width="1cm" svg:height="1cm" svg:x="7.8cm" svg:y="10.2cm">
          <text:p/>
        </draw:circle>
        <draw:circle draw:style-name="gr49" draw:text-style-name="P1" draw:layer="layout" svg:width="1cm" svg:height="1cm" svg:x="12.2cm" svg:y="5.9cm">
          <text:p/>
        </draw:circle>
        <draw:circle draw:style-name="gr49" draw:text-style-name="P1" draw:layer="layout" svg:width="1cm" svg:height="1cm" svg:x="17.1cm" svg:y="9.7cm">
          <text:p/>
        </draw:circle>
        <draw:custom-shape draw:style-name="gr99" draw:text-style-name="P1" draw:layer="layout" svg:width="1.3cm" svg:height="1.5cm" svg:x="12.1cm" svg:y="14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98" draw:text-style-name="P1" draw:layer="layout" svg:x1="11.8cm" svg:y1="7.9cm" svg:x2="14.8cm" svg:y2="6.9cm">
          <text:p/>
        </draw:line>
        <draw:line draw:style-name="gr98" draw:text-style-name="P1" draw:layer="layout" svg:x1="16.1cm" svg:y1="8.5cm" svg:x2="16.6cm" svg:y2="12cm">
          <text:p/>
        </draw:line>
        <draw:line draw:style-name="gr98" draw:text-style-name="P1" draw:layer="layout" svg:x1="15.5cm" svg:y1="14cm" svg:x2="9.5cm" svg:y2="14cm">
          <text:p/>
        </draw:line>
        <draw:circle draw:style-name="gr14" draw:text-style-name="P1" draw:layer="layout" svg:width="2cm" svg:height="2cm" svg:x="5cm" svg:y="4.5cm">
          <text:p/>
        </draw:circle>
        <draw:line draw:style-name="gr98" draw:text-style-name="P1" draw:layer="layout" svg:x1="9cm" svg:y1="8cm" svg:x2="7cm" svg:y2="6.5cm">
          <text:p/>
        </draw:line>
        <draw:circle draw:style-name="gr49" draw:text-style-name="P1" draw:layer="layout" svg:width="1cm" svg:height="1cm" svg:x="8cm" svg:y="5.8cm">
          <text:p/>
        </draw:circle>
        <draw:line draw:style-name="gr98" draw:text-style-name="P1" draw:layer="layout" svg:x1="18cm" svg:y1="6cm" svg:x2="21cm" svg:y2="5cm">
          <text:p/>
        </draw:line>
        <draw:circle draw:style-name="gr49" draw:text-style-name="P1" draw:layer="layout" svg:width="1cm" svg:height="1cm" svg:x="18cm" svg:y="4cm">
          <text:p/>
        </draw:circle>
        <draw:line draw:style-name="gr98" draw:text-style-name="P1" draw:layer="layout" svg:x1="21.5cm" svg:y1="13.4cm" svg:x2="18.5cm" svg:y2="13.9cm">
          <text:p/>
        </draw:line>
        <draw:circle draw:style-name="gr49" draw:text-style-name="P1" draw:layer="layout" svg:width="1cm" svg:height="1cm" svg:x="19.5cm" svg:y="12.3cm">
          <text:p/>
        </draw:circl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>
        <office:forms form:automatic-focus="false" form:apply-design-mode="false"/>
        <draw:circle draw:style-name="gr58" draw:text-style-name="P1" draw:layer="layout" svg:width="1.5cm" svg:height="1.5cm" svg:x="11.5cm" svg:y="9.5cm">
          <text:p text:style-name="P1">CP</text:p>
        </draw:circle>
        <draw:frame draw:style-name="gr100" draw:layer="layout" svg:width="2.479cm" svg:height="0.963cm" svg:x="10.8cm" svg:y="7.4cm">
          <draw:text-box>
            <text:p>Thema</text:p>
          </draw:text-box>
        </draw:frame>
        <draw:frame draw:style-name="gr74" draw:layer="layout" svg:width="2.542cm" svg:height="0.963cm" svg:x="13.958cm" svg:y="8.037cm">
          <draw:text-box>
            <text:p>Sender</text:p>
          </draw:text-box>
        </draw:frame>
        <draw:frame draw:style-name="gr101" draw:layer="layout" svg:width="3.072cm" svg:height="0.963cm" svg:x="11cm" svg:y="12.037cm">
          <draw:text-box>
            <text:p>Erzeuger</text:p>
          </draw:text-box>
        </draw:frame>
        <draw:frame draw:style-name="gr102" draw:layer="layout" svg:width="3.601cm" svg:height="0.963cm" svg:x="13.899cm" svg:y="9.5cm">
          <draw:text-box>
            <text:p>Empfänger</text:p>
          </draw:text-box>
        </draw:frame>
        <draw:frame draw:style-name="gr103" draw:layer="layout" svg:width="1.387cm" svg:height="0.963cm" svg:x="9.5cm" svg:y="12cm">
          <draw:text-box>
            <text:p>Ort</text:p>
          </draw:text-box>
        </draw:frame>
        <draw:frame draw:style-name="gr104" draw:layer="layout" svg:width="1.56cm" svg:height="0.963cm" svg:x="8.5cm" svg:y="10.5cm">
          <draw:text-box>
            <text:p>Zeit</text:p>
          </draw:text-box>
        </draw:frame>
        <draw:frame draw:style-name="gr45" draw:layer="layout" svg:width="3cm" svg:height="0.963cm" svg:x="8.001cm" svg:y="8.803cm">
          <draw:text-box>
            <text:p>Richtung</text:p>
          </draw:text-box>
        </draw:frame>
        <draw:custom-shape draw:style-name="gr40" draw:text-style-name="P1" draw:layer="layout" svg:width="1cm" svg:height="1.5cm" svg:x="15.4cm" svg:y="11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0" draw:text-style-name="P1" draw:layer="layout" svg:width="1cm" svg:height="1.5cm" svg:x="15.1cm" svg:y="11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0" draw:text-style-name="P1" draw:layer="layout" svg:width="1cm" svg:height="1.5cm" svg:x="14.7cm" svg:y="1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9" draw:text-style-name="P1" draw:layer="layout" svg:x1="13cm" svg:y1="10.5cm" svg:x2="15cm" svg:y2="12cm">
          <text:p/>
        </draw:line>
        <draw:frame draw:style-name="gr105" draw:layer="layout" svg:width="4.376cm" svg:height="0.963cm" svg:x="14cm" svg:y="13.4cm">
          <draw:text-box>
            <text:p>Informationen</text:p>
          </draw:text-box>
        </draw:frame>
        <draw:line draw:style-name="gr59" draw:text-style-name="P1" draw:layer="layout" svg:x1="12.2cm" svg:y1="11.1cm" svg:x2="12.2cm" svg:y2="12.1cm">
          <text:p/>
        </draw:line>
        <draw:line draw:style-name="gr59" draw:text-style-name="P1" draw:layer="layout" svg:x1="11.6cm" svg:y1="10.9cm" svg:x2="10.6cm" svg:y2="11.9cm">
          <text:p/>
        </draw:line>
        <draw:line draw:style-name="gr59" draw:text-style-name="P1" draw:layer="layout" svg:x1="10cm" svg:y1="10.9cm" svg:x2="11.5cm" svg:y2="10.4cm">
          <text:p/>
        </draw:line>
        <draw:line draw:style-name="gr59" draw:text-style-name="P1" draw:layer="layout" svg:x1="10.9cm" svg:y1="9.4cm" svg:x2="11.4cm" svg:y2="9.9cm">
          <text:p/>
        </draw:line>
        <draw:line draw:style-name="gr59" draw:text-style-name="P1" draw:layer="layout" svg:x1="12.2cm" svg:y1="8.3cm" svg:x2="12.2cm" svg:y2="9.3cm">
          <text:p/>
        </draw:line>
        <draw:line draw:style-name="gr59" draw:text-style-name="P1" draw:layer="layout" svg:x1="14cm" svg:y1="8.7cm" svg:x2="13cm" svg:y2="9.7cm">
          <text:p/>
        </draw:line>
        <draw:line draw:style-name="gr59" draw:text-style-name="P1" draw:layer="layout" svg:x1="14cm" svg:y1="10cm" svg:x2="13cm" svg:y2="10cm">
          <text:p/>
        </draw:lin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1T0">
        <office:forms form:automatic-focus="false" form:apply-design-mode="false"/>
        <draw:ellipse draw:style-name="gr49" draw:text-style-name="P1" draw:layer="layout" svg:width="6cm" svg:height="5cm" svg:x="1.5cm" svg:y="7.1cm">
          <text:p/>
        </draw:ellipse>
        <draw:ellipse draw:style-name="gr49" draw:text-style-name="P1" draw:layer="layout" svg:width="6cm" svg:height="5cm" svg:x="19.4cm" svg:y="7.1cm">
          <text:p/>
        </draw:ellipse>
        <draw:g>
          <draw:custom-shape draw:style-name="gr3" draw:text-style-name="P3" draw:layer="layout" svg:width="0.878cm" svg:height="0.832cm" svg:x="8.26cm" svg:y="8.03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8.701cm" svg:y1="8.924cm" svg:x2="8.701cm" svg:y2="10.172cm">
            <text:p/>
          </draw:line>
          <draw:line draw:style-name="gr4" draw:text-style-name="P4" draw:layer="layout" svg:x1="8.699cm" svg:y1="10.172cm" svg:x2="8.038cm" svg:y2="11.037cm">
            <text:p/>
          </draw:line>
          <draw:line draw:style-name="gr4" draw:text-style-name="P4" draw:layer="layout" svg:x1="8.701cm" svg:y1="10.172cm" svg:x2="9.36cm" svg:y2="11.037cm">
            <text:p/>
          </draw:line>
          <draw:line draw:style-name="gr4" draw:text-style-name="P4" draw:layer="layout" svg:x1="8.7cm" svg:y1="9.339cm" svg:x2="7.82cm" svg:y2="8.975cm">
            <text:p/>
          </draw:line>
          <draw:line draw:style-name="gr4" draw:text-style-name="P4" draw:layer="layout" svg:x1="8.701cm" svg:y1="9.339cm" svg:x2="9.525cm" svg:y2="8.975cm">
            <text:p/>
          </draw:line>
          <draw:custom-shape draw:style-name="gr3" draw:text-style-name="P3" draw:layer="layout" svg:width="0.495cm" svg:height="0.136cm" svg:x="9.304cm" svg:y="10.90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495cm" svg:height="0.136cm" svg:x="7.6cm" svg:y="10.90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3" draw:text-style-name="P3" draw:layer="layout" svg:width="0.878cm" svg:height="0.832cm" svg:x="17.96cm" svg:y="8.00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18.401cm" svg:y1="8.887cm" svg:x2="18.401cm" svg:y2="10.135cm">
            <text:p/>
          </draw:line>
          <draw:line draw:style-name="gr4" draw:text-style-name="P4" draw:layer="layout" svg:x1="18.399cm" svg:y1="10.135cm" svg:x2="17.738cm" svg:y2="11cm">
            <text:p/>
          </draw:line>
          <draw:line draw:style-name="gr4" draw:text-style-name="P4" draw:layer="layout" svg:x1="18.401cm" svg:y1="10.135cm" svg:x2="19.06cm" svg:y2="11cm">
            <text:p/>
          </draw:line>
          <draw:line draw:style-name="gr4" draw:text-style-name="P4" draw:layer="layout" svg:x1="18.4cm" svg:y1="9.302cm" svg:x2="17.52cm" svg:y2="8.938cm">
            <text:p/>
          </draw:line>
          <draw:line draw:style-name="gr4" draw:text-style-name="P4" draw:layer="layout" svg:x1="18.401cm" svg:y1="9.302cm" svg:x2="19.225cm" svg:y2="8.938cm">
            <text:p/>
          </draw:line>
          <draw:custom-shape draw:style-name="gr3" draw:text-style-name="P3" draw:layer="layout" svg:width="0.495cm" svg:height="0.136cm" svg:x="19.004cm" svg:y="10.86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495cm" svg:height="0.136cm" svg:x="17.3cm" svg:y="10.86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8" draw:layer="layout" svg:width="2cm" svg:height="0.963cm" svg:x="7.8cm" svg:y="11.537cm">
          <draw:text-box>
            <text:p>Alice</text:p>
          </draw:text-box>
        </draw:frame>
        <draw:frame draw:style-name="gr8" draw:layer="layout" svg:width="2cm" svg:height="0.963cm" svg:x="17.499cm" svg:y="11.537cm">
          <draw:text-box>
            <text:p>Bob</text:p>
          </draw:text-box>
        </draw:frame>
        <draw:frame draw:style-name="gr106" draw:layer="layout" svg:width="4.909cm" svg:height="3.811cm" svg:x="20.3cm" svg:y="7.963cm">
          <draw:text-box>
            <text:p>Bobs Interesse:</text:p>
            <text:p>T: Java,</text:p>
            <text:p>P: Bob</text:p>
            <text:p>RP: Any</text:p>
            <text:p>Dir: in</text:p>
          </draw:text-box>
        </draw:frame>
        <draw:frame draw:style-name="gr107" draw:layer="layout" svg:width="4.96cm" svg:height="3.811cm" svg:x="2.391cm" svg:y="8cm">
          <draw:text-box>
            <text:p>Alice' Interesse:</text:p>
            <text:p>T: Java,</text:p>
            <text:p>P: Alice</text:p>
            <text:p>RP: Any</text:p>
            <text:p>Dir: out</text:p>
          </draw:text-box>
        </draw:frame>
        <draw:line draw:style-name="gr108" draw:text-style-name="P1" draw:layer="layout" svg:x1="10.8cm" svg:y1="8.7cm" svg:x2="16.8cm" svg:y2="8.7cm">
          <text:p/>
        </draw:line>
        <draw:frame draw:style-name="gr109" draw:layer="layout" svg:width="5.32cm" svg:height="2.382cm" svg:x="10.9cm" svg:y="6.2cm">
          <draw:text-box>
            <text:p><text:span text:style-name="T1">expose:</text:span></text:p>
            <text:p>T: Java, P: Alice,<text:line-break/>RP: Any, Dir: out </text:p>
          </draw:text-box>
        </draw:frame>
        <draw:line draw:style-name="gr108" draw:text-style-name="P1" draw:layer="layout" svg:x1="16.8cm" svg:y1="11.1cm" svg:x2="10.8cm" svg:y2="11.1cm">
          <text:p/>
        </draw:line>
        <draw:frame draw:style-name="gr110" draw:layer="layout" svg:width="5.654cm" svg:height="2.382cm" svg:x="11cm" svg:y="8.825cm">
          <draw:text-box>
            <text:p><text:span text:style-name="T1">expose:</text:span></text:p>
            <text:p>T: Java, P: Bob,<text:line-break/>RP: Alice, Dir: out </text:p>
          </draw:text-box>
        </draw:frame>
        <draw:line draw:style-name="gr108" draw:text-style-name="P1" draw:layer="layout" svg:x1="11.2cm" svg:y1="14cm" svg:x2="16.7cm" svg:y2="14cm">
          <text:p/>
        </draw:line>
        <draw:frame draw:style-name="gr111" draw:layer="layout" svg:width="6.776cm" svg:height="2.382cm" svg:x="11cm" svg:y="11.5cm">
          <draw:text-box>
            <text:p><text:span text:style-name="T1">insert:</text:span></text:p>
            <text:p>Wissen zum Thema</text:p>
            <text:p>Java für Bob von Alice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>
        <office:forms form:automatic-focus="false" form:apply-design-mode="false"/>
        <draw:circle draw:style-name="gr58" draw:text-style-name="P1" draw:layer="layout" svg:width="4.5cm" svg:height="4.5cm" svg:x="2.5cm" svg:y="4.5cm">
          <text:p text:style-name="P1">Name: </text:p>
          <text:p text:style-name="P1">„Mietsache 23“</text:p>
          <text:p text:style-name="P1">URL:</text:p>
          <text:p text:style-name="P1"/>
        </draw:circle>
        <draw:rect draw:style-name="gr14" draw:text-style-name="P1" draw:layer="layout" svg:width="6cm" svg:height="5cm" svg:x="10.5cm" svg:y="8cm">
          <text:p/>
        </draw:rect>
        <draw:frame draw:style-name="gr112" draw:layer="layout" svg:width="3.131cm" svg:height="0.963cm" svg:x="10.5cm" svg:y="8.037cm">
          <draw:text-box>
            <text:p>Webseite</text:p>
          </draw:text-box>
        </draw:frame>
        <draw:g>
          <draw:rect draw:style-name="gr113" draw:text-style-name="P1" draw:layer="layout" svg:width="3cm" svg:height="1.5cm" svg:x="12cm" svg:y="10.5cm">
            <text:p/>
          </draw:rect>
          <draw:custom-shape draw:style-name="gr114" draw:text-style-name="P1" draw:layer="layout" svg:width="4cm" svg:height="1cm" draw:transform="rotate (3.1415926535892) translate (15.5cm 10.5cm)">
            <text:p/>
            <draw:enhanced-geometry svg:viewBox="0 0 21600 21600" draw:glue-points="?f6 10800 10800 21600 ?f5 10800 10800 0" draw:text-areas="?f3 ?f3 ?f4 ?f4" draw:type="trapezoid" draw:modifiers="5706.3734066483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15" draw:text-style-name="P1" draw:layer="layout" svg:width="0.5cm" svg:height="1cm" svg:x="12.5cm" svg:y="11cm">
            <text:p/>
          </draw:rect>
          <draw:rect draw:style-name="gr115" draw:text-style-name="P1" draw:layer="layout" svg:width="1cm" svg:height="0.5cm" svg:x="13.5cm" svg:y="11cm">
            <text:p/>
          </draw:rect>
        </draw:g>
        <draw:circle draw:style-name="gr58" draw:text-style-name="P1" draw:layer="layout" svg:width="4.5cm" svg:height="4.5cm" svg:x="17.9cm" svg:y="4.5cm">
          <text:p text:style-name="P1">Name: </text:p>
          <text:p text:style-name="P1">„Meine </text:p>
          <text:p text:style-name="P1">Wohnung“</text:p>
          <text:p text:style-name="P1">URL:</text:p>
          <text:p text:style-name="P1"/>
        </draw:circle>
        <draw:line draw:style-name="gr108" draw:text-style-name="P1" draw:layer="layout" svg:x1="5cm" svg:y1="8cm" svg:x2="10.5cm" svg:y2="10cm">
          <text:p/>
        </draw:line>
        <draw:line draw:style-name="gr108" draw:text-style-name="P1" draw:layer="layout" svg:x1="20.5cm" svg:y1="8cm" svg:x2="16.5cm" svg:y2="10cm">
          <text:p/>
        </draw:lin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>
        <office:forms form:automatic-focus="false" form:apply-design-mode="false"/>
        <draw:ellipse draw:style-name="gr6" draw:text-style-name="P1" draw:layer="layout" svg:width="5cm" svg:height="2cm" svg:x="8.5cm" svg:y="7.5cm">
          <text:p text:style-name="P1">Prog</text:p>
          <text:p text:style-name="P1">Sprache</text:p>
        </draw:ellipse>
        <draw:circle draw:style-name="gr6" draw:text-style-name="P1" draw:layer="layout" svg:width="2cm" svg:height="2cm" svg:x="7.1cm" svg:y="12cm">
          <text:p text:style-name="P1">Java</text:p>
        </draw:circle>
        <draw:circle draw:style-name="gr6" draw:text-style-name="P1" draw:layer="layout" svg:width="2cm" svg:height="2cm" svg:x="10cm" svg:y="12cm">
          <text:p text:style-name="P1">C#</text:p>
        </draw:circle>
        <draw:ellipse draw:style-name="gr6" draw:text-style-name="P1" draw:layer="layout" svg:width="2.5cm" svg:height="2cm" svg:x="12.7cm" svg:y="12cm">
          <text:p text:style-name="P1">Haskel</text:p>
        </draw:ellipse>
        <draw:line draw:style-name="gr116" draw:text-style-name="P1" draw:layer="layout" svg:x1="9.8cm" svg:y1="9.5cm" svg:x2="8.3cm" svg:y2="12cm">
          <text:p/>
        </draw:line>
        <draw:line draw:style-name="gr116" draw:text-style-name="P1" draw:layer="layout" svg:x1="11cm" svg:y1="9.5cm" svg:x2="11cm" svg:y2="12cm">
          <text:p/>
        </draw:line>
        <draw:line draw:style-name="gr116" draw:text-style-name="P1" draw:layer="layout" svg:x1="12.5cm" svg:y1="9.5cm" svg:x2="13.5cm" svg:y2="12cm">
          <text:p/>
        </draw:lin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>
        <office:forms form:automatic-focus="false" form:apply-design-mode="false"/>
        <draw:ellipse draw:style-name="gr14" draw:text-style-name="P1" draw:layer="layout" svg:width="12.5cm" svg:height="16.5cm" svg:x="14.8cm" svg:y="2cm">
          <text:p/>
        </draw:ellipse>
        <draw:ellipse draw:style-name="gr14" draw:text-style-name="P1" draw:layer="layout" svg:width="9.5cm" svg:height="16cm" svg:x="1.5cm" svg:y="2.5cm">
          <text:p/>
        </draw:ellipse>
        <draw:circle draw:style-name="gr58" draw:text-style-name="P1" draw:layer="layout" svg:width="2cm" svg:height="2cm" svg:x="12.4cm" svg:y="9.8cm">
          <text:p text:style-name="P1">CP</text:p>
        </draw:circle>
        <draw:custom-shape draw:style-name="gr117" draw:text-style-name="P1" draw:layer="layout" svg:width="5.4cm" svg:height="5.5cm" svg:x="16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7" draw:text-style-name="P1" draw:layer="layout" svg:width="5.4cm" svg:height="5.5cm" svg:x="5.1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6" draw:text-style-name="P1" draw:layer="layout" svg:width="1.6cm" svg:height="1.6cm" svg:x="8cm" svg:y="5.9cm">
          <text:p text:style-name="P1">Ia</text:p>
        </draw:circle>
        <draw:circle draw:style-name="gr6" draw:text-style-name="P1" draw:layer="layout" svg:width="1.5cm" svg:height="1.5cm" svg:x="17.5cm" svg:y="6cm">
          <text:p text:style-name="P1">Ib</text:p>
        </draw:circle>
        <draw:circle draw:style-name="gr6" draw:text-style-name="P1" draw:layer="layout" svg:width="1.5cm" svg:height="1.5cm" svg:x="21.2cm" svg:y="10.5cm">
          <text:p text:style-name="P1">Iab</text:p>
        </draw:circle>
        <draw:custom-shape draw:style-name="gr118" draw:text-style-name="P1" draw:layer="layout" svg:width="3cm" svg:height="2cm" svg:x="21cm" svg:y="13.5cm">
          <text:p text:style-name="P1">K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8" draw:text-style-name="P1" draw:layer="layout" svg:width="3cm" svg:height="2cm" svg:x="4cm" svg:y="11.4cm">
          <text:p text:style-name="P1">K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ircle draw:style-name="gr58" draw:text-style-name="P1" draw:layer="layout" svg:width="2cm" svg:height="2cm" svg:x="12.2cm" svg:y="10cm">
          <text:p text:style-name="P1">CP</text:p>
        </draw:circle>
        <draw:frame draw:style-name="gr119" draw:layer="layout" svg:width="4.443cm" svg:height="2.387cm" svg:x="21.5cm" svg:y="5.037cm">
          <draw:text-box>
            <text:p>2.: erzeugt<text:line-break/>gemeinsames</text:p>
            <text:p>Interesse:</text:p>
          </draw:text-box>
        </draw:frame>
        <draw:frame draw:style-name="gr25" draw:layer="layout" svg:width="4cm" svg:height="1.675cm" svg:x="17.5cm" svg:y="10.325cm">
          <draw:text-box>
            <text:p>3. extrahiert<text:line-break/>Wissen</text:p>
          </draw:text-box>
        </draw:frame>
        <draw:frame draw:style-name="gr25" draw:layer="layout" svg:width="4.5cm" svg:height="1.675cm" svg:x="3.7cm" svg:y="9.637cm">
          <draw:text-box>
            <text:p>5. assimiliert Wissen</text:p>
          </draw:text-box>
        </draw:frame>
        <draw:frame draw:style-name="gr8" draw:layer="layout" svg:width="1.5cm" svg:height="0.963cm" svg:x="5cm" svg:y="6.037cm">
          <draw:text-box>
            <text:p>KP</text:p>
          </draw:text-box>
        </draw:frame>
        <draw:frame draw:style-name="gr8" draw:layer="layout" svg:width="3.5cm" svg:height="0.963cm" svg:x="11cm" svg:y="5.2cm">
          <draw:text-box>
            <text:p>1.: expose</text:p>
          </draw:text-box>
        </draw:frame>
        <draw:circle draw:style-name="gr6" draw:text-style-name="P1" draw:layer="layout" svg:width="1cm" svg:height="1cm" svg:x="12.2cm" svg:y="6.2cm">
          <text:p text:style-name="P1">Ia</text:p>
        </draw:circle>
        <draw:line draw:style-name="gr108" draw:text-style-name="P1" draw:layer="layout" svg:x1="10.5cm" svg:y1="7.5cm" svg:x2="16cm" svg:y2="7.5cm">
          <text:p/>
        </draw:line>
        <draw:circle draw:style-name="gr6" draw:text-style-name="P1" draw:layer="layout" svg:width="1.5cm" svg:height="1.5cm" svg:x="24cm" svg:y="7.5cm">
          <text:p text:style-name="P1">Ib</text:p>
        </draw:circle>
        <draw:circle draw:style-name="gr6" draw:text-style-name="P1" draw:layer="layout" svg:width="1.5cm" svg:height="1.5cm" svg:x="21.5cm" svg:y="7.5cm">
          <text:p text:style-name="P1">Ia</text:p>
        </draw:circle>
        <draw:frame draw:style-name="gr8" draw:layer="layout" svg:width="0.5cm" svg:height="0.963cm" svg:x="23.2cm" svg:y="7.837cm">
          <draw:text-box>
            <text:p>*</text:p>
          </draw:text-box>
        </draw:frame>
        <draw:frame draw:style-name="gr8" draw:layer="layout" svg:width="1.1cm" svg:height="0.963cm" svg:x="21.6cm" svg:y="9.537cm">
          <draw:text-box>
            <text:p>=</text:p>
          </draw:text-box>
        </draw:frame>
        <draw:line draw:style-name="gr108" draw:text-style-name="P1" draw:layer="layout" svg:x1="22cm" svg:y1="12cm" svg:x2="22cm" svg:y2="13.5cm">
          <text:p/>
        </draw:line>
        <draw:line draw:style-name="gr108" draw:text-style-name="P1" draw:layer="layout" svg:x1="20.6cm" svg:y1="14.3cm" svg:x2="15cm" svg:y2="9.5cm">
          <text:p/>
        </draw:line>
        <draw:frame draw:style-name="gr8" draw:layer="layout" svg:width="3.5cm" svg:height="0.963cm" svg:x="11.2cm" svg:y="8.201cm">
          <draw:text-box>
            <text:p>4.: insert</text:p>
          </draw:text-box>
        </draw:frame>
        <draw:line draw:style-name="gr108" draw:text-style-name="P1" draw:layer="layout" svg:x1="9cm" svg:y1="9.5cm" svg:x2="6.5cm" svg:y2="12cm">
          <text:p/>
        </draw:line>
        <draw:line draw:style-name="gr108" draw:text-style-name="P1" draw:layer="layout" svg:x1="15cm" svg:y1="9.2cm" svg:x2="10.5cm" svg:y2="9.2cm">
          <text:p/>
        </draw:line>
        <draw:frame draw:style-name="gr120" draw:layer="layout" svg:width="2.585cm" svg:height="0.963cm" svg:x="4.493cm" svg:y="16cm">
          <draw:text-box>
            <text:p>Peer: A</text:p>
          </draw:text-box>
        </draw:frame>
        <draw:frame draw:style-name="gr121" draw:layer="layout" svg:width="2.619cm" svg:height="0.963cm" svg:x="20cm" svg:y="16.037cm">
          <draw:text-box>
            <text:p>Peer: B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1T0">
        <office:forms form:automatic-focus="false" form:apply-design-mode="false"/>
        <draw:ellipse draw:style-name="gr6" draw:text-style-name="P8" draw:layer="layout" svg:width="2.6cm" svg:height="2.5cm" svg:x="4cm" svg:y="6.4cm">
          <text:p text:style-name="P1"><text:span text:style-name="T3">HTW</text:span></text:p>
        </draw:ellipse>
        <draw:ellipse draw:style-name="gr6" draw:text-style-name="P8" draw:layer="layout" svg:width="2.6cm" svg:height="2.5cm" svg:x="4cm" svg:y="11.4cm">
          <text:p text:style-name="P1"><text:span text:style-name="T3">Shark</text:span></text:p>
          <text:p text:style-name="P1"><text:span text:style-name="T3">Team</text:span></text:p>
        </draw:ellipse>
        <draw:line draw:style-name="gr122" draw:text-style-name="P1" draw:layer="layout" svg:x1="5.3cm" svg:y1="9cm" svg:x2="5.3cm" svg:y2="11.5cm">
          <text:p/>
        </draw:line>
        <draw:frame draw:style-name="gr123" draw:layer="layout" svg:width="3.533cm" svg:height="0.963cm" svg:x="1.3cm" svg:y="9.8cm">
          <draw:text-box>
            <text:p>member of</text:p>
          </draw:text-box>
        </draw:frame>
        <draw:frame draw:style-name="gr124" draw:text-style-name="P1" draw:layer="layout" svg:width="6.098cm" svg:height="1.675cm" svg:x="2.4cm" svg:y="1.5cm">
          <draw:text-box>
            <text:p text:style-name="P1">Ontology</text:p>
            <text:p text:style-name="P1">(Dimension Person)</text:p>
          </draw:text-box>
        </draw:frame>
        <draw:ellipse draw:style-name="gr58" draw:text-style-name="P8" draw:layer="layout" svg:width="2.6cm" svg:height="2.5cm" svg:x="10.4cm" svg:y="8.5cm">
          <text:p text:style-name="P1"><text:span text:style-name="T3">Thomas</text:span></text:p>
        </draw:ellipse>
        <draw:frame draw:style-name="gr125" draw:text-style-name="P1" draw:layer="layout" svg:width="2.509cm" svg:height="0.963cm" svg:x="9.9cm" svg:y="1.501cm">
          <draw:text-box>
            <text:p text:style-name="P1">Anchor</text:p>
          </draw:text-box>
        </draw:frame>
        <draw:frame draw:style-name="gr126" draw:text-style-name="P1" draw:layer="layout" svg:width="4.706cm" svg:height="3.099cm" svg:x="14.201cm" svg:y="0.502cm">
          <draw:text-box>
            <text:p text:style-name="P1">Fragmentation</text:p>
            <text:p text:style-name="P1">depth</text:p>
            <text:p text:style-name="P1">(allowed types:</text:p>
            <text:p text:style-name="P1">member of)</text:p>
          </draw:text-box>
        </draw:frame>
        <draw:frame draw:style-name="gr127" draw:text-style-name="P19" draw:layer="layout" svg:width="1.285cm" svg:height="1.826cm" svg:x="16.1cm" svg:y="3.8cm">
          <draw:text-box>
            <text:p><text:span text:style-name="T10">0</text:span></text:p>
          </draw:text-box>
        </draw:frame>
        <draw:frame draw:style-name="gr127" draw:text-style-name="P19" draw:layer="layout" svg:width="1.285cm" svg:height="1.826cm" svg:x="16.101cm" svg:y="8.9cm">
          <draw:text-box>
            <text:p><text:span text:style-name="T10">1</text:span></text:p>
          </draw:text-box>
        </draw:frame>
        <draw:frame draw:style-name="gr127" draw:text-style-name="P19" draw:layer="layout" svg:width="1.285cm" svg:height="1.826cm" svg:x="16.102cm" svg:y="14.9cm">
          <draw:text-box>
            <text:p><text:span text:style-name="T10">2</text:span></text:p>
          </draw:text-box>
        </draw:frame>
        <draw:ellipse draw:style-name="gr6" draw:text-style-name="P8" draw:layer="layout" svg:width="2.6cm" svg:height="2.5cm" svg:x="1cm" svg:y="15cm">
          <text:p text:style-name="P1"><text:span text:style-name="T3">Thomas</text:span></text:p>
        </draw:ellipse>
        <draw:ellipse draw:style-name="gr6" draw:text-style-name="P8" draw:layer="layout" svg:width="2.6cm" svg:height="2.5cm" svg:x="3.9cm" svg:y="15cm">
          <text:p text:style-name="P1"><text:span text:style-name="T3">Tobias</text:span></text:p>
        </draw:ellipse>
        <draw:ellipse draw:style-name="gr6" draw:text-style-name="P8" draw:layer="layout" svg:width="2.6cm" svg:height="2.5cm" svg:x="7cm" svg:y="15cm">
          <text:p text:style-name="P1"><text:span text:style-name="T3">Matthias</text:span></text:p>
        </draw:ellipse>
        <draw:ellipse draw:style-name="gr6" draw:text-style-name="P8" draw:layer="layout" svg:width="2.6cm" svg:height="2.5cm" svg:x="10.1cm" svg:y="15cm">
          <text:p text:style-name="P1"><text:span text:style-name="T3">Jacob</text:span></text:p>
        </draw:ellipse>
        <draw:line draw:style-name="gr108" draw:text-style-name="P1" draw:layer="layout" svg:x1="2.5cm" svg:y1="15cm" svg:x2="4.5cm" svg:y2="13.5cm">
          <text:p/>
        </draw:line>
        <draw:line draw:style-name="gr108" draw:text-style-name="P1" draw:layer="layout" svg:x1="5.3cm" svg:y1="14.9cm" svg:x2="5.3cm" svg:y2="13.9cm">
          <text:p/>
        </draw:line>
        <draw:line draw:style-name="gr108" draw:text-style-name="P1" draw:layer="layout" svg:x1="8cm" svg:y1="15cm" svg:x2="6.5cm" svg:y2="13.5cm">
          <text:p/>
        </draw:line>
        <draw:line draw:style-name="gr108" draw:text-style-name="P1" draw:layer="layout" svg:x1="11cm" svg:y1="15cm" svg:x2="6.5cm" svg:y2="13cm">
          <text:p/>
        </draw:line>
        <draw:frame draw:style-name="gr123" draw:layer="layout" svg:width="3.533cm" svg:height="0.963cm" svg:x="1.101cm" svg:y="13.801cm">
          <draw:text-box>
            <text:p>member of</text:p>
          </draw:text-box>
        </draw:frame>
        <draw:frame draw:style-name="gr128" draw:text-style-name="P1" draw:layer="layout" svg:width="2.297cm" svg:height="0.963cm" svg:x="22.601cm" svg:y="1.502cm">
          <draw:text-box>
            <text:p text:style-name="P1">Result</text:p>
          </draw:text-box>
        </draw:frame>
        <draw:line draw:style-name="gr108" draw:text-style-name="P1" draw:layer="layout" svg:x1="18cm" svg:y1="4.6cm" svg:x2="21.5cm" svg:y2="4.6cm">
          <text:p/>
        </draw:line>
        <draw:ellipse draw:style-name="gr129" draw:text-style-name="P1" draw:layer="layout" svg:width="1.092cm" svg:height="1.162cm" svg:x="8.2cm" svg:y="9.2cm">
          <text:p/>
        </draw:ellipse>
        <draw:line draw:style-name="gr130" draw:text-style-name="P1" draw:layer="layout" svg:x1="8.5cm" svg:y1="9.5cm" svg:x2="9cm" svg:y2="10cm">
          <text:p/>
        </draw:line>
        <draw:line draw:style-name="gr130" draw:text-style-name="P1" draw:layer="layout" svg:x1="8.5cm" svg:y1="10cm" svg:x2="9cm" svg:y2="9.5cm">
          <text:p/>
        </draw:line>
        <draw:line draw:style-name="gr108" draw:text-style-name="P1" draw:layer="layout" svg:x1="13cm" svg:y1="8.5cm" svg:x2="16cm" svg:y2="5.5cm">
          <text:p/>
        </draw:line>
        <draw:ellipse draw:style-name="gr6" draw:text-style-name="P20" draw:layer="layout" svg:width="1.864cm" svg:height="1.892cm" svg:x="22.536cm" svg:y="10.308cm">
          <text:p text:style-name="P1"><text:span text:style-name="T2">Thomas</text:span></text:p>
        </draw:ellipse>
        <draw:ellipse draw:style-name="gr6" draw:text-style-name="P20" draw:layer="layout" svg:width="1.864cm" svg:height="1.892cm" svg:x="22.636cm" svg:y="6.9cm">
          <text:p text:style-name="P1"><text:span text:style-name="T2">Shark</text:span></text:p>
          <text:p text:style-name="P1"><text:span text:style-name="T2">Team</text:span></text:p>
        </draw:ellipse>
        <draw:ellipse draw:style-name="gr6" draw:text-style-name="P20" draw:layer="layout" svg:width="1.864cm" svg:height="1.892cm" svg:x="23.536cm" svg:y="3.508cm">
          <text:p text:style-name="P1"><text:span text:style-name="T2">Thomas</text:span></text:p>
        </draw:ellipse>
        <draw:line draw:style-name="gr108" draw:text-style-name="P1" draw:layer="layout" svg:x1="18cm" svg:y1="9.8cm" svg:x2="21.5cm" svg:y2="9.8cm">
          <text:p/>
        </draw:line>
        <draw:line draw:style-name="gr108" draw:text-style-name="P1" draw:layer="layout" svg:x1="18cm" svg:y1="15.8cm" svg:x2="21.5cm" svg:y2="15.8cm">
          <text:p/>
        </draw:line>
        <draw:line draw:style-name="gr108" draw:text-style-name="P1" draw:layer="layout" svg:x1="23.5cm" svg:y1="10.3cm" svg:x2="23.5cm" svg:y2="8.8cm">
          <text:p/>
        </draw:line>
        <draw:ellipse draw:style-name="gr6" draw:text-style-name="P20" draw:layer="layout" svg:width="1.864cm" svg:height="1.892cm" svg:x="22.136cm" svg:y="17.608cm">
          <text:p text:style-name="P1"><text:span text:style-name="T2">Thomas</text:span></text:p>
        </draw:ellipse>
        <draw:ellipse draw:style-name="gr6" draw:text-style-name="P20" draw:layer="layout" svg:width="1.864cm" svg:height="1.892cm" svg:x="24.5cm" svg:y="15.5cm">
          <text:p text:style-name="P1"><text:span text:style-name="T2">Shark</text:span></text:p>
          <text:p text:style-name="P1"><text:span text:style-name="T2">Team</text:span></text:p>
        </draw:ellipse>
        <draw:ellipse draw:style-name="gr6" draw:text-style-name="P20" draw:layer="layout" svg:width="1.864cm" svg:height="1.892cm" svg:x="22.136cm" svg:y="13.9cm">
          <text:p text:style-name="P1"><text:span text:style-name="T2">HTW</text:span></text:p>
        </draw:ellipse>
        <draw:line draw:style-name="gr108" draw:text-style-name="P1" draw:layer="layout" svg:x1="13.2cm" svg:y1="9.9cm" svg:x2="16.2cm" svg:y2="9.9cm">
          <text:p/>
        </draw:line>
        <draw:line draw:style-name="gr108" draw:text-style-name="P1" draw:layer="layout" svg:x1="12.5cm" svg:y1="11cm" svg:x2="16cm" svg:y2="15.5cm">
          <text:p/>
        </draw:line>
        <draw:rect draw:style-name="gr131" draw:text-style-name="P1" draw:layer="layout" svg:width="5.1cm" svg:height="3cm" svg:x="21.8cm" svg:y="3cm">
          <text:p/>
        </draw:rect>
        <draw:rect draw:style-name="gr131" draw:text-style-name="P1" draw:layer="layout" svg:width="5cm" svg:height="6.5cm" svg:x="21.9cm" svg:y="6.5cm">
          <text:p/>
        </draw:rect>
        <draw:rect draw:style-name="gr131" draw:text-style-name="P1" draw:layer="layout" svg:width="5cm" svg:height="6.5cm" svg:x="21.9cm" svg:y="13.5cm">
          <text:p/>
        </draw:rect>
        <draw:line draw:style-name="gr108" draw:text-style-name="P1" draw:layer="layout" svg:x1="23.9cm" svg:y1="18.1cm" svg:x2="24.9cm" svg:y2="17.1cm">
          <text:p/>
        </draw:line>
        <draw:line draw:style-name="gr108" draw:text-style-name="P1" draw:layer="layout" svg:x1="24.6cm" svg:y1="15.8cm" svg:x2="23.6cm" svg:y2="15.3cm">
          <text:p/>
        </draw:lin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>
        <office:forms form:automatic-focus="false" form:apply-design-mode="false"/>
        <draw:frame draw:style-name="gr13" draw:text-style-name="P1" draw:layer="layout" svg:width="24.602cm" svg:height="17.402cm" svg:x="1.699cm" svg:y="1.499cm">
          <draw:image xlink:href="Pictures/200002FB0000601B000043FBE1EC3ABD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>
        <office:forms form:automatic-focus="false" form:apply-design-mode="false"/>
        <draw:line draw:style-name="gr132" draw:text-style-name="P1" draw:layer="layout" svg:x1="9.2cm" svg:y1="14cm" svg:x2="9.2cm" svg:y2="8.5cm">
          <text:p/>
        </draw:line>
        <draw:line draw:style-name="gr132" draw:text-style-name="P1" draw:layer="layout" svg:x1="5.5cm" svg:y1="13cm" svg:x2="18cm" svg:y2="13cm">
          <text:p/>
        </draw:line>
        <draw:line draw:style-name="gr132" draw:text-style-name="P1" draw:layer="layout" svg:x1="5.5cm" svg:y1="9.8cm" svg:x2="18cm" svg:y2="9.8cm">
          <text:p/>
        </draw:line>
        <draw:line draw:style-name="gr108" draw:text-style-name="P1" draw:layer="layout" svg:x1="5.1cm" svg:y1="14.5cm" svg:x2="5.1cm" svg:y2="7.5cm">
          <text:p/>
        </draw:line>
        <draw:circle draw:style-name="gr49" draw:text-style-name="P1" draw:layer="layout" svg:width="1cm" svg:height="1cm" svg:x="4.6cm" svg:y="9.3cm">
          <text:p/>
        </draw:circle>
        <draw:circle draw:style-name="gr49" draw:text-style-name="P1" draw:layer="layout" svg:width="1cm" svg:height="1cm" svg:x="4.6cm" svg:y="12.5cm">
          <text:p/>
        </draw:circle>
        <draw:frame draw:style-name="gr133" draw:layer="layout" svg:width="1.806cm" svg:height="0.963cm" svg:x="9.5cm" svg:y="14.9cm">
          <draw:text-box>
            <text:p>Oslo</text:p>
          </draw:text-box>
        </draw:frame>
        <draw:frame draw:style-name="gr45" draw:layer="layout" svg:width="3cm" svg:height="0.963cm" svg:x="1.5cm" svg:y="12.501cm">
          <draw:text-box>
            <text:p>Historian</text:p>
          </draw:text-box>
        </draw:frame>
        <draw:frame draw:style-name="gr134" draw:layer="layout" svg:width="3.33cm" svg:height="0.963cm" svg:x="1.4cm" svg:y="9.302cm">
          <draw:text-box>
            <text:p>Youngster</text:p>
          </draw:text-box>
        </draw:frame>
        <draw:frame draw:style-name="gr135" draw:text-style-name="P5" draw:layer="layout" svg:width="5.671cm" svg:height="0.958cm" svg:x="5.101cm" svg:y="7.503cm">
          <draw:text-box>
            <text:p><text:span text:style-name="T1">Dimension Person</text:span></text:p>
          </draw:text-box>
        </draw:frame>
        <draw:frame draw:style-name="gr136" draw:text-style-name="P5" draw:layer="layout" svg:width="5.154cm" svg:height="0.958cm" svg:x="12.702cm" svg:y="13.603cm">
          <draw:text-box>
            <text:p><text:span text:style-name="T1">Dimension Topic</text:span></text:p>
          </draw:text-box>
        </draw:frame>
        <draw:line draw:style-name="gr108" draw:text-style-name="P1" draw:layer="layout" svg:x1="5.1cm" svg:y1="14.5cm" svg:x2="18.1cm" svg:y2="14.5cm">
          <text:p/>
        </draw:line>
        <draw:circle draw:style-name="gr49" draw:text-style-name="P1" draw:layer="layout" svg:width="1cm" svg:height="1cm" svg:x="8.7cm" svg:y="14cm">
          <text:p/>
        </draw:circle>
        <draw:circle draw:style-name="gr137" draw:text-style-name="P1" draw:layer="layout" svg:width="1cm" svg:height="1cm" svg:x="8.7cm" svg:y="12.5cm">
          <text:p/>
        </draw:circle>
        <draw:circle draw:style-name="gr137" draw:text-style-name="P1" draw:layer="layout" svg:width="1cm" svg:height="1cm" svg:x="8.7cm" svg:y="9.3cm">
          <text:p/>
        </draw:circle>
        <draw:frame draw:style-name="gr138" draw:layer="layout" svg:width="6.446cm" svg:height="0.963cm" svg:x="9.6cm" svg:y="8.9cm">
          <draw:text-box>
            <text:p>CP (Oslo, Youngster)</text:p>
          </draw:text-box>
        </draw:frame>
        <draw:frame draw:style-name="gr139" draw:layer="layout" svg:width="6.128cm" svg:height="0.963cm" svg:x="9.6cm" svg:y="12.101cm">
          <draw:text-box>
            <text:p>CP (Oslo, Historian)</text:p>
          </draw:text-box>
        </draw:frame>
        <draw:custom-shape draw:style-name="gr140" draw:text-style-name="P1" draw:layer="layout" svg:width="1.5cm" svg:height="1cm" svg:x="6.7cm" svg:y="11.9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40" draw:text-style-name="P1" draw:layer="layout" svg:width="1.5cm" svg:height="1cm" svg:x="6.7cm" svg:y="8.6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59" draw:text-style-name="P1" draw:layer="layout" svg:x1="7.5cm" svg:y1="9.5cm" svg:x2="9cm" svg:y2="10cm">
          <text:p/>
        </draw:line>
        <draw:line draw:style-name="gr59" draw:text-style-name="P1" draw:layer="layout" svg:x1="7.5cm" svg:y1="12.7cm" svg:x2="9cm" svg:y2="13.2cm">
          <text:p/>
        </draw:lin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>
        <office:forms form:automatic-focus="false" form:apply-design-mode="false"/>
        <draw:line draw:style-name="gr132" draw:text-style-name="P1" draw:layer="layout" svg:x1="7.8cm" svg:y1="14cm" svg:x2="7.8cm" svg:y2="8.5cm">
          <text:p/>
        </draw:line>
        <draw:line draw:style-name="gr132" draw:text-style-name="P1" draw:layer="layout" svg:x1="5.5cm" svg:y1="13cm" svg:x2="18cm" svg:y2="13cm">
          <text:p/>
        </draw:line>
        <draw:line draw:style-name="gr132" draw:text-style-name="P1" draw:layer="layout" svg:x1="5.5cm" svg:y1="9.8cm" svg:x2="18cm" svg:y2="9.8cm">
          <text:p/>
        </draw:line>
        <draw:line draw:style-name="gr108" draw:text-style-name="P1" draw:layer="layout" svg:x1="5.1cm" svg:y1="14.5cm" svg:x2="5.1cm" svg:y2="7.5cm">
          <text:p/>
        </draw:line>
        <draw:circle draw:style-name="gr60" draw:text-style-name="P1" draw:layer="layout" svg:width="1cm" svg:height="1cm" svg:x="4.6cm" svg:y="9.3cm">
          <text:p/>
        </draw:circle>
        <draw:circle draw:style-name="gr60" draw:text-style-name="P1" draw:layer="layout" svg:width="1cm" svg:height="1cm" svg:x="4.6cm" svg:y="12.5cm">
          <text:p/>
        </draw:circle>
        <draw:frame draw:style-name="gr133" draw:text-style-name="P7" draw:layer="layout" svg:width="1.806cm" svg:height="0.963cm" svg:x="8cm" svg:y="14.9cm">
          <draw:text-box>
            <text:p><text:span text:style-name="T3">Oslo</text:span></text:p>
          </draw:text-box>
        </draw:frame>
        <draw:frame draw:style-name="gr141" draw:text-style-name="P7" draw:layer="layout" svg:width="1.954cm" svg:height="0.963cm" svg:x="2.1cm" svg:y="12.501cm">
          <draw:text-box>
            <text:p><text:span text:style-name="T3">HTW</text:span></text:p>
          </draw:text-box>
        </draw:frame>
        <draw:frame draw:style-name="gr142" draw:text-style-name="P7" draw:layer="layout" svg:width="2.229cm" svg:height="0.963cm" svg:x="2cm" svg:y="9.302cm">
          <draw:text-box>
            <text:p><text:span text:style-name="T3">Grove</text:span></text:p>
          </draw:text-box>
        </draw:frame>
        <draw:frame draw:style-name="gr135" draw:text-style-name="P9" draw:layer="layout" svg:width="5.671cm" svg:height="0.958cm" svg:x="5.101cm" svg:y="7.503cm">
          <draw:text-box>
            <text:p><text:span text:style-name="T4">Dimension Person</text:span></text:p>
          </draw:text-box>
        </draw:frame>
        <draw:frame draw:style-name="gr136" draw:text-style-name="P9" draw:layer="layout" svg:width="5.154cm" svg:height="0.958cm" svg:x="12.902cm" svg:y="13.403cm">
          <draw:text-box>
            <text:p><text:span text:style-name="T4">Dimension Topic</text:span></text:p>
          </draw:text-box>
        </draw:frame>
        <draw:line draw:style-name="gr108" draw:text-style-name="P1" draw:layer="layout" svg:x1="5.1cm" svg:y1="14.5cm" svg:x2="18.1cm" svg:y2="14.5cm">
          <text:p/>
        </draw:line>
        <draw:circle draw:style-name="gr60" draw:text-style-name="P1" draw:layer="layout" svg:width="1cm" svg:height="1cm" svg:x="7.3cm" svg:y="14cm">
          <text:p/>
        </draw:circle>
        <draw:frame draw:style-name="gr143" draw:text-style-name="P7" draw:layer="layout" svg:width="2.119cm" svg:height="0.963cm" svg:x="11.6cm" svg:y="14.901cm">
          <draw:text-box>
            <text:p><text:span text:style-name="T3">Berlin</text:span></text:p>
          </draw:text-box>
        </draw:frame>
        <draw:circle draw:style-name="gr60" draw:text-style-name="P1" draw:layer="layout" svg:width="1cm" svg:height="1cm" svg:x="10.8cm" svg:y="14.001cm">
          <text:p/>
        </draw:circle>
        <draw:line draw:style-name="gr132" draw:text-style-name="P1" draw:layer="layout" svg:x1="11.3cm" svg:y1="14cm" svg:x2="11.3cm" svg:y2="8.5cm">
          <text:p/>
        </draw:lin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>
        <office:forms form:automatic-focus="false" form:apply-design-mode="false"/>
        <draw:g>
          <draw:custom-shape draw:style-name="gr3" draw:text-style-name="P3" draw:layer="layout" svg:width="0.599cm" svg:height="0.554cm" svg:x="0.95cm" svg:y="10.53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1.251cm" svg:y1="11.127cm" svg:x2="1.251cm" svg:y2="11.959cm">
            <text:p/>
          </draw:line>
          <draw:line draw:style-name="gr4" draw:text-style-name="P4" draw:layer="layout" svg:x1="1.25cm" svg:y1="11.959cm" svg:x2="0.799cm" svg:y2="12.535cm">
            <text:p/>
          </draw:line>
          <draw:line draw:style-name="gr4" draw:text-style-name="P4" draw:layer="layout" svg:x1="1.251cm" svg:y1="11.959cm" svg:x2="1.701cm" svg:y2="12.535cm">
            <text:p/>
          </draw:line>
          <draw:line draw:style-name="gr4" draw:text-style-name="P4" draw:layer="layout" svg:x1="1.25cm" svg:y1="11.404cm" svg:x2="0.65cm" svg:y2="11.161cm">
            <text:p/>
          </draw:line>
          <draw:line draw:style-name="gr4" draw:text-style-name="P4" draw:layer="layout" svg:x1="1.251cm" svg:y1="11.404cm" svg:x2="1.813cm" svg:y2="11.161cm">
            <text:p/>
          </draw:line>
          <draw:custom-shape draw:style-name="gr3" draw:text-style-name="P3" draw:layer="layout" svg:width="0.338cm" svg:height="0.091cm" svg:x="1.662cm" svg:y="12.4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338cm" svg:height="0.091cm" svg:x="0.5cm" svg:y="12.4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ircle draw:style-name="gr60" draw:text-style-name="P1" draw:layer="layout" svg:width="0.5cm" svg:height="0.5cm" svg:x="2.4cm" svg:y="14.937cm">
          <text:p/>
        </draw:circle>
        <draw:line draw:style-name="gr108" draw:text-style-name="P1" draw:layer="layout" svg:x1="4.1cm" svg:y1="16.137cm" svg:x2="4.1cm" svg:y2="12.137cm">
          <text:p/>
        </draw:line>
        <draw:circle draw:style-name="gr49" draw:text-style-name="P1" draw:layer="layout" svg:width="0.5cm" svg:height="0.5cm" svg:x="3.8cm" svg:y="13.537cm">
          <text:p/>
        </draw:circle>
        <draw:circle draw:style-name="gr49" draw:text-style-name="P1" draw:layer="layout" svg:width="0.5cm" svg:height="0.5cm" svg:x="3.8cm" svg:y="14.937cm">
          <text:p/>
        </draw:circle>
        <draw:line draw:style-name="gr108" draw:text-style-name="P1" draw:layer="layout" svg:x1="4.1cm" svg:y1="16.137cm" svg:x2="8.1cm" svg:y2="16.137cm">
          <text:p/>
        </draw:line>
        <draw:circle draw:style-name="gr49" draw:text-style-name="P1" draw:layer="layout" svg:width="0.5cm" svg:height="0.5cm" svg:x="6.5cm" svg:y="15.837cm">
          <text:p/>
        </draw:circle>
        <draw:circle draw:style-name="gr60" draw:text-style-name="P1" draw:layer="layout" svg:width="0.5cm" svg:height="0.5cm" svg:x="5.1cm" svg:y="15.837cm">
          <text:p/>
        </draw:circle>
        <draw:line draw:style-name="gr59" draw:text-style-name="P1" draw:layer="layout" svg:x1="2.8cm" svg:y1="15.237cm" svg:x2="3.8cm" svg:y2="15.237cm">
          <text:p/>
        </draw:line>
        <draw:line draw:style-name="gr108" draw:text-style-name="P1" draw:layer="layout" svg:x1="1.3cm" svg:y1="13.037cm" svg:x2="2.3cm" svg:y2="14.537cm">
          <text:p/>
        </draw:line>
        <draw:frame draw:style-name="gr144" draw:text-style-name="P21" draw:layer="layout" svg:width="5cm" svg:height="0.839cm" svg:x="2.8cm" svg:y="11.198cm">
          <draw:text-box>
            <text:p><text:span text:style-name="T11">anchor / depth = 1</text:span></text:p>
          </draw:text-box>
        </draw:frame>
        <draw:line draw:style-name="gr108" draw:text-style-name="P1" draw:layer="layout" svg:x1="7.8cm" svg:y1="13.737cm" svg:x2="7.8cm" svg:y2="9.237cm">
          <text:p/>
        </draw:line>
        <draw:circle draw:style-name="gr60" draw:text-style-name="P1" draw:layer="layout" svg:width="0.5cm" svg:height="0.5cm" svg:x="2.4cm" svg:y="6.637cm">
          <text:p/>
        </draw:circle>
        <draw:line draw:style-name="gr108" draw:text-style-name="P1" draw:layer="layout" svg:x1="4.1cm" svg:y1="7.837cm" svg:x2="4.1cm" svg:y2="3.837cm">
          <text:p/>
        </draw:line>
        <draw:circle draw:style-name="gr60" draw:text-style-name="P1" draw:layer="layout" svg:width="0.5cm" svg:height="0.5cm" svg:x="3.8cm" svg:y="6.637cm">
          <text:p/>
        </draw:circle>
        <draw:line draw:style-name="gr108" draw:text-style-name="P1" draw:layer="layout" svg:x1="4.1cm" svg:y1="7.837cm" svg:x2="8.1cm" svg:y2="7.837cm">
          <text:p/>
        </draw:line>
        <draw:circle draw:style-name="gr60" draw:text-style-name="P1" draw:layer="layout" svg:width="0.5cm" svg:height="0.5cm" svg:x="5.1cm" svg:y="7.537cm">
          <text:p/>
        </draw:circle>
        <draw:line draw:style-name="gr59" draw:text-style-name="P1" draw:layer="layout" svg:x1="2.8cm" svg:y1="6.937cm" svg:x2="3.8cm" svg:y2="6.937cm">
          <text:p/>
        </draw:line>
        <draw:frame draw:style-name="gr8" draw:layer="layout" svg:width="5.5cm" svg:height="0.963cm" svg:x="3.3cm" svg:y="16.537cm">
          <draw:text-box>
            <text:p>context space</text:p>
          </draw:text-box>
        </draw:frame>
        <draw:frame draw:style-name="gr8" draw:layer="layout" svg:width="5.5cm" svg:height="0.963cm" svg:x="3.5cm" svg:y="8.374cm">
          <draw:text-box>
            <text:p>context map</text:p>
          </draw:text-box>
        </draw:frame>
        <draw:frame draw:style-name="gr8" draw:layer="layout" svg:width="5.5cm" svg:height="0.963cm" svg:x="5.6cm" svg:y="13.037cm">
          <draw:text-box>
            <text:p>fragmentation</text:p>
          </draw:text-box>
        </draw:frame>
        <draw:line draw:style-name="gr108" draw:text-style-name="P1" draw:layer="layout" svg:x1="20.3cm" svg:y1="16.637cm" svg:x2="20.3cm" svg:y2="12.637cm">
          <text:p/>
        </draw:line>
        <draw:circle draw:style-name="gr60" draw:text-style-name="P1" draw:layer="layout" svg:width="0.5cm" svg:height="0.5cm" svg:x="20cm" svg:y="15.4cm">
          <text:p/>
        </draw:circle>
        <draw:circle draw:style-name="gr49" draw:text-style-name="P1" draw:layer="layout" svg:width="-0.5cm" svg:height="-0.5cm" svg:x="20.5cm" svg:y="14.4cm">
          <text:p/>
        </draw:circle>
        <draw:line draw:style-name="gr108" draw:text-style-name="P1" draw:layer="layout" svg:x1="20.3cm" svg:y1="16.637cm" svg:x2="24.3cm" svg:y2="16.637cm">
          <text:p/>
        </draw:line>
        <draw:circle draw:style-name="gr49" draw:text-style-name="P1" draw:layer="layout" svg:width="0.5cm" svg:height="0.5cm" svg:x="22.7cm" svg:y="16.337cm">
          <text:p/>
        </draw:circle>
        <draw:circle draw:style-name="gr60" draw:text-style-name="P1" draw:layer="layout" svg:width="0.5cm" svg:height="0.5cm" svg:x="21.3cm" svg:y="16.337cm">
          <text:p/>
        </draw:circle>
        <draw:frame draw:style-name="gr144" draw:text-style-name="P21" draw:layer="layout" svg:width="5cm" svg:height="0.839cm" svg:x="19cm" svg:y="11.698cm">
          <draw:text-box>
            <text:p><text:span text:style-name="T11">anchor / depth = 1</text:span></text:p>
          </draw:text-box>
        </draw:frame>
        <draw:line draw:style-name="gr108" draw:text-style-name="P1" draw:layer="layout" svg:x1="24cm" svg:y1="14.237cm" svg:x2="24cm" svg:y2="9.737cm">
          <text:p/>
        </draw:line>
        <draw:line draw:style-name="gr108" draw:text-style-name="P1" draw:layer="layout" svg:x1="20.3cm" svg:y1="8.337cm" svg:x2="20.3cm" svg:y2="4.337cm">
          <text:p/>
        </draw:line>
        <draw:circle draw:style-name="gr60" draw:text-style-name="P1" draw:layer="layout" svg:width="0.5cm" svg:height="0.5cm" svg:x="20cm" svg:y="7cm">
          <text:p/>
        </draw:circle>
        <draw:line draw:style-name="gr108" draw:text-style-name="P1" draw:layer="layout" svg:x1="20.3cm" svg:y1="8.337cm" svg:x2="24.3cm" svg:y2="8.337cm">
          <text:p/>
        </draw:line>
        <draw:circle draw:style-name="gr60" draw:text-style-name="P1" draw:layer="layout" svg:width="0.5cm" svg:height="0.5cm" svg:x="21.3cm" svg:y="8.037cm">
          <text:p/>
        </draw:circle>
        <draw:frame draw:style-name="gr8" draw:layer="layout" svg:width="5.5cm" svg:height="0.963cm" svg:x="19.5cm" svg:y="17.037cm">
          <draw:text-box>
            <text:p>context space</text:p>
          </draw:text-box>
        </draw:frame>
        <draw:frame draw:style-name="gr8" draw:layer="layout" svg:width="5.5cm" svg:height="0.963cm" svg:x="19.7cm" svg:y="8.874cm">
          <draw:text-box>
            <text:p>context map</text:p>
          </draw:text-box>
        </draw:frame>
        <draw:frame draw:style-name="gr8" draw:layer="layout" svg:width="5.5cm" svg:height="0.963cm" svg:x="21.8cm" svg:y="13.537cm">
          <draw:text-box>
            <text:p>fragmentation</text:p>
          </draw:text-box>
        </draw:frame>
        <draw:line draw:style-name="gr108" draw:text-style-name="P1" draw:layer="layout" svg:x1="7.5cm" svg:y1="6.5cm" svg:x2="10.5cm" svg:y2="6.5cm">
          <text:p/>
        </draw:line>
        <draw:line draw:style-name="gr108" draw:text-style-name="P1" draw:layer="layout" svg:x1="19cm" svg:y1="6.5cm" svg:x2="15.5cm" svg:y2="6.5cm">
          <text:p/>
        </draw:line>
        <draw:line draw:style-name="gr108" draw:text-style-name="P1" draw:layer="layout" svg:x1="12.1cm" svg:y1="7.837cm" svg:x2="12.1cm" svg:y2="3.837cm">
          <text:p/>
        </draw:line>
        <draw:circle draw:style-name="gr60" draw:text-style-name="P1" draw:layer="layout" svg:width="0.5cm" svg:height="0.5cm" svg:x="11.8cm" svg:y="6.637cm">
          <text:p/>
        </draw:circle>
        <draw:line draw:style-name="gr108" draw:text-style-name="P1" draw:layer="layout" svg:x1="12.1cm" svg:y1="7.837cm" svg:x2="16.1cm" svg:y2="7.837cm">
          <text:p/>
        </draw:line>
        <draw:circle draw:style-name="gr60" draw:text-style-name="P1" draw:layer="layout" svg:width="0.5cm" svg:height="0.5cm" svg:x="13.1cm" svg:y="7.537cm">
          <text:p/>
        </draw:circle>
        <draw:frame draw:style-name="gr25" draw:layer="layout" svg:width="5.5cm" svg:height="1.675cm" svg:x="11.5cm" svg:y="8.374cm">
          <draw:text-box>
            <text:p>effective </text:p>
            <text:p>context map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>
        <office:forms form:automatic-focus="false" form:apply-design-mode="false"/>
        <draw:ellipse draw:style-name="gr6" draw:text-style-name="P1" draw:layer="layout" svg:width="4cm" svg:height="1.5cm" svg:x="13.2cm" svg:y="7.5cm">
          <text:p text:style-name="P1">PrgSprache</text:p>
        </draw:ellipse>
        <draw:ellipse draw:style-name="gr6" draw:text-style-name="P1" draw:layer="layout" svg:width="4cm" svg:height="1.5cm" svg:x="13.3cm" svg:y="10.3cm">
          <text:p text:style-name="P1">Tauchen</text:p>
        </draw:ellipse>
        <draw:ellipse draw:style-name="gr6" draw:text-style-name="P1" draw:layer="layout" svg:width="4cm" svg:height="1.5cm" svg:x="1cm" svg:y="7.5cm">
          <text:p text:style-name="P1">PrgSprache</text:p>
        </draw:ellipse>
        <draw:ellipse draw:style-name="gr6" draw:text-style-name="P1" draw:layer="layout" svg:width="4cm" svg:height="1.5cm" svg:x="1cm" svg:y="10.9cm">
          <text:p text:style-name="P1">Java</text:p>
        </draw:ellipse>
        <draw:ellipse draw:style-name="gr6" draw:text-style-name="P1" draw:layer="layout" svg:width="4cm" svg:height="1.5cm" svg:x="6.3cm" svg:y="7.5cm">
          <text:p text:style-name="P1">Skifahren</text:p>
        </draw:ellipse>
        <draw:line draw:style-name="gr116" draw:text-style-name="P1" draw:layer="layout" svg:x1="3cm" svg:y1="9cm" svg:x2="3cm" svg:y2="11cm">
          <text:p/>
        </draw:line>
        <draw:rect draw:style-name="gr131" draw:text-style-name="P1" draw:layer="layout" svg:width="10.5cm" svg:height="6.5cm" svg:x="0.5cm" svg:y="7cm">
          <text:p/>
        </draw:rect>
        <draw:rect draw:style-name="gr131" draw:text-style-name="P1" draw:layer="layout" svg:width="5.5cm" svg:height="6.5cm" svg:x="12.6cm" svg:y="7cm">
          <text:p/>
        </draw:rect>
        <draw:frame draw:style-name="gr145" draw:text-style-name="P13" draw:layer="layout" svg:width="1.5cm" svg:height="2.143cm" svg:x="11.2cm" svg:y="9.5cm">
          <draw:text-box>
            <text:p><text:span text:style-name="T8">*</text:span></text:p>
          </draw:text-box>
        </draw:frame>
        <draw:frame draw:style-name="gr145" draw:text-style-name="P13" draw:layer="layout" svg:width="1.5cm" svg:height="2.143cm" svg:x="18.4cm" svg:y="9.501cm">
          <draw:text-box>
            <text:p><text:span text:style-name="T8">=</text:span></text:p>
          </draw:text-box>
        </draw:frame>
        <draw:ellipse draw:style-name="gr6" draw:text-style-name="P1" draw:layer="layout" svg:width="4cm" svg:height="1.5cm" svg:x="21cm" svg:y="7.5cm">
          <text:p text:style-name="P1">PrgSprache</text:p>
        </draw:ellipse>
        <draw:rect draw:style-name="gr131" draw:text-style-name="P1" draw:layer="layout" svg:width="5.5cm" svg:height="6.5cm" svg:x="20.2cm" svg:y="7cm">
          <text:p/>
        </draw:rect>
        <draw:frame draw:style-name="gr8" draw:layer="layout" svg:width="3.5cm" svg:height="0.963cm" svg:x="7.5cm" svg:y="12.5cm">
          <draw:text-box>
            <text:p>Topic_A</text:p>
          </draw:text-box>
        </draw:frame>
        <draw:frame draw:style-name="gr8" draw:layer="layout" svg:width="3.5cm" svg:height="0.963cm" svg:x="14.6cm" svg:y="12.501cm">
          <draw:text-box>
            <text:p>Topic_B</text:p>
          </draw:text-box>
        </draw:frame>
        <draw:frame draw:style-name="gr8" draw:layer="layout" svg:width="3.5cm" svg:height="0.963cm" svg:x="22.1cm" svg:y="12.502cm">
          <draw:text-box>
            <text:p>Topic_AB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>
        <office:forms form:automatic-focus="false" form:apply-design-mode="false"/>
        <draw:frame draw:style-name="gr13" draw:text-style-name="P1" draw:layer="layout" svg:width="25.202cm" svg:height="6.502cm" svg:x="0.499cm" svg:y="6.999cm">
          <draw:image xlink:href="Pictures/2000012B0000627300001967AD5F32A0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>
        <office:forms form:automatic-focus="false" form:apply-design-mode="false"/>
        <draw:ellipse draw:style-name="gr6" draw:text-style-name="P1" draw:layer="layout" svg:width="4cm" svg:height="1.5cm" svg:x="13.2cm" svg:y="7.5cm">
          <text:p text:style-name="P1">PrgSprache</text:p>
        </draw:ellipse>
        <draw:ellipse draw:style-name="gr6" draw:text-style-name="P1" draw:layer="layout" svg:width="4cm" svg:height="1.5cm" svg:x="13.3cm" svg:y="10.3cm">
          <text:p text:style-name="P1">Tauchen</text:p>
        </draw:ellipse>
        <draw:ellipse draw:style-name="gr6" draw:text-style-name="P1" draw:layer="layout" svg:width="4cm" svg:height="1.5cm" svg:x="1cm" svg:y="7.5cm">
          <text:p text:style-name="P1">PrgSprache</text:p>
        </draw:ellipse>
        <draw:ellipse draw:style-name="gr6" draw:text-style-name="P1" draw:layer="layout" svg:width="4cm" svg:height="1.5cm" svg:x="1cm" svg:y="10.9cm">
          <text:p text:style-name="P1">Java</text:p>
        </draw:ellipse>
        <draw:ellipse draw:style-name="gr6" draw:text-style-name="P1" draw:layer="layout" svg:width="4cm" svg:height="1.5cm" svg:x="6.3cm" svg:y="7.5cm">
          <text:p text:style-name="P1">Skifahren</text:p>
        </draw:ellipse>
        <draw:line draw:style-name="gr116" draw:text-style-name="P1" draw:layer="layout" svg:x1="3cm" svg:y1="9cm" svg:x2="3cm" svg:y2="11cm">
          <text:p/>
        </draw:line>
        <draw:rect draw:style-name="gr131" draw:text-style-name="P1" draw:layer="layout" svg:width="10.5cm" svg:height="6.5cm" svg:x="0.5cm" svg:y="7cm">
          <text:p/>
        </draw:rect>
        <draw:rect draw:style-name="gr131" draw:text-style-name="P1" draw:layer="layout" svg:width="5.5cm" svg:height="6.5cm" svg:x="12.6cm" svg:y="7cm">
          <text:p/>
        </draw:rect>
        <draw:frame draw:style-name="gr145" draw:text-style-name="P13" draw:layer="layout" svg:width="1.5cm" svg:height="2.143cm" svg:x="11.2cm" svg:y="9.5cm">
          <draw:text-box>
            <text:p><text:span text:style-name="T8">*</text:span></text:p>
          </draw:text-box>
        </draw:frame>
        <draw:frame draw:style-name="gr145" draw:text-style-name="P13" draw:layer="layout" svg:width="1.5cm" svg:height="2.143cm" svg:x="18.4cm" svg:y="9.501cm">
          <draw:text-box>
            <text:p><text:span text:style-name="T8">=</text:span></text:p>
          </draw:text-box>
        </draw:frame>
        <draw:rect draw:style-name="gr131" draw:text-style-name="P1" draw:layer="layout" svg:width="5.5cm" svg:height="6.5cm" svg:x="20.2cm" svg:y="7cm">
          <text:p/>
        </draw:rect>
        <draw:frame draw:style-name="gr8" draw:layer="layout" svg:width="3.5cm" svg:height="0.963cm" svg:x="7.5cm" svg:y="12.5cm">
          <draw:text-box>
            <text:p>Topic_A</text:p>
          </draw:text-box>
        </draw:frame>
        <draw:frame draw:style-name="gr8" draw:layer="layout" svg:width="3.5cm" svg:height="0.963cm" svg:x="14.6cm" svg:y="12.501cm">
          <draw:text-box>
            <text:p>Topic_B</text:p>
          </draw:text-box>
        </draw:frame>
        <draw:frame draw:style-name="gr8" draw:layer="layout" svg:width="3.5cm" svg:height="0.963cm" svg:x="22.1cm" svg:y="12.502cm">
          <draw:text-box>
            <text:p>Topic_AB</text:p>
          </draw:text-box>
        </draw:frame>
        <draw:ellipse draw:style-name="gr6" draw:text-style-name="P1" draw:layer="layout" svg:width="4cm" svg:height="1.5cm" svg:x="20.9cm" svg:y="7.5cm">
          <text:p text:style-name="P1">PrgSprache</text:p>
        </draw:ellipse>
        <draw:ellipse draw:style-name="gr6" draw:text-style-name="P1" draw:layer="layout" svg:width="4cm" svg:height="1.5cm" svg:x="20.9cm" svg:y="10.9cm">
          <text:p text:style-name="P1">Java</text:p>
        </draw:ellipse>
        <draw:line draw:style-name="gr116" draw:text-style-name="P1" draw:layer="layout" svg:x1="22.9cm" svg:y1="9cm" svg:x2="22.9cm" svg:y2="11cm">
          <text:p/>
        </draw:lin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>
        <office:forms form:automatic-focus="false" form:apply-design-mode="false"/>
        <draw:frame draw:style-name="gr13" draw:text-style-name="P1" draw:layer="layout" svg:width="25.202cm" svg:height="6.502cm" svg:x="0.499cm" svg:y="6.999cm">
          <draw:image xlink:href="Pictures/200001500000627300001967041E153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>
        <office:forms form:automatic-focus="false" form:apply-design-mode="false"/>
        <draw:rect draw:style-name="gr6" draw:text-style-name="P1" draw:layer="layout" svg:width="4.5cm" svg:height="1cm" svg:x="2.5cm" svg:y="4.5cm">
          <text:p text:style-name="P1">Topic</text:p>
        </draw:rect>
        <draw:rect draw:style-name="gr6" draw:text-style-name="P1" draw:layer="layout" svg:width="4.5cm" svg:height="1cm" svg:x="2.5cm" svg:y="5.5cm">
          <text:p text:style-name="P1">Peer</text:p>
        </draw:rect>
        <draw:rect draw:style-name="gr6" draw:text-style-name="P1" draw:layer="layout" svg:width="4.5cm" svg:height="1cm" svg:x="2.5cm" svg:y="6.5cm">
          <text:p text:style-name="P1">Remote Peer</text:p>
        </draw:rect>
        <draw:rect draw:style-name="gr6" draw:text-style-name="P1" draw:layer="layout" svg:width="4.5cm" svg:height="1cm" svg:x="2.5cm" svg:y="7.5cm">
          <text:p text:style-name="P1">Originator</text:p>
        </draw:rect>
        <draw:rect draw:style-name="gr6" draw:text-style-name="P1" draw:layer="layout" svg:width="4.5cm" svg:height="1cm" svg:x="2.5cm" svg:y="8.5cm">
          <text:p text:style-name="P1">Location</text:p>
        </draw:rect>
        <draw:rect draw:style-name="gr6" draw:text-style-name="P1" draw:layer="layout" svg:width="4.5cm" svg:height="1cm" svg:x="2.5cm" svg:y="9.5cm">
          <text:p text:style-name="P1">Time</text:p>
        </draw:rect>
        <draw:rect draw:style-name="gr6" draw:text-style-name="P1" draw:layer="layout" svg:width="4.5cm" svg:height="1cm" svg:x="2.5cm" svg:y="10.5cm">
          <text:p text:style-name="P1">Direction</text:p>
        </draw:rect>
        <draw:rect draw:style-name="gr6" draw:text-style-name="P1" draw:layer="layout" svg:width="4.5cm" svg:height="1cm" svg:x="9.9cm" svg:y="4.5cm">
          <text:p text:style-name="P1">Topic</text:p>
        </draw:rect>
        <draw:rect draw:style-name="gr6" draw:text-style-name="P1" draw:layer="layout" svg:width="4.5cm" svg:height="1cm" svg:x="9.9cm" svg:y="5.5cm">
          <text:p text:style-name="P1">Peer</text:p>
        </draw:rect>
        <draw:rect draw:style-name="gr6" draw:text-style-name="P1" draw:layer="layout" svg:width="4.5cm" svg:height="1cm" svg:x="9.9cm" svg:y="6.5cm">
          <text:p text:style-name="P1">Remote Peer</text:p>
        </draw:rect>
        <draw:rect draw:style-name="gr6" draw:text-style-name="P1" draw:layer="layout" svg:width="4.5cm" svg:height="1cm" svg:x="9.9cm" svg:y="7.5cm">
          <text:p text:style-name="P1">Originator</text:p>
        </draw:rect>
        <draw:rect draw:style-name="gr6" draw:text-style-name="P1" draw:layer="layout" svg:width="4.5cm" svg:height="1cm" svg:x="9.9cm" svg:y="8.5cm">
          <text:p text:style-name="P1">Location</text:p>
        </draw:rect>
        <draw:rect draw:style-name="gr6" draw:text-style-name="P1" draw:layer="layout" svg:width="4.5cm" svg:height="1cm" svg:x="9.9cm" svg:y="9.5cm">
          <text:p text:style-name="P1">Time</text:p>
        </draw:rect>
        <draw:rect draw:style-name="gr6" draw:text-style-name="P1" draw:layer="layout" svg:width="4.5cm" svg:height="1cm" svg:x="9.9cm" svg:y="10.5cm">
          <text:p text:style-name="P1">Direction</text:p>
        </draw:rect>
        <draw:frame draw:style-name="gr8" draw:layer="layout" svg:width="4cm" svg:height="0.963cm" svg:x="3cm" svg:y="12.1cm">
          <draw:text-box>
            <text:p>Source</text:p>
          </draw:text-box>
        </draw:frame>
        <draw:frame draw:style-name="gr8" draw:layer="layout" svg:width="4cm" svg:height="0.963cm" svg:x="10.5cm" svg:y="12.037cm">
          <draw:text-box>
            <text:p>Context</text:p>
          </draw:text-box>
        </draw:frame>
        <draw:frame draw:style-name="gr8" draw:layer="layout" svg:width="5.4cm" svg:height="0.963cm" svg:x="17.1cm" svg:y="12.038cm">
          <draw:text-box>
            <text:p>Source * Context</text:p>
          </draw:text-box>
        </draw:frame>
        <draw:rect draw:style-name="gr6" draw:text-style-name="P1" draw:layer="layout" svg:width="4.5cm" svg:height="1cm" svg:x="17.4cm" svg:y="4.5cm">
          <text:p text:style-name="P1">Topic</text:p>
        </draw:rect>
        <draw:rect draw:style-name="gr6" draw:text-style-name="P1" draw:layer="layout" svg:width="4.5cm" svg:height="1cm" svg:x="17.4cm" svg:y="5.5cm">
          <text:p text:style-name="P1">Peer</text:p>
        </draw:rect>
        <draw:rect draw:style-name="gr6" draw:text-style-name="P1" draw:layer="layout" svg:width="4.5cm" svg:height="1cm" svg:x="17.4cm" svg:y="6.5cm">
          <text:p text:style-name="P1">Remote Peer</text:p>
        </draw:rect>
        <draw:rect draw:style-name="gr6" draw:text-style-name="P1" draw:layer="layout" svg:width="4.5cm" svg:height="1cm" svg:x="17.4cm" svg:y="7.5cm">
          <text:p text:style-name="P1">Originator</text:p>
        </draw:rect>
        <draw:rect draw:style-name="gr6" draw:text-style-name="P1" draw:layer="layout" svg:width="4.5cm" svg:height="1cm" svg:x="17.4cm" svg:y="8.5cm">
          <text:p text:style-name="P1">Location</text:p>
        </draw:rect>
        <draw:rect draw:style-name="gr6" draw:text-style-name="P1" draw:layer="layout" svg:width="4.5cm" svg:height="1cm" svg:x="17.4cm" svg:y="9.5cm">
          <text:p text:style-name="P1">Time</text:p>
        </draw:rect>
        <draw:rect draw:style-name="gr6" draw:text-style-name="P1" draw:layer="layout" svg:width="4.5cm" svg:height="1cm" svg:x="17.4cm" svg:y="10.5cm">
          <text:p text:style-name="P1">Direction</text:p>
        </draw:rect>
        <draw:line draw:style-name="gr108" draw:text-style-name="P1" draw:layer="layout" svg:x1="7.2cm" svg:y1="5cm" svg:x2="9.7cm" svg:y2="5cm">
          <text:p/>
        </draw:line>
        <draw:line draw:style-name="gr108" draw:text-style-name="P1" draw:layer="layout" svg:x1="14.7cm" svg:y1="5cm" svg:x2="17.2cm" svg:y2="5cm">
          <text:p/>
        </draw:line>
        <draw:line draw:style-name="gr108" draw:text-style-name="P1" draw:layer="layout" svg:x1="7.2cm" svg:y1="8cm" svg:x2="9.7cm" svg:y2="8cm">
          <text:p/>
        </draw:line>
        <draw:line draw:style-name="gr108" draw:text-style-name="P1" draw:layer="layout" svg:x1="7.2cm" svg:y1="9cm" svg:x2="9.7cm" svg:y2="9cm">
          <text:p/>
        </draw:line>
        <draw:line draw:style-name="gr108" draw:text-style-name="P1" draw:layer="layout" svg:x1="7.2cm" svg:y1="10cm" svg:x2="9.7cm" svg:y2="10cm">
          <text:p/>
        </draw:line>
        <draw:line draw:style-name="gr108" draw:text-style-name="P1" draw:layer="layout" svg:x1="7.2cm" svg:y1="11cm" svg:x2="9.7cm" svg:y2="11cm">
          <text:p/>
        </draw:line>
        <draw:line draw:style-name="gr108" draw:text-style-name="P1" draw:layer="layout" svg:x1="14.7cm" svg:y1="8cm" svg:x2="17.2cm" svg:y2="8cm">
          <text:p/>
        </draw:line>
        <draw:line draw:style-name="gr108" draw:text-style-name="P1" draw:layer="layout" svg:x1="14.7cm" svg:y1="9cm" svg:x2="17.2cm" svg:y2="9cm">
          <text:p/>
        </draw:line>
        <draw:line draw:style-name="gr108" draw:text-style-name="P1" draw:layer="layout" svg:x1="14.7cm" svg:y1="10cm" svg:x2="17.2cm" svg:y2="10cm">
          <text:p/>
        </draw:line>
        <draw:line draw:style-name="gr108" draw:text-style-name="P1" draw:layer="layout" svg:x1="14.7cm" svg:y1="11cm" svg:x2="17.2cm" svg:y2="11cm">
          <text:p/>
        </draw:line>
        <draw:line draw:style-name="gr7" draw:text-style-name="P1" draw:layer="layout" svg:x1="7.3cm" svg:y1="6.9cm" svg:x2="9.8cm" svg:y2="5.9cm">
          <text:p/>
        </draw:line>
        <draw:line draw:style-name="gr108" draw:text-style-name="P1" draw:layer="layout" svg:x1="14.699cm" svg:y1="6.05cm" svg:x2="17.199cm" svg:y2="6.05cm">
          <text:p/>
        </draw:line>
        <draw:line draw:style-name="gr7" draw:text-style-name="P1" draw:layer="layout" svg:x1="7.2cm" svg:y1="6.1cm" svg:x2="9.7cm" svg:y2="7.1cm">
          <text:p/>
        </draw:line>
        <draw:line draw:style-name="gr108" draw:text-style-name="P1" draw:layer="layout" svg:x1="14.698cm" svg:y1="7cm" svg:x2="17.198cm" svg:y2="7cm">
          <text:p/>
        </draw:line>
        <draw:frame draw:style-name="gr146" draw:layer="layout" svg:width="1.171cm" svg:height="0.963cm" svg:x="15.3cm" svg:y="10.5cm">
          <draw:text-box>
            <text:p>(*)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>
        <office:forms form:automatic-focus="false" form:apply-design-mode="false"/>
        <draw:frame draw:style-name="gr13" draw:text-style-name="P1" draw:layer="layout" svg:width="20.001cm" svg:height="8.564cm" svg:x="2.499cm" svg:y="4.499cm">
          <draw:image xlink:href="Pictures/2000032F00004E22000021750138994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>
        <office:forms form:automatic-focus="false" form:apply-design-mode="false"/>
        <draw:ellipse draw:style-name="gr14" draw:text-style-name="P1" draw:layer="layout" svg:width="19.5cm" svg:height="12.5cm" svg:x="4.1cm" svg:y="4cm">
          <text:p/>
        </draw:ellipse>
        <draw:circle draw:style-name="gr147" draw:text-style-name="P1" draw:layer="layout" svg:width="0.5cm" svg:height="0.5cm" svg:x="10.5cm" svg:y="9.7cm">
          <text:p/>
        </draw:circle>
        <draw:ellipse draw:style-name="gr6" draw:text-style-name="P1" draw:layer="layout" svg:width="2.7cm" svg:height="1.5cm" svg:x="9.5cm" svg:y="5cm">
          <text:p text:style-name="P1">Topic</text:p>
        </draw:ellipse>
        <draw:ellipse draw:style-name="gr6" draw:text-style-name="P1" draw:layer="layout" svg:width="2.7cm" svg:height="1.5cm" svg:x="12.2cm" svg:y="6.3cm">
          <text:p text:style-name="P1">Peer</text:p>
        </draw:ellipse>
        <draw:ellipse draw:style-name="gr6" draw:text-style-name="P1" draw:layer="layout" svg:width="4.1cm" svg:height="1.6cm" svg:x="12.4cm" svg:y="8.1cm">
          <text:p text:style-name="P1">Remote</text:p>
          <text:p text:style-name="P1">Peer</text:p>
        </draw:ellipse>
        <draw:ellipse draw:style-name="gr6" draw:text-style-name="P1" draw:layer="layout" svg:width="3.3cm" svg:height="1.3cm" svg:x="11cm" svg:y="10.8cm">
          <text:p text:style-name="P1">Originator</text:p>
        </draw:ellipse>
        <draw:ellipse draw:style-name="gr6" draw:text-style-name="P1" draw:layer="layout" svg:width="2.7cm" svg:height="1.5cm" svg:x="5.7cm" svg:y="8.5cm">
          <text:p text:style-name="P1">Location</text:p>
        </draw:ellipse>
        <draw:ellipse draw:style-name="gr6" draw:text-style-name="P1" draw:layer="layout" svg:width="2.7cm" svg:height="1.5cm" svg:x="6.7cm" svg:y="6.2cm">
          <text:p text:style-name="P1">Time</text:p>
        </draw:ellipse>
        <draw:ellipse draw:style-name="gr6" draw:text-style-name="P1" draw:layer="layout" svg:width="2.7cm" svg:height="1.5cm" svg:x="7.6cm" svg:y="10.7cm">
          <text:p text:style-name="P1">Direction</text:p>
        </draw:ellipse>
        <draw:custom-shape draw:style-name="gr99" draw:text-style-name="P1" draw:layer="layout" svg:width="2.5cm" svg:height="2cm" svg:x="17.7cm" svg:y="10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59" draw:text-style-name="P1" draw:layer="layout" svg:x1="11.2cm" svg:y1="10cm" svg:x2="17.7cm" svg:y2="11cm">
          <text:p/>
        </draw:line>
        <draw:frame draw:style-name="gr148" draw:layer="layout" svg:width="6.306cm" svg:height="0.963cm" svg:x="7.7cm" svg:y="13cm">
          <draw:text-box>
            <text:p>Context-Coordinates</text:p>
          </draw:text-box>
        </draw:frame>
        <draw:frame draw:style-name="gr105" draw:layer="layout" svg:width="4.376cm" svg:height="0.963cm" svg:x="16.9cm" svg:y="13.037cm">
          <draw:text-box>
            <text:p>Informationen</text:p>
          </draw:text-box>
        </draw:frame>
        <draw:frame draw:style-name="gr8" draw:layer="layout" svg:width="4.7cm" svg:height="0.963cm" svg:x="11.7cm" svg:y="15.2cm">
          <draw:text-box>
            <text:p>Context Point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>
        <office:forms form:automatic-focus="false" form:apply-design-mode="false"/>
        <draw:frame draw:style-name="gr13" draw:text-style-name="P1" draw:layer="layout" svg:width="19.502cm" svg:height="12.502cm" svg:x="4.099cm" svg:y="3.999cm">
          <draw:image xlink:href="Pictures/2000015D00004C2F000030D758A62D6D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>
        <office:forms form:automatic-focus="false" form:apply-design-mode="false"/>
        <draw:rect draw:style-name="gr149" draw:text-style-name="P1" draw:layer="layout" svg:width="4cm" svg:height="1.5cm" svg:x="3.8cm" svg:y="1.5cm">
          <text:p text:style-name="P1">KEP-Stub</text:p>
        </draw:rect>
        <draw:rect draw:style-name="gr149" draw:text-style-name="P1" draw:layer="layout" svg:width="4cm" svg:height="1.5cm" svg:x="13.2cm" svg:y="1.5cm">
          <text:p text:style-name="P1">SharkEngine</text:p>
        </draw:rect>
        <draw:rect draw:style-name="gr149" draw:text-style-name="P1" draw:layer="layout" svg:width="3.8cm" svg:height="1.5cm" svg:x="18.8cm" svg:y="1.5cm">
          <text:p text:style-name="P1">AbstractKP</text:p>
        </draw:rect>
        <draw:rect draw:style-name="gr149" draw:text-style-name="P1" draw:layer="layout" svg:width="4cm" svg:height="1.5cm" svg:x="8.3cm" svg:y="7.6cm">
          <text:p text:style-name="P1">KEPMessage</text:p>
        </draw:rect>
        <draw:line draw:style-name="gr59" draw:text-style-name="P1" draw:layer="layout" svg:x1="5.7cm" svg:y1="3cm" svg:x2="5.7cm" svg:y2="17cm">
          <text:p/>
        </draw:line>
        <draw:line draw:style-name="gr59" draw:text-style-name="P1" draw:layer="layout" svg:x1="15.2cm" svg:y1="3cm" svg:x2="15.2cm" svg:y2="17cm">
          <text:p/>
        </draw:line>
        <draw:line draw:style-name="gr108" draw:text-style-name="P1" draw:layer="layout" svg:x1="5.7cm" svg:y1="8.4cm" svg:x2="8.2cm" svg:y2="8.4cm">
          <text:p/>
        </draw:line>
        <draw:line draw:style-name="gr108" draw:text-style-name="P1" draw:layer="layout" svg:x1="0.6cm" svg:y1="7.1cm" svg:x2="5.6cm" svg:y2="7.1cm">
          <text:p/>
        </draw:line>
        <draw:frame draw:style-name="gr150" draw:layer="layout" svg:width="6.2cm" svg:height="0.963cm" svg:x="0.6cm" svg:y="6cm">
          <draw:text-box>
            <text:p>XML KEP Nachricht</text:p>
          </draw:text-box>
        </draw:frame>
        <draw:frame draw:style-name="gr151" draw:layer="layout" svg:width="2.614cm" svg:height="0.963cm" svg:x="5.6cm" svg:y="7.4cm">
          <draw:text-box>
            <text:p>erzeugt</text:p>
          </draw:text-box>
        </draw:frame>
        <draw:line draw:style-name="gr59" draw:text-style-name="P1" draw:layer="layout" svg:x1="20.7cm" svg:y1="3cm" svg:x2="20.7cm" svg:y2="17cm">
          <text:p/>
        </draw:line>
        <draw:line draw:style-name="gr108" draw:text-style-name="P1" draw:layer="layout" svg:x1="20.7cm" svg:y1="4.5cm" svg:x2="15.2cm" svg:y2="4.5cm">
          <text:p/>
        </draw:line>
        <draw:frame draw:style-name="gr73" draw:layer="layout" svg:width="2.403cm" svg:height="0.963cm" svg:x="16.5cm" svg:y="3.495cm">
          <draw:text-box>
            <text:p>addKP</text:p>
          </draw:text-box>
        </draw:frame>
        <draw:line draw:style-name="gr108" draw:text-style-name="P1" draw:layer="layout" svg:x1="15.2cm" svg:y1="5.5cm" svg:x2="5.7cm" svg:y2="5.5cm">
          <text:p/>
        </draw:line>
        <draw:frame draw:style-name="gr152" draw:layer="layout" svg:width="3.808cm" svg:height="0.963cm" svg:x="9.2cm" svg:y="4.5cm">
          <draw:text-box>
            <text:p>addListener</text:p>
          </draw:text-box>
        </draw:frame>
        <draw:line draw:style-name="gr108" draw:text-style-name="P1" draw:layer="layout" svg:x1="5.7cm" svg:y1="10.5cm" svg:x2="20.7cm" svg:y2="10.5cm">
          <text:p/>
        </draw:line>
        <draw:frame draw:style-name="gr153" draw:layer="layout" svg:width="8.981cm" svg:height="0.963cm" svg:x="10.586cm" svg:y="9.5cm">
          <draw:text-box>
            <text:p>handleMessage(kepMessage)</text:p>
          </draw:text-box>
        </draw:frame>
        <draw:rect draw:style-name="gr6" draw:text-style-name="P1" draw:layer="layout" svg:width="3.8cm" svg:height="1.5cm" svg:x="23.1cm" svg:y="1.5cm">
          <text:p text:style-name="P1">MyKP</text:p>
        </draw:rect>
        <draw:line draw:style-name="gr59" draw:text-style-name="P1" draw:layer="layout" svg:x1="24.9cm" svg:y1="3cm" svg:x2="24.9cm" svg:y2="17cm">
          <text:p/>
        </draw:line>
        <draw:line draw:style-name="gr108" draw:text-style-name="P1" draw:layer="layout" svg:x1="20.8cm" svg:y1="11.5cm" svg:x2="24.8cm" svg:y2="11.5cm">
          <text:p/>
        </draw:line>
        <draw:frame draw:style-name="gr154" draw:layer="layout" svg:width="3.313cm" svg:height="0.963cm" svg:x="21.087cm" svg:y="10.537cm">
          <draw:text-box>
            <text:p>doExpose</text:p>
          </draw:text-box>
        </draw:frame>
        <draw:line draw:style-name="gr108" draw:text-style-name="P1" draw:layer="layout" svg:x1="24.9cm" svg:y1="13cm" svg:x2="10.4cm" svg:y2="13cm">
          <text:p/>
        </draw:line>
        <draw:line draw:style-name="gr59" draw:text-style-name="P1" draw:layer="layout" svg:x1="10.3cm" svg:y1="17.1cm" svg:x2="10.3cm" svg:y2="9.1cm">
          <text:p/>
        </draw:line>
        <draw:frame draw:style-name="gr155" draw:layer="layout" svg:width="2.538cm" svg:height="0.963cm" svg:x="15.4cm" svg:y="12.1cm">
          <draw:text-box>
            <text:p>expose</text:p>
          </draw:text-box>
        </draw:frame>
        <draw:line draw:style-name="gr108" draw:text-style-name="P1" draw:layer="layout" svg:x1="24.8cm" svg:y1="14.3cm" svg:x2="20.8cm" svg:y2="14.3cm">
          <text:p/>
        </draw:line>
        <draw:frame draw:style-name="gr156" draw:layer="layout" svg:width="1.7cm" svg:height="0.963cm" svg:x="21.188cm" svg:y="13.238cm">
          <draw:text-box>
            <text:p>stop</text:p>
          </draw:text-box>
        </draw:frame>
        <draw:line draw:style-name="gr108" draw:text-style-name="P1" draw:layer="layout" svg:x1="10.3cm" svg:y1="14cm" svg:x2="1.3cm" svg:y2="14cm">
          <text:p/>
        </draw:line>
        <draw:frame draw:style-name="gr150" draw:layer="layout" svg:width="6.2cm" svg:height="0.963cm" svg:x="2.8cm" svg:y="12.901cm">
          <draw:text-box>
            <text:p>XML KEP Nachricht</text:p>
          </draw:text-box>
        </draw:frame>
        <draw:line draw:style-name="gr108" draw:text-style-name="P1" draw:layer="layout" svg:x1="24.8cm" svg:y1="15.9cm" svg:x2="20.8cm" svg:y2="15.9cm">
          <text:p/>
        </draw:line>
        <draw:frame draw:style-name="gr157" draw:layer="layout" svg:width="1.738cm" svg:height="0.963cm" svg:x="21.188cm" svg:y="14.838cm">
          <draw:text-box>
            <text:p>start</text:p>
          </draw:text-box>
        </draw:frame>
        <draw:line draw:style-name="gr108" draw:text-style-name="P1" draw:layer="layout" svg:x1="20.7cm" svg:y1="16.401cm" svg:x2="15.2cm" svg:y2="16.401cm">
          <text:p/>
        </draw:line>
        <draw:frame draw:style-name="gr73" draw:layer="layout" svg:width="2.403cm" svg:height="0.963cm" svg:x="16.5cm" svg:y="15.396cm">
          <draw:text-box>
            <text:p>addKP</text:p>
          </draw:text-box>
        </draw:frame>
        <draw:line draw:style-name="gr108" draw:text-style-name="P1" draw:layer="layout" svg:x1="20.7cm" svg:y1="15.002cm" svg:x2="15.2cm" svg:y2="15.002cm">
          <text:p/>
        </draw:line>
        <draw:frame draw:style-name="gr101" draw:layer="layout" svg:width="3.072cm" svg:height="0.963cm" svg:x="16.5cm" svg:y="13.997cm">
          <draw:text-box>
            <text:p>deleteKP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>
        <office:forms form:automatic-focus="false" form:apply-design-mode="false"/>
        <draw:frame draw:style-name="gr13" draw:text-style-name="P1" draw:layer="layout" svg:width="26.302cm" svg:height="15.602cm" svg:x="0.599cm" svg:y="1.499cm">
          <draw:image xlink:href="Pictures/2000026B000066BF00003CF35B39022F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>
        <office:forms form:automatic-focus="false" form:apply-design-mode="false"/>
        <draw:rect draw:style-name="gr6" draw:text-style-name="P1" draw:layer="layout" svg:width="5cm" svg:height="1.5cm" svg:x="10.9cm" svg:y="1cm">
          <text:p text:style-name="P1">KnowledgePort</text:p>
        </draw:rect>
        <draw:rect draw:style-name="gr6" draw:text-style-name="P1" draw:layer="layout" svg:width="3.6cm" svg:height="1.5cm" svg:x="18.9cm" svg:y="1cm">
          <text:p text:style-name="P1">SharkKB</text:p>
        </draw:rect>
        <draw:rect draw:style-name="gr64" draw:text-style-name="P1" draw:layer="layout" svg:width="5cm" svg:height="1.5cm" svg:x="1.6cm" svg:y="1cm">
          <text:p text:style-name="P1">anderes Peer</text:p>
        </draw:rect>
        <draw:line draw:style-name="gr108" draw:text-style-name="P1" draw:layer="layout" svg:x1="11cm" svg:y1="4cm" svg:x2="13.5cm" svg:y2="4cm">
          <text:p/>
        </draw:line>
        <draw:frame draw:style-name="gr158" draw:layer="layout" svg:width="4.414cm" svg:height="0.963cm" svg:x="8.9cm" svg:y="2.8cm">
          <draw:text-box>
            <text:p>Peer entdeckt</text:p>
          </draw:text-box>
        </draw:frame>
        <draw:circle draw:style-name="gr14" draw:text-style-name="P1" draw:layer="layout" svg:width="0.5cm" svg:height="0.5cm" svg:x="10.5cm" svg:y="3.7cm">
          <text:p/>
        </draw:circle>
        <draw:line draw:style-name="gr108" draw:text-style-name="P1" draw:layer="layout" svg:x1="13.5cm" svg:y1="5.3cm" svg:x2="4cm" svg:y2="5.3cm">
          <text:p/>
        </draw:line>
        <draw:frame draw:style-name="gr159" draw:layer="layout" svg:width="5.04cm" svg:height="0.963cm" svg:x="5.5cm" svg:y="4.3cm">
          <draw:text-box>
            <text:p>expose(interest)</text:p>
          </draw:text-box>
        </draw:frame>
        <draw:line draw:style-name="gr108" draw:text-style-name="P1" draw:layer="layout" svg:x1="3.9cm" svg:y1="7.2cm" svg:x2="13.4cm" svg:y2="7.2cm">
          <text:p/>
        </draw:line>
        <draw:frame draw:style-name="gr160" draw:layer="layout" svg:width="7.191cm" svg:height="0.963cm" svg:x="5.5cm" svg:y="6.101cm">
          <draw:text-box>
            <text:p>expose(remote interest)</text:p>
          </draw:text-box>
        </draw:frame>
        <draw:g>
          <draw:line draw:style-name="gr59" draw:text-style-name="P1" draw:layer="layout" svg:x1="13.4cm" svg:y1="7.2cm" svg:x2="15cm" svg:y2="7.2cm">
            <text:p/>
          </draw:line>
          <draw:line draw:style-name="gr108" draw:text-style-name="P1" draw:layer="layout" svg:x1="15cm" svg:y1="8.7cm" svg:x2="13.5cm" svg:y2="8.7cm">
            <text:p/>
          </draw:line>
          <draw:line draw:style-name="gr59" draw:text-style-name="P1" draw:layer="layout" svg:x1="15cm" svg:y1="7.2cm" svg:x2="15cm" svg:y2="8.7cm">
            <text:p/>
          </draw:line>
        </draw:g>
        <draw:frame draw:style-name="gr119" draw:layer="layout" svg:width="4.443cm" svg:height="2.387cm" svg:x="15.1cm" svg:y="6.613cm">
          <draw:text-box>
            <text:p>gemeinsames</text:p>
            <text:p>Interesse </text:p>
            <text:p>vorhanden</text:p>
          </draw:text-box>
        </draw:frame>
        <draw:line draw:style-name="gr108" draw:text-style-name="P1" draw:layer="layout" svg:x1="13.4cm" svg:y1="10.4cm" svg:x2="3.9cm" svg:y2="10.4cm">
          <text:p/>
        </draw:line>
        <draw:frame draw:style-name="gr161" draw:text-style-name="P5" draw:layer="layout" svg:width="5.921cm" svg:height="0.958cm" svg:x="13.5cm" svg:y="9.1cm">
          <draw:text-box>
            <text:p><text:span text:style-name="T1">Empfangsinteresse</text:span></text:p>
          </draw:text-box>
        </draw:frame>
        <draw:frame draw:style-name="gr162" draw:layer="layout" svg:width="7.297cm" svg:height="0.963cm" svg:x="5.092cm" svg:y="9.3cm">
          <draw:text-box>
            <text:p>expose (mutual interest)</text:p>
          </draw:text-box>
        </draw:frame>
        <draw:rect draw:style-name="gr131" draw:text-style-name="P1" draw:layer="layout" svg:width="22cm" svg:height="1.8cm" svg:x="1.5cm" svg:y="9.2cm">
          <text:p/>
        </draw:rect>
        <draw:rect draw:style-name="gr131" draw:text-style-name="P1" draw:layer="layout" svg:width="22cm" svg:height="3cm" svg:x="1.5cm" svg:y="11.5cm">
          <text:p/>
        </draw:rect>
        <draw:frame draw:style-name="gr163" draw:text-style-name="P5" draw:layer="layout" svg:width="4.9cm" svg:height="0.958cm" svg:x="13.501cm" svg:y="11.501cm">
          <draw:text-box>
            <text:p><text:span text:style-name="T1">Sendeinteresse</text:span></text:p>
          </draw:text-box>
        </draw:frame>
        <draw:line draw:style-name="gr108" draw:text-style-name="P1" draw:layer="layout" svg:x1="13.6cm" svg:y1="13.5cm" svg:x2="20.6cm" svg:y2="13.5cm">
          <text:p/>
        </draw:line>
        <draw:frame draw:style-name="gr73" draw:layer="layout" svg:width="2.403cm" svg:height="0.963cm" svg:x="15cm" svg:y="12.478cm">
          <draw:text-box>
            <text:p>extract</text:p>
          </draw:text-box>
        </draw:frame>
        <draw:line draw:style-name="gr108" draw:text-style-name="P1" draw:layer="layout" svg:x1="13.4cm" svg:y1="14cm" svg:x2="3.9cm" svg:y2="14cm">
          <text:p/>
        </draw:line>
        <draw:frame draw:style-name="gr164" draw:layer="layout" svg:width="5.485cm" svg:height="0.963cm" svg:x="5.5cm" svg:y="12.977cm">
          <draw:text-box>
            <text:p>insert(knowledge)</text:p>
          </draw:text-box>
        </draw:frame>
        <draw:line draw:style-name="gr59" draw:text-style-name="P1" draw:layer="layout" svg:x1="4cm" svg:y1="2.5cm" svg:x2="4cm" svg:y2="20.5cm">
          <text:p/>
        </draw:line>
        <draw:line draw:style-name="gr59" draw:text-style-name="P1" draw:layer="layout" svg:x1="13.5cm" svg:y1="2.5cm" svg:x2="13.5cm" svg:y2="20.5cm">
          <text:p/>
        </draw:line>
        <draw:line draw:style-name="gr59" draw:text-style-name="P1" draw:layer="layout" svg:x1="20.6cm" svg:y1="2.5cm" svg:x2="20.6cm" svg:y2="20.5cm">
          <text:p/>
        </draw:line>
        <draw:line draw:style-name="gr108" draw:text-style-name="P1" draw:layer="layout" svg:x1="4cm" svg:y1="16.5cm" svg:x2="13.5cm" svg:y2="16.5cm">
          <text:p/>
        </draw:line>
        <draw:frame draw:style-name="gr165" draw:layer="layout" svg:width="7.813cm" svg:height="0.963cm" svg:x="4.5cm" svg:y="15.5cm">
          <draw:text-box>
            <text:p>insert (remote knowledge)</text:p>
          </draw:text-box>
        </draw:frame>
        <draw:g>
          <draw:line draw:style-name="gr59" draw:text-style-name="P1" draw:layer="layout" svg:x1="13.4cm" svg:y1="16.6cm" svg:x2="15cm" svg:y2="16.6cm">
            <text:p/>
          </draw:line>
          <draw:line draw:style-name="gr108" draw:text-style-name="P1" draw:layer="layout" svg:x1="15cm" svg:y1="18.1cm" svg:x2="13.5cm" svg:y2="18.1cm">
            <text:p/>
          </draw:line>
          <draw:line draw:style-name="gr59" draw:text-style-name="P1" draw:layer="layout" svg:x1="15cm" svg:y1="16.6cm" svg:x2="15cm" svg:y2="18.1cm">
            <text:p/>
          </draw:line>
        </draw:g>
        <draw:frame draw:style-name="gr166" draw:layer="layout" svg:width="3.571cm" svg:height="1.675cm" svg:x="15.175cm" svg:y="16.073cm">
          <draw:text-box>
            <text:p>passt zum </text:p>
            <text:p>Interesse</text:p>
          </draw:text-box>
        </draw:frame>
        <draw:line draw:style-name="gr108" draw:text-style-name="P1" draw:layer="layout" svg:x1="13.6cm" svg:y1="19.3cm" svg:x2="20.6cm" svg:y2="19.3cm">
          <text:p/>
        </draw:line>
        <draw:frame draw:style-name="gr167" draw:layer="layout" svg:width="3.317cm" svg:height="0.963cm" svg:x="15cm" svg:y="18.278cm">
          <draw:text-box>
            <text:p>assimilate</text:p>
          </draw:text-box>
        </draw:frame>
        <draw:line draw:style-name="gr130" draw:text-style-name="P1" draw:layer="layout" svg:x1="1.5cm" svg:y1="5.8cm" svg:x2="23.5cm" svg:y2="5.8cm">
          <text:p/>
        </draw:line>
        <draw:line draw:style-name="gr130" draw:text-style-name="P1" draw:layer="layout" svg:x1="1.5cm" svg:y1="15.1cm" svg:x2="23.5cm" svg:y2="15.1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>
        <office:forms form:automatic-focus="false" form:apply-design-mode="false"/>
        <draw:frame draw:style-name="gr13" draw:text-style-name="P1" draw:layer="layout" svg:width="22.1cm" svg:height="19.502cm" svg:x="1.45cm" svg:y="0.999cm">
          <draw:image xlink:href="Pictures/200002CB0000565500004C2FCF3703CF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>
        <office:forms form:automatic-focus="false" form:apply-design-mode="false"/>
        <draw:rect draw:style-name="gr14" draw:text-style-name="P1" draw:layer="layout" svg:width="8.5cm" svg:height="7.5cm" svg:x="3.5cm" svg:y="11cm">
          <text:p/>
        </draw:rect>
        <draw:circle draw:style-name="gr57" draw:text-style-name="P1" draw:layer="layout" svg:width="2cm" svg:height="2cm" svg:x="5cm" svg:y="11.8cm">
          <text:p text:style-name="P1">ST1</text:p>
        </draw:circle>
        <draw:circle draw:style-name="gr57" draw:text-style-name="P1" draw:layer="layout" svg:width="2cm" svg:height="2cm" svg:x="8.799cm" svg:y="13.299cm">
          <text:p text:style-name="P1">ST2</text:p>
        </draw:circle>
        <draw:circle draw:style-name="gr57" draw:text-style-name="P1" draw:layer="layout" svg:width="2cm" svg:height="2cm" svg:x="6cm" svg:y="15cm">
          <text:p text:style-name="P1">ST3</text:p>
        </draw:circle>
        <draw:frame draw:style-name="gr8" draw:layer="layout" svg:width="3cm" svg:height="0.963cm" svg:x="3.5cm" svg:y="17.5cm">
          <draw:text-box>
            <text:p>Quelle</text:p>
          </draw:text-box>
        </draw:frame>
        <draw:rect draw:style-name="gr14" draw:text-style-name="P1" draw:layer="layout" svg:width="8.5cm" svg:height="7.5cm" svg:x="14.799cm" svg:y="10.999cm">
          <text:p/>
        </draw:rect>
        <draw:frame draw:style-name="gr8" draw:layer="layout" svg:width="3.5cm" svg:height="0.963cm" svg:x="19.7cm" svg:y="17.501cm">
          <draw:text-box>
            <text:p>Fragment</text:p>
          </draw:text-box>
        </draw:frame>
        <draw:circle draw:style-name="gr15" draw:text-style-name="P1" draw:layer="layout" svg:width="2cm" svg:height="2cm" svg:x="16.798cm" svg:y="13.298cm">
          <text:p text:style-name="P1">ST2</text:p>
        </draw:circle>
        <draw:line draw:style-name="gr7" draw:text-style-name="P1" draw:layer="layout" svg:x1="10.9cm" svg:y1="14.4cm" svg:x2="16.9cm" svg:y2="14.4cm">
          <text:p/>
        </draw:line>
        <draw:frame draw:style-name="gr8" draw:layer="layout" svg:width="3.5cm" svg:height="0.963cm" svg:x="12.3cm" svg:y="13.4cm">
          <draw:text-box>
            <text:p>Kopie</text:p>
          </draw:text-box>
        </draw:frame>
        <draw:circle draw:style-name="gr66" draw:text-style-name="P1" draw:layer="layout" svg:width="2cm" svg:height="2cm" svg:x="8.798cm" svg:y="7.298cm">
          <text:p text:style-name="P1">Anker</text:p>
        </draw:circle>
        <draw:frame draw:style-name="gr8" draw:layer="layout" svg:width="3.5cm" svg:height="0.963cm" svg:x="9.9cm" svg:y="9.701cm">
          <draw:text-box>
            <text:p>identisch</text:p>
          </draw:text-box>
        </draw:frame>
        <draw:line draw:style-name="gr29" draw:text-style-name="P1" draw:layer="layout" svg:x1="9.8cm" svg:y1="9.3cm" svg:x2="9.8cm" svg:y2="13.3cm">
          <text:p/>
        </draw:lin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>
        <office:forms form:automatic-focus="false" form:apply-design-mode="false"/>
        <draw:frame draw:style-name="gr13" draw:text-style-name="P1" draw:layer="layout" svg:width="19.801cm" svg:height="11.204cm" svg:x="3.499cm" svg:y="7.297cm">
          <draw:image xlink:href="Pictures/200000EA00004D5A00002BC52417DF4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>
        <office:forms form:automatic-focus="false" form:apply-design-mode="false"/>
        <draw:rect draw:style-name="gr14" draw:text-style-name="P1" draw:layer="layout" svg:width="8.5cm" svg:height="7.5cm" svg:x="3.499cm" svg:y="2.099cm">
          <text:p/>
        </draw:rect>
        <draw:rect draw:style-name="gr14" draw:text-style-name="P1" draw:layer="layout" svg:width="8.5cm" svg:height="7.5cm" svg:x="3.5cm" svg:y="11cm">
          <text:p/>
        </draw:rect>
        <draw:circle draw:style-name="gr57" draw:text-style-name="P8" draw:layer="layout" svg:width="2cm" svg:height="2cm" svg:x="4.2cm" svg:y="11.5cm">
          <text:p text:style-name="P1"><text:span text:style-name="T3">ST1</text:span></text:p>
        </draw:circle>
        <draw:circle draw:style-name="gr57" draw:text-style-name="P8" draw:layer="layout" svg:width="2cm" svg:height="2cm" svg:x="8.799cm" svg:y="13.299cm">
          <text:p text:style-name="P1"><text:span text:style-name="T3">ST2</text:span></text:p>
        </draw:circle>
        <draw:circle draw:style-name="gr57" draw:text-style-name="P8" draw:layer="layout" svg:width="2cm" svg:height="2cm" svg:x="6cm" svg:y="15cm">
          <text:p text:style-name="P1"><text:span text:style-name="T3">ST3</text:span></text:p>
        </draw:circle>
        <draw:frame draw:style-name="gr8" draw:text-style-name="P7" draw:layer="layout" svg:width="3cm" svg:height="0.963cm" svg:x="3.5cm" svg:y="17.5cm">
          <draw:text-box>
            <text:p><text:span text:style-name="T3">Quelle</text:span></text:p>
          </draw:text-box>
        </draw:frame>
        <draw:rect draw:style-name="gr14" draw:text-style-name="P1" draw:layer="layout" svg:width="8.5cm" svg:height="7.5cm" svg:x="14.799cm" svg:y="10.999cm">
          <text:p/>
        </draw:rect>
        <draw:frame draw:style-name="gr8" draw:text-style-name="P7" draw:layer="layout" svg:width="3.5cm" svg:height="0.963cm" svg:x="19.7cm" svg:y="17.501cm">
          <draw:text-box>
            <text:p><text:span text:style-name="T3">Fragment</text:span></text:p>
          </draw:text-box>
        </draw:frame>
        <draw:circle draw:style-name="gr15" draw:text-style-name="P8" draw:layer="layout" svg:width="2cm" svg:height="2cm" svg:x="16.798cm" svg:y="13.598cm">
          <text:p text:style-name="P1"><text:span text:style-name="T3">ST2</text:span></text:p>
        </draw:circle>
        <draw:line draw:style-name="gr7" draw:text-style-name="P1" draw:layer="layout" svg:x1="10.9cm" svg:y1="14.4cm" svg:x2="16.9cm" svg:y2="14.4cm">
          <text:p/>
        </draw:line>
        <draw:frame draw:style-name="gr8" draw:text-style-name="P7" draw:layer="layout" svg:width="3.5cm" svg:height="0.963cm" svg:x="12.3cm" svg:y="13cm">
          <draw:text-box>
            <text:p><text:span text:style-name="T3">Kopie</text:span></text:p>
          </draw:text-box>
        </draw:frame>
        <draw:circle draw:style-name="gr66" draw:text-style-name="P8" draw:layer="layout" svg:width="2cm" svg:height="2cm" svg:x="8.798cm" svg:y="7.298cm">
          <text:p text:style-name="P1"><text:span text:style-name="T3">A 2</text:span></text:p>
        </draw:circle>
        <draw:frame draw:style-name="gr8" draw:text-style-name="P7" draw:layer="layout" svg:width="3.5cm" svg:height="0.963cm" svg:x="7cm" svg:y="9.837cm">
          <draw:text-box>
            <text:p><text:span text:style-name="T3">identisch</text:span></text:p>
          </draw:text-box>
        </draw:frame>
        <draw:line draw:style-name="gr29" draw:text-style-name="P1" draw:layer="layout" svg:x1="9.8cm" svg:y1="9.3cm" svg:x2="9.8cm" svg:y2="13.3cm">
          <text:p/>
        </draw:line>
        <draw:frame draw:style-name="gr8" draw:text-style-name="P7" draw:layer="layout" svg:width="4cm" svg:height="0.963cm" svg:x="3.5cm" svg:y="2.201cm">
          <draw:text-box>
            <text:p><text:span text:style-name="T3">Anchor Set</text:span></text:p>
          </draw:text-box>
        </draw:frame>
        <draw:circle draw:style-name="gr66" draw:text-style-name="P8" draw:layer="layout" svg:width="2cm" svg:height="2cm" svg:x="4.297cm" svg:y="7.297cm">
          <text:p text:style-name="P1"><text:span text:style-name="T3">A 1</text:span></text:p>
        </draw:circle>
        <draw:line draw:style-name="gr29" draw:text-style-name="P1" draw:layer="layout" svg:x1="5.2cm" svg:y1="9.4cm" svg:x2="5.2cm" svg:y2="11.4cm">
          <text:p/>
        </draw:line>
        <draw:circle draw:style-name="gr66" draw:text-style-name="P8" draw:layer="layout" svg:width="2cm" svg:height="2cm" svg:x="6.496cm" svg:y="3.896cm">
          <text:p text:style-name="P1"><text:span text:style-name="T3">A 4</text:span></text:p>
        </draw:circle>
        <draw:line draw:style-name="gr27" draw:text-style-name="P1" draw:layer="layout" svg:x1="7.5cm" svg:y1="6cm" svg:x2="7.5cm" svg:y2="8cm">
          <text:p/>
        </draw:line>
        <draw:frame draw:style-name="gr168" draw:text-style-name="P22" draw:layer="layout" svg:width="6cm" svg:height="0.802cm" svg:x="5.2cm" svg:y="6.1cm">
          <draw:text-box>
            <text:p><text:span text:style-name="T12">In Quelle nicht gefunden</text:span></text:p>
          </draw:text-box>
        </draw:frame>
        <draw:circle draw:style-name="gr15" draw:text-style-name="P8" draw:layer="layout" svg:width="2cm" svg:height="2cm" svg:x="16.697cm" svg:y="11.297cm">
          <text:p text:style-name="P1"><text:span text:style-name="T3">ST1</text:span></text:p>
        </draw:circle>
        <draw:line draw:style-name="gr7" draw:text-style-name="P1" draw:layer="layout" svg:x1="6.2cm" svg:y1="12.5cm" svg:x2="16.7cm" svg:y2="12.5cm">
          <text:p/>
        </draw:lin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>
        <office:forms form:automatic-focus="false" form:apply-design-mode="false"/>
        <draw:frame draw:style-name="gr13" draw:text-style-name="P1" draw:layer="layout" svg:width="19.802cm" svg:height="16.403cm" svg:x="3.498cm" svg:y="2.098cm">
          <draw:image xlink:href="Pictures/2000019300004D5B0000401464DFA9D7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>
        <office:forms form:automatic-focus="false" form:apply-design-mode="false"/>
        <draw:frame draw:style-name="gr13" draw:text-style-name="P1" draw:layer="layout" svg:width="19.801cm" svg:height="11.501cm" svg:x="3.499cm" svg:y="7cm">
          <draw:image xlink:href="Pictures/2000035B00004D5A00002CEE79801621.svm" xlink:type="simple" xlink:show="embed" xlink:actuate="onLoad">
            <text:p/>
          </draw:image>
        </draw:frame>
        <draw:line draw:style-name="gr29" draw:text-style-name="P1" draw:layer="layout" svg:x1="9.8cm" svg:y1="9.5cm" svg:x2="8.3cm" svg:y2="14cm">
          <text:p/>
        </draw:lin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>
        <office:forms form:automatic-focus="false" form:apply-design-mode="false"/>
        <draw:frame draw:style-name="gr13" draw:text-style-name="P1" draw:layer="layout" svg:width="19.801cm" svg:height="11.501cm" svg:x="3.499cm" svg:y="7cm">
          <draw:image xlink:href="Pictures/2000029A00004D5A00002CEE06606880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>
        <office:forms form:automatic-focus="false" form:apply-design-mode="false"/>
        <draw:line draw:style-name="gr132" draw:text-style-name="P1" draw:layer="layout" svg:x1="5.499cm" svg:y1="9.799cm" svg:x2="14.999cm" svg:y2="9.799cm">
          <text:p/>
        </draw:line>
        <draw:line draw:style-name="gr132" draw:text-style-name="P1" draw:layer="layout" svg:x1="9.2cm" svg:y1="14cm" svg:x2="9.2cm" svg:y2="8.5cm">
          <text:p/>
        </draw:line>
        <draw:line draw:style-name="gr132" draw:text-style-name="P1" draw:layer="layout" svg:x1="5.5cm" svg:y1="13cm" svg:x2="15cm" svg:y2="13cm">
          <text:p/>
        </draw:line>
        <draw:line draw:style-name="gr108" draw:text-style-name="P1" draw:layer="layout" svg:x1="5.1cm" svg:y1="14.5cm" svg:x2="5.1cm" svg:y2="7.5cm">
          <text:p/>
        </draw:line>
        <draw:circle draw:style-name="gr49" draw:text-style-name="P1" draw:layer="layout" svg:width="1cm" svg:height="1cm" svg:x="4.6cm" svg:y="9.3cm">
          <text:p/>
        </draw:circle>
        <draw:circle draw:style-name="gr49" draw:text-style-name="P1" draw:layer="layout" svg:width="1cm" svg:height="1cm" svg:x="4.6cm" svg:y="12.5cm">
          <text:p/>
        </draw:circle>
        <draw:frame draw:style-name="gr156" draw:text-style-name="P7" draw:layer="layout" svg:width="1.7cm" svg:height="0.963cm" svg:x="9.7cm" svg:y="14.8cm">
          <draw:text-box>
            <text:p><text:span text:style-name="T3">P2P</text:span></text:p>
          </draw:text-box>
        </draw:frame>
        <draw:frame draw:style-name="gr169" draw:text-style-name="P7" draw:layer="layout" svg:width="1.586cm" svg:height="0.963cm" svg:x="2.6cm" svg:y="12.501cm">
          <draw:text-box>
            <text:p><text:span text:style-name="T3">Any</text:span></text:p>
          </draw:text-box>
        </draw:frame>
        <draw:frame draw:style-name="gr47" draw:text-style-name="P7" draw:layer="layout" svg:width="1.628cm" svg:height="0.963cm" svg:x="2.5cm" svg:y="9.302cm">
          <draw:text-box>
            <text:p><text:span text:style-name="T3">Bob</text:span></text:p>
          </draw:text-box>
        </draw:frame>
        <draw:frame draw:style-name="gr170" draw:text-style-name="P9" draw:layer="layout" svg:width="4.549cm" svg:height="0.958cm" svg:x="5.301cm" svg:y="7.003cm">
          <draw:text-box>
            <text:p><text:span text:style-name="T4">Remote Peers</text:span></text:p>
          </draw:text-box>
        </draw:frame>
        <draw:frame draw:style-name="gr171" draw:text-style-name="P9" draw:layer="layout" svg:width="2.31cm" svg:height="0.958cm" svg:x="13.102cm" svg:y="14.703cm">
          <draw:text-box>
            <text:p><text:span text:style-name="T4">Topics</text:span></text:p>
          </draw:text-box>
        </draw:frame>
        <draw:line draw:style-name="gr108" draw:text-style-name="P1" draw:layer="layout" svg:x1="5.1cm" svg:y1="14.5cm" svg:x2="15.5cm" svg:y2="14.5cm">
          <text:p/>
        </draw:line>
        <draw:circle draw:style-name="gr49" draw:text-style-name="P1" draw:layer="layout" svg:width="1cm" svg:height="1cm" svg:x="8.7cm" svg:y="14cm">
          <text:p/>
        </draw:circle>
        <draw:circle draw:style-name="gr60" draw:text-style-name="P1" draw:layer="layout" svg:width="0.7cm" svg:height="0.7cm" svg:x="8.9cm" svg:y="9.4cm">
          <text:p/>
        </draw:circle>
        <draw:frame draw:style-name="gr172" draw:text-style-name="P7" draw:layer="layout" svg:width="4.57cm" svg:height="0.963cm" svg:x="9.6cm" svg:y="8.9cm">
          <draw:text-box>
            <text:p><text:span text:style-name="T3">CP (P2P, Bob)</text:span></text:p>
          </draw:text-box>
        </draw:frame>
        <draw:frame draw:style-name="gr173" draw:text-style-name="P7" draw:layer="layout" svg:width="4.494cm" svg:height="0.963cm" svg:x="9.6cm" svg:y="12.101cm">
          <draw:text-box>
            <text:p><text:span text:style-name="T3">CP (P2P, Any)</text:span></text:p>
          </draw:text-box>
        </draw:frame>
        <draw:custom-shape draw:style-name="gr118" draw:text-style-name="P1" draw:layer="layout" svg:width="2.2cm" svg:height="1.4cm" svg:x="6.2cm" svg:y="11.4cm">
          <text:p text:style-name="P1">Info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18" draw:text-style-name="P1" draw:layer="layout" svg:width="2.5cm" svg:height="1.5cm" svg:x="6.2cm" svg:y="8.1cm">
          <text:p text:style-name="P1">Info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59" draw:text-style-name="P1" draw:layer="layout" svg:x1="7.5cm" svg:y1="9.5cm" svg:x2="9cm" svg:y2="10cm">
          <text:p/>
        </draw:line>
        <draw:line draw:style-name="gr59" draw:text-style-name="P1" draw:layer="layout" svg:x1="7.5cm" svg:y1="12.7cm" svg:x2="9cm" svg:y2="13.2cm">
          <text:p/>
        </draw:line>
        <draw:frame draw:style-name="gr8" draw:layer="layout" svg:width="7.5cm" svg:height="0.963cm" svg:x="2.6cm" svg:y="4.8cm">
          <draw:text-box>
            <text:p>Alice Knowledge Base</text:p>
          </draw:text-box>
        </draw:frame>
        <draw:circle draw:style-name="gr60" draw:text-style-name="P1" draw:layer="layout" svg:width="0.7cm" svg:height="0.7cm" svg:x="8.899cm" svg:y="12.599cm">
          <text:p/>
        </draw:circl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>
        <office:forms form:automatic-focus="false" form:apply-design-mode="false"/>
        <draw:frame draw:style-name="gr13" draw:text-style-name="P1" draw:layer="layout" svg:width="13cm" svg:height="10.963cm" svg:x="2.5cm" svg:y="4.8cm">
          <draw:image xlink:href="Pictures/200001B6000032C900002AD485A60104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>
        <office:forms form:automatic-focus="false" form:apply-design-mode="false"/>
        <draw:rect draw:style-name="gr14" draw:text-style-name="P1" draw:layer="layout" svg:width="10cm" svg:height="8.5cm" svg:x="3.5cm" svg:y="9.5cm">
          <text:p/>
        </draw:rect>
        <draw:rect draw:style-name="gr14" draw:text-style-name="P1" draw:layer="layout" svg:width="4cm" svg:height="2cm" svg:x="15cm" svg:y="10.5cm">
          <text:p/>
        </draw:rect>
        <draw:rect draw:style-name="gr147" draw:text-style-name="P1" draw:layer="layout" svg:width="2.5cm" svg:height="5.6cm" svg:x="3.7cm" svg:y="10.6cm">
          <text:p/>
        </draw:rect>
        <draw:frame draw:style-name="gr8" draw:layer="layout" svg:width="6cm" svg:height="0.963cm" svg:x="3.5cm" svg:y="8.2cm">
          <draw:text-box>
            <text:p>Alice Interesse</text:p>
          </draw:text-box>
        </draw:frame>
        <draw:frame draw:style-name="gr8" draw:layer="layout" svg:width="2.9cm" svg:height="0.963cm" svg:x="3.5cm" svg:y="9.6cm">
          <draw:text-box>
            <text:p>Themen</text:p>
          </draw:text-box>
        </draw:frame>
        <draw:circle draw:style-name="gr6" draw:text-style-name="P1" draw:layer="layout" svg:width="1.5cm" svg:height="1.5cm" svg:x="4.1cm" svg:y="11.2cm">
          <text:p text:style-name="P1">Java</text:p>
        </draw:circle>
        <draw:circle draw:style-name="gr6" draw:text-style-name="P23" draw:layer="layout" svg:width="1.5cm" svg:height="1.5cm" svg:x="4.199cm" svg:y="13.899cm">
          <text:p text:style-name="P1"><text:span text:style-name="T13">P2P</text:span></text:p>
        </draw:circle>
        <draw:rect draw:style-name="gr147" draw:text-style-name="P1" draw:layer="layout" svg:width="2.5cm" svg:height="5.6cm" svg:x="8.6cm" svg:y="10.6cm">
          <text:p/>
        </draw:rect>
        <draw:frame draw:style-name="gr8" draw:layer="layout" svg:width="5.5cm" svg:height="0.963cm" svg:x="8.4cm" svg:y="9.6cm">
          <draw:text-box>
            <text:p>Remote Peers</text:p>
          </draw:text-box>
        </draw:frame>
        <draw:circle draw:style-name="gr6" draw:text-style-name="P1" draw:layer="layout" svg:width="1.5cm" svg:height="1.5cm" svg:x="9cm" svg:y="11.2cm">
          <text:p text:style-name="P1">Bob</text:p>
        </draw:circle>
        <draw:circle draw:style-name="gr6" draw:text-style-name="P23" draw:layer="layout" svg:width="1.5cm" svg:height="1.5cm" svg:x="9.099cm" svg:y="13.899cm">
          <text:p text:style-name="P1"><text:span text:style-name="T13">Clara</text:span></text:p>
        </draw:circle>
        <draw:frame draw:style-name="gr8" draw:layer="layout" svg:width="7.5cm" svg:height="0.963cm" svg:x="15cm" svg:y="8.3cm">
          <draw:text-box>
            <text:p>Mögliche Koordinaten</text:p>
          </draw:text-box>
        </draw:frame>
        <draw:circle draw:style-name="gr6" draw:text-style-name="P1" draw:layer="layout" svg:width="1.5cm" svg:height="1.5cm" svg:x="15.199cm" svg:y="10.699cm">
          <text:p text:style-name="P1">Java</text:p>
        </draw:circle>
        <draw:circle draw:style-name="gr6" draw:text-style-name="P1" draw:layer="layout" svg:width="1.5cm" svg:height="1.5cm" svg:x="17.199cm" svg:y="10.699cm">
          <text:p text:style-name="P1">Bob</text:p>
        </draw:circle>
        <draw:rect draw:style-name="gr14" draw:text-style-name="P1" draw:layer="layout" svg:width="4cm" svg:height="2cm" svg:x="19.499cm" svg:y="10.499cm">
          <text:p/>
        </draw:rect>
        <draw:circle draw:style-name="gr6" draw:text-style-name="P1" draw:layer="layout" svg:width="1.5cm" svg:height="1.5cm" svg:x="19.698cm" svg:y="10.698cm">
          <text:p text:style-name="P1">Java</text:p>
        </draw:circle>
        <draw:circle draw:style-name="gr6" draw:text-style-name="P23" draw:layer="layout" svg:width="1.5cm" svg:height="1.5cm" svg:x="21.7cm" svg:y="10.7cm">
          <text:p text:style-name="P1"><text:span text:style-name="T13">Clara</text:span></text:p>
        </draw:circle>
        <draw:rect draw:style-name="gr14" draw:text-style-name="P1" draw:layer="layout" svg:width="4cm" svg:height="2cm" svg:x="15cm" svg:y="13.1cm">
          <text:p/>
        </draw:rect>
        <draw:circle draw:style-name="gr6" draw:text-style-name="P1" draw:layer="layout" svg:width="1.5cm" svg:height="1.5cm" svg:x="15.199cm" svg:y="13.299cm">
          <text:p text:style-name="P1">P2P</text:p>
        </draw:circle>
        <draw:circle draw:style-name="gr6" draw:text-style-name="P1" draw:layer="layout" svg:width="1.5cm" svg:height="1.5cm" svg:x="17.199cm" svg:y="13.299cm">
          <text:p text:style-name="P1">Bob</text:p>
        </draw:circle>
        <draw:rect draw:style-name="gr14" draw:text-style-name="P1" draw:layer="layout" svg:width="4cm" svg:height="2cm" svg:x="19.499cm" svg:y="13.099cm">
          <text:p/>
        </draw:rect>
        <draw:circle draw:style-name="gr6" draw:text-style-name="P1" draw:layer="layout" svg:width="1.5cm" svg:height="1.5cm" svg:x="19.698cm" svg:y="13.298cm">
          <text:p text:style-name="P1">P2P</text:p>
        </draw:circle>
        <draw:circle draw:style-name="gr6" draw:text-style-name="P23" draw:layer="layout" svg:width="1.5cm" svg:height="1.5cm" svg:x="21.7cm" svg:y="13.3cm">
          <text:p text:style-name="P1"><text:span text:style-name="T13">Clara</text:span></text:p>
        </draw:circle>
        <draw:frame draw:style-name="gr174" draw:layer="layout" svg:width="6.488cm" svg:height="0.963cm" svg:x="3.6cm" svg:y="17cm">
          <draw:text-box>
            <text:p>Shark Context Space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>
        <office:forms form:automatic-focus="false" form:apply-design-mode="false"/>
        <draw:frame draw:style-name="gr13" draw:text-style-name="P1" draw:layer="layout" svg:width="20.001cm" svg:height="9.801cm" svg:x="3.499cm" svg:y="8.2cm">
          <draw:image xlink:href="Pictures/200001F500004E220000264A7BBD904D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>
        <office:forms form:automatic-focus="false" form:apply-design-mode="false"/>
        <draw:rect draw:style-name="gr14" draw:text-style-name="P1" draw:layer="layout" svg:width="17.5cm" svg:height="12cm" svg:x="4.4cm" svg:y="4.6cm">
          <text:p/>
        </draw:rect>
        <draw:rect draw:style-name="gr14" draw:text-style-name="P1" draw:layer="layout" svg:width="3cm" svg:height="1cm" svg:x="10.163cm" svg:y="5.301cm">
          <text:p/>
        </draw:rect>
        <draw:frame draw:style-name="gr175" draw:layer="layout" svg:width="1.984cm" svg:height="0.963cm" svg:x="7.779cm" svg:y="5.338cm">
          <draw:text-box>
            <text:p>Topic</text:p>
          </draw:text-box>
        </draw:frame>
        <draw:circle draw:style-name="gr49" draw:text-style-name="P1" draw:layer="layout" svg:width="0.5cm" svg:height="0.5cm" svg:x="10.463cm" svg:y="5.501cm">
          <text:p/>
        </draw:circle>
        <draw:circle draw:style-name="gr49" draw:text-style-name="P1" draw:layer="layout" svg:width="0.5cm" svg:height="0.5cm" svg:x="11.362cm" svg:y="5.5cm">
          <text:p/>
        </draw:circle>
        <draw:circle draw:style-name="gr49" draw:text-style-name="P1" draw:layer="layout" svg:width="0.5cm" svg:height="0.5cm" svg:x="12.361cm" svg:y="5.499cm">
          <text:p/>
        </draw:circle>
        <draw:frame draw:style-name="gr176" draw:text-style-name="P5" draw:layer="layout" svg:width="3.635cm" svg:height="0.958cm" svg:x="14.122cm" svg:y="5.309cm">
          <draw:text-box>
            <text:p><text:span text:style-name="T1">Typ: STSet</text:span></text:p>
          </draw:text-box>
        </draw:frame>
        <draw:circle draw:style-name="gr49" draw:text-style-name="P1" draw:layer="layout" svg:width="0.5cm" svg:height="0.5cm" svg:x="10.464cm" svg:y="5.501cm">
          <text:p/>
        </draw:circle>
        <draw:circle draw:style-name="gr49" draw:text-style-name="P1" draw:layer="layout" svg:width="0.5cm" svg:height="0.5cm" svg:x="11.363cm" svg:y="5.5cm">
          <text:p/>
        </draw:circle>
        <draw:circle draw:style-name="gr49" draw:text-style-name="P1" draw:layer="layout" svg:width="0.5cm" svg:height="0.5cm" svg:x="12.362cm" svg:y="5.499cm">
          <text:p/>
        </draw:circle>
        <draw:frame draw:style-name="gr177" draw:layer="layout" svg:width="3.283cm" svg:height="0.963cm" svg:x="6.38cm" svg:y="6.538cm">
          <draw:text-box>
            <text:p>Originator</text:p>
          </draw:text-box>
        </draw:frame>
        <draw:circle draw:style-name="gr49" draw:text-style-name="P1" draw:layer="layout" svg:width="0.5cm" svg:height="0.5cm" svg:x="10.464cm" svg:y="6.701cm">
          <text:p/>
        </draw:circle>
        <draw:frame draw:style-name="gr178" draw:text-style-name="P5" draw:layer="layout" svg:width="6.877cm" svg:height="0.958cm" svg:x="14.123cm" svg:y="6.509cm">
          <draw:text-box>
            <text:p><text:span text:style-name="T1">Typ: PeerSemanticTag</text:span></text:p>
          </draw:text-box>
        </draw:frame>
        <draw:rect draw:style-name="gr147" draw:text-style-name="P1" draw:layer="layout" svg:width="3cm" svg:height="1cm" svg:x="10.163cm" svg:y="5.3cm">
          <text:p/>
        </draw:rect>
        <draw:circle draw:style-name="gr49" draw:text-style-name="P1" draw:layer="layout" svg:width="0.5cm" svg:height="0.5cm" svg:x="10.463cm" svg:y="5.5cm">
          <text:p/>
        </draw:circle>
        <draw:circle draw:style-name="gr49" draw:text-style-name="P1" draw:layer="layout" svg:width="0.5cm" svg:height="0.5cm" svg:x="11.362cm" svg:y="5.499cm">
          <text:p/>
        </draw:circle>
        <draw:circle draw:style-name="gr49" draw:text-style-name="P1" draw:layer="layout" svg:width="0.5cm" svg:height="0.5cm" svg:x="12.361cm" svg:y="5.498cm">
          <text:p/>
        </draw:circle>
        <draw:frame draw:style-name="gr176" draw:text-style-name="P5" draw:layer="layout" svg:width="3.635cm" svg:height="0.958cm" svg:x="14.122cm" svg:y="5.308cm">
          <draw:text-box>
            <text:p><text:span text:style-name="T1">Typ: STSet</text:span></text:p>
          </draw:text-box>
        </draw:frame>
        <draw:circle draw:style-name="gr49" draw:text-style-name="P1" draw:layer="layout" svg:width="0.5cm" svg:height="0.5cm" svg:x="10.464cm" svg:y="5.5cm">
          <text:p/>
        </draw:circle>
        <draw:rect draw:style-name="gr147" draw:text-style-name="P1" draw:layer="layout" svg:width="3cm" svg:height="1cm" svg:x="10.163cm" svg:y="9.4cm">
          <text:p/>
        </draw:rect>
        <draw:frame draw:style-name="gr179" draw:layer="layout" svg:width="4.058cm" svg:height="0.963cm" svg:x="5.579cm" svg:y="9.437cm">
          <draw:text-box>
            <text:p>RemotePeer</text:p>
          </draw:text-box>
        </draw:frame>
        <draw:circle draw:style-name="gr49" draw:text-style-name="P1" draw:layer="layout" svg:width="0.5cm" svg:height="0.5cm" svg:x="10.463cm" svg:y="9.6cm">
          <text:p/>
        </draw:circle>
        <draw:circle draw:style-name="gr49" draw:text-style-name="P1" draw:layer="layout" svg:width="0.5cm" svg:height="0.5cm" svg:x="11.362cm" svg:y="9.599cm">
          <text:p/>
        </draw:circle>
        <draw:circle draw:style-name="gr49" draw:text-style-name="P1" draw:layer="layout" svg:width="0.5cm" svg:height="0.5cm" svg:x="12.361cm" svg:y="9.598cm">
          <text:p/>
        </draw:circle>
        <draw:frame draw:style-name="gr180" draw:text-style-name="P5" draw:layer="layout" svg:width="4.972cm" svg:height="0.958cm" svg:x="14.122cm" svg:y="9.408cm">
          <draw:text-box>
            <text:p><text:span text:style-name="T1">Typ: PeerSTSet</text:span></text:p>
          </draw:text-box>
        </draw:frame>
        <draw:rect draw:style-name="gr147" draw:text-style-name="P1" draw:layer="layout" svg:width="3cm" svg:height="1cm" svg:x="10.164cm" svg:y="7.699cm">
          <text:p/>
        </draw:rect>
        <draw:frame draw:style-name="gr52" draw:layer="layout" svg:width="1.84cm" svg:height="0.963cm" svg:x="7.78cm" svg:y="7.736cm">
          <draw:text-box>
            <text:p>Peer</text:p>
          </draw:text-box>
        </draw:frame>
        <draw:circle draw:style-name="gr49" draw:text-style-name="P1" draw:layer="layout" svg:width="0.5cm" svg:height="0.5cm" svg:x="10.464cm" svg:y="7.899cm">
          <text:p/>
        </draw:circle>
        <draw:circle draw:style-name="gr49" draw:text-style-name="P1" draw:layer="layout" svg:width="0.5cm" svg:height="0.5cm" svg:x="11.363cm" svg:y="7.898cm">
          <text:p/>
        </draw:circle>
        <draw:circle draw:style-name="gr49" draw:text-style-name="P1" draw:layer="layout" svg:width="0.5cm" svg:height="0.5cm" svg:x="12.362cm" svg:y="7.897cm">
          <text:p/>
        </draw:circle>
        <draw:frame draw:style-name="gr180" draw:text-style-name="P5" draw:layer="layout" svg:width="4.972cm" svg:height="0.958cm" svg:x="14.123cm" svg:y="7.707cm">
          <draw:text-box>
            <text:p><text:span text:style-name="T1">Typ: PeerSTSet</text:span></text:p>
          </draw:text-box>
        </draw:frame>
        <draw:rect draw:style-name="gr147" draw:text-style-name="P1" draw:layer="layout" svg:width="3cm" svg:height="1cm" svg:x="10.164cm" svg:y="10.899cm">
          <text:p/>
        </draw:rect>
        <draw:frame draw:style-name="gr181" draw:layer="layout" svg:width="1.891cm" svg:height="0.963cm" svg:x="7.58cm" svg:y="10.936cm">
          <draw:text-box>
            <text:p>Time</text:p>
          </draw:text-box>
        </draw:frame>
        <draw:circle draw:style-name="gr49" draw:text-style-name="P1" draw:layer="layout" svg:width="0.5cm" svg:height="0.5cm" svg:x="10.464cm" svg:y="11.099cm">
          <text:p/>
        </draw:circle>
        <draw:circle draw:style-name="gr49" draw:text-style-name="P1" draw:layer="layout" svg:width="0.5cm" svg:height="0.5cm" svg:x="11.363cm" svg:y="11.098cm">
          <text:p/>
        </draw:circle>
        <draw:circle draw:style-name="gr49" draw:text-style-name="P1" draw:layer="layout" svg:width="0.5cm" svg:height="0.5cm" svg:x="12.362cm" svg:y="11.097cm">
          <text:p/>
        </draw:circle>
        <draw:frame draw:style-name="gr182" draw:text-style-name="P5" draw:layer="layout" svg:width="5.036cm" svg:height="0.958cm" svg:x="14.123cm" svg:y="10.907cm">
          <draw:text-box>
            <text:p><text:span text:style-name="T1">Typ: TimeSTSet</text:span></text:p>
          </draw:text-box>
        </draw:frame>
        <draw:rect draw:style-name="gr147" draw:text-style-name="P1" draw:layer="layout" svg:width="3cm" svg:height="1cm" svg:x="10.165cm" svg:y="12.398cm">
          <text:p/>
        </draw:rect>
        <draw:frame draw:style-name="gr183" draw:layer="layout" svg:width="2.894cm" svg:height="0.963cm" svg:x="6.481cm" svg:y="12.435cm">
          <draw:text-box>
            <text:p>Location</text:p>
          </draw:text-box>
        </draw:frame>
        <draw:circle draw:style-name="gr49" draw:text-style-name="P1" draw:layer="layout" svg:width="0.5cm" svg:height="0.5cm" svg:x="10.465cm" svg:y="12.598cm">
          <text:p/>
        </draw:circle>
        <draw:circle draw:style-name="gr49" draw:text-style-name="P1" draw:layer="layout" svg:width="0.5cm" svg:height="0.5cm" svg:x="11.364cm" svg:y="12.597cm">
          <text:p/>
        </draw:circle>
        <draw:circle draw:style-name="gr49" draw:text-style-name="P1" draw:layer="layout" svg:width="0.5cm" svg:height="0.5cm" svg:x="12.363cm" svg:y="12.596cm">
          <text:p/>
        </draw:circle>
        <draw:frame draw:style-name="gr184" draw:text-style-name="P5" draw:layer="layout" svg:width="5.569cm" svg:height="0.958cm" svg:x="14.124cm" svg:y="12.406cm">
          <draw:text-box>
            <text:p><text:span text:style-name="T1">Typ: SpatialSTSet</text:span></text:p>
          </draw:text-box>
        </draw:frame>
        <draw:rect draw:style-name="gr149" draw:text-style-name="P24" draw:layer="layout" svg:width="3cm" svg:height="1cm" svg:x="10.165cm" svg:y="13.797cm">
          <text:p text:style-name="P1"><text:span text:style-name="T14">in, out, </text:span></text:p>
          <text:p text:style-name="P1"><text:span text:style-name="T14">inout, nothing</text:span></text:p>
        </draw:rect>
        <draw:frame draw:style-name="gr45" draw:layer="layout" svg:width="3cm" svg:height="0.963cm" svg:x="6.481cm" svg:y="13.834cm">
          <draw:text-box>
            <text:p>Direction</text:p>
          </draw:text-box>
        </draw:frame>
        <draw:frame draw:style-name="gr185" draw:text-style-name="P5" draw:layer="layout" svg:width="2.538cm" svg:height="0.958cm" svg:x="14.124cm" svg:y="13.805cm">
          <draw:text-box>
            <text:p><text:span text:style-name="T1">Typ: int</text:span></text:p>
          </draw:text-box>
        </draw:frame>
        <draw:frame draw:style-name="gr8" draw:layer="layout" svg:width="7cm" svg:height="0.963cm" svg:x="4.4cm" svg:y="15.6cm">
          <draw:text-box>
            <text:p>Shark Context Space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>
        <office:forms form:automatic-focus="false" form:apply-design-mode="false"/>
        <draw:frame draw:style-name="gr13" draw:text-style-name="P1" draw:layer="layout" svg:width="17.502cm" svg:height="12.002cm" svg:x="4.399cm" svg:y="4.599cm">
          <draw:image xlink:href="Pictures/200003060000445F00002EE35CEBC476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Standard">
        <office:forms form:automatic-focus="false" form:apply-design-mode="false"/>
        <draw:rect draw:style-name="gr14" draw:text-style-name="P1" draw:layer="layout" svg:width="13cm" svg:height="13.5cm" svg:x="4.2cm" svg:y="3cm">
          <text:p/>
        </draw:rect>
        <draw:rect draw:style-name="gr14" draw:text-style-name="P1" draw:layer="layout" svg:width="3cm" svg:height="1cm" svg:x="10.163cm" svg:y="5.301cm">
          <text:p/>
        </draw:rect>
        <draw:frame draw:style-name="gr175" draw:layer="layout" svg:width="1.984cm" svg:height="0.963cm" svg:x="7.779cm" svg:y="5.338cm">
          <draw:text-box>
            <text:p>Topic</text:p>
          </draw:text-box>
        </draw:frame>
        <draw:circle draw:style-name="gr49" draw:text-style-name="P1" draw:layer="layout" svg:width="0.5cm" svg:height="0.5cm" svg:x="10.463cm" svg:y="5.501cm">
          <text:p/>
        </draw:circle>
        <draw:circle draw:style-name="gr49" draw:text-style-name="P1" draw:layer="layout" svg:width="0.5cm" svg:height="0.5cm" svg:x="11.362cm" svg:y="5.5cm">
          <text:p/>
        </draw:circle>
        <draw:circle draw:style-name="gr49" draw:text-style-name="P1" draw:layer="layout" svg:width="0.5cm" svg:height="0.5cm" svg:x="12.361cm" svg:y="5.499cm">
          <text:p/>
        </draw:circle>
        <draw:circle draw:style-name="gr49" draw:text-style-name="P1" draw:layer="layout" svg:width="0.5cm" svg:height="0.5cm" svg:x="10.464cm" svg:y="5.501cm">
          <text:p/>
        </draw:circle>
        <draw:circle draw:style-name="gr49" draw:text-style-name="P1" draw:layer="layout" svg:width="0.5cm" svg:height="0.5cm" svg:x="11.363cm" svg:y="5.5cm">
          <text:p/>
        </draw:circle>
        <draw:circle draw:style-name="gr49" draw:text-style-name="P1" draw:layer="layout" svg:width="0.5cm" svg:height="0.5cm" svg:x="12.362cm" svg:y="5.499cm">
          <text:p/>
        </draw:circle>
        <draw:rect draw:style-name="gr147" draw:text-style-name="P1" draw:layer="layout" svg:width="3cm" svg:height="1cm" svg:x="10.163cm" svg:y="5.3cm">
          <text:p/>
        </draw:rect>
        <draw:circle draw:style-name="gr49" draw:text-style-name="P1" draw:layer="layout" svg:width="0.5cm" svg:height="0.5cm" svg:x="10.463cm" svg:y="5.5cm">
          <text:p/>
        </draw:circle>
        <draw:circle draw:style-name="gr49" draw:text-style-name="P1" draw:layer="layout" svg:width="0.5cm" svg:height="0.5cm" svg:x="11.362cm" svg:y="5.499cm">
          <text:p/>
        </draw:circle>
        <draw:circle draw:style-name="gr49" draw:text-style-name="P1" draw:layer="layout" svg:width="0.5cm" svg:height="0.5cm" svg:x="12.361cm" svg:y="5.498cm">
          <text:p/>
        </draw:circle>
        <draw:circle draw:style-name="gr49" draw:text-style-name="P1" draw:layer="layout" svg:width="0.5cm" svg:height="0.5cm" svg:x="10.464cm" svg:y="5.5cm">
          <text:p/>
        </draw:circle>
        <draw:rect draw:style-name="gr14" draw:text-style-name="P1" draw:layer="layout" svg:width="3cm" svg:height="1cm" svg:x="10.163cm" svg:y="7.101cm">
          <text:p/>
        </draw:rect>
        <draw:frame draw:style-name="gr52" draw:layer="layout" svg:width="1.84cm" svg:height="0.963cm" svg:x="7.779cm" svg:y="7.138cm">
          <draw:text-box>
            <text:p>Peer</text:p>
          </draw:text-box>
        </draw:frame>
        <draw:circle draw:style-name="gr49" draw:text-style-name="P1" draw:layer="layout" svg:width="0.5cm" svg:height="0.5cm" svg:x="10.463cm" svg:y="7.301cm">
          <text:p/>
        </draw:circle>
        <draw:circle draw:style-name="gr49" draw:text-style-name="P1" draw:layer="layout" svg:width="0.5cm" svg:height="0.5cm" svg:x="11.362cm" svg:y="7.3cm">
          <text:p/>
        </draw:circle>
        <draw:circle draw:style-name="gr49" draw:text-style-name="P1" draw:layer="layout" svg:width="0.5cm" svg:height="0.5cm" svg:x="12.361cm" svg:y="7.299cm">
          <text:p/>
        </draw:circle>
        <draw:circle draw:style-name="gr49" draw:text-style-name="P1" draw:layer="layout" svg:width="0.5cm" svg:height="0.5cm" svg:x="10.464cm" svg:y="7.301cm">
          <text:p/>
        </draw:circle>
        <draw:circle draw:style-name="gr49" draw:text-style-name="P1" draw:layer="layout" svg:width="0.5cm" svg:height="0.5cm" svg:x="11.363cm" svg:y="7.3cm">
          <text:p/>
        </draw:circle>
        <draw:circle draw:style-name="gr49" draw:text-style-name="P1" draw:layer="layout" svg:width="0.5cm" svg:height="0.5cm" svg:x="12.362cm" svg:y="7.299cm">
          <text:p/>
        </draw:circle>
        <draw:rect draw:style-name="gr147" draw:text-style-name="P1" draw:layer="layout" svg:width="3cm" svg:height="1cm" svg:x="10.163cm" svg:y="7.1cm">
          <text:p/>
        </draw:rect>
        <draw:circle draw:style-name="gr49" draw:text-style-name="P1" draw:layer="layout" svg:width="0.5cm" svg:height="0.5cm" svg:x="10.463cm" svg:y="7.3cm">
          <text:p/>
        </draw:circle>
        <draw:circle draw:style-name="gr49" draw:text-style-name="P1" draw:layer="layout" svg:width="0.5cm" svg:height="0.5cm" svg:x="11.362cm" svg:y="7.299cm">
          <text:p/>
        </draw:circle>
        <draw:circle draw:style-name="gr49" draw:text-style-name="P1" draw:layer="layout" svg:width="0.5cm" svg:height="0.5cm" svg:x="12.361cm" svg:y="7.298cm">
          <text:p/>
        </draw:circle>
        <draw:circle draw:style-name="gr49" draw:text-style-name="P1" draw:layer="layout" svg:width="0.5cm" svg:height="0.5cm" svg:x="10.464cm" svg:y="7.3cm">
          <text:p/>
        </draw:circle>
        <draw:rect draw:style-name="gr14" draw:text-style-name="P1" draw:layer="layout" svg:width="3cm" svg:height="1cm" svg:x="10.163cm" svg:y="8.701cm">
          <text:p/>
        </draw:rect>
        <draw:frame draw:style-name="gr181" draw:layer="layout" svg:width="1.891cm" svg:height="0.963cm" svg:x="7.779cm" svg:y="8.738cm">
          <draw:text-box>
            <text:p>Time</text:p>
          </draw:text-box>
        </draw:frame>
        <draw:circle draw:style-name="gr49" draw:text-style-name="P1" draw:layer="layout" svg:width="0.5cm" svg:height="0.5cm" svg:x="10.463cm" svg:y="8.901cm">
          <text:p/>
        </draw:circle>
        <draw:circle draw:style-name="gr49" draw:text-style-name="P1" draw:layer="layout" svg:width="0.5cm" svg:height="0.5cm" svg:x="11.362cm" svg:y="8.9cm">
          <text:p/>
        </draw:circle>
        <draw:circle draw:style-name="gr49" draw:text-style-name="P1" draw:layer="layout" svg:width="0.5cm" svg:height="0.5cm" svg:x="12.361cm" svg:y="8.899cm">
          <text:p/>
        </draw:circle>
        <draw:circle draw:style-name="gr49" draw:text-style-name="P1" draw:layer="layout" svg:width="0.5cm" svg:height="0.5cm" svg:x="10.464cm" svg:y="8.901cm">
          <text:p/>
        </draw:circle>
        <draw:circle draw:style-name="gr49" draw:text-style-name="P1" draw:layer="layout" svg:width="0.5cm" svg:height="0.5cm" svg:x="11.363cm" svg:y="8.9cm">
          <text:p/>
        </draw:circle>
        <draw:circle draw:style-name="gr49" draw:text-style-name="P1" draw:layer="layout" svg:width="0.5cm" svg:height="0.5cm" svg:x="12.362cm" svg:y="8.899cm">
          <text:p/>
        </draw:circle>
        <draw:rect draw:style-name="gr147" draw:text-style-name="P1" draw:layer="layout" svg:width="3cm" svg:height="1cm" svg:x="10.163cm" svg:y="8.7cm">
          <text:p/>
        </draw:rect>
        <draw:circle draw:style-name="gr49" draw:text-style-name="P1" draw:layer="layout" svg:width="0.5cm" svg:height="0.5cm" svg:x="10.463cm" svg:y="8.9cm">
          <text:p/>
        </draw:circle>
        <draw:circle draw:style-name="gr49" draw:text-style-name="P1" draw:layer="layout" svg:width="0.5cm" svg:height="0.5cm" svg:x="11.362cm" svg:y="8.899cm">
          <text:p/>
        </draw:circle>
        <draw:circle draw:style-name="gr49" draw:text-style-name="P1" draw:layer="layout" svg:width="0.5cm" svg:height="0.5cm" svg:x="12.361cm" svg:y="8.898cm">
          <text:p/>
        </draw:circle>
        <draw:circle draw:style-name="gr49" draw:text-style-name="P1" draw:layer="layout" svg:width="0.5cm" svg:height="0.5cm" svg:x="10.464cm" svg:y="8.9cm">
          <text:p/>
        </draw:circle>
        <draw:rect draw:style-name="gr14" draw:text-style-name="P1" draw:layer="layout" svg:width="3cm" svg:height="1cm" svg:x="10.163cm" svg:y="10.401cm">
          <text:p/>
        </draw:rect>
        <draw:frame draw:style-name="gr183" draw:layer="layout" svg:width="2.894cm" svg:height="0.963cm" svg:x="6.879cm" svg:y="10.438cm">
          <draw:text-box>
            <text:p>Location</text:p>
          </draw:text-box>
        </draw:frame>
        <draw:circle draw:style-name="gr49" draw:text-style-name="P1" draw:layer="layout" svg:width="0.5cm" svg:height="0.5cm" svg:x="10.463cm" svg:y="10.601cm">
          <text:p/>
        </draw:circle>
        <draw:circle draw:style-name="gr49" draw:text-style-name="P1" draw:layer="layout" svg:width="0.5cm" svg:height="0.5cm" svg:x="11.362cm" svg:y="10.6cm">
          <text:p/>
        </draw:circle>
        <draw:circle draw:style-name="gr49" draw:text-style-name="P1" draw:layer="layout" svg:width="0.5cm" svg:height="0.5cm" svg:x="12.361cm" svg:y="10.599cm">
          <text:p/>
        </draw:circle>
        <draw:circle draw:style-name="gr49" draw:text-style-name="P1" draw:layer="layout" svg:width="0.5cm" svg:height="0.5cm" svg:x="10.464cm" svg:y="10.601cm">
          <text:p/>
        </draw:circle>
        <draw:circle draw:style-name="gr49" draw:text-style-name="P1" draw:layer="layout" svg:width="0.5cm" svg:height="0.5cm" svg:x="11.363cm" svg:y="10.6cm">
          <text:p/>
        </draw:circle>
        <draw:circle draw:style-name="gr49" draw:text-style-name="P1" draw:layer="layout" svg:width="0.5cm" svg:height="0.5cm" svg:x="12.362cm" svg:y="10.599cm">
          <text:p/>
        </draw:circle>
        <draw:rect draw:style-name="gr147" draw:text-style-name="P1" draw:layer="layout" svg:width="3cm" svg:height="1cm" svg:x="10.163cm" svg:y="10.4cm">
          <text:p/>
        </draw:rect>
        <draw:circle draw:style-name="gr49" draw:text-style-name="P1" draw:layer="layout" svg:width="0.5cm" svg:height="0.5cm" svg:x="10.463cm" svg:y="10.6cm">
          <text:p/>
        </draw:circle>
        <draw:circle draw:style-name="gr49" draw:text-style-name="P1" draw:layer="layout" svg:width="0.5cm" svg:height="0.5cm" svg:x="11.362cm" svg:y="10.599cm">
          <text:p/>
        </draw:circle>
        <draw:circle draw:style-name="gr49" draw:text-style-name="P1" draw:layer="layout" svg:width="0.5cm" svg:height="0.5cm" svg:x="12.361cm" svg:y="10.598cm">
          <text:p/>
        </draw:circle>
        <draw:circle draw:style-name="gr49" draw:text-style-name="P1" draw:layer="layout" svg:width="0.5cm" svg:height="0.5cm" svg:x="10.464cm" svg:y="10.6cm">
          <text:p/>
        </draw:circle>
        <draw:frame draw:style-name="gr186" draw:layer="layout" svg:width="2.356cm" svg:height="0.963cm" svg:x="7.079cm" svg:y="3.839cm">
          <draw:text-box>
            <text:p>Owner</text:p>
          </draw:text-box>
        </draw:frame>
        <draw:circle draw:style-name="gr49" draw:text-style-name="P1" draw:layer="layout" svg:width="0.5cm" svg:height="0.5cm" svg:x="10.463cm" svg:y="4.099cm">
          <text:p/>
        </draw:circle>
        <draw:frame draw:style-name="gr62" draw:layer="layout" svg:width="3.618cm" svg:height="0.963cm" svg:x="5.879cm" svg:y="12.139cm">
          <draw:text-box>
            <text:p>Knowledge</text:p>
          </draw:text-box>
        </draw:frame>
        <draw:circle draw:style-name="gr60" draw:text-style-name="P1" draw:layer="layout" svg:width="0.5cm" svg:height="0.5cm" svg:x="10.463cm" svg:y="12.399cm">
          <text:p/>
        </draw:circle>
        <draw:custom-shape draw:style-name="gr99" draw:text-style-name="P1" draw:layer="layout" svg:width="1cm" svg:height="0.9cm" svg:x="9.6cm" svg:y="13.9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29" draw:text-style-name="P1" draw:layer="layout" svg:x1="10.6cm" svg:y1="12.9cm" svg:x2="10.1cm" svg:y2="13.9cm">
          <text:p/>
        </draw:line>
        <draw:circle draw:style-name="gr60" draw:text-style-name="P1" draw:layer="layout" svg:width="0.5cm" svg:height="0.5cm" svg:x="12.563cm" svg:y="12.399cm">
          <text:p/>
        </draw:circle>
        <draw:custom-shape draw:style-name="gr99" draw:text-style-name="P1" draw:layer="layout" svg:width="1cm" svg:height="0.9cm" svg:x="11.7cm" svg:y="13.9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29" draw:text-style-name="P1" draw:layer="layout" svg:x1="12.7cm" svg:y1="12.9cm" svg:x2="12.2cm" svg:y2="13.9cm">
          <text:p/>
        </draw:line>
        <draw:circle draw:style-name="gr60" draw:text-style-name="P1" draw:layer="layout" svg:width="0.5cm" svg:height="0.5cm" svg:x="14.763cm" svg:y="12.399cm">
          <text:p/>
        </draw:circle>
        <draw:custom-shape draw:style-name="gr99" draw:text-style-name="P1" draw:layer="layout" svg:width="1cm" svg:height="0.9cm" svg:x="13.9cm" svg:y="13.9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29" draw:text-style-name="P1" draw:layer="layout" svg:x1="14.9cm" svg:y1="12.9cm" svg:x2="14.4cm" svg:y2="13.9cm">
          <text:p/>
        </draw:line>
        <draw:frame draw:style-name="gr8" draw:layer="layout" svg:width="4.5cm" svg:height="0.963cm" svg:x="4.2cm" svg:y="15.537cm">
          <draw:text-box>
            <text:p>SharkKB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>
        <office:forms form:automatic-focus="false" form:apply-design-mode="false"/>
        <draw:frame draw:style-name="gr13" draw:text-style-name="P1" draw:layer="layout" svg:width="13.002cm" svg:height="13.502cm" svg:x="4.199cm" svg:y="2.999cm">
          <draw:image xlink:href="Pictures/20000327000032CB000034BF780C0554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>
        <office:forms form:automatic-focus="false" form:apply-design-mode="false"/>
        <draw:rect draw:style-name="gr14" draw:text-style-name="P1" draw:layer="layout" svg:width="13cm" svg:height="13.5cm" svg:x="1.4cm" svg:y="3cm">
          <text:p/>
        </draw:rect>
        <draw:rect draw:style-name="gr14" draw:text-style-name="P1" draw:layer="layout" svg:width="3cm" svg:height="1cm" svg:x="7.363cm" svg:y="5.301cm">
          <text:p/>
        </draw:rect>
        <draw:frame draw:style-name="gr175" draw:text-style-name="P7" draw:layer="layout" svg:width="1.984cm" svg:height="0.963cm" svg:x="4.979cm" svg:y="5.338cm">
          <draw:text-box>
            <text:p><text:span text:style-name="T3">Topic</text:span></text:p>
          </draw:text-box>
        </draw:frame>
        <draw:circle draw:style-name="gr49" draw:text-style-name="P1" draw:layer="layout" svg:width="0.5cm" svg:height="0.5cm" svg:x="7.663cm" svg:y="5.501cm">
          <text:p/>
        </draw:circle>
        <draw:circle draw:style-name="gr49" draw:text-style-name="P1" draw:layer="layout" svg:width="0.5cm" svg:height="0.5cm" svg:x="8.562cm" svg:y="5.5cm">
          <text:p/>
        </draw:circle>
        <draw:circle draw:style-name="gr49" draw:text-style-name="P1" draw:layer="layout" svg:width="0.5cm" svg:height="0.5cm" svg:x="9.561cm" svg:y="5.499cm">
          <text:p/>
        </draw:circle>
        <draw:circle draw:style-name="gr49" draw:text-style-name="P1" draw:layer="layout" svg:width="0.5cm" svg:height="0.5cm" svg:x="7.664cm" svg:y="5.501cm">
          <text:p/>
        </draw:circle>
        <draw:circle draw:style-name="gr49" draw:text-style-name="P1" draw:layer="layout" svg:width="0.5cm" svg:height="0.5cm" svg:x="8.563cm" svg:y="5.5cm">
          <text:p/>
        </draw:circle>
        <draw:circle draw:style-name="gr49" draw:text-style-name="P1" draw:layer="layout" svg:width="0.5cm" svg:height="0.5cm" svg:x="9.562cm" svg:y="5.499cm">
          <text:p/>
        </draw:circle>
        <draw:rect draw:style-name="gr147" draw:text-style-name="P1" draw:layer="layout" svg:width="3cm" svg:height="1cm" svg:x="7.363cm" svg:y="5.3cm">
          <text:p/>
        </draw:rect>
        <draw:circle draw:style-name="gr49" draw:text-style-name="P1" draw:layer="layout" svg:width="0.5cm" svg:height="0.5cm" svg:x="7.663cm" svg:y="5.5cm">
          <text:p/>
        </draw:circle>
        <draw:circle draw:style-name="gr49" draw:text-style-name="P1" draw:layer="layout" svg:width="0.5cm" svg:height="0.5cm" svg:x="8.562cm" svg:y="5.499cm">
          <text:p/>
        </draw:circle>
        <draw:circle draw:style-name="gr49" draw:text-style-name="P1" draw:layer="layout" svg:width="0.5cm" svg:height="0.5cm" svg:x="9.561cm" svg:y="5.498cm">
          <text:p/>
        </draw:circle>
        <draw:circle draw:style-name="gr49" draw:text-style-name="P1" draw:layer="layout" svg:width="0.5cm" svg:height="0.5cm" svg:x="7.664cm" svg:y="5.5cm">
          <text:p/>
        </draw:circle>
        <draw:rect draw:style-name="gr14" draw:text-style-name="P1" draw:layer="layout" svg:width="3cm" svg:height="1cm" svg:x="7.363cm" svg:y="7.101cm">
          <text:p/>
        </draw:rect>
        <draw:frame draw:style-name="gr52" draw:text-style-name="P7" draw:layer="layout" svg:width="1.84cm" svg:height="0.963cm" svg:x="4.979cm" svg:y="7.138cm">
          <draw:text-box>
            <text:p><text:span text:style-name="T3">Peer</text:span></text:p>
          </draw:text-box>
        </draw:frame>
        <draw:circle draw:style-name="gr49" draw:text-style-name="P1" draw:layer="layout" svg:width="0.5cm" svg:height="0.5cm" svg:x="7.663cm" svg:y="7.301cm">
          <text:p/>
        </draw:circle>
        <draw:circle draw:style-name="gr49" draw:text-style-name="P1" draw:layer="layout" svg:width="0.5cm" svg:height="0.5cm" svg:x="8.562cm" svg:y="7.3cm">
          <text:p/>
        </draw:circle>
        <draw:circle draw:style-name="gr49" draw:text-style-name="P1" draw:layer="layout" svg:width="0.5cm" svg:height="0.5cm" svg:x="9.561cm" svg:y="7.299cm">
          <text:p/>
        </draw:circle>
        <draw:circle draw:style-name="gr49" draw:text-style-name="P1" draw:layer="layout" svg:width="0.5cm" svg:height="0.5cm" svg:x="7.664cm" svg:y="7.301cm">
          <text:p/>
        </draw:circle>
        <draw:circle draw:style-name="gr49" draw:text-style-name="P1" draw:layer="layout" svg:width="0.5cm" svg:height="0.5cm" svg:x="8.563cm" svg:y="7.3cm">
          <text:p/>
        </draw:circle>
        <draw:circle draw:style-name="gr49" draw:text-style-name="P1" draw:layer="layout" svg:width="0.5cm" svg:height="0.5cm" svg:x="9.562cm" svg:y="7.299cm">
          <text:p/>
        </draw:circle>
        <draw:rect draw:style-name="gr147" draw:text-style-name="P1" draw:layer="layout" svg:width="3cm" svg:height="1cm" svg:x="7.363cm" svg:y="7.1cm">
          <text:p/>
        </draw:rect>
        <draw:circle draw:style-name="gr49" draw:text-style-name="P1" draw:layer="layout" svg:width="0.5cm" svg:height="0.5cm" svg:x="7.663cm" svg:y="7.3cm">
          <text:p/>
        </draw:circle>
        <draw:circle draw:style-name="gr49" draw:text-style-name="P1" draw:layer="layout" svg:width="0.5cm" svg:height="0.5cm" svg:x="8.562cm" svg:y="7.299cm">
          <text:p/>
        </draw:circle>
        <draw:circle draw:style-name="gr49" draw:text-style-name="P1" draw:layer="layout" svg:width="0.5cm" svg:height="0.5cm" svg:x="9.561cm" svg:y="7.298cm">
          <text:p/>
        </draw:circle>
        <draw:circle draw:style-name="gr49" draw:text-style-name="P1" draw:layer="layout" svg:width="0.5cm" svg:height="0.5cm" svg:x="7.664cm" svg:y="7.3cm">
          <text:p/>
        </draw:circle>
        <draw:rect draw:style-name="gr14" draw:text-style-name="P1" draw:layer="layout" svg:width="3cm" svg:height="1cm" svg:x="7.363cm" svg:y="8.701cm">
          <text:p/>
        </draw:rect>
        <draw:frame draw:style-name="gr181" draw:text-style-name="P7" draw:layer="layout" svg:width="1.891cm" svg:height="0.963cm" svg:x="4.979cm" svg:y="8.738cm">
          <draw:text-box>
            <text:p><text:span text:style-name="T3">Time</text:span></text:p>
          </draw:text-box>
        </draw:frame>
        <draw:circle draw:style-name="gr49" draw:text-style-name="P1" draw:layer="layout" svg:width="0.5cm" svg:height="0.5cm" svg:x="7.663cm" svg:y="8.901cm">
          <text:p/>
        </draw:circle>
        <draw:circle draw:style-name="gr49" draw:text-style-name="P1" draw:layer="layout" svg:width="0.5cm" svg:height="0.5cm" svg:x="8.562cm" svg:y="8.9cm">
          <text:p/>
        </draw:circle>
        <draw:circle draw:style-name="gr49" draw:text-style-name="P1" draw:layer="layout" svg:width="0.5cm" svg:height="0.5cm" svg:x="9.561cm" svg:y="8.899cm">
          <text:p/>
        </draw:circle>
        <draw:circle draw:style-name="gr49" draw:text-style-name="P1" draw:layer="layout" svg:width="0.5cm" svg:height="0.5cm" svg:x="7.664cm" svg:y="8.901cm">
          <text:p/>
        </draw:circle>
        <draw:circle draw:style-name="gr49" draw:text-style-name="P1" draw:layer="layout" svg:width="0.5cm" svg:height="0.5cm" svg:x="8.563cm" svg:y="8.9cm">
          <text:p/>
        </draw:circle>
        <draw:circle draw:style-name="gr49" draw:text-style-name="P1" draw:layer="layout" svg:width="0.5cm" svg:height="0.5cm" svg:x="9.562cm" svg:y="8.899cm">
          <text:p/>
        </draw:circle>
        <draw:rect draw:style-name="gr147" draw:text-style-name="P1" draw:layer="layout" svg:width="3cm" svg:height="1cm" svg:x="7.363cm" svg:y="8.7cm">
          <text:p/>
        </draw:rect>
        <draw:circle draw:style-name="gr49" draw:text-style-name="P1" draw:layer="layout" svg:width="0.5cm" svg:height="0.5cm" svg:x="7.663cm" svg:y="8.9cm">
          <text:p/>
        </draw:circle>
        <draw:circle draw:style-name="gr49" draw:text-style-name="P1" draw:layer="layout" svg:width="0.5cm" svg:height="0.5cm" svg:x="8.562cm" svg:y="8.899cm">
          <text:p/>
        </draw:circle>
        <draw:circle draw:style-name="gr49" draw:text-style-name="P1" draw:layer="layout" svg:width="0.5cm" svg:height="0.5cm" svg:x="9.561cm" svg:y="8.898cm">
          <text:p/>
        </draw:circle>
        <draw:circle draw:style-name="gr49" draw:text-style-name="P1" draw:layer="layout" svg:width="0.5cm" svg:height="0.5cm" svg:x="7.664cm" svg:y="8.9cm">
          <text:p/>
        </draw:circle>
        <draw:rect draw:style-name="gr14" draw:text-style-name="P1" draw:layer="layout" svg:width="3cm" svg:height="1cm" svg:x="7.363cm" svg:y="10.401cm">
          <text:p/>
        </draw:rect>
        <draw:frame draw:style-name="gr183" draw:text-style-name="P7" draw:layer="layout" svg:width="2.894cm" svg:height="0.963cm" svg:x="4.079cm" svg:y="10.438cm">
          <draw:text-box>
            <text:p><text:span text:style-name="T3">Location</text:span></text:p>
          </draw:text-box>
        </draw:frame>
        <draw:circle draw:style-name="gr49" draw:text-style-name="P1" draw:layer="layout" svg:width="0.5cm" svg:height="0.5cm" svg:x="7.663cm" svg:y="10.601cm">
          <text:p/>
        </draw:circle>
        <draw:circle draw:style-name="gr49" draw:text-style-name="P1" draw:layer="layout" svg:width="0.5cm" svg:height="0.5cm" svg:x="8.562cm" svg:y="10.6cm">
          <text:p/>
        </draw:circle>
        <draw:circle draw:style-name="gr49" draw:text-style-name="P1" draw:layer="layout" svg:width="0.5cm" svg:height="0.5cm" svg:x="9.561cm" svg:y="10.599cm">
          <text:p/>
        </draw:circle>
        <draw:circle draw:style-name="gr49" draw:text-style-name="P1" draw:layer="layout" svg:width="0.5cm" svg:height="0.5cm" svg:x="7.664cm" svg:y="10.601cm">
          <text:p/>
        </draw:circle>
        <draw:circle draw:style-name="gr49" draw:text-style-name="P1" draw:layer="layout" svg:width="0.5cm" svg:height="0.5cm" svg:x="8.563cm" svg:y="10.6cm">
          <text:p/>
        </draw:circle>
        <draw:circle draw:style-name="gr49" draw:text-style-name="P1" draw:layer="layout" svg:width="0.5cm" svg:height="0.5cm" svg:x="9.562cm" svg:y="10.599cm">
          <text:p/>
        </draw:circle>
        <draw:rect draw:style-name="gr147" draw:text-style-name="P1" draw:layer="layout" svg:width="3cm" svg:height="1cm" svg:x="7.363cm" svg:y="10.4cm">
          <text:p/>
        </draw:rect>
        <draw:circle draw:style-name="gr49" draw:text-style-name="P1" draw:layer="layout" svg:width="0.5cm" svg:height="0.5cm" svg:x="7.663cm" svg:y="10.6cm">
          <text:p/>
        </draw:circle>
        <draw:circle draw:style-name="gr49" draw:text-style-name="P1" draw:layer="layout" svg:width="0.5cm" svg:height="0.5cm" svg:x="8.562cm" svg:y="10.599cm">
          <text:p/>
        </draw:circle>
        <draw:circle draw:style-name="gr49" draw:text-style-name="P1" draw:layer="layout" svg:width="0.5cm" svg:height="0.5cm" svg:x="9.561cm" svg:y="10.598cm">
          <text:p/>
        </draw:circle>
        <draw:circle draw:style-name="gr49" draw:text-style-name="P1" draw:layer="layout" svg:width="0.5cm" svg:height="0.5cm" svg:x="7.664cm" svg:y="10.6cm">
          <text:p/>
        </draw:circle>
        <draw:frame draw:style-name="gr186" draw:text-style-name="P7" draw:layer="layout" svg:width="2.356cm" svg:height="0.963cm" svg:x="4.279cm" svg:y="3.839cm">
          <draw:text-box>
            <text:p><text:span text:style-name="T3">Owner</text:span></text:p>
          </draw:text-box>
        </draw:frame>
        <draw:circle draw:style-name="gr49" draw:text-style-name="P1" draw:layer="layout" svg:width="0.5cm" svg:height="0.5cm" svg:x="7.663cm" svg:y="4.099cm">
          <text:p/>
        </draw:circle>
        <draw:frame draw:style-name="gr62" draw:text-style-name="P7" draw:layer="layout" svg:width="3.618cm" svg:height="0.963cm" svg:x="3.079cm" svg:y="12.139cm">
          <draw:text-box>
            <text:p><text:span text:style-name="T3">Knowledge</text:span></text:p>
          </draw:text-box>
        </draw:frame>
        <draw:circle draw:style-name="gr60" draw:text-style-name="P1" draw:layer="layout" svg:width="0.5cm" svg:height="0.5cm" svg:x="7.663cm" svg:y="12.399cm">
          <text:p/>
        </draw:circle>
        <draw:custom-shape draw:style-name="gr99" draw:text-style-name="P1" draw:layer="layout" svg:width="1cm" svg:height="0.9cm" svg:x="6.8cm" svg:y="13.9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29" draw:text-style-name="P1" draw:layer="layout" svg:x1="7.8cm" svg:y1="12.9cm" svg:x2="7.3cm" svg:y2="13.9cm">
          <text:p/>
        </draw:line>
        <draw:circle draw:style-name="gr60" draw:text-style-name="P1" draw:layer="layout" svg:width="0.5cm" svg:height="0.5cm" svg:x="9.763cm" svg:y="12.399cm">
          <text:p/>
        </draw:circle>
        <draw:custom-shape draw:style-name="gr99" draw:text-style-name="P1" draw:layer="layout" svg:width="1cm" svg:height="0.9cm" svg:x="8.9cm" svg:y="13.9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29" draw:text-style-name="P1" draw:layer="layout" svg:x1="9.9cm" svg:y1="12.9cm" svg:x2="9.4cm" svg:y2="13.9cm">
          <text:p/>
        </draw:line>
        <draw:circle draw:style-name="gr60" draw:text-style-name="P1" draw:layer="layout" svg:width="0.5cm" svg:height="0.5cm" svg:x="11.963cm" svg:y="12.399cm">
          <text:p/>
        </draw:circle>
        <draw:custom-shape draw:style-name="gr99" draw:text-style-name="P1" draw:layer="layout" svg:width="1cm" svg:height="0.9cm" svg:x="11.1cm" svg:y="13.9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29" draw:text-style-name="P1" draw:layer="layout" svg:x1="12.1cm" svg:y1="12.9cm" svg:x2="11.6cm" svg:y2="13.9cm">
          <text:p/>
        </draw:line>
        <draw:frame draw:style-name="gr8" draw:text-style-name="P7" draw:layer="layout" svg:width="4.5cm" svg:height="0.963cm" svg:x="1.4cm" svg:y="15.537cm">
          <draw:text-box>
            <text:p><text:span text:style-name="T3">SharkKB</text:span></text:p>
          </draw:text-box>
        </draw:frame>
        <draw:rect draw:style-name="gr14" draw:text-style-name="P1" draw:layer="layout" svg:width="8.399cm" svg:height="13.5cm" svg:x="15.601cm" svg:y="3cm">
          <text:p/>
        </draw:rect>
        <draw:frame draw:style-name="gr175" draw:layer="layout" svg:width="1.984cm" svg:height="0.963cm" svg:x="19.016cm" svg:y="5.3cm">
          <draw:text-box>
            <text:p>Topic</text:p>
          </draw:text-box>
        </draw:frame>
        <draw:frame draw:style-name="gr177" draw:layer="layout" svg:width="3.283cm" svg:height="0.963cm" svg:x="19.017cm" svg:y="3.837cm">
          <draw:text-box>
            <text:p>Originator</text:p>
          </draw:text-box>
        </draw:frame>
        <draw:frame draw:style-name="gr179" draw:layer="layout" svg:width="4.058cm" svg:height="0.963cm" svg:x="19.1cm" svg:y="7.499cm">
          <draw:text-box>
            <text:p>RemotePeer</text:p>
          </draw:text-box>
        </draw:frame>
        <draw:frame draw:style-name="gr52" draw:layer="layout" svg:width="1.84cm" svg:height="0.963cm" svg:x="19.101cm" svg:y="6.698cm">
          <draw:text-box>
            <text:p>Peer</text:p>
          </draw:text-box>
        </draw:frame>
        <draw:frame draw:style-name="gr181" draw:layer="layout" svg:width="1.891cm" svg:height="0.963cm" svg:x="19.201cm" svg:y="8.798cm">
          <draw:text-box>
            <text:p>Time</text:p>
          </draw:text-box>
        </draw:frame>
        <draw:frame draw:style-name="gr183" draw:layer="layout" svg:width="2.894cm" svg:height="0.963cm" svg:x="19.202cm" svg:y="10.297cm">
          <draw:text-box>
            <text:p>Location</text:p>
          </draw:text-box>
        </draw:frame>
        <draw:frame draw:style-name="gr45" draw:layer="layout" svg:width="3cm" svg:height="0.963cm" svg:x="19.202cm" svg:y="13.196cm">
          <draw:text-box>
            <text:p>Direction</text:p>
          </draw:text-box>
        </draw:frame>
        <draw:frame draw:style-name="gr8" draw:text-style-name="P7" draw:layer="layout" svg:width="4.5cm" svg:height="0.963cm" svg:x="20.8cm" svg:y="15.538cm">
          <draw:text-box>
            <text:p><text:span text:style-name="T3">SharkCS</text:span></text:p>
          </draw:text-box>
        </draw:frame>
        <draw:line draw:style-name="gr7" draw:text-style-name="P1" draw:layer="layout" svg:x1="18.5cm" svg:y1="4.3cm" svg:x2="10cm" svg:y2="4.3cm">
          <text:p/>
        </draw:line>
        <draw:line draw:style-name="gr7" draw:text-style-name="P1" draw:layer="layout" svg:x1="19cm" svg:y1="5.8cm" svg:x2="10.5cm" svg:y2="5.8cm">
          <text:p/>
        </draw:line>
        <draw:line draw:style-name="gr7" draw:text-style-name="P1" draw:layer="layout" svg:x1="19cm" svg:y1="7.2cm" svg:x2="10.5cm" svg:y2="7.2cm">
          <text:p/>
        </draw:line>
        <draw:line draw:style-name="gr7" draw:text-style-name="P1" draw:layer="layout" svg:x1="19cm" svg:y1="8cm" svg:x2="10.5cm" svg:y2="8cm">
          <text:p/>
        </draw:line>
        <draw:line draw:style-name="gr7" draw:text-style-name="P1" draw:layer="layout" svg:x1="19cm" svg:y1="9.25cm" svg:x2="10.5cm" svg:y2="9.25cm">
          <text:p/>
        </draw:line>
        <draw:line draw:style-name="gr7" draw:text-style-name="P1" draw:layer="layout" svg:x1="19cm" svg:y1="10.8cm" svg:x2="10.5cm" svg:y2="10.8cm">
          <text:p/>
        </draw:line>
        <draw:frame draw:style-name="gr90" draw:layer="layout" svg:width="2.051cm" svg:height="0.963cm" svg:x="17cm" svg:y="13.2cm">
          <draw:text-box>
            <text:p>in/out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>
        <office:forms form:automatic-focus="false" form:apply-design-mode="false"/>
        <draw:frame draw:style-name="gr13" draw:text-style-name="P1" draw:layer="layout" svg:width="23.901cm" svg:height="13.502cm" svg:x="1.399cm" svg:y="2.999cm">
          <draw:image xlink:href="Pictures/2000042000005D5E000034BF776C60EC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Standard">
        <office:forms form:automatic-focus="false" form:apply-design-mode="false"/>
        <draw:frame draw:style-name="gr187" draw:text-style-name="P25" draw:layer="layout" svg:width="16cm" svg:height="3.405cm" svg:x="6.4cm" svg:y="8.2cm">
          <draw:text-box>
            <text:p><text:span text:style-name="T15">StandardK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>
        <office:forms form:automatic-focus="false" form:apply-design-mode="false"/>
        <draw:ellipse draw:style-name="gr188" draw:text-style-name="P1" xml:id="id51" draw:id="id51" draw:layer="layout" svg:width="6.6cm" svg:height="1.5cm" svg:x="0.1cm" svg:y="0.6cm">
          <text:p text:style-name="P1">Received Interest (I<text:span text:style-name="T14">r</text:span>)</text:p>
        </draw:ellipse>
        <draw:ellipse draw:style-name="gr58" draw:text-style-name="P1" xml:id="id60" draw:id="id60" draw:layer="layout" svg:width="6.5cm" svg:height="1.5cm" svg:x="17.8cm" svg:y="0.6cm">
          <text:p text:style-name="P1">Revealing allowed</text:p>
        </draw:ellipse>
        <draw:ellipse draw:style-name="gr58" draw:text-style-name="P1" xml:id="id61" draw:id="id61" draw:layer="layout" svg:width="6.5cm" svg:height="1.5cm" svg:x="20.6cm" svg:y="2.3cm">
          <text:p text:style-name="P1">Local Interest (I<text:span text:style-name="T16">l</text:span>)</text:p>
        </draw:ellipse>
        <draw:frame draw:style-name="gr189" draw:layer="layout" svg:width="4.783cm" svg:height="0.963cm" svg:x="2.717cm" svg:y="8.4cm">
          <draw:text-box>
            <text:p>I<text:span text:style-name="T14">mu</text:span> = <text:span text:style-name="T1">in</text:span> or <text:span text:style-name="T1">inout</text:span></text:p>
          </draw:text-box>
        </draw:frame>
        <draw:custom-shape draw:style-name="gr118" draw:text-style-name="P1" xml:id="id56" draw:id="id56" draw:layer="layout" svg:width="3.5cm" svg:height="2cm" svg:x="24cm" svg:y="7cm">
          <text:p text:style-name="P1">SharkK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ellipse draw:style-name="gr6" draw:text-style-name="P1" xml:id="id54" draw:id="id54" draw:layer="layout" svg:width="10.7cm" svg:height="2cm" svg:x="10.6cm" svg:y="3.8cm">
          <text:p text:style-name="P1">EffectiveInterest(I<text:span text:style-name="T14">e)</text:span> = KB.bg * I<text:span text:style-name="T17">l</text:span> (bgfp)</text:p>
        </draw:ellipse>
        <draw:ellipse draw:style-name="gr58" draw:text-style-name="P1" xml:id="id62" draw:id="id62" draw:layer="layout" svg:width="4.9cm" svg:height="0.9cm" svg:x="4.5cm" svg:y="3.1cm">
          <text:p text:style-name="P1">backgroundFP</text:p>
        </draw:ellipse>
        <draw:ellipse draw:style-name="gr58" draw:text-style-name="P1" xml:id="id63" draw:id="id63" draw:layer="layout" svg:width="2cm" svg:height="1cm" svg:x="19.5cm" svg:y="7.5cm">
          <text:p text:style-name="P1">fp</text:p>
        </draw:ellipse>
        <draw:ellipse draw:style-name="gr6" draw:text-style-name="P1" xml:id="id52" draw:id="id52" draw:layer="layout" svg:width="9.1cm" svg:height="1.6cm" svg:x="5cm" svg:y="6.8cm">
          <text:p text:style-name="P1">Mutual Interest (I<text:span text:style-name="T14">mu)</text:span> = I<text:span text:style-name="T14">r</text:span> * I<text:span text:style-name="T14">e</text:span> (fp)</text:p>
        </draw:ellipse>
        <draw:connector draw:style-name="gr190" draw:text-style-name="P1" draw:layer="layout" svg:x1="3.4cm" svg:y1="2.1cm" svg:x2="5cm" svg:y2="7.6cm" draw:start-shape="id51" draw:start-glue-point="2" draw:end-shape="id52" draw:end-glue-point="3" svg:d="M3400 2100v5500h1600">
          <text:p/>
        </draw:connector>
        <draw:connector draw:style-name="gr190" draw:text-style-name="P1" draw:layer="layout" draw:type="line" svg:x1="6.7cm" svg:y1="1.35cm" svg:x2="9.5cm" svg:y2="1.3cm" draw:start-shape="id51" draw:start-glue-point="1" svg:d="M6700 1350l2800-50">
          <text:p/>
        </draw:connector>
        <draw:ellipse draw:style-name="gr57" draw:text-style-name="P1" xml:id="id57" draw:id="id57" draw:layer="layout" svg:width="9.4cm" svg:height="1.7cm" svg:x="12.5cm" svg:y="10cm">
          <text:p text:style-name="P1">Knowledge = extract(kb,I<text:span text:style-name="T14">e</text:span>,fp)</text:p>
        </draw:ellipse>
        <draw:frame draw:style-name="gr191" draw:layer="layout" svg:width="5.173cm" svg:height="0.963cm" svg:x="12.427cm" svg:y="8.337cm">
          <draw:text-box>
            <text:p>I<text:span text:style-name="T14">mu</text:span> = <text:span text:style-name="T1">out</text:span> or <text:span text:style-name="T1">inout</text:span></text:p>
          </draw:text-box>
        </draw:frame>
        <draw:ellipse draw:style-name="gr15" draw:text-style-name="P1" xml:id="id55" draw:id="id55" draw:layer="layout" svg:width="6.8cm" svg:height="1.6cm" svg:x="1.7cm" svg:y="9.9cm">
          <text:p text:style-name="P1">Send mutual interest</text:p>
        </draw:ellipse>
        <draw:frame draw:style-name="gr192" draw:layer="layout" svg:width="2.631cm" svg:height="0.963cm" svg:x="14.369cm" svg:y="2.337cm">
          <draw:text-box>
            <text:p>allowed</text:p>
          </draw:text-box>
        </draw:frame>
        <draw:ellipse draw:style-name="gr57" draw:text-style-name="P1" xml:id="id53" draw:id="id53" draw:layer="layout" svg:width="6cm" svg:height="1.5cm" svg:x="9.5cm" svg:y="0.6cm">
          <text:p text:style-name="P1">Revealing check</text:p>
        </draw:ellipse>
        <draw:connector draw:style-name="gr39" draw:text-style-name="P1" draw:layer="layout" draw:type="line" svg:x1="12.5cm" svg:y1="2.1cm" svg:x2="15.95cm" svg:y2="3.8cm" draw:start-shape="id53" draw:start-glue-point="2" draw:end-shape="id54" draw:end-glue-point="0" svg:d="M12500 2100l3450 1700">
          <text:p/>
        </draw:connector>
        <draw:connector draw:style-name="gr39" draw:text-style-name="P1" draw:layer="layout" draw:type="line" svg:x1="15.95cm" svg:y1="5.8cm" svg:x2="9.55cm" svg:y2="6.8cm" draw:start-shape="id54" draw:start-glue-point="2" draw:end-shape="id52" draw:end-glue-point="0" svg:d="M15950 5800l-6400 1000">
          <text:p/>
        </draw:connector>
        <draw:connector draw:style-name="gr39" draw:text-style-name="P1" draw:layer="layout" draw:type="line" svg:x1="9.55cm" svg:y1="8.4cm" svg:x2="5.1cm" svg:y2="9.9cm" draw:start-shape="id52" draw:start-glue-point="2" draw:end-shape="id55" draw:end-glue-point="0" svg:d="M9550 8400l-4450 1500">
          <text:p/>
        </draw:connector>
        <draw:connector draw:style-name="gr39" draw:text-style-name="P1" xml:id="id64" draw:id="id64" draw:layer="layout" draw:type="line" svg:x1="9.55cm" svg:y1="8.4cm" svg:x2="17.4cm" svg:y2="10cm" draw:start-shape="id52" draw:start-glue-point="2" svg:d="M9550 8400l7850 1600">
          <text:p/>
        </draw:connector>
        <draw:connector draw:style-name="gr190" draw:text-style-name="P1" draw:layer="layout" svg:x1="25.75cm" svg:y1="7cm" svg:x2="21.3cm" svg:y2="4.8cm" draw:start-shape="id56" draw:start-glue-point="5" draw:end-shape="id54" draw:end-glue-point="1" svg:d="M25750 7000v-2200h-4450">
          <text:p/>
        </draw:connector>
        <draw:connector draw:style-name="gr190" draw:text-style-name="P1" draw:layer="layout" svg:x1="25.75cm" svg:y1="9cm" svg:x2="21.9cm" svg:y2="10.85cm" draw:start-shape="id56" draw:start-glue-point="7" draw:end-shape="id57" draw:end-glue-point="1" svg:d="M25750 9000v1850h-3850">
          <text:p/>
        </draw:connector>
        <draw:ellipse draw:style-name="gr57" draw:text-style-name="P1" xml:id="id59" draw:id="id59" draw:layer="layout" svg:width="6.8cm" svg:height="2cm" svg:x="1.7cm" svg:y="13cm">
          <text:p text:style-name="P1">Notify KPListener</text:p>
        </draw:ellipse>
        <draw:ellipse draw:style-name="gr15" draw:text-style-name="P1" xml:id="id58" draw:id="id58" draw:layer="layout" svg:width="6.8cm" svg:height="2cm" svg:x="13.8cm" svg:y="13cm">
          <text:p text:style-name="P1">Send knowledge</text:p>
        </draw:ellipse>
        <draw:connector draw:style-name="gr39" draw:text-style-name="P1" draw:layer="layout" svg:x1="17.2cm" svg:y1="11.7cm" svg:x2="17.2cm" svg:y2="13cm" draw:start-shape="id57" draw:start-glue-point="2" draw:end-shape="id58" draw:end-glue-point="0" svg:d="M17200 11700v1300">
          <text:p/>
        </draw:connector>
        <draw:connector draw:style-name="gr39" draw:text-style-name="P1" draw:layer="layout" svg:x1="5.1cm" svg:y1="11.5cm" svg:x2="5.1cm" svg:y2="13cm" draw:start-shape="id55" draw:start-glue-point="2" draw:end-shape="id59" svg:d="M5100 11500v1500">
          <text:p/>
        </draw:connector>
        <draw:connector draw:style-name="gr39" draw:text-style-name="P1" draw:layer="layout" svg:x1="13.8cm" svg:y1="14cm" svg:x2="8.5cm" svg:y2="14cm" draw:start-shape="id58" draw:start-glue-point="3" draw:end-shape="id59" svg:d="M13800 14000h-5300">
          <text:p/>
        </draw:connector>
        <draw:frame draw:style-name="gr8" draw:layer="layout" svg:width="4cm" svg:height="0.963cm" svg:x="21.8cm" svg:y="5cm">
          <draw:text-box>
            <text:p>Background </text:p>
          </draw:text-box>
        </draw:frame>
        <draw:frame draw:style-name="gr193" draw:layer="layout" svg:width="4cm" svg:height="0.963cm" svg:x="22cm" svg:y="9.9cm">
          <draw:text-box>
            <text:p>Knowledge </text:p>
          </draw:text-box>
        </draw:frame>
        <draw:connector draw:style-name="gr190" draw:text-style-name="P1" draw:layer="layout" draw:type="line" svg:x1="17.8cm" svg:y1="1.35cm" svg:x2="15.5cm" svg:y2="1.35cm" draw:start-shape="id60" draw:start-glue-point="3" draw:end-shape="id53" draw:end-glue-point="1" svg:d="M17800 1350h-2300">
          <text:p/>
        </draw:connector>
        <draw:connector draw:style-name="gr190" draw:text-style-name="P1" draw:layer="layout" draw:type="line" svg:x1="20.6cm" svg:y1="3.05cm" svg:x2="15.95cm" svg:y2="3.8cm" draw:start-shape="id61" draw:start-glue-point="3" draw:end-shape="id54" draw:end-glue-point="0" svg:d="M20600 3050l-4650 750">
          <text:p/>
        </draw:connector>
        <draw:connector draw:style-name="gr190" draw:text-style-name="P1" draw:layer="layout" draw:type="line" svg:x1="9.4cm" svg:y1="3.55cm" svg:x2="10.6cm" svg:y2="4.8cm" draw:start-shape="id62" draw:end-shape="id54" draw:end-glue-point="3" svg:d="M9400 3550l1200 1250">
          <text:p/>
        </draw:connector>
        <draw:connector draw:style-name="gr190" draw:text-style-name="P1" draw:layer="layout" draw:type="line" svg:x1="20.5cm" svg:y1="8.5cm" svg:x2="17.4cm" svg:y2="10cm" draw:start-shape="id63" draw:start-glue-point="2" draw:end-shape="id64" draw:end-glue-point="3" svg:d="M20500 8500l-3100 1500">
          <text:p/>
        </draw:connector>
        <draw:connector draw:style-name="gr190" draw:text-style-name="P1" draw:layer="layout" draw:type="line" svg:x1="19.5cm" svg:y1="8cm" svg:x2="14.1cm" svg:y2="7.6cm" draw:start-shape="id63" draw:start-glue-point="3" draw:end-shape="id52" svg:d="M19500 8000l-5400-400">
          <text:p/>
        </draw:connector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>
        <office:forms form:automatic-focus="false" form:apply-design-mode="false"/>
        <draw:frame draw:style-name="gr1" draw:text-style-name="P1" draw:layer="layout" svg:width="27.403cm" svg:height="14.402cm" svg:x="0.099cm" svg:y="0.599cm">
          <draw:image xlink:href="Pictures/200003CC00006B0C00003843667497B7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>
        <office:forms form:automatic-focus="false" form:apply-design-mode="false"/>
        <draw:ellipse draw:style-name="gr188" draw:text-style-name="P1" xml:id="id74" draw:id="id74" draw:layer="layout" svg:width="8cm" svg:height="1.5cm" svg:x="0.4cm" svg:y="1.1cm">
          <text:p text:style-name="P1">Received Knowledge (k)</text:p>
        </draw:ellipse>
        <draw:ellipse draw:style-name="gr57" draw:text-style-name="P1" xml:id="id66" draw:id="id66" draw:layer="layout" svg:width="15cm" svg:height="1.9cm" svg:x="6.5cm" svg:y="4.5cm">
          <text:p text:style-name="P1">Effective Interest (I<text:span text:style-name="T18">e</text:span>) = k.bg * I<text:span text:style-name="T14">l</text:span> (fp)</text:p>
        </draw:ellipse>
        <draw:ellipse draw:style-name="gr194" draw:text-style-name="P1" xml:id="id67" draw:id="id67" draw:layer="layout" svg:width="10.1cm" svg:height="2.4cm" svg:x="9cm" svg:y="10.1cm">
          <text:p text:style-name="P1">Assimilate k with I<text:span text:style-name="T14">e</text:span> in local kb</text:p>
          <text:p text:style-name="P1">(delete assimilated cp in k)</text:p>
        </draw:ellipse>
        <draw:ellipse draw:style-name="gr58" draw:text-style-name="P1" xml:id="id71" draw:id="id71" draw:layer="layout" svg:width="3.5cm" svg:height="1cm" svg:x="23.4cm" svg:y="7.8cm">
          <text:p text:style-name="P1">learn</text:p>
        </draw:ellipse>
        <draw:ellipse draw:style-name="gr6" draw:text-style-name="P1" xml:id="id70" draw:id="id70" draw:layer="layout" svg:width="10cm" svg:height="2.5cm" svg:x="9cm" svg:y="13.7cm">
          <text:p text:style-name="P1">Inform KPListener for </text:p>
          <text:p text:style-name="P1">Each assimilated CP</text:p>
        </draw:ellipse>
        <draw:ellipse draw:style-name="gr58" draw:text-style-name="P1" xml:id="id73" draw:id="id73" draw:layer="layout" svg:width="5.5cm" svg:height="1.3cm" svg:x="20.2cm" svg:y="1.1cm">
          <text:p text:style-name="P1">Local Interest (I<text:span text:style-name="T14">l</text:span>)</text:p>
        </draw:ellipse>
        <draw:ellipse draw:style-name="gr58" draw:text-style-name="P1" xml:id="id72" draw:id="id72" draw:layer="layout" svg:width="3.5cm" svg:height="1cm" svg:x="23.4cm" svg:y="4.9cm">
          <text:p text:style-name="P1">fp</text:p>
        </draw:ellipse>
        <draw:custom-shape draw:style-name="gr195" draw:text-style-name="P1" xml:id="id65" draw:id="id65" draw:layer="layout" svg:width="6.5cm" svg:height="3cm" svg:x="10.7cm" svg:y="0.3cm">
          <text:p text:style-name="P1">I<text:span text:style-name="T14">l</text:span> is receiving </text:p>
          <text:p text:style-name="P1">inter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1" draw:layer="layout" draw:type="line" svg:x1="13.95cm" svg:y1="3.3cm" svg:x2="14cm" svg:y2="4.5cm" draw:start-shape="id65" draw:start-glue-point="6" draw:end-shape="id66" svg:d="M13950 3300l50 1200">
          <text:p/>
        </draw:connector>
        <draw:frame draw:style-name="gr8" draw:layer="layout" svg:width="2cm" svg:height="0.963cm" svg:x="14.4cm" svg:y="3.3cm">
          <draw:text-box>
            <text:p>yes</text:p>
          </draw:text-box>
        </draw:frame>
        <draw:custom-shape draw:style-name="gr118" draw:text-style-name="P1" xml:id="id68" draw:id="id68" draw:layer="layout" svg:width="3.5cm" svg:height="2cm" svg:x="23cm" svg:y="14.5cm">
          <text:p text:style-name="P1">SharkK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90" draw:text-style-name="P1" draw:layer="layout" draw:type="line" svg:x1="19.1cm" svg:y1="11.3cm" svg:x2="23cm" svg:y2="15.5cm" draw:start-shape="id67" draw:start-glue-point="1" draw:end-shape="id68" draw:end-glue-point="6" svg:d="M19100 11300l3900 4200">
          <text:p/>
        </draw:connector>
        <draw:custom-shape draw:style-name="gr195" draw:text-style-name="P1" xml:id="id69" draw:id="id69" draw:layer="layout" svg:width="6.5cm" svg:height="1.5cm" svg:x="10.8cm" svg:y="7.5cm">
          <text:p text:style-name="P1">I<text:span text:style-name="T14">e</text:span> 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1" draw:layer="layout" draw:type="line" svg:x1="14cm" svg:y1="6.4cm" svg:x2="14.05cm" svg:y2="7.5cm" draw:start-shape="id66" draw:start-glue-point="2" draw:end-shape="id69" draw:end-glue-point="4" svg:d="M14000 6400l50 1100">
          <text:p/>
        </draw:connector>
        <draw:connector draw:style-name="gr39" draw:text-style-name="P1" draw:layer="layout" draw:type="line" svg:x1="14.05cm" svg:y1="9cm" svg:x2="14.05cm" svg:y2="10.1cm" draw:start-shape="id69" draw:start-glue-point="6" draw:end-shape="id67" draw:end-glue-point="0" svg:d="M14050 9000v1100">
          <text:p/>
        </draw:connector>
        <draw:frame draw:style-name="gr8" draw:layer="layout" svg:width="2cm" svg:height="0.963cm" svg:x="14.4cm" svg:y="9.101cm">
          <draw:text-box>
            <text:p>no</text:p>
          </draw:text-box>
        </draw:frame>
        <draw:connector draw:style-name="gr39" draw:text-style-name="P1" draw:layer="layout" draw:type="line" svg:x1="14.05cm" svg:y1="12.5cm" svg:x2="14cm" svg:y2="13.7cm" draw:start-shape="id67" draw:start-glue-point="2" draw:end-shape="id70" svg:d="M14050 12500l-50 1200">
          <text:p/>
        </draw:connector>
        <draw:connector draw:style-name="gr190" draw:text-style-name="P1" draw:layer="layout" draw:type="line" svg:x1="23.4cm" svg:y1="8.3cm" svg:x2="14.05cm" svg:y2="10.1cm" draw:start-shape="id71" draw:start-glue-point="3" draw:end-shape="id67" draw:end-glue-point="0" svg:d="M23400 8300l-9350 1800">
          <text:p/>
        </draw:connector>
        <draw:connector draw:style-name="gr190" draw:text-style-name="P1" draw:layer="layout" draw:type="line" svg:x1="23.4cm" svg:y1="5.4cm" svg:x2="21.5cm" svg:y2="5.45cm" draw:start-shape="id72" draw:start-glue-point="3" draw:end-shape="id66" draw:end-glue-point="1" svg:d="M23400 5400l-1900 50">
          <text:p/>
        </draw:connector>
        <draw:connector draw:style-name="gr190" draw:text-style-name="P1" draw:layer="layout" draw:type="line" svg:x1="20.2cm" svg:y1="1.75cm" svg:x2="17.2cm" svg:y2="1.8cm" draw:start-shape="id73" draw:start-glue-point="3" draw:end-shape="id65" svg:d="M20200 1750l-3000 50">
          <text:p/>
        </draw:connector>
        <draw:connector draw:style-name="gr190" draw:text-style-name="P1" draw:layer="layout" svg:x1="4.4cm" svg:y1="2.6cm" svg:x2="6.5cm" svg:y2="5.45cm" draw:start-shape="id74" draw:start-glue-point="2" draw:end-shape="id66" draw:end-glue-point="3" svg:d="M4400 2600v2850h2100">
          <text:p/>
        </draw:connector>
        <draw:connector draw:style-name="gr190" draw:text-style-name="P1" draw:layer="layout" svg:x1="4.4cm" svg:y1="2.6cm" svg:x2="9cm" svg:y2="11.3cm" draw:start-shape="id74" draw:start-glue-point="2" draw:end-shape="id67" draw:end-glue-point="3" svg:d="M4400 2600v8700h4600">
          <text:p/>
        </draw:connector>
        <draw:ellipse draw:style-name="gr196" draw:text-style-name="P1" xml:id="id75" draw:id="id75" draw:layer="layout" svg:width="6.2cm" svg:height="1.5cm" svg:x="21.1cm" svg:y="10.5cm">
          <text:p text:style-name="P1">deleteAssimilated</text:p>
        </draw:ellipse>
        <draw:connector draw:style-name="gr190" draw:text-style-name="P1" draw:layer="layout" draw:type="line" svg:x1="21.1cm" svg:y1="11.25cm" svg:x2="19.1cm" svg:y2="11.3cm" draw:start-shape="id75" draw:start-glue-point="3" draw:end-shape="id67" draw:end-glue-point="1" svg:d="M21100 11250l-2000 50">
          <text:p/>
        </draw:connector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>
        <office:forms form:automatic-focus="false" form:apply-design-mode="false"/>
        <draw:frame draw:style-name="gr1" draw:text-style-name="P1" draw:layer="layout" svg:width="26.902cm" svg:height="16.203cm" svg:x="0.399cm" svg:y="0.299cm">
          <draw:image xlink:href="Pictures/200002E60000691700003F4C103EE074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>
        <office:forms form:automatic-focus="false" form:apply-design-mode="false"/>
        <draw:frame draw:style-name="gr187" draw:text-style-name="P25" draw:layer="layout" svg:width="17.1cm" svg:height="3.405cm" svg:x="6.4cm" svg:y="8.2cm">
          <draw:text-box>
            <text:p><text:span text:style-name="T15">SharkEngi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Standard">
        <office:forms form:automatic-focus="false" form:apply-design-mode="false"/>
        <draw:rect draw:style-name="gr197" draw:text-style-name="P1" draw:layer="layout" svg:width="19.5cm" svg:height="3.5cm" svg:x="0.5cm" svg:y="10cm">
          <text:p/>
        </draw:rect>
        <draw:rect draw:style-name="gr6" draw:text-style-name="P1" xml:id="id80" draw:id="id80" draw:layer="layout" svg:width="9cm" svg:height="2cm" svg:x="9.5cm" svg:y="1.6cm">
          <text:p text:style-name="P1">SharkEngine</text:p>
        </draw:rect>
        <draw:rect draw:style-name="gr188" draw:text-style-name="P1" xml:id="id77" draw:id="id77" draw:layer="layout" svg:width="4cm" svg:height="1.5cm" svg:x="6cm" svg:y="5.8cm">
          <text:p text:style-name="P1">KEPStub</text:p>
        </draw:rect>
        <draw:rect draw:style-name="gr188" draw:text-style-name="P1" xml:id="id76" draw:id="id76" draw:layer="layout" svg:width="4cm" svg:height="1.5cm" svg:x="1cm" svg:y="11.4cm">
          <text:p text:style-name="P1">TCPStub</text:p>
        </draw:rect>
        <draw:rect draw:style-name="gr188" draw:text-style-name="P1" xml:id="id78" draw:id="id78" draw:layer="layout" svg:width="4cm" svg:height="1.5cm" svg:x="5.9cm" svg:y="11.4cm">
          <text:p text:style-name="P1">MailStub</text:p>
        </draw:rect>
        <draw:rect draw:style-name="gr188" draw:text-style-name="P1" xml:id="id79" draw:id="id79" draw:layer="layout" svg:width="4cm" svg:height="1.5cm" svg:x="10.6cm" svg:y="11.4cm">
          <text:p text:style-name="P1">WifiStub</text:p>
        </draw:rect>
        <draw:rect draw:style-name="gr188" draw:text-style-name="P1" xml:id="id81" draw:id="id81" draw:layer="layout" svg:width="4cm" svg:height="1.5cm" svg:x="15cm" svg:y="11.4cm">
          <text:p text:style-name="P1">HTTPStub</text:p>
        </draw:rect>
        <draw:rect draw:style-name="gr58" draw:text-style-name="P1" draw:layer="layout" svg:width="4cm" svg:height="1.5cm" svg:x="20.9cm" svg:y="5.8cm">
          <text:p text:style-name="P1">SharkKB</text:p>
        </draw:rect>
        <draw:g>
          <draw:rect draw:style-name="gr49" draw:text-style-name="P1" draw:layer="layout" svg:width="5.5cm" svg:height="1.5cm" svg:x="12.4cm" svg:y="6.3cm">
            <text:p/>
          </draw:rect>
          <draw:rect draw:style-name="gr49" draw:text-style-name="P1" draw:layer="layout" svg:width="5.5cm" svg:height="1.5cm" svg:x="12.2cm" svg:y="6.1cm">
            <text:p/>
          </draw:rect>
          <draw:rect draw:style-name="gr6" draw:text-style-name="P1" draw:layer="layout" svg:width="5.5cm" svg:height="1.5cm" svg:x="12cm" svg:y="5.8cm">
            <text:p text:style-name="P1">KnowledgePort</text:p>
          </draw:rect>
        </draw:g>
        <draw:line draw:style-name="gr198" draw:text-style-name="P1" draw:layer="layout" svg:x1="2cm" svg:y1="14.9cm" svg:x2="2cm" svg:y2="12.9cm">
          <text:p/>
        </draw:line>
        <draw:line draw:style-name="gr199" draw:text-style-name="P1" draw:layer="layout" svg:x1="4.1cm" svg:y1="14.901cm" svg:x2="4.1cm" svg:y2="12.901cm">
          <text:p/>
        </draw:line>
        <draw:line draw:style-name="gr198" draw:text-style-name="P1" draw:layer="layout" svg:x1="6.8cm" svg:y1="14.901cm" svg:x2="6.8cm" svg:y2="12.901cm">
          <text:p/>
        </draw:line>
        <draw:line draw:style-name="gr199" draw:text-style-name="P1" draw:layer="layout" svg:x1="8.9cm" svg:y1="14.902cm" svg:x2="8.9cm" svg:y2="12.902cm">
          <text:p/>
        </draw:line>
        <draw:line draw:style-name="gr198" draw:text-style-name="P1" draw:layer="layout" svg:x1="11.6cm" svg:y1="14.902cm" svg:x2="11.6cm" svg:y2="12.902cm">
          <text:p/>
        </draw:line>
        <draw:line draw:style-name="gr199" draw:text-style-name="P1" draw:layer="layout" svg:x1="13.7cm" svg:y1="14.903cm" svg:x2="13.7cm" svg:y2="12.903cm">
          <text:p/>
        </draw:line>
        <draw:line draw:style-name="gr198" draw:text-style-name="P1" draw:layer="layout" svg:x1="15.9cm" svg:y1="14.903cm" svg:x2="15.9cm" svg:y2="12.903cm">
          <text:p/>
        </draw:line>
        <draw:line draw:style-name="gr199" draw:text-style-name="P1" draw:layer="layout" svg:x1="18cm" svg:y1="14.904cm" svg:x2="18cm" svg:y2="12.904cm">
          <text:p/>
        </draw:line>
        <draw:connector draw:style-name="gr7" draw:text-style-name="P1" draw:layer="layout" draw:type="line" svg:x1="3cm" svg:y1="11.4cm" svg:x2="6cm" svg:y2="6.55cm" draw:start-shape="id76" draw:start-glue-point="0" draw:end-shape="id77" draw:end-glue-point="3" svg:d="M3000 11400l3000-4850">
          <text:p/>
        </draw:connector>
        <draw:connector draw:style-name="gr7" draw:text-style-name="P1" draw:layer="layout" draw:type="line" svg:x1="7.9cm" svg:y1="11.4cm" svg:x2="8cm" svg:y2="7.3cm" draw:start-shape="id78" draw:start-glue-point="0" draw:end-shape="id77" svg:d="M7900 11400l100-4100">
          <text:p/>
        </draw:connector>
        <draw:connector draw:style-name="gr7" draw:text-style-name="P1" draw:layer="layout" draw:type="line" svg:x1="12.6cm" svg:y1="11.4cm" svg:x2="8cm" svg:y2="7.3cm" draw:start-shape="id79" draw:start-glue-point="0" draw:end-shape="id77" draw:end-glue-point="2" svg:d="M12600 11400l-4600-4100">
          <text:p/>
        </draw:connector>
        <draw:connector draw:style-name="gr7" draw:text-style-name="P1" draw:layer="layout" svg:x1="8cm" svg:y1="5.8cm" svg:x2="9.5cm" svg:y2="2.6cm" draw:start-shape="id77" draw:start-glue-point="0" draw:end-shape="id80" draw:end-glue-point="3" svg:d="M8000 5800v-3200h1500">
          <text:p/>
        </draw:connector>
        <draw:frame draw:style-name="gr200" draw:layer="layout" svg:width="4.447cm" svg:height="0.963cm" svg:x="15.4cm" svg:y="10.037cm">
          <draw:text-box>
            <text:p>ProtocolStubs</text:p>
          </draw:text-box>
        </draw:frame>
        <draw:frame draw:style-name="gr150" draw:layer="layout" svg:width="9.3cm" svg:height="0.963cm" svg:x="4.7cm" svg:y="8.9cm">
          <draw:text-box>
            <text:p>handleMessage / Connection</text:p>
          </draw:text-box>
        </draw:frame>
        <draw:frame draw:style-name="gr8" draw:layer="layout" svg:width="5.3cm" svg:height="0.963cm" svg:x="3cm" svg:y="3.5cm">
          <draw:text-box>
            <text:p>handleMessage</text:p>
          </draw:text-box>
        </draw:frame>
        <draw:line draw:style-name="gr201" draw:text-style-name="P1" draw:layer="layout" svg:x1="15.9cm" svg:y1="7.4cm" svg:x2="15.9cm" svg:y2="9.9cm">
          <text:p/>
        </draw:line>
        <draw:line draw:style-name="gr10" draw:text-style-name="P1" draw:layer="layout" svg:x1="20.9cm" svg:y1="6.5cm" svg:x2="17.4cm" svg:y2="6.5cm">
          <text:p/>
        </draw:line>
        <draw:line draw:style-name="gr7" draw:text-style-name="P1" draw:layer="layout" svg:x1="14.5cm" svg:y1="3.6cm" svg:x2="14.5cm" svg:y2="5.7cm">
          <text:p/>
        </draw:line>
        <draw:frame draw:style-name="gr8" draw:layer="layout" svg:width="6.5cm" svg:height="0.963cm" svg:x="14.5cm" svg:y="4cm">
          <draw:text-box>
            <text:p>doExpose / doInsert</text:p>
          </draw:text-box>
        </draw:frame>
        <draw:frame draw:style-name="gr71" draw:text-style-name="P5" draw:layer="layout" svg:width="6cm" svg:height="0.958cm" svg:x="18.9cm" svg:y="2.137cm">
          <draw:text-box>
            <text:p><text:span text:style-name="T1">black-/white list</text:span></text:p>
          </draw:text-box>
        </draw:frame>
        <draw:frame draw:style-name="gr71" draw:text-style-name="P5" draw:layer="layout" svg:width="4.5cm" svg:height="0.958cm" svg:x="0.9cm" svg:y="6.025cm">
          <draw:text-box>
            <text:p><text:span text:style-name="T1">security policy</text:span></text:p>
          </draw:text-box>
        </draw:frame>
        <draw:connector draw:style-name="gr7" draw:text-style-name="P1" draw:layer="layout" draw:type="line" svg:x1="17cm" svg:y1="11.4cm" svg:x2="10cm" svg:y2="6.55cm" draw:start-shape="id81" draw:start-glue-point="0" draw:end-shape="id77" draw:end-glue-point="1" svg:d="M17000 11400l-7000-4850">
          <text:p/>
        </draw:connector>
        <draw:line draw:style-name="gr10" draw:text-style-name="P1" draw:layer="layout" svg:x1="10cm" svg:y1="6.5cm" svg:x2="12cm" svg:y2="6.5cm">
          <text:p/>
        </draw:lin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Standard">
        <office:forms form:automatic-focus="false" form:apply-design-mode="false"/>
        <draw:frame draw:style-name="gr1" draw:text-style-name="P1" draw:layer="layout" svg:width="24.402cm" svg:height="13.305cm" svg:x="0.499cm" svg:y="1.599cm">
          <draw:image xlink:href="Pictures/2000024D00005F53000033FA3C0FAE65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Standard">
        <office:forms form:automatic-focus="false" form:apply-design-mode="false"/>
        <draw:frame draw:style-name="gr187" draw:text-style-name="P25" draw:layer="layout" svg:width="16cm" svg:height="3.405cm" svg:x="6.4cm" svg:y="8.2cm">
          <draw:text-box>
            <text:p><text:span text:style-name="T15">SubSpac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Standard">
        <office:forms form:automatic-focus="false" form:apply-design-mode="false"/>
        <draw:rect draw:style-name="gr14" draw:text-style-name="P1" draw:layer="layout" svg:width="10cm" svg:height="10.5cm" svg:x="7cm" svg:y="5.5cm">
          <text:p/>
        </draw:rect>
        <draw:rect draw:style-name="gr197" draw:text-style-name="P1" draw:layer="layout" svg:width="8cm" svg:height="7.5cm" svg:x="7.5cm" svg:y="7.5cm">
          <text:p/>
        </draw:rect>
        <draw:custom-shape draw:style-name="gr40" draw:text-style-name="P1" draw:layer="layout" svg:width="3.5cm" svg:height="4cm" svg:x="7.8cm" svg:y="10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ellipse draw:style-name="gr58" draw:text-style-name="P8" draw:layer="layout" svg:width="1.6cm" svg:height="1.5cm" svg:x="8.6cm" svg:y="11.8cm">
          <text:p text:style-name="P1"><text:span text:style-name="T3">CP</text:span></text:p>
        </draw:ellipse>
        <draw:frame draw:style-name="gr202" draw:text-style-name="P7" draw:layer="layout" svg:width="8cm" svg:height="2.387cm" svg:x="7.5cm" svg:y="7.613cm">
          <draw:text-box>
            <text:p><text:span text:style-name="T3">Owner (</text:span><text:span text:style-name="T4">Alice</text:span><text:span text:style-name="T3">)</text:span></text:p>
            <text:p><text:span text:style-name="T3">Member (</text:span><text:span text:style-name="T4">Bob</text:span><text:span text:style-name="T3">)</text:span></text:p>
            <text:p><text:span text:style-name="T3">ReadonlyMember (Clara)</text:span></text:p>
          </draw:text-box>
        </draw:frame>
        <draw:frame draw:style-name="gr203" draw:text-style-name="P7" draw:layer="layout" svg:width="3.423cm" svg:height="0.963cm" svg:x="12cm" svg:y="14cm">
          <draw:text-box>
            <text:p><text:span text:style-name="T3">SubSpace</text:span></text:p>
          </draw:text-box>
        </draw:frame>
        <draw:frame draw:style-name="gr123" draw:text-style-name="P7" draw:layer="layout" svg:width="3.533cm" svg:height="0.963cm" svg:x="7.519cm" svg:y="5.944cm">
          <draw:text-box>
            <text:p><text:span text:style-name="T3">Peer: </text:span><text:span text:style-name="T4">Al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Standard">
        <office:forms form:automatic-focus="false" form:apply-design-mode="false"/>
        <draw:frame draw:style-name="gr13" draw:text-style-name="P1" draw:layer="layout" svg:width="10.002cm" svg:height="10.502cm" svg:x="6.999cm" svg:y="5.499cm">
          <draw:image xlink:href="Pictures/200000DD0000271300002907B560307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Standard">
        <office:forms form:automatic-focus="false" form:apply-design-mode="false"/>
        <draw:rect draw:style-name="gr14" draw:text-style-name="P1" draw:layer="layout" svg:width="9cm" svg:height="7.5cm" svg:x="1cm" svg:y="1cm">
          <text:p/>
        </draw:rect>
        <draw:rect draw:style-name="gr197" draw:text-style-name="P1" draw:layer="layout" svg:width="8cm" svg:height="5cm" svg:x="1.5cm" svg:y="3cm">
          <text:p/>
        </draw:rect>
        <draw:custom-shape draw:style-name="gr40" draw:text-style-name="P1" draw:layer="layout" svg:width="3.5cm" svg:height="1.5cm" svg:x="1.8cm" svg:y="5.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02" draw:text-style-name="P7" draw:layer="layout" svg:width="8cm" svg:height="2.387cm" svg:x="1.5cm" svg:y="3.113cm">
          <draw:text-box>
            <text:p><text:span text:style-name="T3">Owner (</text:span><text:span text:style-name="T4">Alice</text:span><text:span text:style-name="T3">)</text:span></text:p>
            <text:p><text:span text:style-name="T3">Member (</text:span><text:span text:style-name="T4">Bob</text:span><text:span text:style-name="T3">)</text:span></text:p>
            <text:p><text:span text:style-name="T3">ReadonlyMember (Clara)</text:span></text:p>
          </draw:text-box>
        </draw:frame>
        <draw:frame draw:style-name="gr203" draw:text-style-name="P7" draw:layer="layout" svg:width="3.423cm" svg:height="0.963cm" svg:x="6cm" svg:y="6.8cm">
          <draw:text-box>
            <text:p><text:span text:style-name="T3">SubSpace</text:span></text:p>
          </draw:text-box>
        </draw:frame>
        <draw:frame draw:style-name="gr123" draw:text-style-name="P7" draw:layer="layout" svg:width="3.533cm" svg:height="0.963cm" svg:x="1.519cm" svg:y="1.444cm">
          <draw:text-box>
            <text:p><text:span text:style-name="T3">Peer: </text:span><text:span text:style-name="T4">Alice</text:span></text:p>
          </draw:text-box>
        </draw:frame>
        <draw:line draw:style-name="gr7" draw:text-style-name="P1" draw:layer="layout" svg:x1="10cm" svg:y1="4cm" svg:x2="13.5cm" svg:y2="4cm">
          <text:p/>
        </draw:line>
        <draw:frame draw:style-name="gr204" draw:layer="layout" svg:width="8.5cm" svg:height="0.963cm" svg:x="10cm" svg:y="2.116cm">
          <draw:text-box>
            <text:p>invite(Alice, non, non)</text:p>
          </draw:text-box>
        </draw:frame>
        <draw:rect draw:style-name="gr14" draw:text-style-name="P1" draw:layer="layout" svg:width="9cm" svg:height="7.5cm" svg:x="16.699cm" svg:y="0.999cm">
          <text:p/>
        </draw:rect>
        <draw:rect draw:style-name="gr197" draw:text-style-name="P1" draw:layer="layout" svg:width="8cm" svg:height="5cm" svg:x="17.199cm" svg:y="2.999cm">
          <text:p/>
        </draw:rect>
        <draw:custom-shape draw:style-name="gr40" draw:text-style-name="P1" draw:layer="layout" svg:width="3.5cm" svg:height="1.5cm" svg:x="17.499cm" svg:y="5.69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02" draw:text-style-name="P7" draw:layer="layout" svg:width="8cm" svg:height="2.387cm" svg:x="17.199cm" svg:y="3.112cm">
          <draw:text-box>
            <text:p><text:span text:style-name="T3">Owner (</text:span><text:span text:style-name="T4">Alice</text:span><text:span text:style-name="T3">)</text:span></text:p>
            <text:p><text:span text:style-name="T3">Member (</text:span><text:span text:style-name="T4">non</text:span><text:span text:style-name="T3">)</text:span></text:p>
            <text:p><text:span text:style-name="T3">ReadonlyMember (non)</text:span></text:p>
          </draw:text-box>
        </draw:frame>
        <draw:frame draw:style-name="gr203" draw:text-style-name="P7" draw:layer="layout" svg:width="3.423cm" svg:height="0.963cm" svg:x="21.699cm" svg:y="6.799cm">
          <draw:text-box>
            <text:p><text:span text:style-name="T3">SubSpace</text:span></text:p>
          </draw:text-box>
        </draw:frame>
        <draw:frame draw:style-name="gr205" draw:text-style-name="P7" draw:layer="layout" svg:width="3.321cm" svg:height="0.963cm" svg:x="17.218cm" svg:y="1.443cm">
          <draw:text-box>
            <text:p><text:span text:style-name="T3">Peer: </text:span><text:span text:style-name="T4">Bob</text:span></text:p>
          </draw:text-box>
        </draw:frame>
        <draw:custom-shape draw:style-name="gr206" draw:text-style-name="P1" draw:layer="layout" svg:width="3.5cm" svg:height="2cm" svg:x="13.5cm" svg:y="3cm">
          <text:p text:style-name="P1">GuardKP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Standard">
        <office:forms form:automatic-focus="false" form:apply-design-mode="false"/>
        <draw:frame draw:style-name="gr13" draw:text-style-name="P1" draw:layer="layout" svg:width="24.701cm" svg:height="7.503cm" svg:x="0.999cm" svg:y="0.998cm">
          <draw:image xlink:href="Pictures/200001DA0000607E00001D50B589A860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Standard">
        <office:forms form:automatic-focus="false" form:apply-design-mode="false"/>
        <draw:rect draw:style-name="gr14" draw:text-style-name="P1" draw:layer="layout" svg:width="9cm" svg:height="5cm" svg:x="3.101cm" svg:y="1.001cm">
          <text:p/>
        </draw:rect>
        <draw:rect draw:style-name="gr197" draw:text-style-name="P1" draw:layer="layout" svg:width="8cm" svg:height="2.5cm" svg:x="3.601cm" svg:y="3.001cm">
          <text:p/>
        </draw:rect>
        <draw:frame draw:style-name="gr202" draw:text-style-name="P7" draw:layer="layout" svg:width="8cm" svg:height="2.387cm" svg:x="3.601cm" svg:y="3.114cm">
          <draw:text-box>
            <text:p><text:span text:style-name="T3">Owner (</text:span><text:span text:style-name="T4">Alice</text:span><text:span text:style-name="T3">)</text:span></text:p>
            <text:p><text:span text:style-name="T3">Member (</text:span><text:span text:style-name="T4">Bob</text:span><text:span text:style-name="T3">)</text:span></text:p>
            <text:p><text:span text:style-name="T3">ReadonlyMember (Clara)</text:span></text:p>
          </draw:text-box>
        </draw:frame>
        <draw:frame draw:style-name="gr123" draw:text-style-name="P7" draw:layer="layout" svg:width="3.533cm" svg:height="0.963cm" svg:x="3.62cm" svg:y="1.445cm">
          <draw:text-box>
            <text:p><text:span text:style-name="T3">Peer: </text:span><text:span text:style-name="T4">Alice</text:span></text:p>
          </draw:text-box>
        </draw:frame>
        <draw:line draw:style-name="gr7" draw:text-style-name="P1" draw:layer="layout" svg:x1="19.701cm" svg:y1="4.001cm" svg:x2="23.201cm" svg:y2="4.001cm">
          <text:p/>
        </draw:line>
        <draw:rect draw:style-name="gr14" draw:text-style-name="P1" draw:layer="layout" svg:width="9cm" svg:height="5cm" svg:x="15.2cm" svg:y="1cm">
          <text:p/>
        </draw:rect>
        <draw:rect draw:style-name="gr197" draw:text-style-name="P1" draw:layer="layout" svg:width="8cm" svg:height="2.5cm" svg:x="15.7cm" svg:y="3cm">
          <text:p/>
        </draw:rect>
        <draw:frame draw:style-name="gr202" draw:text-style-name="P7" draw:layer="layout" svg:width="8cm" svg:height="2.387cm" svg:x="15.7cm" svg:y="3.113cm">
          <draw:text-box>
            <text:p><text:span text:style-name="T3">Owner (</text:span><text:span text:style-name="T4">Alice</text:span><text:span text:style-name="T3">)</text:span></text:p>
            <text:p><text:span text:style-name="T3">Member (</text:span><text:span text:style-name="T4">Bob</text:span><text:span text:style-name="T3">)</text:span></text:p>
            <text:p><text:span text:style-name="T3">ReadonlyMember (Clara)</text:span></text:p>
          </draw:text-box>
        </draw:frame>
        <draw:frame draw:style-name="gr205" draw:text-style-name="P7" draw:layer="layout" svg:width="3.321cm" svg:height="0.963cm" svg:x="15.719cm" svg:y="1.444cm">
          <draw:text-box>
            <text:p><text:span text:style-name="T3">Peer: </text:span><text:span text:style-name="T4">Bob</text:span></text:p>
          </draw:text-box>
        </draw:frame>
        <draw:line draw:style-name="gr7" draw:text-style-name="P1" draw:layer="layout" svg:x1="7.602cm" svg:y1="11.002cm" svg:x2="11.102cm" svg:y2="11.002cm">
          <text:p/>
        </draw:line>
        <draw:rect draw:style-name="gr14" draw:text-style-name="P1" draw:layer="layout" svg:width="9cm" svg:height="5cm" svg:x="3.101cm" svg:y="8.001cm">
          <text:p/>
        </draw:rect>
        <draw:rect draw:style-name="gr197" draw:text-style-name="P1" draw:layer="layout" svg:width="8cm" svg:height="2.5cm" svg:x="3.601cm" svg:y="10.001cm">
          <text:p/>
        </draw:rect>
        <draw:frame draw:style-name="gr202" draw:text-style-name="P7" draw:layer="layout" svg:width="8cm" svg:height="2.387cm" svg:x="3.601cm" svg:y="10.114cm">
          <draw:text-box>
            <text:p><text:span text:style-name="T3">Owner (</text:span><text:span text:style-name="T4">Alice</text:span><text:span text:style-name="T3">)</text:span></text:p>
            <text:p><text:span text:style-name="T3">Member (</text:span><text:span text:style-name="T4">Bob</text:span><text:span text:style-name="T3">)</text:span></text:p>
            <text:p><text:span text:style-name="T3">ReadonlyMember (Clara)</text:span></text:p>
          </draw:text-box>
        </draw:frame>
        <draw:frame draw:style-name="gr207" draw:text-style-name="P7" draw:layer="layout" svg:width="3.706cm" svg:height="0.963cm" svg:x="3.62cm" svg:y="8.445cm">
          <draw:text-box>
            <text:p><text:span text:style-name="T3">Peer: </text:span><text:span text:style-name="T4">Clara</text:span></text:p>
          </draw:text-box>
        </draw:frame>
        <draw:line draw:style-name="gr7" draw:text-style-name="P1" draw:layer="layout" svg:x1="5.5cm" svg:y1="6cm" svg:x2="5.5cm" svg:y2="8cm">
          <text:p/>
        </draw:line>
        <draw:frame draw:style-name="gr208" draw:layer="layout" svg:width="4.909cm" svg:height="0.963cm" svg:x="2.448cm" svg:y="6.5cm">
          <draw:text-box>
            <text:p>1. refresh (Bob)</text:p>
          </draw:text-box>
        </draw:frame>
        <draw:line draw:style-name="gr7" draw:text-style-name="P1" draw:layer="layout" svg:x1="9.5cm" svg:y1="8cm" svg:x2="9.5cm" svg:y2="6cm">
          <text:p/>
        </draw:line>
        <draw:frame draw:style-name="gr209" draw:layer="layout" svg:width="6.031cm" svg:height="0.963cm" svg:x="9.448cm" svg:y="6.501cm">
          <draw:text-box>
            <text:p>2. subscribe (Clara)</text:p>
          </draw:text-box>
        </draw:frame>
        <draw:line draw:style-name="gr7" draw:text-style-name="P1" draw:layer="layout" svg:x1="12.2cm" svg:y1="4cm" svg:x2="15.2cm" svg:y2="4cm">
          <text:p/>
        </draw:line>
        <draw:frame draw:style-name="gr210" draw:layer="layout" svg:width="3.182cm" svg:height="1.675cm" svg:x="11.948cm" svg:y="3.102cm">
          <draw:text-box>
            <text:p>3. refresh</text:p>
            <text:p>(Clara)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Standard">
        <office:forms form:automatic-focus="false" form:apply-design-mode="false"/>
        <draw:frame draw:style-name="gr13" draw:text-style-name="P1" draw:layer="layout" svg:width="21.753cm" svg:height="12.003cm" svg:x="2.448cm" svg:y="0.999cm">
          <draw:image xlink:href="Pictures/20000264000054FA00002EE465BFBBA6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Standard">
        <office:forms form:automatic-focus="false" form:apply-design-mode="false"/>
        <draw:rect draw:style-name="gr14" draw:text-style-name="P1" draw:layer="layout" svg:width="9cm" svg:height="7.5cm" svg:x="4.2cm" svg:y="1.7cm">
          <text:p/>
        </draw:rect>
        <draw:rect draw:style-name="gr197" draw:text-style-name="P1" draw:layer="layout" svg:width="8cm" svg:height="5cm" svg:x="4.7cm" svg:y="3.7cm">
          <text:p/>
        </draw:rect>
        <draw:custom-shape draw:style-name="gr40" draw:text-style-name="P1" draw:layer="layout" svg:width="3.5cm" svg:height="1.8cm" svg:x="5cm" svg:y="6.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02" draw:text-style-name="P7" draw:layer="layout" svg:width="8cm" svg:height="2.387cm" svg:x="4.7cm" svg:y="3.813cm">
          <draw:text-box>
            <text:p><text:span text:style-name="T3">Owner (</text:span><text:span text:style-name="T4">Alice</text:span><text:span text:style-name="T3">)</text:span></text:p>
            <text:p><text:span text:style-name="T3">Member (</text:span><text:span text:style-name="T4">Bob</text:span><text:span text:style-name="T3">)</text:span></text:p>
            <text:p><text:span text:style-name="T3">ReadonlyMember (Clara)</text:span></text:p>
          </draw:text-box>
        </draw:frame>
        <draw:frame draw:style-name="gr203" draw:text-style-name="P7" draw:layer="layout" svg:width="3.423cm" svg:height="0.963cm" svg:x="9.2cm" svg:y="7.5cm">
          <draw:text-box>
            <text:p><text:span text:style-name="T3">SubSpace</text:span></text:p>
          </draw:text-box>
        </draw:frame>
        <draw:frame draw:style-name="gr123" draw:text-style-name="P7" draw:layer="layout" svg:width="3.533cm" svg:height="0.963cm" svg:x="4.719cm" svg:y="2.144cm">
          <draw:text-box>
            <text:p><text:span text:style-name="T3">Peer: </text:span><text:span text:style-name="T4">Alice</text:span></text:p>
          </draw:text-box>
        </draw:frame>
        <draw:rect draw:style-name="gr14" draw:text-style-name="P1" draw:layer="layout" svg:width="9cm" svg:height="7.5cm" svg:x="16.699cm" svg:y="1.599cm">
          <text:p/>
        </draw:rect>
        <draw:rect draw:style-name="gr197" draw:text-style-name="P1" draw:layer="layout" svg:width="8cm" svg:height="5cm" svg:x="17.199cm" svg:y="3.599cm">
          <text:p/>
        </draw:rect>
        <draw:frame draw:style-name="gr202" draw:text-style-name="P7" draw:layer="layout" svg:width="8cm" svg:height="2.387cm" svg:x="17.199cm" svg:y="3.712cm">
          <draw:text-box>
            <text:p><text:span text:style-name="T3">Owner (</text:span><text:span text:style-name="T4">Alice</text:span><text:span text:style-name="T3">)</text:span></text:p>
            <text:p><text:span text:style-name="T3">Member (</text:span><text:span text:style-name="T4">Bob</text:span><text:span text:style-name="T3">)</text:span></text:p>
            <text:p><text:span text:style-name="T3">ReadonlyMember (Clara)</text:span></text:p>
          </draw:text-box>
        </draw:frame>
        <draw:frame draw:style-name="gr203" draw:text-style-name="P7" draw:layer="layout" svg:width="3.423cm" svg:height="0.963cm" svg:x="21.699cm" svg:y="7.399cm">
          <draw:text-box>
            <text:p><text:span text:style-name="T3">SubSpace</text:span></text:p>
          </draw:text-box>
        </draw:frame>
        <draw:frame draw:style-name="gr205" draw:text-style-name="P7" draw:layer="layout" svg:width="3.321cm" svg:height="0.963cm" svg:x="17.218cm" svg:y="2.043cm">
          <draw:text-box>
            <text:p><text:span text:style-name="T3">Peer: </text:span><text:span text:style-name="T4">Bob</text:span></text:p>
          </draw:text-box>
        </draw:frame>
        <draw:g>
          <draw:custom-shape draw:style-name="gr3" draw:text-style-name="P3" draw:layer="layout" svg:width="0.878cm" svg:height="0.832cm" svg:x="0.961cm" svg:y="4.20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4" draw:layer="layout" svg:x1="1.402cm" svg:y1="5.087cm" svg:x2="1.402cm" svg:y2="6.335cm">
            <text:p/>
          </draw:line>
          <draw:line draw:style-name="gr4" draw:text-style-name="P4" draw:layer="layout" svg:x1="1.4cm" svg:y1="6.335cm" svg:x2="0.739cm" svg:y2="7.2cm">
            <text:p/>
          </draw:line>
          <draw:line draw:style-name="gr4" draw:text-style-name="P4" draw:layer="layout" svg:x1="1.402cm" svg:y1="6.335cm" svg:x2="2.061cm" svg:y2="7.2cm">
            <text:p/>
          </draw:line>
          <draw:line draw:style-name="gr4" draw:text-style-name="P4" draw:layer="layout" svg:x1="1.401cm" svg:y1="5.502cm" svg:x2="0.521cm" svg:y2="5.138cm">
            <text:p/>
          </draw:line>
          <draw:line draw:style-name="gr4" draw:text-style-name="P4" draw:layer="layout" svg:x1="1.402cm" svg:y1="5.502cm" svg:x2="2.226cm" svg:y2="5.138cm">
            <text:p/>
          </draw:line>
          <draw:custom-shape draw:style-name="gr3" draw:text-style-name="P3" draw:layer="layout" svg:width="0.495cm" svg:height="0.136cm" svg:x="2.005cm" svg:y="7.06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495cm" svg:height="0.136cm" svg:x="0.301cm" svg:y="7.06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211" draw:layer="layout" svg:width="2.263cm" svg:height="0.963cm" svg:x="2.7cm" svg:y="6.5cm">
          <draw:text-box>
            <text:p>1. add</text:p>
          </draw:text-box>
        </draw:frame>
        <draw:frame draw:style-name="gr212" draw:layer="layout" svg:width="2.018cm" svg:height="1.675cm" svg:x="0.467cm" svg:y="7.4cm">
          <draw:text-box>
            <text:p>User </text:p>
            <text:p>Alice</text:p>
          </draw:text-box>
        </draw:frame>
        <draw:circle draw:style-name="gr60" draw:text-style-name="P1" draw:layer="layout" svg:width="1cm" svg:height="1cm" svg:x="6.1cm" svg:y="7cm">
          <text:p/>
        </draw:circle>
        <draw:custom-shape draw:style-name="gr40" draw:text-style-name="P1" draw:layer="layout" svg:width="3.5cm" svg:height="1.8cm" svg:x="17.799cm" svg:y="6.29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ircle draw:style-name="gr60" draw:text-style-name="P1" draw:layer="layout" svg:width="1cm" svg:height="1cm" svg:x="18.899cm" svg:y="6.999cm">
          <text:p/>
        </draw:circle>
        <draw:line draw:style-name="gr7" draw:text-style-name="P1" draw:layer="layout" svg:x1="3.1cm" svg:y1="7.4cm" svg:x2="6.1cm" svg:y2="7.4cm">
          <text:p/>
        </draw:line>
        <draw:line draw:style-name="gr7" draw:text-style-name="P1" draw:layer="layout" svg:x1="12.6cm" svg:y1="7cm" svg:x2="17.1cm" svg:y2="7cm">
          <text:p/>
        </draw:line>
        <draw:circle draw:style-name="gr60" draw:text-style-name="P1" draw:layer="layout" svg:width="1cm" svg:height="1cm" svg:x="14.3cm" svg:y="7.3cm">
          <text:p/>
        </draw:circle>
        <draw:frame draw:style-name="gr213" draw:layer="layout" svg:width="2.758cm" svg:height="0.963cm" svg:x="13.8cm" svg:y="6cm">
          <draw:text-box>
            <text:p>2. insert</text:p>
          </draw:text-box>
        </draw:frame>
        <draw:rect draw:style-name="gr14" draw:text-style-name="P1" draw:layer="layout" svg:width="9cm" svg:height="7.5cm" svg:x="4.2cm" svg:y="10.8cm">
          <text:p/>
        </draw:rect>
        <draw:rect draw:style-name="gr197" draw:text-style-name="P1" draw:layer="layout" svg:width="8cm" svg:height="5cm" svg:x="4.7cm" svg:y="12.8cm">
          <text:p/>
        </draw:rect>
        <draw:frame draw:style-name="gr202" draw:text-style-name="P7" draw:layer="layout" svg:width="8cm" svg:height="2.387cm" svg:x="4.7cm" svg:y="12.913cm">
          <draw:text-box>
            <text:p><text:span text:style-name="T3">Owner (</text:span><text:span text:style-name="T4">Alice</text:span><text:span text:style-name="T3">)</text:span></text:p>
            <text:p><text:span text:style-name="T3">Member (</text:span><text:span text:style-name="T4">Bob</text:span><text:span text:style-name="T3">)</text:span></text:p>
            <text:p><text:span text:style-name="T3">ReadonlyMember (Clara)</text:span></text:p>
          </draw:text-box>
        </draw:frame>
        <draw:frame draw:style-name="gr203" draw:text-style-name="P7" draw:layer="layout" svg:width="3.423cm" svg:height="0.963cm" svg:x="9.2cm" svg:y="16.6cm">
          <draw:text-box>
            <text:p><text:span text:style-name="T3">SubSpace</text:span></text:p>
          </draw:text-box>
        </draw:frame>
        <draw:frame draw:style-name="gr207" draw:text-style-name="P7" draw:layer="layout" svg:width="3.706cm" svg:height="0.963cm" svg:x="4.719cm" svg:y="11.244cm">
          <draw:text-box>
            <text:p><text:span text:style-name="T3">Peer: </text:span><text:span text:style-name="T4">Clara</text:span></text:p>
          </draw:text-box>
        </draw:frame>
        <draw:custom-shape draw:style-name="gr40" draw:text-style-name="P1" draw:layer="layout" svg:width="3.5cm" svg:height="1.8cm" svg:x="5.3cm" svg:y="15.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ircle draw:style-name="gr60" draw:text-style-name="P1" draw:layer="layout" svg:width="1cm" svg:height="1cm" svg:x="6.4cm" svg:y="16.2cm">
          <text:p/>
        </draw:circle>
        <draw:circle draw:style-name="gr60" draw:text-style-name="P1" draw:layer="layout" svg:width="1cm" svg:height="1cm" svg:x="5.2cm" svg:y="9.6cm">
          <text:p/>
        </draw:circle>
        <draw:frame draw:style-name="gr213" draw:layer="layout" svg:width="2.758cm" svg:height="0.963cm" svg:x="6.801cm" svg:y="9.601cm">
          <draw:text-box>
            <text:p>2. insert</text:p>
          </draw:text-box>
        </draw:frame>
        <draw:line draw:style-name="gr7" draw:text-style-name="P1" draw:layer="layout" svg:x1="6.5cm" svg:y1="9.3cm" svg:x2="6.5cm" svg:y2="10.8cm">
          <text:p/>
        </draw:line>
        <draw:line draw:style-name="gr214" draw:text-style-name="P1" draw:layer="layout" svg:x1="13cm" svg:y1="16cm" svg:x2="16cm" svg:y2="15cm">
          <text:p/>
        </draw:line>
        <draw:frame draw:style-name="gr215" draw:layer="layout" svg:width="5.853cm" svg:height="2.387cm" svg:x="17cm" svg:y="14cm">
          <draw:text-box>
            <text:p>void cpReached() {</text:p>
            <text:p><text:s text:c="4"/>…</text:p>
            <text:p>}</text:p>
          </draw:text-box>
        </draw:frame>
        <draw:line draw:style-name="gr214" draw:text-style-name="P1" draw:layer="layout" svg:x1="24cm" svg:y1="8.5cm" svg:x2="18cm" svg:y2="13.5cm">
          <text:p/>
        </draw:lin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Standard">
        <office:forms form:automatic-focus="false" form:apply-design-mode="false"/>
        <draw:frame draw:style-name="gr13" draw:text-style-name="P1" draw:layer="layout" svg:width="25.413cm" svg:height="16.703cm" svg:x="0.287cm" svg:y="1.598cm">
          <draw:image xlink:href="Pictures/200003AE000063460000414031CD84F5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9-16T19:38:12.57</dc:date>
    <dc:creator>Thomas Schwotzer</dc:creator>
    <meta:editing-duration>P2DT10H45M4S</meta:editing-duration>
    <meta:editing-cycles>229</meta:editing-cycles>
    <meta:generator>OpenOffice/4.1.1$Win32 OpenOffice.org_project/411m6$Build-9775</meta:generator>
    <meta:document-statistic meta:object-count="1904"/>
    <meta:user-defined meta:name="Info 1"/>
    <meta:user-defined meta:name="Info 2"/>
    <meta:user-defined meta:name="Info 3"/>
    <meta:user-defined meta:name="Info 4"/>
  </office:meta>
</office:document-meta>
</file>